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office:font-face-decls>
  <office:automatic-styles>
    <text:list-style style:name="LFO1">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2">
      <text:list-level-style-bullet text:level="1" text:style-name="WW_CharLFO2LVL1" text:bullet-char="">
        <style:list-level-properties text:space-before="0.1972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text:start-value="1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text:start-value="1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text:start-value="1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text:start-value="1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A" style:num-letter-sync="true">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text:start-value="22">
        <style:list-level-properties text:space-before="0.0986in" text:min-label-width="0.25in"/>
      </text:list-level-style-number>
      <text:list-level-style-number text:level="2" style:num-suffix="." style:num-format="a" style:num-letter-sync="true">
        <style:list-level-properties text:space-before="0.8486in" text:min-label-width="0.25in"/>
      </text:list-level-style-number>
      <text:list-level-style-number text:level="3" style:num-suffix="." style:num-format="i">
        <style:list-level-properties fo:text-align="end" text:space-before="1.4736in" text:min-label-width="0.125in"/>
      </text:list-level-style-number>
      <text:list-level-style-number text:level="4" style:num-suffix="." style:num-format="1">
        <style:list-level-properties text:space-before="1.8486in" text:min-label-width="0.25in"/>
      </text:list-level-style-number>
      <text:list-level-style-number text:level="5" style:num-suffix="." style:num-format="a" style:num-letter-sync="true">
        <style:list-level-properties text:space-before="2.3486in" text:min-label-width="0.25in"/>
      </text:list-level-style-number>
      <text:list-level-style-number text:level="6" style:num-suffix="." style:num-format="i">
        <style:list-level-properties fo:text-align="end" text:space-before="2.9736in" text:min-label-width="0.125in"/>
      </text:list-level-style-number>
      <text:list-level-style-number text:level="7" style:num-suffix="." style:num-format="1">
        <style:list-level-properties text:space-before="3.3486in" text:min-label-width="0.25in"/>
      </text:list-level-style-number>
      <text:list-level-style-number text:level="8" style:num-suffix="." style:num-format="a" style:num-letter-sync="true">
        <style:list-level-properties text:space-before="3.8486in" text:min-label-width="0.25in"/>
      </text:list-level-style-number>
      <text:list-level-style-number text:level="9" style:num-suffix="." style:num-format="i">
        <style:list-level-properties fo:text-align="end" text:space-before="4.4736in" text:min-label-width="0.125in"/>
      </text:list-level-style-number>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a" style:num-letter-sync="true">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2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7916in" text:min-label-width="0.25in"/>
      </text:list-level-style-number>
      <text:list-level-style-number text:level="3" style:num-suffix="." style:num-format="i">
        <style:list-level-properties fo:text-align="end" text:space-before="1.4166in" text:min-label-width="0.125in"/>
      </text:list-level-style-number>
      <text:list-level-style-number text:level="4" style:num-suffix="." style:num-format="1">
        <style:list-level-properties text:space-before="1.7916in" text:min-label-width="0.25in"/>
      </text:list-level-style-number>
      <text:list-level-style-number text:level="5" style:num-suffix="." style:num-format="a" style:num-letter-sync="true">
        <style:list-level-properties text:space-before="2.2916in" text:min-label-width="0.25in"/>
      </text:list-level-style-number>
      <text:list-level-style-number text:level="6" style:num-suffix="." style:num-format="i">
        <style:list-level-properties fo:text-align="end" text:space-before="2.9166in" text:min-label-width="0.125in"/>
      </text:list-level-style-number>
      <text:list-level-style-number text:level="7" style:num-suffix="." style:num-format="1">
        <style:list-level-properties text:space-before="3.2916in" text:min-label-width="0.25in"/>
      </text:list-level-style-number>
      <text:list-level-style-number text:level="8" style:num-suffix="." style:num-format="a" style:num-letter-sync="true">
        <style:list-level-properties text:space-before="3.7916in" text:min-label-width="0.25in"/>
      </text:list-level-style-number>
      <text:list-level-style-number text:level="9" style:num-suffix="." style:num-format="i">
        <style:list-level-properties fo:text-align="end" text:space-before="4.4166in" text:min-label-width="0.125in"/>
      </text:list-level-style-number>
    </text:list-style>
    <text:list-style style:name="LFO30">
      <text:list-level-style-number text:level="1" style:num-suffix="." style:num-format="1" text:start-value="3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75in" text:min-label-width="0.25in"/>
        <style:text-properties style:font-name="Symbol"/>
      </text:list-level-style-bullet>
      <text:list-level-style-bullet text:level="2" text:style-name="WW_CharLFO31LVL2" text:bullet-char="o">
        <style:list-level-properties text:space-before="1.25in" text:min-label-width="0.25in"/>
        <style:text-properties style:font-name="Courier New"/>
      </text:list-level-style-bullet>
      <text:list-level-style-bullet text:level="3" text:style-name="WW_CharLFO31LVL3" text:bullet-char="">
        <style:list-level-properties text:space-before="1.75in" text:min-label-width="0.25in"/>
        <style:text-properties style:font-name="Wingdings"/>
      </text:list-level-style-bullet>
      <text:list-level-style-bullet text:level="4" text:style-name="WW_CharLFO31LVL4" text:bullet-char="">
        <style:list-level-properties text:space-before="2.25in" text:min-label-width="0.25in"/>
        <style:text-properties style:font-name="Symbol"/>
      </text:list-level-style-bullet>
      <text:list-level-style-bullet text:level="5" text:style-name="WW_CharLFO31LVL5" text:bullet-char="o">
        <style:list-level-properties text:space-before="2.75in" text:min-label-width="0.25in"/>
        <style:text-properties style:font-name="Courier New"/>
      </text:list-level-style-bullet>
      <text:list-level-style-bullet text:level="6" text:style-name="WW_CharLFO31LVL6" text:bullet-char="">
        <style:list-level-properties text:space-before="3.25in" text:min-label-width="0.25in"/>
        <style:text-properties style:font-name="Wingdings"/>
      </text:list-level-style-bullet>
      <text:list-level-style-bullet text:level="7" text:style-name="WW_CharLFO31LVL7" text:bullet-char="">
        <style:list-level-properties text:space-before="3.75in" text:min-label-width="0.25in"/>
        <style:text-properties style:font-name="Symbol"/>
      </text:list-level-style-bullet>
      <text:list-level-style-bullet text:level="8" text:style-name="WW_CharLFO31LVL8" text:bullet-char="o">
        <style:list-level-properties text:space-before="4.25in" text:min-label-width="0.25in"/>
        <style:text-properties style:font-name="Courier New"/>
      </text:list-level-style-bullet>
      <text:list-level-style-bullet text:level="9" text:style-name="WW_CharLFO31LVL9" text:bullet-char="">
        <style:list-level-properties text:space-before="4.75in" text:min-label-width="0.25in"/>
        <style:text-properties style:font-name="Wingdings"/>
      </text:list-level-style-bullet>
    </text:list-style>
    <text:list-style style:name="LFO32">
      <text:list-level-style-number text:level="1" style:num-suffix="." style:num-format="1" text:start-value="1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text:start-value="1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text:start-value="1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text:style-name="WW_CharLFO37LVL1" style:num-suffix="." style:num-format="1" text:start-value="1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text:start-value="3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text:style-name="WW_CharLFO39LVL1" style:num-suffix="." style:num-format="1" text:start-value="36">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text:style-name="WW_CharLFO40LVL1" style:num-suffix="." style:num-format="1" text:start-value="3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suffix="." style:num-format="1" text:start-value="20">
        <style:list-level-properties text:space-before="0.0986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number text:level="1" text:style-name="WW_CharLFO43LVL1" style:num-suffix="." style:num-format="1" text:start-value="1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text:style-name="WW_CharLFO44LVL1" style:num-suffix="." style:num-format="1" text:start-value="1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text:style-name="WW_CharLFO45LVL1" style:num-suffix="." style:num-format="1" text:start-value="2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TOCHeading" style:family="paragraph">
      <style:text-properties style:font-name="Times New Roman" style:use-window-font-color="true"/>
    </style:style>
    <style:style style:name="T5" style:parent-style-name="Hyperlink" style:family="text">
      <style:text-properties fo:font-weight="bold" style:font-weight-asian="bold"/>
    </style:style>
    <style:style style:name="T6" style:parent-style-name="DefaultParagraphFont" style:family="text">
      <style:text-properties style:font-name="Calibri" fo:font-size="11pt" style:font-size-asian="11pt" style:font-size-complex="11pt"/>
    </style:style>
    <style:style style:name="T7" style:parent-style-name="Hyperlink" style:family="text">
      <style:text-properties fo:font-weight="bold" style:font-weight-asian="bold"/>
    </style:style>
    <style:style style:name="T8" style:parent-style-name="DefaultParagraphFont" style:family="text">
      <style:text-properties style:font-name="Calibri" fo:font-size="11pt" style:font-size-asian="11pt" style:font-size-complex="11pt"/>
    </style:style>
    <style:style style:name="T9" style:parent-style-name="DefaultParagraphFont" style:family="text">
      <style:text-properties style:font-name="Calibri" fo:font-size="11pt" style:font-size-asian="11pt" style:font-size-complex="11pt"/>
    </style:style>
    <style:style style:name="T10" style:parent-style-name="DefaultParagraphFont" style:family="text">
      <style:text-properties style:font-name="Calibri" fo:font-size="11pt" style:font-size-asian="11pt" style:font-size-complex="11pt"/>
    </style:style>
    <style:style style:name="T11" style:parent-style-name="Hyperlink" style:family="text">
      <style:text-properties fo:font-weight="bold" style:font-weight-asian="bold"/>
    </style:style>
    <style:style style:name="T12" style:parent-style-name="DefaultParagraphFont" style:family="text">
      <style:text-properties style:font-name="Calibri" fo:font-size="11pt" style:font-size-asian="11pt" style:font-size-complex="11pt"/>
    </style:style>
    <style:style style:name="T13" style:parent-style-name="Hyperlink" style:family="text">
      <style:text-properties fo:font-weight="bold" style:font-weight-asian="bold"/>
    </style:style>
    <style:style style:name="T14" style:parent-style-name="DefaultParagraphFont" style:family="text">
      <style:text-properties style:font-name="Calibri" fo:font-size="11pt" style:font-size-asian="11pt" style:font-size-complex="11pt"/>
    </style:style>
    <style:style style:name="T15" style:parent-style-name="DefaultParagraphFont" style:family="text">
      <style:text-properties style:font-name="Calibri" fo:font-size="11pt" style:font-size-asian="11pt" style:font-size-complex="11pt"/>
    </style:style>
    <style:style style:name="P16"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17" style:parent-style-name="DefaultParagraphFont" style:family="text">
      <style:text-properties style:font-name="Calibri" fo:font-size="11pt" style:font-size-asian="11pt" style:font-size-complex="11pt"/>
    </style:style>
    <style:style style:name="P18"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19" style:parent-style-name="DefaultParagraphFont" style:family="text">
      <style:text-properties style:font-name="Calibri" fo:font-size="11pt" style:font-size-asian="11pt" style:font-size-complex="11pt"/>
    </style:style>
    <style:style style:name="P20"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21" style:parent-style-name="DefaultParagraphFont" style:family="text">
      <style:text-properties style:font-name="Calibri" fo:font-size="11pt" style:font-size-asian="11pt" style:font-size-complex="11pt"/>
    </style:style>
    <style:style style:name="P22"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23" style:parent-style-name="DefaultParagraphFont" style:family="text">
      <style:text-properties style:font-name="Calibri" fo:font-size="11pt" style:font-size-asian="11pt" style:font-size-complex="11pt"/>
    </style:style>
    <style:style style:name="T24" style:parent-style-name="DefaultParagraphFont" style:family="text">
      <style:text-properties style:font-name="Calibri" fo:font-size="11pt" style:font-size-asian="11pt" style:font-size-complex="11pt"/>
    </style:style>
    <style:style style:name="T25" style:parent-style-name="DefaultParagraphFont" style:family="text">
      <style:text-properties style:font-name="Calibri" fo:font-size="11pt" style:font-size-asian="11pt" style:font-size-complex="11pt"/>
    </style:style>
    <style:style style:name="T26" style:parent-style-name="DefaultParagraphFont" style:family="text">
      <style:text-properties style:font-name="Calibri" fo:font-size="11pt" style:font-size-asian="11pt" style:font-size-complex="11pt"/>
    </style:style>
    <style:style style:name="T27" style:parent-style-name="Hyperlink" style:family="text">
      <style:text-properties fo:font-weight="bold" style:font-weight-asian="bold"/>
    </style:style>
    <style:style style:name="T28" style:parent-style-name="DefaultParagraphFont" style:family="text">
      <style:text-properties style:font-name="Calibri" fo:font-size="11pt" style:font-size-asian="11pt" style:font-size-complex="11pt"/>
    </style:style>
    <style:style style:name="T29" style:parent-style-name="Hyperlink" style:family="text">
      <style:text-properties fo:font-weight="bold" style:font-weight-asian="bold"/>
    </style:style>
    <style:style style:name="T30" style:parent-style-name="DefaultParagraphFont" style:family="text">
      <style:text-properties style:font-name="Calibri" fo:font-size="11pt" style:font-size-asian="11pt" style:font-size-complex="11pt"/>
    </style:style>
    <style:style style:name="P31"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32" style:parent-style-name="DefaultParagraphFont" style:family="text">
      <style:text-properties style:font-name="Calibri" fo:font-size="11pt" style:font-size-asian="11pt" style:font-size-complex="11pt"/>
    </style:style>
    <style:style style:name="P33"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34" style:parent-style-name="DefaultParagraphFont" style:family="text">
      <style:text-properties style:font-name="Calibri" fo:font-size="11pt" style:font-size-asian="11pt" style:font-size-complex="11pt"/>
    </style:style>
    <style:style style:name="P35"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36" style:parent-style-name="DefaultParagraphFont" style:family="text">
      <style:text-properties style:font-name="Calibri" fo:font-size="11pt" style:font-size-asian="11pt" style:font-size-complex="11pt"/>
    </style:style>
    <style:style style:name="P37" style:parent-style-name="TOC2" style:family="paragraph">
      <style:paragraph-properties>
        <style:tab-stops>
          <style:tab-stop style:type="left" style:position="0.2916in"/>
          <style:tab-stop style:type="right" style:leader-style="dotted" style:leader-text="." style:position="6.1263in"/>
        </style:tab-stops>
      </style:paragraph-properties>
    </style:style>
    <style:style style:name="T38" style:parent-style-name="DefaultParagraphFont" style:family="text">
      <style:text-properties style:font-name="Calibri" fo:font-size="11pt" style:font-size-asian="11pt" style:font-size-complex="11pt"/>
    </style:style>
    <style:style style:name="T39" style:parent-style-name="DefaultParagraphFont" style:family="text">
      <style:text-properties style:font-name="Calibri" fo:font-size="11pt" style:font-size-asian="11pt" style:font-size-complex="11pt"/>
    </style:style>
    <style:style style:name="T40" style:parent-style-name="DefaultParagraphFont" style:family="text">
      <style:text-properties style:font-name="Calibri" fo:font-size="11pt" style:font-size-asian="11pt" style:font-size-complex="11pt"/>
    </style:style>
    <style:style style:name="T41" style:parent-style-name="DefaultParagraphFont" style:family="text">
      <style:text-properties style:font-name="Calibri" fo:font-size="11pt" style:font-size-asian="11pt" style:font-size-complex="11pt"/>
    </style:style>
    <style:style style:name="T42" style:parent-style-name="DefaultParagraphFont" style:family="text">
      <style:text-properties style:font-name="Calibri" fo:font-size="11pt" style:font-size-asian="11pt" style:font-size-complex="11pt"/>
    </style:style>
    <style:style style:name="T43" style:parent-style-name="DefaultParagraphFont" style:family="text">
      <style:text-properties style:font-name="Calibri" fo:font-size="11pt" style:font-size-asian="11pt" style:font-size-complex="11pt"/>
    </style:style>
    <style:style style:name="T44" style:parent-style-name="Hyperlink" style:family="text">
      <style:text-properties fo:font-weight="bold" style:font-weight-asian="bold"/>
    </style:style>
    <style:style style:name="T45" style:parent-style-name="DefaultParagraphFont" style:family="text">
      <style:text-properties style:font-name="Calibri" fo:font-size="11pt" style:font-size-asian="11pt" style:font-size-complex="11pt"/>
    </style:style>
    <style:style style:name="T46" style:parent-style-name="Hyperlink" style:family="text">
      <style:text-properties fo:font-weight="bold" style:font-weight-asian="bold"/>
    </style:style>
    <style:style style:name="T47" style:parent-style-name="Hyperlink" style:family="text">
      <style:text-properties fo:font-weight="bold" style:font-weight-asian="bold"/>
    </style:style>
    <style:style style:name="T48" style:parent-style-name="DefaultParagraphFont" style:family="text">
      <style:text-properties style:font-name="Calibri" fo:font-size="11pt" style:font-size-asian="11pt" style:font-size-complex="11pt"/>
    </style:style>
    <style:style style:name="T49" style:parent-style-name="Hyperlink" style:family="text">
      <style:text-properties fo:font-weight="bold" style:font-weight-asian="bold"/>
    </style:style>
    <style:style style:name="T50" style:parent-style-name="Hyperlink" style:family="text">
      <style:text-properties fo:font-weight="bold" style:font-weight-asian="bold"/>
    </style:style>
    <style:style style:name="T51" style:parent-style-name="DefaultParagraphFont" style:family="text">
      <style:text-properties style:font-name="Calibri" fo:font-size="11pt" style:font-size-asian="11pt" style:font-size-complex="11pt"/>
    </style:style>
    <style:style style:name="T52" style:parent-style-name="Hyperlink" style:family="text">
      <style:text-properties fo:font-weight="bold" style:font-weight-asian="bold"/>
    </style:style>
    <style:style style:name="T53" style:parent-style-name="Hyperlink" style:family="text">
      <style:text-properties fo:font-weight="bold" style:font-weight-asian="bold"/>
    </style:style>
    <style:style style:name="T54" style:parent-style-name="DefaultParagraphFont" style:family="text">
      <style:text-properties style:font-name="Calibri" fo:font-size="11pt" style:font-size-asian="11pt" style:font-size-complex="11pt"/>
    </style:style>
    <style:style style:name="T55" style:parent-style-name="Hyperlink" style:family="text">
      <style:text-properties fo:font-weight="bold" style:font-weight-asian="bold"/>
    </style:style>
    <style:style style:name="T56" style:parent-style-name="Hyperlink" style:family="text">
      <style:text-properties fo:font-weight="bold" style:font-weight-asian="bold"/>
    </style:style>
    <style:style style:name="T57" style:parent-style-name="DefaultParagraphFont" style:family="text">
      <style:text-properties style:font-name="Calibri" fo:font-size="11pt" style:font-size-asian="11pt" style:font-size-complex="11pt"/>
    </style:style>
    <style:style style:name="T58" style:parent-style-name="Hyperlink" style:family="text">
      <style:text-properties fo:font-weight="bold" style:font-weight-asian="bold"/>
    </style:style>
    <style:style style:name="P59" style:parent-style-name="Normal" style:family="paragraph">
      <style:paragraph-properties fo:break-before="page"/>
    </style:style>
    <style:style style:name="P60" style:parent-style-name="Normal" style:family="paragraph">
      <style:paragraph-properties fo:text-align="justify" fo:margin-top="0.0833in" fo:margin-bottom="0.0833in"/>
      <style:text-properties style:font-name-asian="Calibri" style:language-asian="en" style:country-asian="US"/>
    </style:style>
    <style:style style:name="P61" style:parent-style-name="Normal" style:family="paragraph">
      <style:paragraph-properties fo:text-align="justify" fo:margin-top="0.0833in" fo:margin-bottom="0.0833in"/>
      <style:text-properties style:font-name-asian="Calibri" style:language-asian="en" style:country-asian="US"/>
    </style:style>
    <style:style style:name="P62" style:parent-style-name="Normal" style:family="paragraph">
      <style:paragraph-properties fo:text-align="justify" fo:margin-top="0.0833in" fo:margin-bottom="0.0833in"/>
    </style:style>
    <style:style style:name="T63" style:parent-style-name="DefaultParagraphFont" style:family="text">
      <style:text-properties style:font-name-asian="Calibri" style:language-asian="en" style:country-asian="US"/>
    </style:style>
    <style:style style:name="T64" style:parent-style-name="DefaultParagraphFont" style:family="text">
      <style:text-properties style:font-name-asian="Calibri" style:language-asian="en" style:country-asian="US"/>
    </style:style>
    <style:style style:name="T65" style:parent-style-name="DefaultParagraphFont" style:family="text">
      <style:text-properties style:font-name-asian="Calibri" style:language-asian="en" style:country-asian="US"/>
    </style:style>
    <style:style style:name="T66" style:parent-style-name="DefaultParagraphFont" style:family="text">
      <style:text-properties style:font-name-asian="Calibri" style:language-asian="en" style:country-asian="US"/>
    </style:style>
    <style:style style:name="T67" style:parent-style-name="DefaultParagraphFont" style:family="text">
      <style:text-properties style:font-name-asian="Calibri" style:text-position="super 66.6%" style:language-asian="en" style:country-asian="US"/>
    </style:style>
    <style:style style:name="P68" style:parent-style-name="FootnoteText" style:family="paragraph">
      <style:paragraph-properties fo:text-align="justify"/>
    </style:style>
    <style:style style:name="T69" style:parent-style-name="DefaultParagraphFont" style:family="text">
      <style:text-properties style:font-size-complex="11pt"/>
    </style:style>
    <style:style style:name="T70" style:parent-style-name="DefaultParagraphFont" style:family="text">
      <style:text-properties style:font-size-complex="11pt"/>
    </style:style>
    <style:style style:name="T71" style:parent-style-name="DefaultParagraphFont" style:family="text">
      <style:text-properties style:font-name-asian="Calibri" style:language-asian="en" style:country-asian="US"/>
    </style:style>
    <style:style style:name="P72" style:parent-style-name="FootnoteText" style:family="paragraph">
      <style:paragraph-properties fo:text-align="justify"/>
    </style:style>
    <style:style style:name="T73" style:parent-style-name="FootnoteReference" style:family="text">
      <style:text-properties style:font-name-asian="Calibri" style:language-asian="en" style:country-asian="US"/>
    </style:style>
    <style:style style:name="P74" style:parent-style-name="FootnoteText" style:family="paragraph">
      <style:paragraph-properties fo:text-align="justify"/>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style:font-name-asian="Calibri" style:language-asian="en" style:country-asian="US"/>
    </style:style>
    <style:style style:name="T78" style:parent-style-name="DefaultParagraphFont" style:family="text">
      <style:text-properties style:font-name-asian="Calibri" style:language-asian="en" style:country-asian="US"/>
    </style:style>
    <style:style style:name="T79" style:parent-style-name="DefaultParagraphFont" style:family="text">
      <style:text-properties style:font-name-asian="Calibri" style:language-asian="en" style:country-asian="US"/>
    </style:style>
    <style:style style:name="P80" style:parent-style-name="Normal" style:family="paragraph">
      <style:paragraph-properties fo:text-align="justify" fo:margin-top="0.0833in" fo:margin-bottom="0.0833in"/>
    </style:style>
    <style:style style:name="T81" style:parent-style-name="DefaultParagraphFont" style:family="text">
      <style:text-properties style:font-name-asian="Calibri" style:language-asian="en" style:country-asian="US"/>
    </style:style>
    <style:style style:name="T82" style:parent-style-name="DefaultParagraphFont" style:family="text">
      <style:text-properties style:font-name-asian="Calibri" style:language-asian="en" style:country-asian="US"/>
    </style:style>
    <style:style style:name="T83" style:parent-style-name="DefaultParagraphFont" style:family="text">
      <style:text-properties style:font-name-asian="Calibri" style:language-asian="en" style:country-asian="US"/>
    </style:style>
    <style:style style:name="T84" style:parent-style-name="DefaultParagraphFont" style:family="text">
      <style:text-properties style:font-name-asian="Calibri" style:language-asian="en" style:country-asian="US"/>
    </style:style>
    <style:style style:name="T85" style:parent-style-name="DefaultParagraphFont" style:family="text">
      <style:text-properties style:font-name-asian="Calibri" style:language-asian="en" style:country-asian="US"/>
    </style:style>
    <style:style style:name="T86" style:parent-style-name="DefaultParagraphFont" style:family="text">
      <style:text-properties style:font-name-asian="Calibri" style:language-asian="en" style:country-asian="US"/>
    </style:style>
    <style:style style:name="T87" style:parent-style-name="DefaultParagraphFont" style:family="text">
      <style:text-properties style:font-name-asian="Calibri" style:text-position="super 66.6%" style:language-asian="en" style:country-asian="US"/>
    </style:style>
    <style:style style:name="P88" style:parent-style-name="FootnoteText" style:family="paragraph">
      <style:paragraph-properties fo:text-align="justify"/>
    </style:style>
    <style:style style:name="T89" style:parent-style-name="DefaultParagraphFont" style:family="text">
      <style:text-properties style:font-name-asian="Calibri" style:language-asian="en" style:country-asian="US"/>
    </style:style>
    <style:style style:name="T90" style:parent-style-name="DefaultParagraphFont" style:family="text">
      <style:text-properties style:font-name-asian="Calibri" style:language-asian="en" style:country-asian="US"/>
    </style:style>
    <style:style style:name="T91" style:parent-style-name="DefaultParagraphFont" style:family="text">
      <style:text-properties style:font-name-asian="Calibri" style:language-asian="en" style:country-asian="US"/>
    </style:style>
    <style:style style:name="T92" style:parent-style-name="DefaultParagraphFont" style:family="text">
      <style:text-properties style:font-name-asian="Calibri" style:language-asian="en" style:country-asian="US"/>
    </style:style>
    <style:style style:name="T93" style:parent-style-name="DefaultParagraphFont" style:family="text">
      <style:text-properties style:font-name-asian="Calibri" style:language-asian="en" style:country-asian="US"/>
    </style:style>
    <style:style style:name="T94" style:parent-style-name="DefaultParagraphFont" style:family="text">
      <style:text-properties style:font-name-asian="Calibri" style:language-asian="en" style:country-asian="US"/>
    </style:style>
    <style:style style:name="T95" style:parent-style-name="DefaultParagraphFont" style:family="text">
      <style:text-properties style:font-name-asian="Calibri" style:language-asian="en" style:country-asian="US"/>
    </style:style>
    <style:style style:name="T96" style:parent-style-name="DefaultParagraphFont" style:family="text">
      <style:text-properties style:font-name-asian="Calibri" style:language-asian="en" style:country-asian="US"/>
    </style:style>
    <style:style style:name="T97" style:parent-style-name="DefaultParagraphFont" style:family="text">
      <style:text-properties style:font-name-asian="Calibri" style:language-asian="en" style:country-asian="US"/>
    </style:style>
    <style:style style:name="T98" style:parent-style-name="DefaultParagraphFont" style:family="text">
      <style:text-properties style:font-name-asian="Calibri" style:language-asian="en" style:country-asian="US"/>
    </style:style>
    <style:style style:name="T99" style:parent-style-name="DefaultParagraphFont" style:family="text">
      <style:text-properties style:font-name-asian="Calibri" style:language-asian="en" style:country-asian="US"/>
    </style:style>
    <style:style style:name="T100" style:parent-style-name="DefaultParagraphFont" style:family="text">
      <style:text-properties style:font-name-asian="Calibri" style:language-asian="en" style:country-asian="US"/>
    </style:style>
    <style:style style:name="T101" style:parent-style-name="DefaultParagraphFont" style:family="text">
      <style:text-properties style:font-name-asian="Calibri" style:language-asian="en" style:country-asian="US"/>
    </style:style>
    <style:style style:name="T102" style:parent-style-name="DefaultParagraphFont" style:family="text">
      <style:text-properties style:font-name-asian="Calibri" style:language-asian="en" style:country-asian="US"/>
    </style:style>
    <style:style style:name="T103" style:parent-style-name="DefaultParagraphFont" style:family="text">
      <style:text-properties style:font-name-asian="Calibri" style:language-asian="en" style:country-asian="US"/>
    </style:style>
    <style:style style:name="T104" style:parent-style-name="DefaultParagraphFont" style:family="text">
      <style:text-properties style:font-name-asian="Calibri" style:language-asian="en" style:country-asian="US"/>
    </style:style>
    <style:style style:name="T105" style:parent-style-name="DefaultParagraphFont" style:family="text">
      <style:text-properties style:font-name-asian="Calibri" style:language-asian="en" style:country-asian="US"/>
    </style:style>
    <style:style style:name="T106" style:parent-style-name="DefaultParagraphFont" style:family="text">
      <style:text-properties style:font-name-asian="Calibri" style:language-asian="en" style:country-asian="US"/>
    </style:style>
    <style:style style:name="T107" style:parent-style-name="DefaultParagraphFont" style:family="text">
      <style:text-properties style:font-name-asian="Calibri" style:language-asian="en" style:country-asian="US"/>
    </style:style>
    <style:style style:name="T108" style:parent-style-name="DefaultParagraphFont" style:family="text">
      <style:text-properties style:font-name-asian="Calibri" style:language-asian="en" style:country-asian="US"/>
    </style:style>
    <style:style style:name="T109" style:parent-style-name="DefaultParagraphFont" style:family="text">
      <style:text-properties style:font-name-asian="Calibri" style:language-asian="en" style:country-asian="US"/>
    </style:style>
    <style:style style:name="T110" style:parent-style-name="DefaultParagraphFont" style:family="text">
      <style:text-properties style:font-name-asian="Calibri" style:language-asian="en" style:country-asian="US"/>
    </style:style>
    <style:style style:name="T111" style:parent-style-name="DefaultParagraphFont" style:family="text">
      <style:text-properties style:font-name-asian="Calibri" style:language-asian="en" style:country-asian="US"/>
    </style:style>
    <style:style style:name="T112" style:parent-style-name="DefaultParagraphFont" style:family="text">
      <style:text-properties style:font-name-asian="Calibri" style:language-asian="en" style:country-asian="US"/>
    </style:style>
    <style:style style:name="T113" style:parent-style-name="DefaultParagraphFont" style:family="text">
      <style:text-properties style:font-name-asian="Calibri" style:language-asian="en" style:country-asian="US"/>
    </style:style>
    <style:style style:name="T114" style:parent-style-name="DefaultParagraphFont" style:family="text">
      <style:text-properties style:font-name-asian="Calibri" style:language-asian="en" style:country-asian="US"/>
    </style:style>
    <style:style style:name="T115" style:parent-style-name="DefaultParagraphFont" style:family="text">
      <style:text-properties style:font-name-asian="Calibri" style:language-asian="en" style:country-asian="US"/>
    </style:style>
    <style:style style:name="T116" style:parent-style-name="DefaultParagraphFont" style:family="text">
      <style:text-properties style:font-name-asian="Calibri" style:language-asian="en" style:country-asian="US"/>
    </style:style>
    <style:style style:name="P117" style:parent-style-name="Normal" style:family="paragraph">
      <style:paragraph-properties fo:text-align="justify" fo:margin-top="0.0833in" fo:margin-bottom="0.0833in"/>
    </style:style>
    <style:style style:name="T118" style:parent-style-name="DefaultParagraphFont" style:family="text">
      <style:text-properties style:font-name-asian="Calibri" style:language-asian="en" style:country-asian="US"/>
    </style:style>
    <style:style style:name="T119" style:parent-style-name="DefaultParagraphFont" style:family="text">
      <style:text-properties style:font-name-asian="Calibri" style:language-asian="en" style:country-asian="US"/>
    </style:style>
    <style:style style:name="T120" style:parent-style-name="DefaultParagraphFont" style:family="text">
      <style:text-properties style:font-name-asian="Calibri" style:language-asian="en" style:country-asian="US"/>
    </style:style>
    <style:style style:name="T121" style:parent-style-name="DefaultParagraphFont" style:family="text">
      <style:text-properties style:font-name-asian="Calibri" style:language-asian="en" style:country-asian="US"/>
    </style:style>
    <style:style style:name="T122" style:parent-style-name="DefaultParagraphFont" style:family="text">
      <style:text-properties style:font-name-asian="Calibri" style:language-asian="en" style:country-asian="US"/>
    </style:style>
    <style:style style:name="T123" style:parent-style-name="DefaultParagraphFont" style:family="text">
      <style:text-properties style:font-name-asian="Calibri" style:language-asian="en" style:country-asian="US"/>
    </style:style>
    <style:style style:name="T124" style:parent-style-name="DefaultParagraphFont" style:family="text">
      <style:text-properties style:font-name-asian="Calibri" fo:font-style="italic" style:font-style-asian="italic" style:language-asian="en" style:country-asian="US"/>
    </style:style>
    <style:style style:name="T125" style:parent-style-name="DefaultParagraphFont" style:family="text">
      <style:text-properties style:font-name-asian="Calibri" fo:font-style="italic" style:font-style-asian="italic" style:language-asian="en" style:country-asian="US"/>
    </style:style>
    <style:style style:name="T126" style:parent-style-name="DefaultParagraphFont" style:family="text">
      <style:text-properties style:font-name-asian="Calibri" fo:font-style="italic" style:font-style-asian="italic" style:language-asian="en" style:country-asian="US"/>
    </style:style>
    <style:style style:name="T127" style:parent-style-name="DefaultParagraphFont" style:family="text">
      <style:text-properties style:font-name-asian="Calibri" fo:font-style="italic" style:font-style-asian="italic" style:language-asian="en" style:country-asian="US"/>
    </style:style>
    <style:style style:name="T128" style:parent-style-name="DefaultParagraphFont" style:family="text">
      <style:text-properties style:font-name-asian="Calibri" style:language-asian="en" style:country-asian="US"/>
    </style:style>
    <style:style style:name="T129" style:parent-style-name="DefaultParagraphFont" style:family="text">
      <style:text-properties style:font-name-asian="Calibri" style:language-asian="en" style:country-asian="US"/>
    </style:style>
    <style:style style:name="T130" style:parent-style-name="DefaultParagraphFont" style:family="text">
      <style:text-properties style:font-name-asian="Calibri" style:language-asian="en" style:country-asian="US"/>
    </style:style>
    <style:style style:name="T131" style:parent-style-name="DefaultParagraphFont" style:family="text">
      <style:text-properties style:font-name-asian="Calibri" style:language-asian="en" style:country-asian="US"/>
    </style:style>
    <style:style style:name="T132" style:parent-style-name="DefaultParagraphFont" style:family="text">
      <style:text-properties style:font-name-asian="Calibri" style:language-asian="en" style:country-asian="US"/>
    </style:style>
    <style:style style:name="T133" style:parent-style-name="FootnoteReference" style:family="text">
      <style:text-properties style:font-name-asian="Calibri" style:language-asian="en" style:country-asian="US"/>
    </style:style>
    <style:style style:name="T134" style:parent-style-name="DefaultParagraphFont" style:family="text">
      <style:text-properties fo:language="pt" fo:country="PT"/>
    </style:style>
    <style:style style:name="T135" style:parent-style-name="DefaultParagraphFont" style:family="text">
      <style:text-properties fo:language="pt" fo:country="PT"/>
    </style:style>
    <style:style style:name="T136" style:parent-style-name="DefaultParagraphFont" style:family="text">
      <style:text-properties style:font-name-asian="Calibri" style:language-asian="en" style:country-asian="US"/>
    </style:style>
    <style:style style:name="T137" style:parent-style-name="DefaultParagraphFont" style:family="text">
      <style:text-properties style:font-name-asian="Calibri" fo:font-style="italic" style:font-style-asian="italic" style:language-asian="en" style:country-asian="US"/>
    </style:style>
    <style:style style:name="T138" style:parent-style-name="DefaultParagraphFont" style:family="text">
      <style:text-properties style:font-name-asian="Calibri" fo:font-style="italic" style:font-style-asian="italic" style:language-asian="en" style:country-asian="US"/>
    </style:style>
    <style:style style:name="T139" style:parent-style-name="DefaultParagraphFont" style:family="text">
      <style:text-properties style:font-name-asian="Calibri" fo:font-style="italic" style:font-style-asian="italic" style:language-asian="en" style:country-asian="US"/>
    </style:style>
    <style:style style:name="T140" style:parent-style-name="DefaultParagraphFont" style:family="text">
      <style:text-properties style:font-name-asian="Calibri" fo:font-style="italic" style:font-style-asian="italic" style:language-asian="en" style:country-asian="US"/>
    </style:style>
    <style:style style:name="T141" style:parent-style-name="DefaultParagraphFont" style:family="text">
      <style:text-properties style:font-name-asian="Calibri" fo:font-style="italic" style:font-style-asian="italic" style:language-asian="en" style:country-asian="US"/>
    </style:style>
    <style:style style:name="T142" style:parent-style-name="DefaultParagraphFont" style:family="text">
      <style:text-properties style:font-name-asian="Calibri" fo:font-style="italic" style:font-style-asian="italic" style:language-asian="en" style:country-asian="US"/>
    </style:style>
    <style:style style:name="T143" style:parent-style-name="DefaultParagraphFont" style:family="text">
      <style:text-properties style:font-name-asian="Calibri" fo:font-style="italic" style:font-style-asian="italic" style:language-asian="en" style:country-asian="US"/>
    </style:style>
    <style:style style:name="T144" style:parent-style-name="DefaultParagraphFont" style:family="text">
      <style:text-properties style:font-name-asian="Calibri" fo:font-style="italic" style:font-style-asian="italic" style:language-asian="en" style:country-asian="US"/>
    </style:style>
    <style:style style:name="T145" style:parent-style-name="DefaultParagraphFont" style:family="text">
      <style:text-properties style:font-name-asian="Calibri" fo:font-style="italic" style:font-style-asian="italic" style:language-asian="en" style:country-asian="US"/>
    </style:style>
    <style:style style:name="T146" style:parent-style-name="DefaultParagraphFont" style:family="text">
      <style:text-properties style:font-name-asian="Calibri" fo:font-style="italic" style:font-style-asian="italic" style:language-asian="en" style:country-asian="US"/>
    </style:style>
    <style:style style:name="T147" style:parent-style-name="DefaultParagraphFont" style:family="text">
      <style:text-properties style:font-name-asian="Calibri" fo:font-style="italic" style:font-style-asian="italic" style:language-asian="en" style:country-asian="US"/>
    </style:style>
    <style:style style:name="T148" style:parent-style-name="DefaultParagraphFont" style:family="text">
      <style:text-properties style:font-name-asian="Calibri" fo:font-style="italic" style:font-style-asian="italic" style:language-asian="en" style:country-asian="US"/>
    </style:style>
    <style:style style:name="P149" style:parent-style-name="Normal" style:family="paragraph">
      <style:paragraph-properties fo:text-align="justify"/>
    </style:style>
    <style:style style:name="T150" style:parent-style-name="DefaultParagraphFont" style:family="text">
      <style:text-properties style:font-name-asian="Calibri" style:language-asian="en" style:country-asian="US"/>
    </style:style>
    <style:style style:name="T151" style:parent-style-name="DefaultParagraphFont" style:family="text">
      <style:text-properties style:font-name-asian="Calibri" style:language-asian="en" style:country-asian="US"/>
    </style:style>
    <style:style style:name="T152" style:parent-style-name="DefaultParagraphFont" style:family="text">
      <style:text-properties style:font-name-asian="Calibri" style:language-asian="en" style:country-asian="US"/>
    </style:style>
    <style:style style:name="T153" style:parent-style-name="DefaultParagraphFont" style:family="text">
      <style:text-properties style:font-name-asian="Calibri" style:language-asian="en" style:country-asian="US"/>
    </style:style>
    <style:style style:name="T154" style:parent-style-name="DefaultParagraphFont" style:family="text">
      <style:text-properties style:font-name-asian="Calibri" style:language-asian="en" style:country-asian="US"/>
    </style:style>
    <style:style style:name="T155" style:parent-style-name="DefaultParagraphFont" style:family="text">
      <style:text-properties style:font-name-asian="Calibri" style:language-asian="en" style:country-asian="US"/>
    </style:style>
    <style:style style:name="T156" style:parent-style-name="DefaultParagraphFont" style:family="text">
      <style:text-properties style:font-name-asian="Calibri" style:language-asian="en" style:country-asian="US"/>
    </style:style>
    <style:style style:name="T157" style:parent-style-name="DefaultParagraphFont" style:family="text">
      <style:text-properties style:font-name-asian="Calibri" style:language-asian="en" style:country-asian="US"/>
    </style:style>
    <style:style style:name="T158" style:parent-style-name="DefaultParagraphFont" style:family="text">
      <style:text-properties style:font-name-asian="Calibri" style:language-asian="en" style:country-asian="US"/>
    </style:style>
    <style:style style:name="T159" style:parent-style-name="DefaultParagraphFont" style:family="text">
      <style:text-properties style:font-name-asian="Calibri" style:language-asian="en" style:country-asian="US"/>
    </style:style>
    <style:style style:name="T160" style:parent-style-name="DefaultParagraphFont" style:family="text">
      <style:text-properties style:font-name-asian="Calibri" style:language-asian="en" style:country-asian="US"/>
    </style:style>
    <style:style style:name="T161" style:parent-style-name="DefaultParagraphFont" style:family="text">
      <style:text-properties style:font-name-asian="Calibri" style:language-asian="en" style:country-asian="US"/>
    </style:style>
    <style:style style:name="T162" style:parent-style-name="DefaultParagraphFont" style:family="text">
      <style:text-properties style:font-name-asian="Calibri" style:language-asian="en" style:country-asian="US"/>
    </style:style>
    <style:style style:name="T163" style:parent-style-name="DefaultParagraphFont" style:family="text">
      <style:text-properties style:font-name-asian="Calibri" style:language-asian="en" style:country-asian="US"/>
    </style:style>
    <style:style style:name="T164" style:parent-style-name="FootnoteReference" style:family="text">
      <style:text-properties style:font-name-asian="Calibri" style:language-asian="en" style:country-asian="US"/>
    </style:style>
    <style:style style:name="T165" style:parent-style-name="DefaultParagraphFont" style:family="text">
      <style:text-properties fo:language="pt" fo:country="PT"/>
    </style:style>
    <style:style style:name="T166" style:parent-style-name="DefaultParagraphFont" style:family="text">
      <style:text-properties fo:language="pt" fo:country="PT"/>
    </style:style>
    <style:style style:name="T167" style:parent-style-name="Hyperlink" style:family="text">
      <style:text-properties fo:language="pt" fo:country="PT"/>
    </style:style>
    <style:style style:name="T168" style:parent-style-name="DefaultParagraphFont" style:family="text">
      <style:text-properties fo:language="pt" fo:country="PT"/>
    </style:style>
    <style:style style:name="T169" style:parent-style-name="DefaultParagraphFont" style:family="text">
      <style:text-properties style:font-name-asian="Calibri" style:language-asian="en" style:country-asian="US"/>
    </style:style>
    <style:style style:name="T170" style:parent-style-name="DefaultParagraphFont" style:family="text">
      <style:text-properties style:font-name-asian="Calibri" style:language-asian="en" style:country-asian="US"/>
    </style:style>
    <style:style style:name="T171" style:parent-style-name="DefaultParagraphFont" style:family="text">
      <style:text-properties style:font-name-asian="Calibri" style:language-asian="en" style:country-asian="US"/>
    </style:style>
    <style:style style:name="T172" style:parent-style-name="DefaultParagraphFont" style:family="text">
      <style:text-properties style:font-name-asian="Calibri" style:language-asian="en" style:country-asian="US"/>
    </style:style>
    <style:style style:name="T173" style:parent-style-name="DefaultParagraphFont" style:family="text">
      <style:text-properties style:font-name-asian="Calibri" style:language-asian="en" style:country-asian="US"/>
    </style:style>
    <style:style style:name="T174" style:parent-style-name="FootnoteReference" style:family="text">
      <style:text-properties style:font-name-asian="Calibri" style:language-asian="en" style:country-asian="US"/>
    </style:style>
    <style:style style:name="T175" style:parent-style-name="DefaultParagraphFont" style:family="text">
      <style:text-properties fo:language="pt" fo:country="PT"/>
    </style:style>
    <style:style style:name="T176" style:parent-style-name="DefaultParagraphFont" style:family="text">
      <style:text-properties fo:language="pt" fo:country="PT"/>
    </style:style>
    <style:style style:name="T177" style:parent-style-name="Hyperlink" style:family="text">
      <style:text-properties fo:language="pt" fo:country="PT"/>
    </style:style>
    <style:style style:name="T178" style:parent-style-name="DefaultParagraphFont" style:family="text">
      <style:text-properties fo:language="pt" fo:country="PT"/>
    </style:style>
    <style:style style:name="T179" style:parent-style-name="DefaultParagraphFont" style:family="text">
      <style:text-properties style:font-name-asian="Calibri" style:language-asian="en" style:country-asian="US"/>
    </style:style>
    <style:style style:name="T180" style:parent-style-name="DefaultParagraphFont" style:family="text">
      <style:text-properties style:font-name-asian="Calibri" style:language-asian="en" style:country-asian="US"/>
    </style:style>
    <style:style style:name="T181" style:parent-style-name="DefaultParagraphFont" style:family="text">
      <style:text-properties style:font-name-asian="Calibri" style:language-asian="en" style:country-asian="US"/>
    </style:style>
    <style:style style:name="T182" style:parent-style-name="DefaultParagraphFont" style:family="text">
      <style:text-properties style:font-name-asian="Calibri" style:language-asian="en" style:country-asian="US"/>
    </style:style>
    <style:style style:name="T183" style:parent-style-name="FootnoteReference" style:family="text">
      <style:text-properties style:font-name-asian="Calibri" style:language-asian="en" style:country-asian="US"/>
    </style:style>
    <style:style style:name="T184" style:parent-style-name="DefaultParagraphFont" style:family="text">
      <style:text-properties fo:language="pt" fo:country="PT"/>
    </style:style>
    <style:style style:name="T185" style:parent-style-name="Hyperlink" style:family="text">
      <style:text-properties fo:language="pt" fo:country="PT"/>
    </style:style>
    <style:style style:name="T186" style:parent-style-name="DefaultParagraphFont" style:family="text">
      <style:text-properties fo:language="pt" fo:country="PT"/>
    </style:style>
    <style:style style:name="T187" style:parent-style-name="DefaultParagraphFont" style:family="text">
      <style:text-properties style:font-name-asian="Calibri" style:language-asian="en" style:country-asian="US"/>
    </style:style>
    <style:style style:name="T188" style:parent-style-name="DefaultParagraphFont" style:family="text">
      <style:text-properties style:font-name-asian="Calibri" style:language-asian="en" style:country-asian="US"/>
    </style:style>
    <style:style style:name="T189" style:parent-style-name="DefaultParagraphFont" style:family="text">
      <style:text-properties style:font-name-asian="Calibri" style:language-asian="en" style:country-asian="US"/>
    </style:style>
    <style:style style:name="T190" style:parent-style-name="DefaultParagraphFont" style:family="text">
      <style:text-properties style:font-name-asian="Calibri" style:language-asian="en" style:country-asian="US"/>
    </style:style>
    <style:style style:name="T191" style:parent-style-name="DefaultParagraphFont" style:family="text">
      <style:text-properties style:font-name-asian="Calibri" style:language-asian="en" style:country-asian="US"/>
    </style:style>
    <style:style style:name="T192" style:parent-style-name="DefaultParagraphFont" style:family="text">
      <style:text-properties style:font-name-asian="Calibri" style:language-asian="en" style:country-asian="US"/>
    </style:style>
    <style:style style:name="T193" style:parent-style-name="DefaultParagraphFont" style:family="text">
      <style:text-properties style:font-name-asian="Calibri" style:language-asian="en" style:country-asian="US"/>
    </style:style>
    <style:style style:name="T194" style:parent-style-name="DefaultParagraphFont" style:family="text">
      <style:text-properties style:font-name-asian="Calibri" style:language-asian="en" style:country-asian="US"/>
    </style:style>
    <style:style style:name="T195" style:parent-style-name="DefaultParagraphFont" style:family="text">
      <style:text-properties style:font-name-asian="Calibri" style:language-asian="en" style:country-asian="US"/>
    </style:style>
    <style:style style:name="T196" style:parent-style-name="DefaultParagraphFont" style:family="text">
      <style:text-properties style:font-name-asian="Calibri" style:language-asian="en" style:country-asian="US"/>
    </style:style>
    <style:style style:name="T197" style:parent-style-name="DefaultParagraphFont" style:family="text">
      <style:text-properties style:font-name-asian="Calibri" style:language-asian="en" style:country-asian="US"/>
    </style:style>
    <style:style style:name="T198" style:parent-style-name="DefaultParagraphFont" style:family="text">
      <style:text-properties style:font-name-asian="Calibri" style:language-asian="en" style:country-asian="US"/>
    </style:style>
    <style:style style:name="T199" style:parent-style-name="DefaultParagraphFont" style:family="text">
      <style:text-properties style:font-name-asian="Calibri" style:language-asian="en" style:country-asian="US"/>
    </style:style>
    <style:style style:name="T200" style:parent-style-name="DefaultParagraphFont" style:family="text">
      <style:text-properties style:font-name-asian="Calibri" style:language-asian="en" style:country-asian="US"/>
    </style:style>
    <style:style style:name="T201" style:parent-style-name="DefaultParagraphFont" style:family="text">
      <style:text-properties style:font-name-asian="Calibri" style:language-asian="en" style:country-asian="US"/>
    </style:style>
    <style:style style:name="T202" style:parent-style-name="DefaultParagraphFont" style:family="text">
      <style:text-properties style:font-name-asian="Calibri" style:language-asian="en" style:country-asian="US"/>
    </style:style>
    <style:style style:name="T203" style:parent-style-name="DefaultParagraphFont" style:family="text">
      <style:text-properties style:font-name-asian="Calibri" style:language-asian="en" style:country-asian="US"/>
    </style:style>
    <style:style style:name="T204" style:parent-style-name="DefaultParagraphFont" style:family="text">
      <style:text-properties style:font-name-asian="Calibri" style:language-asian="en" style:country-asian="US"/>
    </style:style>
    <style:style style:name="T205" style:parent-style-name="DefaultParagraphFont" style:family="text">
      <style:text-properties style:font-name-asian="Calibri" style:language-asian="en" style:country-asian="US"/>
    </style:style>
    <style:style style:name="T206" style:parent-style-name="DefaultParagraphFont" style:family="text">
      <style:text-properties style:font-name-asian="Calibri" style:language-asian="en" style:country-asian="US"/>
    </style:style>
    <style:style style:name="T207" style:parent-style-name="DefaultParagraphFont" style:family="text">
      <style:text-properties style:font-name-asian="Calibri" style:language-asian="en" style:country-asian="US"/>
    </style:style>
    <style:style style:name="T208" style:parent-style-name="DefaultParagraphFont" style:family="text">
      <style:text-properties style:font-name-asian="Calibri" style:language-asian="en" style:country-asian="US"/>
    </style:style>
    <style:style style:name="T209" style:parent-style-name="DefaultParagraphFont" style:family="text">
      <style:text-properties style:font-name-asian="Calibri" style:language-asian="en" style:country-asian="US"/>
    </style:style>
    <style:style style:name="T210" style:parent-style-name="DefaultParagraphFont" style:family="text">
      <style:text-properties style:font-name-asian="Calibri" style:language-asian="en" style:country-asian="US"/>
    </style:style>
    <style:style style:name="T211" style:parent-style-name="DefaultParagraphFont" style:family="text">
      <style:text-properties style:font-name-asian="Calibri" style:language-asian="en" style:country-asian="US"/>
    </style:style>
    <style:style style:name="T212" style:parent-style-name="DefaultParagraphFont" style:family="text">
      <style:text-properties style:font-name-asian="Calibri" style:language-asian="en" style:country-asian="US"/>
    </style:style>
    <style:style style:name="T213" style:parent-style-name="DefaultParagraphFont" style:family="text">
      <style:text-properties style:font-name-asian="Calibri" style:language-asian="en" style:country-asian="US"/>
    </style:style>
    <style:style style:name="P214" style:parent-style-name="Normal" style:family="paragraph">
      <style:paragraph-properties fo:text-align="justify" fo:margin-top="0.0833in" fo:margin-bottom="0.0833in"/>
    </style:style>
    <style:style style:name="T215" style:parent-style-name="DefaultParagraphFont" style:family="text">
      <style:text-properties style:font-name-asian="Calibri"/>
    </style:style>
    <style:style style:name="T216" style:parent-style-name="DefaultParagraphFont" style:family="text">
      <style:text-properties style:font-name-asian="Calibri" fo:font-weight="bold" style:font-weight-asian="bold"/>
    </style:style>
    <style:style style:name="T217" style:parent-style-name="DefaultParagraphFont" style:family="text">
      <style:text-properties style:font-name-asian="Calibri" fo:font-weight="bold" style:font-weight-asian="bold"/>
    </style:style>
    <style:style style:name="T218" style:parent-style-name="DefaultParagraphFont" style:family="text">
      <style:text-properties style:font-name-asian="Calibri" fo:font-weight="bold" style:font-weight-asian="bold"/>
    </style:style>
    <style:style style:name="T219" style:parent-style-name="DefaultParagraphFont" style:family="text">
      <style:text-properties style:font-name-asian="Calibri" fo:font-weight="bold" style:font-weight-asian="bold"/>
    </style:style>
    <style:style style:name="T220" style:parent-style-name="DefaultParagraphFont" style:family="text">
      <style:text-properties style:font-name-asian="Calibri"/>
    </style:style>
    <style:style style:name="T221" style:parent-style-name="DefaultParagraphFont" style:family="text">
      <style:text-properties style:font-name-asian="Calibri"/>
    </style:style>
    <style:style style:name="T222" style:parent-style-name="DefaultParagraphFont" style:family="text">
      <style:text-properties style:font-name-asian="Calibri"/>
    </style:style>
    <style:style style:name="T223" style:parent-style-name="DefaultParagraphFont" style:family="text">
      <style:text-properties style:font-name-asian="Calibri"/>
    </style:style>
    <style:style style:name="T224" style:parent-style-name="DefaultParagraphFont" style:family="text">
      <style:text-properties style:font-name-asian="Calibri"/>
    </style:style>
    <style:style style:name="T225" style:parent-style-name="DefaultParagraphFont" style:family="text">
      <style:text-properties style:font-name-asian="Calibri"/>
    </style:style>
    <style:style style:name="T226" style:parent-style-name="DefaultParagraphFont" style:family="text">
      <style:text-properties style:font-name-asian="Calibri"/>
    </style:style>
    <style:style style:name="T227" style:parent-style-name="DefaultParagraphFont" style:family="text">
      <style:text-properties style:font-name-asian="Calibri"/>
    </style:style>
    <style:style style:name="T228" style:parent-style-name="DefaultParagraphFont" style:family="text">
      <style:text-properties style:font-name-asian="Calibri"/>
    </style:style>
    <style:style style:name="T229" style:parent-style-name="DefaultParagraphFont" style:family="text">
      <style:text-properties style:font-name-asian="Calibri"/>
    </style:style>
    <style:style style:name="T230" style:parent-style-name="DefaultParagraphFont" style:family="text">
      <style:text-properties style:font-name-asian="Calibri"/>
    </style:style>
    <style:style style:name="T231" style:parent-style-name="DefaultParagraphFont" style:family="text">
      <style:text-properties style:font-name-asian="Calibri"/>
    </style:style>
    <style:style style:name="T232" style:parent-style-name="DefaultParagraphFont" style:family="text">
      <style:text-properties style:font-name-asian="Calibri"/>
    </style:style>
    <style:style style:name="T233" style:parent-style-name="DefaultParagraphFont" style:family="text">
      <style:text-properties style:font-name-asian="Calibri"/>
    </style:style>
    <style:style style:name="T234" style:parent-style-name="DefaultParagraphFont" style:family="text">
      <style:text-properties style:font-name-asian="Calibri"/>
    </style:style>
    <style:style style:name="T235" style:parent-style-name="DefaultParagraphFont" style:family="text">
      <style:text-properties style:font-name-asian="Calibri"/>
    </style:style>
    <style:style style:name="T236" style:parent-style-name="DefaultParagraphFont" style:family="text">
      <style:text-properties style:font-name-asian="Calibri"/>
    </style:style>
    <style:style style:name="T237" style:parent-style-name="DefaultParagraphFont" style:family="text">
      <style:text-properties style:font-name-asian="Calibri"/>
    </style:style>
    <style:style style:name="T238" style:parent-style-name="DefaultParagraphFont" style:family="text">
      <style:text-properties style:font-name-asian="Calibri"/>
    </style:style>
    <style:style style:name="T239" style:parent-style-name="DefaultParagraphFont" style:family="text">
      <style:text-properties style:font-name-asian="Calibri"/>
    </style:style>
    <style:style style:name="T240" style:parent-style-name="DefaultParagraphFont" style:family="text">
      <style:text-properties style:font-name-asian="Calibri" fo:font-weight="bold" style:font-weight-asian="bold"/>
    </style:style>
    <style:style style:name="T241" style:parent-style-name="DefaultParagraphFont" style:family="text">
      <style:text-properties style:font-name-asian="Calibri"/>
    </style:style>
    <style:style style:name="T242" style:parent-style-name="DefaultParagraphFont" style:family="text">
      <style:text-properties style:font-name-asian="Calibri"/>
    </style:style>
    <style:style style:name="T243" style:parent-style-name="DefaultParagraphFont" style:family="text">
      <style:text-properties style:font-name-asian="Calibri"/>
    </style:style>
    <style:style style:name="T244" style:parent-style-name="DefaultParagraphFont" style:family="text">
      <style:text-properties style:font-name-asian="Calibri"/>
    </style:style>
    <style:style style:name="T245" style:parent-style-name="DefaultParagraphFont" style:family="text">
      <style:text-properties style:font-name-asian="Calibri"/>
    </style:style>
    <style:style style:name="T246" style:parent-style-name="DefaultParagraphFont" style:family="text">
      <style:text-properties style:font-name-asian="Calibri"/>
    </style:style>
    <style:style style:name="P247" style:parent-style-name="Normal" style:family="paragraph">
      <style:paragraph-properties fo:text-align="justify" fo:margin-top="0.0833in" fo:margin-bottom="0.0833in"/>
      <style:text-properties style:font-name-asian="Calibri"/>
    </style:style>
    <style:style style:name="P248" style:parent-style-name="Normal" style:family="paragraph">
      <style:paragraph-properties fo:text-align="justify" fo:margin-top="0.0833in" fo:margin-bottom="0.0833in"/>
    </style:style>
    <style:style style:name="T249" style:parent-style-name="DefaultParagraphFont" style:family="text">
      <style:text-properties style:font-name-asian="Calibri"/>
    </style:style>
    <style:style style:name="T250" style:parent-style-name="DefaultParagraphFont" style:family="text">
      <style:text-properties style:font-name-asian="Calibri"/>
    </style:style>
    <style:style style:name="T251" style:parent-style-name="DefaultParagraphFont" style:family="text">
      <style:text-properties style:font-name-asian="Calibri"/>
    </style:style>
    <style:style style:name="T252" style:parent-style-name="DefaultParagraphFont" style:family="text">
      <style:text-properties style:font-name-asian="Calibri"/>
    </style:style>
    <style:style style:name="T253" style:parent-style-name="DefaultParagraphFont" style:family="text">
      <style:text-properties style:font-name-asian="Calibri"/>
    </style:style>
    <style:style style:name="T254" style:parent-style-name="DefaultParagraphFont" style:family="text">
      <style:text-properties style:font-name-asian="Calibri"/>
    </style:style>
    <style:style style:name="T255" style:parent-style-name="DefaultParagraphFont" style:family="text">
      <style:text-properties style:font-name-asian="Calibri"/>
    </style:style>
    <style:style style:name="T256" style:parent-style-name="DefaultParagraphFont" style:family="text">
      <style:text-properties style:font-name-asian="Calibri"/>
    </style:style>
    <style:style style:name="T257" style:parent-style-name="DefaultParagraphFont" style:family="text">
      <style:text-properties style:font-name-asian="Calibri"/>
    </style:style>
    <style:style style:name="T258" style:parent-style-name="DefaultParagraphFont" style:family="text">
      <style:text-properties style:font-name-asian="Calibri"/>
    </style:style>
    <style:style style:name="T259" style:parent-style-name="DefaultParagraphFont" style:family="text">
      <style:text-properties style:font-name-asian="Calibri"/>
    </style:style>
    <style:style style:name="T260" style:parent-style-name="DefaultParagraphFont" style:family="text">
      <style:text-properties style:font-name-asian="Calibri"/>
    </style:style>
    <style:style style:name="T261" style:parent-style-name="DefaultParagraphFont" style:family="text">
      <style:text-properties style:font-name-asian="Calibri"/>
    </style:style>
    <style:style style:name="T262" style:parent-style-name="DefaultParagraphFont" style:family="text">
      <style:text-properties style:font-name-asian="Calibri"/>
    </style:style>
    <style:style style:name="T263" style:parent-style-name="DefaultParagraphFont" style:family="text">
      <style:text-properties style:font-name-asian="Calibri"/>
    </style:style>
    <style:style style:name="T264" style:parent-style-name="DefaultParagraphFont" style:family="text">
      <style:text-properties style:font-name-asian="Calibri"/>
    </style:style>
    <style:style style:name="T265" style:parent-style-name="DefaultParagraphFont" style:family="text">
      <style:text-properties style:font-name-asian="Calibri"/>
    </style:style>
    <style:style style:name="T266" style:parent-style-name="DefaultParagraphFont" style:family="text">
      <style:text-properties style:font-name-asian="Calibri"/>
    </style:style>
    <style:style style:name="T267" style:parent-style-name="DefaultParagraphFont" style:family="text">
      <style:text-properties style:font-name-asian="Calibri"/>
    </style:style>
    <style:style style:name="T268" style:parent-style-name="DefaultParagraphFont" style:family="text">
      <style:text-properties style:font-name-asian="Calibri"/>
    </style:style>
    <style:style style:name="T269" style:parent-style-name="DefaultParagraphFont" style:family="text">
      <style:text-properties style:font-name-asian="Calibri"/>
    </style:style>
    <style:style style:name="T270" style:parent-style-name="DefaultParagraphFont" style:family="text">
      <style:text-properties style:font-name-asian="Calibri"/>
    </style:style>
    <style:style style:name="T271" style:parent-style-name="DefaultParagraphFont" style:family="text">
      <style:text-properties style:font-name-asian="Calibri"/>
    </style:style>
    <style:style style:name="T272" style:parent-style-name="DefaultParagraphFont" style:family="text">
      <style:text-properties style:font-name-asian="Calibri" fo:font-weight="bold" style:font-weight-asian="bold"/>
    </style:style>
    <style:style style:name="T273" style:parent-style-name="DefaultParagraphFont" style:family="text">
      <style:text-properties style:font-name-asian="Calibri"/>
    </style:style>
    <style:style style:name="T274" style:parent-style-name="DefaultParagraphFont" style:family="text">
      <style:text-properties style:font-name-asian="Calibri" style:text-underline-type="single" style:text-underline-style="solid" style:text-underline-width="auto" style:text-underline-mode="continuous"/>
    </style:style>
    <style:style style:name="T275" style:parent-style-name="DefaultParagraphFont" style:family="text">
      <style:text-properties style:font-name-asian="Calibri"/>
    </style:style>
    <style:style style:name="P276" style:parent-style-name="Normal" style:family="paragraph">
      <style:paragraph-properties fo:text-align="justify" fo:margin-top="0.0833in" fo:margin-bottom="0.0833in"/>
    </style:style>
    <style:style style:name="T277" style:parent-style-name="DefaultParagraphFont" style:family="text">
      <style:text-properties style:font-name-asian="Calibri"/>
    </style:style>
    <style:style style:name="T278" style:parent-style-name="DefaultParagraphFont" style:family="text">
      <style:text-properties style:font-name-asian="Calibri"/>
    </style:style>
    <style:style style:name="T279" style:parent-style-name="DefaultParagraphFont" style:family="text">
      <style:text-properties style:font-name-asian="Calibri"/>
    </style:style>
    <style:style style:name="T280" style:parent-style-name="DefaultParagraphFont" style:family="text">
      <style:text-properties style:font-name-asian="Calibri"/>
    </style:style>
    <style:style style:name="T281" style:parent-style-name="DefaultParagraphFont" style:family="text">
      <style:text-properties style:font-name-asian="Calibri" fo:font-weight="bold" style:font-weight-asian="bold" fo:font-style="italic" style:font-style-asian="italic"/>
    </style:style>
    <style:style style:name="T282" style:parent-style-name="DefaultParagraphFont" style:family="text">
      <style:text-properties style:font-name-asian="Calibri" fo:font-weight="bold" style:font-weight-asian="bold" fo:font-style="italic" style:font-style-asian="italic"/>
    </style:style>
    <style:style style:name="T283" style:parent-style-name="DefaultParagraphFont" style:family="text">
      <style:text-properties style:font-name-asian="Calibri" fo:font-weight="bold" style:font-weight-asian="bold" fo:font-style="italic" style:font-style-asian="italic"/>
    </style:style>
    <style:style style:name="T284" style:parent-style-name="DefaultParagraphFont" style:family="text">
      <style:text-properties style:font-name-asian="Calibri" fo:font-weight="bold" style:font-weight-asian="bold" fo:font-style="italic" style:font-style-asian="italic"/>
    </style:style>
    <style:style style:name="T285" style:parent-style-name="DefaultParagraphFont" style:family="text">
      <style:text-properties style:font-name-asian="Calibri" fo:font-weight="bold" style:font-weight-asian="bold" fo:font-style="italic" style:font-style-asian="italic"/>
    </style:style>
    <style:style style:name="P286" style:parent-style-name="Normal" style:family="paragraph">
      <style:paragraph-properties fo:text-align="justify" fo:margin-top="0.0833in" fo:margin-bottom="0.0833in"/>
      <style:text-properties style:font-name-asian="Calibri"/>
    </style:style>
    <style:style style:name="P287" style:parent-style-name="Normal" style:family="paragraph">
      <style:paragraph-properties style:text-autospace="none" fo:text-align="justify" fo:margin-top="0.0833in" fo:margin-bottom="0.0833in"/>
      <style:text-properties fo:color="#000000"/>
    </style:style>
    <style:style style:name="P288" style:parent-style-name="Normal" style:family="paragraph">
      <style:paragraph-properties style:text-autospace="none" fo:text-align="justify" fo:margin-top="0.0833in" fo:margin-bottom="0.0833in"/>
      <style:text-properties fo:color="#000000"/>
    </style:style>
    <style:style style:name="P289" style:parent-style-name="Normal" style:family="paragraph">
      <style:paragraph-properties fo:text-align="justify" fo:margin-top="0.0833in" fo:margin-bottom="0.0833in"/>
    </style:style>
    <style:style style:name="T290" style:parent-style-name="DefaultParagraphFont" style:family="text">
      <style:text-properties fo:color="#000000"/>
    </style:style>
    <style:style style:name="T291" style:parent-style-name="DefaultParagraphFont" style:family="text">
      <style:text-properties fo:color="#000000"/>
    </style:style>
    <style:style style:name="P292" style:parent-style-name="Normal" style:family="paragraph">
      <style:paragraph-properties fo:break-before="page" fo:margin-top="0.0833in" fo:margin-bottom="0.0833in"/>
    </style:style>
    <style:style style:name="T293" style:parent-style-name="DefaultParagraphFont" style:family="text">
      <style:text-properties style:font-name-asian="Calibri" fo:font-weight="bold" style:font-weight-asian="bold" fo:text-transform="uppercase" style:text-underline-type="single" style:text-underline-style="solid" style:text-underline-width="auto" style:text-underline-mode="continuous"/>
    </style:style>
    <style:style style:name="P294" style:parent-style-name="Normal" style:family="paragraph">
      <style:paragraph-properties fo:margin-top="0.0833in" fo:margin-bottom="0.0833in"/>
      <style:text-properties style:font-name-asian="Calibri" fo:font-weight="bold" style:font-weight-asian="bold" fo:background-color="#FFFF00" style:text-underline-type="single" style:text-underline-style="solid" style:text-underline-width="auto" style:text-underline-mode="continuous"/>
    </style:style>
    <style:style style:name="P295" style:parent-style-name="Normal" style:family="paragraph">
      <style:paragraph-properties fo:margin-top="0.0833in" fo:margin-bottom="0.0833in"/>
      <style:text-properties style:font-name-asian="Calibri" fo:font-weight="bold" style:font-weight-asian="bold"/>
    </style:style>
    <style:style style:name="P296" style:parent-style-name="Normal" style:family="paragraph">
      <style:paragraph-properties fo:margin-top="0.0833in" fo:margin-bottom="0.0833in" fo:margin-left="0.0159in" fo:text-indent="-0.0159in">
        <style:tab-stops/>
      </style:paragraph-properties>
      <style:text-properties style:font-name-asian="Calibri" fo:font-weight="bold" style:font-weight-asian="bold"/>
    </style:style>
    <style:style style:name="P297" style:parent-style-name="Normal" style:family="paragraph">
      <style:paragraph-properties fo:margin-top="0.0833in" fo:margin-bottom="0.0833in" fo:margin-left="0.0159in" fo:text-indent="-0.0159in">
        <style:tab-stops/>
      </style:paragraph-properties>
      <style:text-properties style:font-name-asian="Calibri" fo:font-weight="bold" style:font-weight-asian="bold"/>
    </style:style>
    <style:style style:name="P298" style:parent-style-name="Normal" style:family="paragraph">
      <style:paragraph-properties fo:margin-top="0.0833in" fo:margin-bottom="0.0833in" fo:margin-left="0.0159in" fo:text-indent="-0.0159in">
        <style:tab-stops/>
      </style:paragraph-properties>
      <style:text-properties style:font-name-asian="Calibri" fo:font-weight="bold" style:font-weight-asian="bold" style:text-underline-type="single" style:text-underline-style="solid" style:text-underline-width="auto" style:text-underline-mode="continuous"/>
    </style:style>
    <style:style style:name="P299" style:parent-style-name="Normal" style:family="paragraph">
      <style:paragraph-properties fo:text-align="justify" fo:margin-top="0.0833in" fo:margin-bottom="0.0833in"/>
      <style:text-properties style:font-name-asian="Calibri"/>
    </style:style>
    <style:style style:name="P300" style:parent-style-name="Normal" style:list-style-name="LFO3" style:family="paragraph">
      <style:paragraph-properties fo:text-align="justify" fo:margin-top="0.0833in" fo:margin-bottom="0.0833in"/>
      <style:text-properties style:font-name-asian="Calibri"/>
    </style:style>
    <style:style style:name="P301" style:parent-style-name="Normal" style:family="paragraph">
      <style:paragraph-properties fo:text-align="justify" fo:margin-top="0.0833in" fo:margin-bottom="0.0833in"/>
      <style:text-properties style:font-name-asian="Calibri" fo:font-weight="bold" style:font-weight-asian="bold"/>
    </style:style>
    <style:style style:name="P302" style:parent-style-name="Normal" style:family="paragraph">
      <style:paragraph-properties fo:text-align="justify" fo:margin-top="0.0833in" fo:margin-bottom="0.0833in"/>
      <style:text-properties style:font-name-asian="Calibri" fo:font-weight="bold" style:font-weight-asian="bold"/>
    </style:style>
    <style:style style:name="P303" style:parent-style-name="Normal" style:family="paragraph">
      <style:paragraph-properties fo:text-align="justify" fo:margin-top="0.0833in" fo:margin-bottom="0.0833in"/>
      <style:text-properties style:font-name-asian="Calibri" fo:font-weight="bold" style:font-weight-asian="bold" style:text-underline-type="single" style:text-underline-style="solid" style:text-underline-width="auto" style:text-underline-mode="continuous"/>
    </style:style>
    <style:style style:name="P304" style:parent-style-name="Normal" style:list-style-name="LFO3" style:family="paragraph">
      <style:paragraph-properties fo:text-align="justify" fo:margin-top="0.0833in" fo:margin-bottom="0.0833in"/>
    </style:style>
    <style:style style:name="T305" style:parent-style-name="DefaultParagraphFont" style:family="text">
      <style:text-properties style:font-name-asian="Calibri"/>
    </style:style>
    <style:style style:name="T306" style:parent-style-name="Hyperlink" style:family="text">
      <style:text-properties style:font-name-asian="Calibri"/>
    </style:style>
    <style:style style:name="T307" style:parent-style-name="Hyperlink" style:family="text">
      <style:text-properties style:font-name-asian="Calibri"/>
    </style:style>
    <style:style style:name="T308" style:parent-style-name="Hyperlink" style:family="text">
      <style:text-properties style:font-name-asian="Calibri"/>
    </style:style>
    <style:style style:name="T309" style:parent-style-name="Hyperlink" style:family="text">
      <style:text-properties style:font-name-asian="Calibri"/>
    </style:style>
    <style:style style:name="T310" style:parent-style-name="Hyperlink" style:family="text">
      <style:text-properties style:font-name-asian="Calibri"/>
    </style:style>
    <style:style style:name="T311" style:parent-style-name="DefaultParagraphFont" style:family="text">
      <style:text-properties style:font-name-asian="Calibri"/>
    </style:style>
    <style:style style:name="T312" style:parent-style-name="DefaultParagraphFont" style:family="text">
      <style:text-properties style:font-name-asian="Calibri"/>
    </style:style>
    <style:style style:name="P313" style:parent-style-name="Normal" style:family="paragraph">
      <style:paragraph-properties fo:margin-top="0.0833in" fo:margin-bottom="0.0833in" fo:margin-left="0.5in">
        <style:tab-stops/>
      </style:paragraph-properties>
      <style:text-properties style:font-name-asian="Calibri"/>
    </style:style>
    <style:style style:name="P314" style:parent-style-name="Normal" style:family="paragraph">
      <style:paragraph-properties fo:margin-top="0.0833in" fo:margin-bottom="0.0833in" fo:margin-left="0.5in">
        <style:tab-stops/>
      </style:paragraph-properties>
      <style:text-properties style:font-name-asian="Calibri"/>
    </style:style>
    <style:style style:name="P315" style:parent-style-name="Normal" style:family="paragraph">
      <style:paragraph-properties fo:margin-top="0.0833in" fo:margin-bottom="0.0833in"/>
    </style:style>
    <style:style style:name="T316" style:parent-style-name="DefaultParagraphFont" style:family="text">
      <style:text-properties style:font-name-asian="Calibri" fo:font-weight="bold" style:font-weight-asian="bold"/>
    </style:style>
    <style:style style:name="T317" style:parent-style-name="DefaultParagraphFont" style:family="text">
      <style:text-properties style:font-name-asian="Calibri" fo:font-weight="bold" style:font-weight-asian="bold"/>
    </style:style>
    <style:style style:name="T318" style:parent-style-name="DefaultParagraphFont" style:family="text">
      <style:text-properties style:font-name-asian="Calibri" fo:font-weight="bold" style:font-weight-asian="bold"/>
    </style:style>
    <style:style style:name="T319" style:parent-style-name="DefaultParagraphFont" style:family="text">
      <style:text-properties style:font-name-asian="Calibri" fo:font-weight="bold" style:font-weight-asian="bold" style:text-underline-type="single" style:text-underline-style="solid" style:text-underline-width="auto" style:text-underline-mode="continuous"/>
    </style:style>
    <style:style style:name="T320" style:parent-style-name="DefaultParagraphFont" style:family="text">
      <style:text-properties style:font-name-asian="Calibri" fo:font-weight="bold" style:font-weight-asian="bold" style:text-underline-type="single" style:text-underline-style="solid" style:text-underline-width="auto" style:text-underline-mode="continuous"/>
    </style:style>
    <style:style style:name="T321" style:parent-style-name="DefaultParagraphFont" style:family="text">
      <style:text-properties style:font-name-asian="Calibri" fo:font-weight="bold" style:font-weight-asian="bold" style:text-underline-type="single" style:text-underline-style="solid" style:text-underline-width="auto" style:text-underline-mode="continuous"/>
    </style:style>
    <style:style style:name="T322" style:parent-style-name="DefaultParagraphFont" style:family="text">
      <style:text-properties style:font-name-asian="Calibri" fo:font-weight="bold" style:font-weight-asian="bold"/>
    </style:style>
    <style:style style:name="P323" style:parent-style-name="Normal" style:family="paragraph">
      <style:paragraph-properties fo:margin-top="0.0833in" fo:margin-bottom="0.0833in"/>
      <style:text-properties style:font-name-asian="Calibri" fo:font-weight="bold" style:font-weight-asian="bold" style:text-underline-type="single" style:text-underline-style="solid" style:text-underline-width="auto" style:text-underline-mode="continuous"/>
    </style:style>
    <style:style style:name="P324" style:parent-style-name="Normal" style:list-style-name="LFO42" style:family="paragraph">
      <style:paragraph-properties fo:text-align="justify" fo:margin-top="0.0833in" fo:margin-bottom="0.0833in"/>
      <style:text-properties style:font-name-asian="Calibri"/>
    </style:style>
    <style:style style:name="P325" style:parent-style-name="Normal" style:family="paragraph">
      <style:paragraph-properties fo:break-before="page" fo:margin-top="0.0833in" fo:margin-bottom="0.0833in"/>
      <style:text-properties style:font-name-asian="Calibri"/>
    </style:style>
    <style:style style:name="P326" style:parent-style-name="Normal" style:family="paragraph">
      <style:paragraph-properties fo:margin-top="0.0833in" fo:margin-bottom="0.0833in"/>
    </style:style>
    <style:style style:name="T327" style:parent-style-name="DefaultParagraphFont" style:family="text">
      <style:text-properties style:font-name-asian="Calibri" fo:font-weight="bold" style:font-weight-asian="bold" fo:text-transform="uppercase" style:text-underline-type="single" style:text-underline-style="solid" style:text-underline-width="auto" style:text-underline-mode="continuous"/>
    </style:style>
    <style:style style:name="T328" style:parent-style-name="DefaultParagraphFont" style:family="text">
      <style:text-properties style:font-name-asian="Calibri" fo:font-weight="bold" style:font-weight-asian="bold"/>
    </style:style>
    <style:style style:name="T329" style:parent-style-name="DefaultParagraphFont" style:family="text">
      <style:text-properties style:font-name-asian="Calibri"/>
    </style:style>
    <style:style style:name="T330" style:parent-style-name="DefaultParagraphFont" style:family="text">
      <style:text-properties style:font-name-asian="Calibri" style:text-underline-type="single" style:text-underline-style="solid" style:text-underline-width="auto" style:text-underline-mode="continuous"/>
    </style:style>
    <style:style style:name="T331" style:parent-style-name="DefaultParagraphFont" style:family="text">
      <style:text-properties style:font-name-asian="Calibri"/>
    </style:style>
    <style:style style:name="T332" style:parent-style-name="DefaultParagraphFont" style:family="text">
      <style:text-properties style:font-name-asian="Calibri"/>
    </style:style>
    <style:style style:name="P333" style:parent-style-name="Normal" style:list-style-name="LFO2" style:family="paragraph">
      <style:paragraph-properties fo:text-align="justify" fo:margin-top="0.0833in" fo:margin-bottom="0.0833in"/>
    </style:style>
    <style:style style:name="T334" style:parent-style-name="DefaultParagraphFont" style:family="text">
      <style:text-properties style:font-name-asian="Calibri" fo:font-weight="bold" style:font-weight-asian="bold"/>
    </style:style>
    <style:style style:name="T335" style:parent-style-name="DefaultParagraphFont" style:family="text">
      <style:text-properties style:font-name-asian="Calibri"/>
    </style:style>
    <style:style style:name="T336" style:parent-style-name="DefaultParagraphFont" style:family="text">
      <style:text-properties style:font-name-asian="Calibri"/>
    </style:style>
    <style:style style:name="T337" style:parent-style-name="DefaultParagraphFont" style:family="text">
      <style:text-properties style:font-name-asian="Calibri"/>
    </style:style>
    <style:style style:name="T338" style:parent-style-name="DefaultParagraphFont" style:family="text">
      <style:text-properties style:font-name-asian="Calibri"/>
    </style:style>
    <style:style style:name="T339" style:parent-style-name="DefaultParagraphFont" style:family="text">
      <style:text-properties style:font-name-asian="Calibri"/>
    </style:style>
    <style:style style:name="T340" style:parent-style-name="DefaultParagraphFont" style:family="text">
      <style:text-properties style:font-name-asian="Calibri"/>
    </style:style>
    <style:style style:name="T341" style:parent-style-name="DefaultParagraphFont" style:family="text">
      <style:text-properties style:font-name-asian="Calibri"/>
    </style:style>
    <style:style style:name="T342" style:parent-style-name="DefaultParagraphFont" style:family="text">
      <style:text-properties style:font-name-asian="Calibri"/>
    </style:style>
    <style:style style:name="T343" style:parent-style-name="DefaultParagraphFont" style:family="text">
      <style:text-properties style:font-name-asian="Calibri"/>
    </style:style>
    <style:style style:name="T344" style:parent-style-name="DefaultParagraphFont" style:family="text">
      <style:text-properties style:font-name-asian="Calibri"/>
    </style:style>
    <style:style style:name="T345" style:parent-style-name="DefaultParagraphFont" style:family="text">
      <style:text-properties style:font-name-asian="Calibri" fo:font-weight="bold" style:font-weight-asian="bold"/>
    </style:style>
    <style:style style:name="T346" style:parent-style-name="DefaultParagraphFont" style:family="text">
      <style:text-properties style:font-name-asian="Calibri" fo:font-weight="bold" style:font-weight-asian="bold"/>
    </style:style>
    <style:style style:name="T347" style:parent-style-name="DefaultParagraphFont" style:family="text">
      <style:text-properties style:font-name-asian="Calibri" fo:font-weight="bold" style:font-weight-asian="bold"/>
    </style:style>
    <style:style style:name="T348" style:parent-style-name="DefaultParagraphFont" style:family="text">
      <style:text-properties style:font-name-asian="Calibri" fo:font-weight="bold" style:font-weight-asian="bold"/>
    </style:style>
    <style:style style:name="T349" style:parent-style-name="DefaultParagraphFont" style:family="text">
      <style:text-properties style:font-name-asian="Calibri" fo:font-weight="bold" style:font-weight-asian="bold"/>
    </style:style>
    <style:style style:name="T350" style:parent-style-name="DefaultParagraphFont" style:family="text">
      <style:text-properties style:font-name-asian="Calibri" fo:font-weight="bold" style:font-weight-asian="bold"/>
    </style:style>
    <style:style style:name="T351" style:parent-style-name="DefaultParagraphFont" style:family="text">
      <style:text-properties style:font-name-asian="Calibri" fo:font-weight="bold" style:font-weight-asian="bold"/>
    </style:style>
    <style:style style:name="T352" style:parent-style-name="DefaultParagraphFont" style:family="text">
      <style:text-properties style:font-name-asian="Calibri" fo:font-weight="bold" style:font-weight-asian="bold"/>
    </style:style>
    <style:style style:name="T353" style:parent-style-name="DefaultParagraphFont" style:family="text">
      <style:text-properties style:font-name-asian="Calibri" fo:font-weight="bold" style:font-weight-asian="bold"/>
    </style:style>
    <style:style style:name="T354" style:parent-style-name="DefaultParagraphFont" style:family="text">
      <style:text-properties style:font-name-asian="Calibri" fo:font-weight="bold" style:font-weight-asian="bold"/>
    </style:style>
    <style:style style:name="P355" style:parent-style-name="Normal" style:family="paragraph">
      <style:paragraph-properties fo:text-align="justify" fo:margin-top="0.0833in" fo:margin-bottom="0.0833in" fo:margin-left="0.4472in">
        <style:tab-stops/>
      </style:paragraph-properties>
    </style:style>
    <style:style style:name="T356" style:parent-style-name="DefaultParagraphFont" style:family="text">
      <style:text-properties style:font-name="Wingdings" style:font-name-asian="Wingdings" style:font-name-complex="Wingdings" fo:font-weight="bold" style:font-weight-asian="bold"/>
    </style:style>
    <style:style style:name="T357" style:parent-style-name="DefaultParagraphFont" style:family="text">
      <style:text-properties style:font-name-asian="Calibri" fo:font-weight="bold" style:font-weight-asian="bold"/>
    </style:style>
    <style:style style:name="T358" style:parent-style-name="DefaultParagraphFont" style:family="text">
      <style:text-properties style:font-name-asian="Calibri"/>
    </style:style>
    <style:style style:name="T359" style:parent-style-name="DefaultParagraphFont" style:family="text">
      <style:text-properties style:font-name-asian="Calibri" fo:font-weight="bold" style:font-weight-asian="bold"/>
    </style:style>
    <style:style style:name="P360"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text-underline-type="single" style:text-underline-style="solid" style:text-underline-width="auto" style:text-underline-mode="continuous"/>
    </style:style>
    <style:style style:name="P361" style:parent-style-name="Normal" style:list-style-name="LFO2" style:family="paragraph">
      <style:paragraph-properties fo:text-align="justify"/>
    </style:style>
    <style:style style:name="T362" style:parent-style-name="DefaultParagraphFont" style:family="text">
      <style:text-properties style:font-name-asian="Calibri" fo:font-weight="bold" style:font-weight-asian="bold"/>
    </style:style>
    <style:style style:name="T363" style:parent-style-name="DefaultParagraphFont" style:family="text">
      <style:text-properties style:font-name-asian="Calibri"/>
    </style:style>
    <style:style style:name="T364" style:parent-style-name="DefaultParagraphFont" style:family="text">
      <style:text-properties style:font-name-asian="Calibri"/>
    </style:style>
    <style:style style:name="T365" style:parent-style-name="DefaultParagraphFont" style:family="text">
      <style:text-properties style:font-name-asian="Calibri"/>
    </style:style>
    <style:style style:name="T366" style:parent-style-name="DefaultParagraphFont" style:family="text">
      <style:text-properties style:font-name-asian="Calibri"/>
    </style:style>
    <style:style style:name="T367" style:parent-style-name="DefaultParagraphFont" style:family="text">
      <style:text-properties style:font-name-asian="Calibri"/>
    </style:style>
    <style:style style:name="T368" style:parent-style-name="DefaultParagraphFont" style:family="text">
      <style:text-properties style:font-name-asian="Calibri"/>
    </style:style>
    <style:style style:name="T369" style:parent-style-name="DefaultParagraphFont" style:family="text">
      <style:text-properties style:font-name-asian="Calibri"/>
    </style:style>
    <style:style style:name="T370" style:parent-style-name="DefaultParagraphFont" style:family="text">
      <style:text-properties style:font-name-asian="Calibri"/>
    </style:style>
    <style:style style:name="T371" style:parent-style-name="DefaultParagraphFont" style:family="text">
      <style:text-properties style:font-name-asian="Calibri"/>
    </style:style>
    <style:style style:name="T372" style:parent-style-name="DefaultParagraphFont" style:family="text">
      <style:text-properties style:font-name-asian="Calibri"/>
    </style:style>
    <style:style style:name="T373" style:parent-style-name="DefaultParagraphFont" style:family="text">
      <style:text-properties style:font-name-asian="Calibri"/>
    </style:style>
    <style:style style:name="T374" style:parent-style-name="DefaultParagraphFont" style:family="text">
      <style:text-properties style:font-name-asian="Calibri"/>
    </style:style>
    <style:style style:name="T375" style:parent-style-name="DefaultParagraphFont" style:family="text">
      <style:text-properties style:font-name-asian="Calibri" fo:font-weight="bold" style:font-weight-asian="bold"/>
    </style:style>
    <style:style style:name="T376" style:parent-style-name="DefaultParagraphFont" style:family="text">
      <style:text-properties style:font-name-asian="Calibri" fo:font-weight="bold" style:font-weight-asian="bold"/>
    </style:style>
    <style:style style:name="T377" style:parent-style-name="DefaultParagraphFont" style:family="text">
      <style:text-properties style:font-name-asian="Calibri" fo:font-weight="bold" style:font-weight-asian="bold"/>
    </style:style>
    <style:style style:name="T378" style:parent-style-name="DefaultParagraphFont" style:family="text">
      <style:text-properties style:font-name-asian="Calibri" fo:font-weight="bold" style:font-weight-asian="bold"/>
    </style:style>
    <style:style style:name="T379" style:parent-style-name="DefaultParagraphFont" style:family="text">
      <style:text-properties style:font-name-asian="Calibri" fo:font-weight="bold" style:font-weight-asian="bold"/>
    </style:style>
    <style:style style:name="P380" style:parent-style-name="Normal" style:family="paragraph">
      <style:paragraph-properties fo:text-align="justify" fo:margin-top="0.0833in" fo:margin-bottom="0.0833in" fo:margin-left="0.4486in">
        <style:tab-stops/>
      </style:paragraph-properties>
    </style:style>
    <style:style style:name="T381" style:parent-style-name="DefaultParagraphFont" style:family="text">
      <style:text-properties style:font-name="Wingdings" style:font-name-asian="Wingdings" style:font-name-complex="Wingdings" fo:font-weight="bold" style:font-weight-asian="bold"/>
    </style:style>
    <style:style style:name="T382" style:parent-style-name="DefaultParagraphFont" style:family="text">
      <style:text-properties style:font-name-asian="Calibri" fo:font-weight="bold" style:font-weight-asian="bold"/>
    </style:style>
    <style:style style:name="T383" style:parent-style-name="DefaultParagraphFont" style:family="text">
      <style:text-properties style:font-name-asian="Calibri"/>
    </style:style>
    <style:style style:name="T384" style:parent-style-name="DefaultParagraphFont" style:family="text">
      <style:text-properties style:font-name-asian="Calibri" fo:font-weight="bold" style:font-weight-asian="bold"/>
    </style:style>
    <style:style style:name="P385" style:parent-style-name="Normal" style:family="paragraph">
      <style:paragraph-properties fo:text-align="justify" fo:margin-top="0.0833in" fo:margin-bottom="0.0833in" fo:margin-left="0.4486in">
        <style:tab-stops/>
      </style:paragraph-properties>
      <style:text-properties style:font-name-asian="Calibri"/>
    </style:style>
    <style:style style:name="P386" style:parent-style-name="Normal" style:list-style-name="LFO2" style:family="paragraph">
      <style:paragraph-properties fo:text-align="justify" fo:margin-top="0.0833in" fo:margin-bottom="0.0833in"/>
      <style:text-properties style:font-name-asian="Calibri" fo:font-weight="bold" style:font-weight-asian="bold"/>
    </style:style>
    <style:style style:name="P387"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style>
    <style:style style:name="P388" style:parent-style-name="Normal" style:list-style-name="LFO2" style:family="paragraph">
      <style:paragraph-properties fo:text-align="justify" fo:margin-top="0.0833in" fo:margin-bottom="0.0833in"/>
      <style:text-properties style:font-name-asian="Calibri" fo:font-weight="bold" style:font-weight-asian="bold"/>
    </style:style>
    <style:style style:name="P389"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style>
    <style:style style:name="P390" style:parent-style-name="Normal" style:family="paragraph">
      <style:paragraph-properties fo:text-align="justify" fo:margin-top="0.0833in" fo:margin-bottom="0.0833in" fo:margin-left="0.4472in">
        <style:tab-stops/>
      </style:paragraph-properties>
    </style:style>
    <style:style style:name="T391" style:parent-style-name="DefaultParagraphFont" style:family="text">
      <style:text-properties style:font-name="Wingdings" style:font-name-asian="Wingdings" style:font-name-complex="Wingdings" fo:font-weight="bold" style:font-weight-asian="bold"/>
    </style:style>
    <style:style style:name="T392" style:parent-style-name="DefaultParagraphFont" style:family="text">
      <style:text-properties style:font-name-asian="Calibri" fo:font-weight="bold" style:font-weight-asian="bold"/>
    </style:style>
    <style:style style:name="T393" style:parent-style-name="DefaultParagraphFont" style:family="text">
      <style:text-properties style:font-name-asian="Calibri" style:text-underline-type="single" style:text-underline-style="solid" style:text-underline-width="auto" style:text-underline-mode="continuous"/>
    </style:style>
    <style:style style:name="T394" style:parent-style-name="DefaultParagraphFont" style:family="text">
      <style:text-properties style:font-name-asian="Calibri"/>
    </style:style>
    <style:style style:name="T395" style:parent-style-name="DefaultParagraphFont" style:family="text">
      <style:text-properties style:font-name-asian="Calibri" fo:font-weight="bold" style:font-weight-asian="bold"/>
    </style:style>
    <style:style style:name="T396" style:parent-style-name="DefaultParagraphFont" style:family="text">
      <style:text-properties style:font-name-asian="Calibri"/>
    </style:style>
    <style:style style:name="T397" style:parent-style-name="DefaultParagraphFont" style:family="text">
      <style:text-properties style:font-name-asian="Calibri"/>
    </style:style>
    <style:style style:name="T398" style:parent-style-name="DefaultParagraphFont" style:family="text">
      <style:text-properties style:font-name-asian="Calibri" fo:font-weight="bold" style:font-weight-asian="bold"/>
    </style:style>
    <style:style style:name="P399"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style>
    <style:style style:name="P400" style:parent-style-name="Normal" style:list-style-name="LFO2" style:family="paragraph">
      <style:paragraph-properties fo:text-align="justify" fo:margin-top="0.0833in" fo:margin-bottom="0.0833in"/>
    </style:style>
    <style:style style:name="T401" style:parent-style-name="DefaultParagraphFont" style:family="text">
      <style:text-properties style:font-name-asian="Calibri" fo:font-weight="bold" style:font-weight-asian="bold"/>
    </style:style>
    <style:style style:name="T402" style:parent-style-name="DefaultParagraphFont" style:family="text">
      <style:text-properties style:font-name-asian="Calibri" fo:font-weight="bold" style:font-weight-asian="bold"/>
    </style:style>
    <style:style style:name="T403" style:parent-style-name="DefaultParagraphFont" style:family="text">
      <style:text-properties style:font-name-asian="Calibri" fo:font-weight="bold" style:font-weight-asian="bold"/>
    </style:style>
    <style:style style:name="T404" style:parent-style-name="DefaultParagraphFont" style:family="text">
      <style:text-properties style:font-name-asian="Calibri" fo:font-weight="bold" style:font-weight-asian="bold"/>
    </style:style>
    <style:style style:name="T405" style:parent-style-name="DefaultParagraphFont" style:family="text">
      <style:text-properties style:font-name-asian="Calibri" fo:font-weight="bold" style:font-weight-asian="bold"/>
    </style:style>
    <style:style style:name="T406" style:parent-style-name="DefaultParagraphFont" style:family="text">
      <style:text-properties style:font-name-asian="Calibri"/>
    </style:style>
    <style:style style:name="T407" style:parent-style-name="DefaultParagraphFont" style:family="text">
      <style:text-properties style:font-name-asian="Calibri"/>
    </style:style>
    <style:style style:name="T408" style:parent-style-name="DefaultParagraphFont" style:family="text">
      <style:text-properties style:font-name-asian="Calibri"/>
    </style:style>
    <style:style style:name="T409" style:parent-style-name="DefaultParagraphFont" style:family="text">
      <style:text-properties style:font-name-asian="Calibri"/>
    </style:style>
    <style:style style:name="T410" style:parent-style-name="DefaultParagraphFont" style:family="text">
      <style:text-properties style:font-name-asian="Calibri"/>
    </style:style>
    <style:style style:name="T411" style:parent-style-name="DefaultParagraphFont" style:family="text">
      <style:text-properties style:font-name-asian="Calibri"/>
    </style:style>
    <style:style style:name="T412" style:parent-style-name="DefaultParagraphFont" style:family="text">
      <style:text-properties style:font-name-asian="Calibri" fo:font-weight="bold" style:font-weight-asian="bold"/>
    </style:style>
    <style:style style:name="T413" style:parent-style-name="DefaultParagraphFont" style:family="text">
      <style:text-properties style:font-name-asian="Calibri" fo:font-weight="bold" style:font-weight-asian="bold"/>
    </style:style>
    <style:style style:name="T414" style:parent-style-name="DefaultParagraphFont" style:family="text">
      <style:text-properties style:font-name-asian="Calibri" fo:font-weight="bold" style:font-weight-asian="bold"/>
    </style:style>
    <style:style style:name="P415" style:parent-style-name="Normal" style:family="paragraph">
      <style:paragraph-properties fo:text-align="justify" fo:margin-top="0.0833in" fo:margin-bottom="0.0833in" fo:margin-left="0.4472in">
        <style:tab-stops/>
      </style:paragraph-properties>
    </style:style>
    <style:style style:name="T416" style:parent-style-name="DefaultParagraphFont" style:family="text">
      <style:text-properties style:font-name="Wingdings" style:font-name-asian="Wingdings" style:font-name-complex="Wingdings" fo:font-weight="bold" style:font-weight-asian="bold"/>
    </style:style>
    <style:style style:name="T417" style:parent-style-name="DefaultParagraphFont" style:family="text">
      <style:text-properties style:font-name-asian="Calibri" fo:font-weight="bold" style:font-weight-asian="bold"/>
    </style:style>
    <style:style style:name="T418" style:parent-style-name="DefaultParagraphFont" style:family="text">
      <style:text-properties style:font-name-asian="Calibri"/>
    </style:style>
    <style:style style:name="T419" style:parent-style-name="DefaultParagraphFont" style:family="text">
      <style:text-properties style:font-name-asian="Calibri"/>
    </style:style>
    <style:style style:name="T420" style:parent-style-name="DefaultParagraphFont" style:family="text">
      <style:text-properties style:font-name-asian="Calibri" fo:font-weight="bold" style:font-weight-asian="bold"/>
    </style:style>
    <style:style style:name="P421"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text-underline-type="single" style:text-underline-style="solid" style:text-underline-width="auto" style:text-underline-mode="continuous"/>
    </style:style>
    <style:style style:name="P422" style:parent-style-name="Normal" style:list-style-name="LFO2" style:family="paragraph">
      <style:paragraph-properties fo:text-align="justify" fo:margin-top="0.0833in" fo:margin-bottom="0.0833in"/>
      <style:text-properties style:font-name-asian="Calibri" fo:font-weight="bold" style:font-weight-asian="bold"/>
    </style:style>
    <style:style style:name="P423"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style>
    <style:style style:name="P424" style:parent-style-name="Normal" style:list-style-name="LFO2" style:family="paragraph">
      <style:paragraph-properties fo:text-align="justify" fo:margin-top="0.0833in" fo:margin-bottom="0.0833in"/>
      <style:text-properties style:font-name-asian="Calibri" fo:font-weight="bold" style:font-weight-asian="bold"/>
    </style:style>
    <style:style style:name="P425"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style>
    <style:style style:name="P426" style:parent-style-name="Normal" style:list-style-name="LFO2" style:family="paragraph">
      <style:paragraph-properties fo:text-align="justify" fo:margin-top="0.0833in" fo:margin-bottom="0.0833in"/>
      <style:text-properties style:font-name-asian="Calibri" fo:font-weight="bold" style:font-weight-asian="bold"/>
    </style:style>
    <style:style style:name="P427" style:parent-style-name="Normal" style:family="paragraph">
      <style:paragraph-properties fo:text-align="justify" fo:margin-top="0.0833in" fo:margin-bottom="0.0833in" fo:margin-left="0.4472in">
        <style:tab-stops/>
      </style:paragraph-properties>
      <style:text-properties style:font-name-asian="Calibri" fo:font-weight="bold" style:font-weight-asian="bold"/>
    </style:style>
    <style:style style:name="P428" style:parent-style-name="Normal" style:list-style-name="LFO2" style:family="paragraph">
      <style:paragraph-properties fo:text-align="justify" fo:margin-top="0.0833in" fo:margin-bottom="0.0833in"/>
    </style:style>
    <style:style style:name="T429" style:parent-style-name="DefaultParagraphFont" style:family="text">
      <style:text-properties style:font-name-asian="Calibri" fo:font-weight="bold" style:font-weight-asian="bold"/>
    </style:style>
    <style:style style:name="T430" style:parent-style-name="DefaultParagraphFont" style:family="text">
      <style:text-properties style:font-name-asian="Calibri"/>
    </style:style>
    <style:style style:name="P431" style:parent-style-name="Normal" style:family="paragraph">
      <style:paragraph-properties fo:text-align="justify" fo:margin-top="0.0833in" fo:margin-bottom="0.0833in" fo:margin-left="0.1972in">
        <style:tab-stops/>
      </style:paragraph-properties>
      <style:text-properties style:font-name-asian="Calibri"/>
    </style:style>
    <style:style style:name="P432" style:parent-style-name="Normal" style:family="paragraph">
      <style:paragraph-properties fo:margin-top="0.0833in" fo:margin-bottom="0.0833in" fo:text-indent="0.1972in"/>
      <style:text-properties style:font-name-asian="Calibri"/>
    </style:style>
    <style:style style:name="P433" style:parent-style-name="Normal" style:family="paragraph">
      <style:paragraph-properties fo:break-before="page" fo:margin-top="0.0833in" fo:margin-bottom="0.0833in"/>
      <style:text-properties style:font-name-asian="Calibri"/>
    </style:style>
    <style:style style:name="P434" style:parent-style-name="Heading1" style:list-style-name="LFO22" style:family="paragraph"/>
    <style:style style:name="P435" style:parent-style-name="Heading1" style:family="paragraph">
      <style:text-properties fo:font-style="normal" style:font-style-asian="normal"/>
    </style:style>
    <style:style style:name="P436" style:parent-style-name="Normal" style:family="paragraph">
      <style:paragraph-properties fo:text-align="justify" fo:margin-top="0.0833in" fo:margin-bottom="0.0833in"/>
    </style:style>
    <style:style style:name="P437" style:parent-style-name="Normal" style:family="paragraph">
      <style:paragraph-properties fo:text-align="justify" fo:margin-top="0.0833in" fo:margin-bottom="0.0833in"/>
    </style:style>
    <style:style style:name="P438" style:parent-style-name="FootnoteText" style:family="paragraph">
      <style:paragraph-properties fo:text-align="justify"/>
    </style:style>
    <style:style style:name="P439" style:parent-style-name="FootnoteText" style:family="paragraph">
      <style:paragraph-properties fo:text-align="justify"/>
    </style:style>
    <style:style style:name="P440" style:parent-style-name="Normal" style:family="paragraph">
      <style:paragraph-properties fo:text-align="justify" fo:margin-top="0.0833in" fo:margin-bottom="0.0833in"/>
    </style:style>
    <style:style style:name="P441" style:parent-style-name="Normal" style:family="paragraph">
      <style:paragraph-properties fo:text-align="justify" fo:margin-top="0.0833in" fo:margin-bottom="0.0833in"/>
    </style:style>
    <style:style style:name="P442" style:parent-style-name="Normal" style:family="paragraph">
      <style:paragraph-properties fo:text-align="justify" fo:margin-top="0.0833in" fo:margin-bottom="0.0833in"/>
    </style:style>
    <style:style style:name="P443" style:parent-style-name="Normal" style:family="paragraph">
      <style:paragraph-properties fo:text-align="justify" fo:margin-top="0.0833in" fo:margin-bottom="0.1666in"/>
    </style:style>
    <style:style style:name="P444" style:parent-style-name="FootnoteText" style:family="paragraph">
      <style:paragraph-properties fo:text-align="justify"/>
    </style:style>
    <style:style style:name="P445"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446" style:parent-style-name="DefaultParagraphFont" style:family="text">
      <style:text-properties fo:font-style="italic" style:font-style-asian="italic"/>
    </style:style>
    <style:style style:name="T447" style:parent-style-name="DefaultParagraphFont" style:family="text">
      <style:text-properties fo:font-style="italic" style:font-style-asian="italic"/>
    </style:style>
    <style:style style:name="T448" style:parent-style-name="DefaultParagraphFont" style:family="text">
      <style:text-properties fo:font-style="italic" style:font-style-asian="italic"/>
    </style:style>
    <style:style style:name="T449" style:parent-style-name="DefaultParagraphFont" style:family="text">
      <style:text-properties fo:font-style="italic" style:font-style-asian="italic"/>
    </style:style>
    <style:style style:name="T450" style:parent-style-name="DefaultParagraphFont" style:family="text">
      <style:text-properties fo:font-style="italic" style:font-style-asian="italic"/>
    </style:style>
    <style:style style:name="T451" style:parent-style-name="DefaultParagraphFont" style:family="text">
      <style:text-properties fo:font-style="italic" style:font-style-asian="italic"/>
    </style:style>
    <style:style style:name="T452" style:parent-style-name="DefaultParagraphFont" style:family="text">
      <style:text-properties fo:font-style="italic" style:font-style-asian="italic"/>
    </style:style>
    <style:style style:name="T453" style:parent-style-name="DefaultParagraphFont" style:family="text">
      <style:text-properties fo:font-weight="bold" style:font-weight-asian="bold" fo:font-style="italic" style:font-style-asian="italic"/>
    </style:style>
    <style:style style:name="T454" style:parent-style-name="DefaultParagraphFont" style:family="text">
      <style:text-properties fo:font-weight="bold" style:font-weight-asian="bold" fo:font-style="italic" style:font-style-asian="italic"/>
    </style:style>
    <style:style style:name="T455" style:parent-style-name="DefaultParagraphFont" style:family="text">
      <style:text-properties fo:font-weight="bold" style:font-weight-asian="bold" fo:font-style="italic" style:font-style-asian="italic"/>
    </style:style>
    <style:style style:name="T456" style:parent-style-name="DefaultParagraphFont" style:family="text">
      <style:text-properties fo:font-weight="bold" style:font-weight-asian="bold" fo:font-style="italic" style:font-style-asian="italic"/>
    </style:style>
    <style:style style:name="T457" style:parent-style-name="DefaultParagraphFont" style:family="text">
      <style:text-properties fo:font-weight="bold" style:font-weight-asian="bold" fo:font-style="italic" style:font-style-asian="italic"/>
    </style:style>
    <style:style style:name="T458" style:parent-style-name="DefaultParagraphFont" style:family="text">
      <style:text-properties fo:font-weight="bold" style:font-weight-asian="bold" fo:font-style="italic" style:font-style-asian="italic"/>
    </style:style>
    <style:style style:name="P45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6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6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6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6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6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65"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466" style:parent-style-name="DefaultParagraphFont" style:family="text">
      <style:text-properties fo:font-style="italic" style:font-style-asian="italic"/>
    </style:style>
    <style:style style:name="T467" style:parent-style-name="DefaultParagraphFont" style:family="text">
      <style:text-properties fo:font-style="italic" style:font-style-asian="italic"/>
    </style:style>
    <style:style style:name="T468" style:parent-style-name="DefaultParagraphFont" style:family="text">
      <style:text-properties fo:font-style="italic" style:font-style-asian="italic"/>
    </style:style>
    <style:style style:name="T469" style:parent-style-name="DefaultParagraphFont" style:family="text">
      <style:text-properties fo:font-weight="bold" style:font-weight-asian="bold" fo:font-style="italic" style:font-style-asian="italic"/>
    </style:style>
    <style:style style:name="T470" style:parent-style-name="DefaultParagraphFont" style:family="text">
      <style:text-properties fo:font-weight="bold" style:font-weight-asian="bold" fo:font-style="italic" style:font-style-asian="italic"/>
    </style:style>
    <style:style style:name="T471" style:parent-style-name="DefaultParagraphFont" style:family="text">
      <style:text-properties fo:font-weight="bold" style:font-weight-asian="bold" fo:font-style="italic" style:font-style-asian="italic"/>
    </style:style>
    <style:style style:name="T472" style:parent-style-name="DefaultParagraphFont" style:family="text">
      <style:text-properties fo:font-weight="bold" style:font-weight-asian="bold" fo:font-style="italic" style:font-style-asian="italic"/>
    </style:style>
    <style:style style:name="P47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7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7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7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7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479"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tab-stop style:type="left" style:position="0.5909in"/>
        </style:tab-stops>
      </style:paragraph-properties>
    </style:style>
    <style:style style:name="T480" style:parent-style-name="DefaultParagraphFont" style:family="text">
      <style:text-properties fo:font-style="italic" style:font-style-asian="italic"/>
    </style:style>
    <style:style style:name="T481" style:parent-style-name="DefaultParagraphFont" style:family="text">
      <style:text-properties fo:font-style="italic" style:font-style-asian="italic"/>
    </style:style>
    <style:style style:name="T482" style:parent-style-name="DefaultParagraphFont" style:family="text">
      <style:text-properties fo:font-style="italic" style:font-style-asian="italic"/>
    </style:style>
    <style:style style:name="T483" style:parent-style-name="DefaultParagraphFont" style:family="text">
      <style:text-properties fo:font-weight="bold" style:font-weight-asian="bold" fo:font-style="italic" style:font-style-asian="italic"/>
    </style:style>
    <style:style style:name="T484" style:parent-style-name="DefaultParagraphFont" style:family="text">
      <style:text-properties fo:font-weight="bold" style:font-weight-asian="bold" fo:font-style="italic" style:font-style-asian="italic"/>
    </style:style>
    <style:style style:name="T485" style:parent-style-name="DefaultParagraphFont" style:family="text">
      <style:text-properties fo:font-weight="bold" style:font-weight-asian="bold" fo:font-style="italic" style:font-style-asian="italic"/>
    </style:style>
    <style:style style:name="T486" style:parent-style-name="DefaultParagraphFont" style:family="text">
      <style:text-properties fo:font-weight="bold" style:font-weight-asian="bold" fo:font-style="italic" style:font-style-asian="italic"/>
    </style:style>
    <style:style style:name="T487" style:parent-style-name="DefaultParagraphFont" style:family="text">
      <style:text-properties fo:font-weight="bold" style:font-weight-asian="bold" fo:font-style="italic" style:font-style-asian="italic"/>
    </style:style>
    <style:style style:name="T488" style:parent-style-name="DefaultParagraphFont" style:family="text">
      <style:text-properties fo:font-weight="bold" style:font-weight-asian="bold" fo:font-style="italic" style:font-style-asian="italic"/>
    </style:style>
    <style:style style:name="T489" style:parent-style-name="DefaultParagraphFont" style:family="text">
      <style:text-properties fo:font-weight="bold" style:font-weight-asian="bold" fo:font-style="italic" style:font-style-asian="italic"/>
    </style:style>
    <style:style style:name="T490" style:parent-style-name="DefaultParagraphFont" style:family="text">
      <style:text-properties fo:font-weight="bold" style:font-weight-asian="bold" fo:font-style="italic" style:font-style-asian="italic"/>
    </style:style>
    <style:style style:name="T491" style:parent-style-name="DefaultParagraphFont" style:family="text">
      <style:text-properties fo:font-weight="bold" style:font-weight-asian="bold" fo:font-style="italic" style:font-style-asian="italic"/>
    </style:style>
    <style:style style:name="T492" style:parent-style-name="DefaultParagraphFont" style:family="text">
      <style:text-properties fo:font-weight="bold" style:font-weight-asian="bold" fo:font-style="italic" style:font-style-asian="italic"/>
    </style:style>
    <style:style style:name="T493" style:parent-style-name="DefaultParagraphFont" style:family="text">
      <style:text-properties fo:font-weight="bold" style:font-weight-asian="bold" fo:font-style="italic" style:font-style-asian="italic"/>
    </style:style>
    <style:style style:name="P494" style:parent-style-name="Normal" style:family="paragraph">
      <style:paragraph-properties fo:border="0.0069in solid #000000" fo:padding-top="0.0138in" fo:padding-left="0.0555in" fo:padding-bottom="0.0138in" fo:padding-right="0.0555in" style:shadow="none" fo:text-align="justify" fo:margin-top="0.0833in" fo:margin-bottom="0.0833in">
        <style:tab-stops>
          <style:tab-stop style:type="left" style:position="0.5909in"/>
        </style:tab-stops>
      </style:paragraph-properties>
    </style:style>
    <style:style style:name="P495" style:parent-style-name="Normal" style:family="paragraph">
      <style:paragraph-properties fo:border="0.0069in solid #000000" fo:padding-top="0.0138in" fo:padding-left="0.0555in" fo:padding-bottom="0.0138in" fo:padding-right="0.0555in" style:shadow="none" fo:text-align="justify" fo:margin-top="0.0833in" fo:margin-bottom="0.0833in">
        <style:tab-stops>
          <style:tab-stop style:type="left" style:position="0.5909in"/>
        </style:tab-stops>
      </style:paragraph-properties>
    </style:style>
    <style:style style:name="P496" style:parent-style-name="Normal" style:family="paragraph">
      <style:paragraph-properties fo:border="0.0069in solid #000000" fo:padding-top="0.0138in" fo:padding-left="0.0555in" fo:padding-bottom="0.0138in" fo:padding-right="0.0555in" style:shadow="none" fo:text-align="justify" fo:margin-top="0.0833in" fo:margin-bottom="0.0833in">
        <style:tab-stops>
          <style:tab-stop style:type="left" style:position="0.5909in"/>
        </style:tab-stops>
      </style:paragraph-properties>
    </style:style>
    <style:style style:name="P497" style:parent-style-name="Normal" style:family="paragraph">
      <style:paragraph-properties fo:border="0.0069in solid #000000" fo:padding-top="0.0138in" fo:padding-left="0.0555in" fo:padding-bottom="0.0138in" fo:padding-right="0.0555in" style:shadow="none" fo:text-align="justify" fo:margin-top="0.0833in" fo:margin-bottom="0.0833in">
        <style:tab-stops>
          <style:tab-stop style:type="left" style:position="0.5909in"/>
        </style:tab-stops>
      </style:paragraph-properties>
    </style:style>
    <style:style style:name="P498"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tab-stop style:type="left" style:position="0.5909in"/>
        </style:tab-stops>
      </style:paragraph-properties>
      <style:text-properties fo:font-weight="bold" style:font-weight-asian="bold" fo:font-style="italic" style:font-style-asian="italic"/>
    </style:style>
    <style:style style:name="P49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0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0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0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03"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504" style:parent-style-name="DefaultParagraphFont" style:family="text">
      <style:text-properties fo:font-style="italic" style:font-style-asian="italic"/>
    </style:style>
    <style:style style:name="T505" style:parent-style-name="DefaultParagraphFont" style:family="text">
      <style:text-properties fo:font-style="italic" style:font-style-asian="italic"/>
    </style:style>
    <style:style style:name="T506" style:parent-style-name="DefaultParagraphFont" style:family="text">
      <style:text-properties fo:font-style="italic" style:font-style-asian="italic"/>
    </style:style>
    <style:style style:name="T507" style:parent-style-name="DefaultParagraphFont" style:family="text">
      <style:text-properties fo:font-weight="bold" style:font-weight-asian="bold" fo:font-style="italic" style:font-style-asian="italic"/>
    </style:style>
    <style:style style:name="T508" style:parent-style-name="DefaultParagraphFont" style:family="text">
      <style:text-properties fo:font-weight="bold" style:font-weight-asian="bold" fo:font-style="italic" style:font-style-asian="italic"/>
    </style:style>
    <style:style style:name="T509" style:parent-style-name="DefaultParagraphFont" style:family="text">
      <style:text-properties fo:font-weight="bold" style:font-weight-asian="bold" fo:font-style="italic" style:font-style-asian="italic"/>
    </style:style>
    <style:style style:name="T510" style:parent-style-name="DefaultParagraphFont" style:family="text">
      <style:text-properties fo:font-weight="bold" style:font-weight-asian="bold" fo:font-style="italic" style:font-style-asian="italic"/>
    </style:style>
    <style:style style:name="T511" style:parent-style-name="DefaultParagraphFont" style:family="text">
      <style:text-properties fo:font-weight="bold" style:font-weight-asian="bold" fo:font-style="italic" style:font-style-asian="italic"/>
    </style:style>
    <style:style style:name="T512" style:parent-style-name="DefaultParagraphFont" style:family="text">
      <style:text-properties fo:font-weight="bold" style:font-weight-asian="bold" fo:font-style="italic" style:font-style-asian="italic"/>
    </style:style>
    <style:style style:name="T513" style:parent-style-name="DefaultParagraphFont" style:family="text">
      <style:text-properties fo:font-weight="bold" style:font-weight-asian="bold" fo:font-style="italic" style:font-style-asian="italic"/>
    </style:style>
    <style:style style:name="T514" style:parent-style-name="DefaultParagraphFont" style:family="text">
      <style:text-properties fo:font-weight="bold" style:font-weight-asian="bold" fo:font-style="italic" style:font-style-asian="italic"/>
    </style:style>
    <style:style style:name="T515" style:parent-style-name="DefaultParagraphFont" style:family="text">
      <style:text-properties fo:font-weight="bold" style:font-weight-asian="bold" fo:font-style="italic" style:font-style-asian="italic"/>
    </style:style>
    <style:style style:name="T516" style:parent-style-name="DefaultParagraphFont" style:family="text">
      <style:text-properties fo:font-weight="bold" style:font-weight-asian="bold" fo:font-style="italic" style:font-style-asian="italic"/>
    </style:style>
    <style:style style:name="T517" style:parent-style-name="DefaultParagraphFont" style:family="text">
      <style:text-properties fo:font-weight="bold" style:font-weight-asian="bold" fo:font-style="italic" style:font-style-asian="italic"/>
    </style:style>
    <style:style style:name="T518" style:parent-style-name="DefaultParagraphFont" style:family="text">
      <style:text-properties fo:font-weight="bold" style:font-weight-asian="bold" fo:font-style="italic" style:font-style-asian="italic"/>
    </style:style>
    <style:style style:name="T519" style:parent-style-name="DefaultParagraphFont" style:family="text">
      <style:text-properties fo:font-weight="bold" style:font-weight-asian="bold" fo:font-style="italic" style:font-style-asian="italic"/>
    </style:style>
    <style:style style:name="T520" style:parent-style-name="DefaultParagraphFont" style:family="text">
      <style:text-properties fo:font-weight="bold" style:font-weight-asian="bold" fo:font-style="italic" style:font-style-asian="italic"/>
    </style:style>
    <style:style style:name="T521" style:parent-style-name="DefaultParagraphFont" style:family="text">
      <style:text-properties fo:font-weight="bold" style:font-weight-asian="bold" fo:font-style="italic" style:font-style-asian="italic"/>
    </style:style>
    <style:style style:name="T522" style:parent-style-name="DefaultParagraphFont" style:family="text">
      <style:text-properties fo:font-weight="bold" style:font-weight-asian="bold" fo:font-style="italic" style:font-style-asian="italic"/>
    </style:style>
    <style:style style:name="T523" style:parent-style-name="DefaultParagraphFont" style:family="text">
      <style:text-properties fo:font-weight="bold" style:font-weight-asian="bold" fo:font-style="italic" style:font-style-asian="italic"/>
    </style:style>
    <style:style style:name="T524" style:parent-style-name="DefaultParagraphFont" style:family="text">
      <style:text-properties fo:font-weight="bold" style:font-weight-asian="bold" fo:font-style="italic" style:font-style-asian="italic"/>
    </style:style>
    <style:style style:name="T525" style:parent-style-name="DefaultParagraphFont" style:family="text">
      <style:text-properties fo:font-weight="bold" style:font-weight-asian="bold" fo:font-style="italic" style:font-style-asian="italic"/>
    </style:style>
    <style:style style:name="P52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2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2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2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3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3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32"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533" style:parent-style-name="DefaultParagraphFont" style:family="text">
      <style:text-properties fo:font-style="italic" style:font-style-asian="italic"/>
    </style:style>
    <style:style style:name="T534" style:parent-style-name="DefaultParagraphFont" style:family="text">
      <style:text-properties fo:font-style="italic" style:font-style-asian="italic"/>
    </style:style>
    <style:style style:name="T535" style:parent-style-name="DefaultParagraphFont" style:family="text">
      <style:text-properties fo:font-style="italic" style:font-style-asian="italic"/>
    </style:style>
    <style:style style:name="T536" style:parent-style-name="DefaultParagraphFont" style:family="text">
      <style:text-properties fo:font-style="italic" style:font-style-asian="italic"/>
    </style:style>
    <style:style style:name="T537" style:parent-style-name="DefaultParagraphFont" style:family="text">
      <style:text-properties fo:font-style="italic" style:font-style-asian="italic"/>
    </style:style>
    <style:style style:name="T538" style:parent-style-name="DefaultParagraphFont" style:family="text">
      <style:text-properties fo:font-style="italic" style:font-style-asian="italic"/>
    </style:style>
    <style:style style:name="T539" style:parent-style-name="DefaultParagraphFont" style:family="text">
      <style:text-properties fo:font-weight="bold" style:font-weight-asian="bold" fo:font-style="italic" style:font-style-asian="italic"/>
    </style:style>
    <style:style style:name="T540" style:parent-style-name="DefaultParagraphFont" style:family="text">
      <style:text-properties fo:font-weight="bold" style:font-weight-asian="bold" fo:font-style="italic" style:font-style-asian="italic"/>
    </style:style>
    <style:style style:name="T541" style:parent-style-name="DefaultParagraphFont" style:family="text">
      <style:text-properties fo:font-weight="bold" style:font-weight-asian="bold" fo:font-style="italic" style:font-style-asian="italic"/>
    </style:style>
    <style:style style:name="T542" style:parent-style-name="DefaultParagraphFont" style:family="text">
      <style:text-properties fo:font-weight="bold" style:font-weight-asian="bold" fo:font-style="italic" style:font-style-asian="italic"/>
    </style:style>
    <style:style style:name="T543" style:parent-style-name="DefaultParagraphFont" style:family="text">
      <style:text-properties fo:font-weight="bold" style:font-weight-asian="bold" fo:font-style="italic" style:font-style-asian="italic"/>
    </style:style>
    <style:style style:name="T544" style:parent-style-name="DefaultParagraphFont" style:family="text">
      <style:text-properties fo:font-weight="bold" style:font-weight-asian="bold" fo:font-style="italic" style:font-style-asian="italic"/>
    </style:style>
    <style:style style:name="T545" style:parent-style-name="DefaultParagraphFont" style:family="text">
      <style:text-properties fo:font-weight="bold" style:font-weight-asian="bold" fo:font-style="italic" style:font-style-asian="italic"/>
    </style:style>
    <style:style style:name="T546" style:parent-style-name="DefaultParagraphFont" style:family="text">
      <style:text-properties fo:font-weight="bold" style:font-weight-asian="bold" fo:font-style="italic" style:font-style-asian="italic"/>
    </style:style>
    <style:style style:name="T547" style:parent-style-name="DefaultParagraphFont" style:family="text">
      <style:text-properties fo:font-weight="bold" style:font-weight-asian="bold" fo:font-style="italic" style:font-style-asian="italic"/>
    </style:style>
    <style:style style:name="T548" style:parent-style-name="DefaultParagraphFont" style:family="text">
      <style:text-properties fo:font-weight="bold" style:font-weight-asian="bold" fo:font-style="italic" style:font-style-asian="italic"/>
    </style:style>
    <style:style style:name="T549" style:parent-style-name="DefaultParagraphFont" style:family="text">
      <style:text-properties fo:font-weight="bold" style:font-weight-asian="bold" fo:font-style="italic" style:font-style-asian="italic"/>
    </style:style>
    <style:style style:name="T550" style:parent-style-name="DefaultParagraphFont" style:family="text">
      <style:text-properties fo:font-weight="bold" style:font-weight-asian="bold" fo:font-style="italic" style:font-style-asian="italic"/>
    </style:style>
    <style:style style:name="T551" style:parent-style-name="DefaultParagraphFont" style:family="text">
      <style:text-properties fo:font-weight="bold" style:font-weight-asian="bold" fo:font-style="italic" style:font-style-asian="italic"/>
    </style:style>
    <style:style style:name="T552" style:parent-style-name="DefaultParagraphFont" style:family="text">
      <style:text-properties fo:font-weight="bold" style:font-weight-asian="bold" fo:font-style="italic" style:font-style-asian="italic"/>
    </style:style>
    <style:style style:name="T553" style:parent-style-name="DefaultParagraphFont" style:family="text">
      <style:text-properties fo:font-weight="bold" style:font-weight-asian="bold" fo:font-style="italic" style:font-style-asian="italic"/>
    </style:style>
    <style:style style:name="P55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5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5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5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5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59" style:parent-style-name="Normal" style:family="paragraph">
      <style:paragraph-properties fo:border="0.0069in solid #000000" fo:padding-top="0.0138in" fo:padding-left="0.0555in" fo:padding-bottom="0.0138in" fo:padding-right="0.0555in" style:shadow="none" fo:text-align="justify" fo:margin-top="0.0833in" fo:margin-bottom="0.0833in"/>
      <style:text-properties fo:font-weight="bold" style:font-weight-asian="bold" fo:font-style="italic" style:font-style-asian="italic"/>
    </style:style>
    <style:style style:name="P560"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56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568" style:parent-style-name="Heading2" style:family="paragraph">
      <style:paragraph-properties fo:margin-top="0.0833in"/>
    </style:style>
    <style:style style:name="T569" style:parent-style-name="DefaultParagraphFont" style:family="text">
      <style:text-properties fo:font-style="italic" style:font-style-asian="italic" fo:font-size="14pt" style:font-size-asian="14pt" style:font-size-complex="14pt"/>
    </style:style>
    <style:style style:name="T570" style:parent-style-name="DefaultParagraphFont" style:family="text">
      <style:text-properties fo:font-style="italic" style:font-style-asian="italic" fo:font-size="14pt" style:font-size-asian="14pt" style:font-size-complex="14pt"/>
    </style:style>
    <style:style style:name="T571" style:parent-style-name="DefaultParagraphFont" style:family="text">
      <style:text-properties fo:font-style="italic" style:font-style-asian="italic" fo:font-size="14pt" style:font-size-asian="14pt" style:font-size-complex="14pt"/>
    </style:style>
    <style:style style:name="T572" style:parent-style-name="DefaultParagraphFont" style:family="text">
      <style:text-properties fo:font-style="italic" style:font-style-asian="italic" fo:font-size="14pt" style:font-size-asian="14pt" style:font-size-complex="14pt"/>
    </style:style>
    <style:style style:name="P573" style:parent-style-name="Normal" style:family="paragraph">
      <style:paragraph-properties style:text-autospace="none" fo:text-align="justify" fo:margin-top="0.0833in" fo:margin-bottom="0.0833in"/>
    </style:style>
    <style:style style:name="T574" style:parent-style-name="DefaultParagraphFont" style:family="text">
      <style:text-properties style:font-weight-complex="bold"/>
    </style:style>
    <style:style style:name="P575" style:parent-style-name="FootnoteText" style:family="paragraph">
      <style:paragraph-properties fo:text-align="justify"/>
    </style:style>
    <style:style style:name="T576" style:parent-style-name="DefaultParagraphFont" style:family="text">
      <style:text-properties style:font-weight-complex="bold"/>
    </style:style>
    <style:style style:name="T577" style:parent-style-name="DefaultParagraphFont" style:family="text">
      <style:text-properties style:font-weight-complex="bold"/>
    </style:style>
    <style:style style:name="T578" style:parent-style-name="DefaultParagraphFont" style:family="text">
      <style:text-properties style:font-weight-complex="bold"/>
    </style:style>
    <style:style style:name="T579" style:parent-style-name="DefaultParagraphFont" style:family="text">
      <style:text-properties style:font-weight-complex="bold"/>
    </style:style>
    <style:style style:name="T580" style:parent-style-name="DefaultParagraphFont" style:family="text">
      <style:text-properties style:font-weight-complex="bold"/>
    </style:style>
    <style:style style:name="T581" style:parent-style-name="FootnoteReference" style:family="text">
      <style:text-properties style:font-weight-complex="bold"/>
    </style:style>
    <style:style style:name="P582" style:parent-style-name="FootnoteText" style:family="paragraph">
      <style:paragraph-properties fo:text-align="justify"/>
    </style:style>
    <style:style style:name="T583" style:parent-style-name="DefaultParagraphFont" style:family="text">
      <style:text-properties style:font-weight-complex="bold"/>
    </style:style>
    <style:style style:name="T584" style:parent-style-name="FootnoteReference" style:family="text">
      <style:text-properties style:font-weight-complex="bold"/>
    </style:style>
    <style:style style:name="T585" style:parent-style-name="DefaultParagraphFont" style:family="text">
      <style:text-properties style:font-weight-complex="bold"/>
    </style:style>
    <style:style style:name="P586" style:parent-style-name="Normal" style:family="paragraph">
      <style:paragraph-properties style:text-autospace="none" fo:text-align="justify" fo:margin-top="0.0833in" fo:margin-bottom="0.0833in"/>
    </style:style>
    <style:style style:name="T587" style:parent-style-name="DefaultParagraphFont" style:family="text">
      <style:text-properties style:font-weight-complex="bold"/>
    </style:style>
    <style:style style:name="T588" style:parent-style-name="DefaultParagraphFont" style:family="text">
      <style:text-properties style:font-weight-complex="bold"/>
    </style:style>
    <style:style style:name="T589" style:parent-style-name="DefaultParagraphFont" style:family="text">
      <style:text-properties style:font-weight-complex="bold"/>
    </style:style>
    <style:style style:name="T590" style:parent-style-name="FootnoteReference" style:family="text">
      <style:text-properties style:font-weight-complex="bold"/>
    </style:style>
    <style:style style:name="P591" style:parent-style-name="FootnoteText" style:family="paragraph">
      <style:paragraph-properties fo:text-align="justify"/>
    </style:style>
    <style:style style:name="T592" style:parent-style-name="DefaultParagraphFont" style:family="text">
      <style:text-properties style:font-weight-complex="bold"/>
    </style:style>
    <style:style style:name="T593" style:parent-style-name="DefaultParagraphFont" style:family="text">
      <style:text-properties style:font-weight-complex="bold"/>
    </style:style>
    <style:style style:name="T594" style:parent-style-name="DefaultParagraphFont" style:family="text">
      <style:text-properties style:font-weight-complex="bold"/>
    </style:style>
    <style:style style:name="T595" style:parent-style-name="DefaultParagraphFont" style:family="text">
      <style:text-properties style:font-weight-complex="bold"/>
    </style:style>
    <style:style style:name="T596" style:parent-style-name="DefaultParagraphFont" style:family="text">
      <style:text-properties style:font-weight-complex="bold"/>
    </style:style>
    <style:style style:name="T597" style:parent-style-name="DefaultParagraphFont" style:family="text">
      <style:text-properties style:font-weight-complex="bold"/>
    </style:style>
    <style:style style:name="T598" style:parent-style-name="DefaultParagraphFont" style:family="text">
      <style:text-properties style:font-weight-complex="bold"/>
    </style:style>
    <style:style style:name="T599" style:parent-style-name="DefaultParagraphFont" style:family="text">
      <style:text-properties style:font-weight-complex="bold"/>
    </style:style>
    <style:style style:name="T600" style:parent-style-name="DefaultParagraphFont" style:family="text">
      <style:text-properties style:font-weight-complex="bold"/>
    </style:style>
    <style:style style:name="T601" style:parent-style-name="DefaultParagraphFont" style:family="text">
      <style:text-properties style:font-weight-complex="bold"/>
    </style:style>
    <style:style style:name="P602" style:parent-style-name="Normal" style:family="paragraph">
      <style:paragraph-properties fo:text-align="justify" fo:margin-top="0.0833in" fo:margin-bottom="0.0833in"/>
    </style:style>
    <style:style style:name="P603" style:parent-style-name="FootnoteText" style:family="paragraph">
      <style:paragraph-properties fo:text-align="justify"/>
    </style:style>
    <style:style style:name="P604" style:parent-style-name="FootnoteText" style:family="paragraph">
      <style:paragraph-properties fo:text-align="justify"/>
    </style:style>
    <style:style style:name="P605" style:parent-style-name="Normal" style:family="paragraph">
      <style:paragraph-properties fo:text-align="justify" fo:margin-top="0.0833in" fo:margin-bottom="0.0833in"/>
    </style:style>
    <style:style style:name="T606" style:parent-style-name="DefaultParagraphFont" style:family="text">
      <style:text-properties style:text-underline-type="single" style:text-underline-style="solid" style:text-underline-width="auto" style:text-underline-mode="continuous"/>
    </style:style>
    <style:style style:name="T607" style:parent-style-name="DefaultParagraphFont" style:family="text">
      <style:text-properties style:text-underline-type="single" style:text-underline-style="solid" style:text-underline-width="auto" style:text-underline-mode="continuous"/>
    </style:style>
    <style:style style:name="T608" style:parent-style-name="DefaultParagraphFont" style:family="text">
      <style:text-properties style:text-underline-type="single" style:text-underline-style="solid" style:text-underline-width="auto" style:text-underline-mode="continuous"/>
    </style:style>
    <style:style style:name="P609" style:parent-style-name="FootnoteText" style:family="paragraph">
      <style:paragraph-properties fo:text-align="justify"/>
    </style:style>
    <style:style style:name="P610"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61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T612" style:parent-style-name="DefaultParagraphFont" style:family="text">
      <style:text-properties fo:font-weight="bold" style:font-weight-asian="bold"/>
    </style:style>
    <style:style style:name="P613" style:parent-style-name="Normal" style:family="paragraph">
      <style:paragraph-properties fo:border="0.0069in solid #000000" fo:padding-top="0.0138in" fo:padding-left="0.0555in" fo:padding-bottom="0.0138in" fo:padding-right="0.0555in" style:shadow="none" fo:text-align="justify"/>
    </style:style>
    <style:style style:name="T614" style:parent-style-name="DefaultParagraphFont" style:family="text">
      <style:text-properties style:text-position="super 66.6%"/>
    </style:style>
    <style:style style:name="P615" style:parent-style-name="FootnoteText" style:family="paragraph">
      <style:paragraph-properties fo:text-align="justify"/>
    </style:style>
    <style:style style:name="P61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1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19" style:parent-style-name="Normal" style:family="paragraph">
      <style:paragraph-properties fo:border="0.0069in solid #000000" fo:padding-top="0.0138in" fo:padding-left="0.0555in" fo:padding-bottom="0.0138in" fo:padding-right="0.0555in" style:shadow="none" fo:text-align="justify" fo:margin-bottom="0.0833in"/>
    </style:style>
    <style:style style:name="P620"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621" style:parent-style-name="DefaultParagraphFont" style:family="text">
      <style:text-properties fo:font-style="italic" style:font-style-asian="italic"/>
    </style:style>
    <style:style style:name="T622" style:parent-style-name="DefaultParagraphFont" style:family="text">
      <style:text-properties fo:font-weight="bold" style:font-weight-asian="bold" fo:font-style="italic" style:font-style-asian="italic"/>
    </style:style>
    <style:style style:name="T623" style:parent-style-name="DefaultParagraphFont" style:family="text">
      <style:text-properties fo:font-weight="bold" style:font-weight-asian="bold" fo:font-style="italic" style:font-style-asian="italic"/>
    </style:style>
    <style:style style:name="T624" style:parent-style-name="DefaultParagraphFont" style:family="text">
      <style:text-properties fo:font-weight="bold" style:font-weight-asian="bold" fo:font-style="italic" style:font-style-asian="italic"/>
    </style:style>
    <style:style style:name="T625" style:parent-style-name="DefaultParagraphFont" style:family="text">
      <style:text-properties fo:font-weight="bold" style:font-weight-asian="bold" fo:font-style="italic" style:font-style-asian="italic"/>
    </style:style>
    <style:style style:name="T626" style:parent-style-name="DefaultParagraphFont" style:family="text">
      <style:text-properties fo:font-weight="bold" style:font-weight-asian="bold" fo:font-style="italic" style:font-style-asian="italic"/>
    </style:style>
    <style:style style:name="T627" style:parent-style-name="DefaultParagraphFont" style:family="text">
      <style:text-properties fo:font-weight="bold" style:font-weight-asian="bold" fo:font-style="italic" style:font-style-asian="italic"/>
    </style:style>
    <style:style style:name="T628" style:parent-style-name="DefaultParagraphFont" style:family="text">
      <style:text-properties fo:font-weight="bold" style:font-weight-asian="bold" fo:font-style="italic" style:font-style-asian="italic"/>
    </style:style>
    <style:style style:name="T629" style:parent-style-name="DefaultParagraphFont" style:family="text">
      <style:text-properties fo:font-weight="bold" style:font-weight-asian="bold" fo:font-style="italic" style:font-style-asian="italic"/>
    </style:style>
    <style:style style:name="T630" style:parent-style-name="DefaultParagraphFont" style:family="text">
      <style:text-properties fo:font-weight="bold" style:font-weight-asian="bold" fo:font-style="italic" style:font-style-asian="italic"/>
    </style:style>
    <style:style style:name="T631" style:parent-style-name="DefaultParagraphFont" style:family="text">
      <style:text-properties fo:font-weight="bold" style:font-weight-asian="bold" fo:font-style="italic" style:font-style-asian="italic"/>
    </style:style>
    <style:style style:name="T632" style:parent-style-name="DefaultParagraphFont" style:family="text">
      <style:text-properties fo:font-weight="bold" style:font-weight-asian="bold" fo:font-style="italic" style:font-style-asian="italic"/>
    </style:style>
    <style:style style:name="T633" style:parent-style-name="DefaultParagraphFont" style:family="text">
      <style:text-properties fo:font-weight="bold" style:font-weight-asian="bold" fo:font-style="italic" style:font-style-asian="italic"/>
    </style:style>
    <style:style style:name="T634" style:parent-style-name="DefaultParagraphFont" style:family="text">
      <style:text-properties fo:font-weight="bold" style:font-weight-asian="bold" fo:font-style="italic" style:font-style-asian="italic"/>
    </style:style>
    <style:style style:name="T635" style:parent-style-name="DefaultParagraphFont" style:family="text">
      <style:text-properties fo:font-weight="bold" style:font-weight-asian="bold" fo:font-style="italic" style:font-style-asian="italic"/>
    </style:style>
    <style:style style:name="T636" style:parent-style-name="DefaultParagraphFont" style:family="text">
      <style:text-properties fo:font-weight="bold" style:font-weight-asian="bold" fo:font-style="italic" style:font-style-asian="italic"/>
    </style:style>
    <style:style style:name="T637" style:parent-style-name="DefaultParagraphFont" style:family="text">
      <style:text-properties fo:font-weight="bold" style:font-weight-asian="bold" fo:font-style="italic" style:font-style-asian="italic"/>
    </style:style>
    <style:style style:name="T638" style:parent-style-name="DefaultParagraphFont" style:family="text">
      <style:text-properties fo:font-weight="bold" style:font-weight-asian="bold" fo:font-style="italic" style:font-style-asian="italic"/>
    </style:style>
    <style:style style:name="T639" style:parent-style-name="DefaultParagraphFont" style:family="text">
      <style:text-properties fo:font-weight="bold" style:font-weight-asian="bold" fo:font-style="italic" style:font-style-asian="italic"/>
    </style:style>
    <style:style style:name="T640" style:parent-style-name="DefaultParagraphFont" style:family="text">
      <style:text-properties fo:font-weight="bold" style:font-weight-asian="bold" fo:font-style="italic" style:font-style-asian="italic"/>
    </style:style>
    <style:style style:name="T641" style:parent-style-name="DefaultParagraphFont" style:family="text">
      <style:text-properties fo:font-weight="bold" style:font-weight-asian="bold" fo:font-style="italic" style:font-style-asian="italic"/>
    </style:style>
    <style:style style:name="T642" style:parent-style-name="DefaultParagraphFont" style:family="text">
      <style:text-properties fo:font-weight="bold" style:font-weight-asian="bold" fo:font-style="italic" style:font-style-asian="italic"/>
    </style:style>
    <style:style style:name="T643" style:parent-style-name="DefaultParagraphFont" style:family="text">
      <style:text-properties fo:font-weight="bold" style:font-weight-asian="bold" fo:font-style="italic" style:font-style-asian="italic"/>
    </style:style>
    <style:style style:name="T644" style:parent-style-name="DefaultParagraphFont" style:family="text">
      <style:text-properties fo:font-weight="bold" style:font-weight-asian="bold" fo:font-style="italic" style:font-style-asian="italic"/>
    </style:style>
    <style:style style:name="T645" style:parent-style-name="DefaultParagraphFont" style:family="text">
      <style:text-properties fo:font-weight="bold" style:font-weight-asian="bold" fo:font-style="italic" style:font-style-asian="italic"/>
    </style:style>
    <style:style style:name="T646" style:parent-style-name="DefaultParagraphFont" style:family="text">
      <style:text-properties fo:font-weight="bold" style:font-weight-asian="bold" fo:font-style="italic" style:font-style-asian="italic"/>
    </style:style>
    <style:style style:name="T647" style:parent-style-name="DefaultParagraphFont" style:family="text">
      <style:text-properties fo:font-weight="bold" style:font-weight-asian="bold" fo:font-style="italic" style:font-style-asian="italic"/>
    </style:style>
    <style:style style:name="T648" style:parent-style-name="DefaultParagraphFont" style:family="text">
      <style:text-properties fo:font-weight="bold" style:font-weight-asian="bold" fo:font-style="italic" style:font-style-asian="italic"/>
    </style:style>
    <style:style style:name="T649" style:parent-style-name="DefaultParagraphFont" style:family="text">
      <style:text-properties fo:font-weight="bold" style:font-weight-asian="bold" fo:font-style="italic" style:font-style-asian="italic"/>
    </style:style>
    <style:style style:name="T650" style:parent-style-name="DefaultParagraphFont" style:family="text">
      <style:text-properties fo:font-weight="bold" style:font-weight-asian="bold" fo:font-style="italic" style:font-style-asian="italic"/>
    </style:style>
    <style:style style:name="T651" style:parent-style-name="DefaultParagraphFont" style:family="text">
      <style:text-properties fo:font-weight="bold" style:font-weight-asian="bold" fo:font-style="italic" style:font-style-asian="italic"/>
    </style:style>
    <style:style style:name="T652" style:parent-style-name="DefaultParagraphFont" style:family="text">
      <style:text-properties fo:font-weight="bold" style:font-weight-asian="bold" fo:font-style="italic" style:font-style-asian="italic"/>
    </style:style>
    <style:style style:name="T653" style:parent-style-name="DefaultParagraphFont" style:family="text">
      <style:text-properties fo:font-weight="bold" style:font-weight-asian="bold" fo:font-style="italic" style:font-style-asian="italic"/>
    </style:style>
    <style:style style:name="T654" style:parent-style-name="FootnoteReference" style:family="text">
      <style:text-properties fo:font-weight="bold" style:font-weight-asian="bold" fo:font-style="italic" style:font-style-asian="italic"/>
    </style:style>
    <style:style style:name="P655" style:parent-style-name="FootnoteText" style:family="paragraph">
      <style:paragraph-properties fo:text-align="justify"/>
    </style:style>
    <style:style style:name="T656" style:parent-style-name="DefaultParagraphFont" style:family="text">
      <style:text-properties fo:font-weight="bold" style:font-weight-asian="bold" fo:font-style="italic" style:font-style-asian="italic"/>
    </style:style>
    <style:style style:name="T657" style:parent-style-name="DefaultParagraphFont" style:family="text">
      <style:text-properties fo:font-weight="bold" style:font-weight-asian="bold" fo:font-style="italic" style:font-style-asian="italic"/>
    </style:style>
    <style:style style:name="P65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5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6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6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6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63" style:parent-style-name="Normal" style:family="paragraph">
      <style:paragraph-properties fo:text-align="justify" fo:margin-top="0.0833in" fo:margin-bottom="0.1666in"/>
    </style:style>
    <style:style style:name="P664" style:parent-style-name="Normal" style:list-style-name="LFO36"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665" style:parent-style-name="DefaultParagraphFont" style:family="text">
      <style:text-properties fo:font-style="italic" style:font-style-asian="italic"/>
    </style:style>
    <style:style style:name="T666" style:parent-style-name="DefaultParagraphFont" style:family="text">
      <style:text-properties fo:font-style="italic" style:font-style-asian="italic"/>
    </style:style>
    <style:style style:name="T667" style:parent-style-name="DefaultParagraphFont" style:family="text">
      <style:text-properties fo:font-style="italic" style:font-style-asian="italic"/>
    </style:style>
    <style:style style:name="T668" style:parent-style-name="DefaultParagraphFont" style:family="text">
      <style:text-properties fo:font-weight="bold" style:font-weight-asian="bold" fo:font-style="italic" style:font-style-asian="italic"/>
    </style:style>
    <style:style style:name="T669" style:parent-style-name="DefaultParagraphFont" style:family="text">
      <style:text-properties fo:font-weight="bold" style:font-weight-asian="bold" fo:font-style="italic" style:font-style-asian="italic"/>
    </style:style>
    <style:style style:name="T670" style:parent-style-name="DefaultParagraphFont" style:family="text">
      <style:text-properties fo:font-weight="bold" style:font-weight-asian="bold" fo:font-style="italic" style:font-style-asian="italic"/>
    </style:style>
    <style:style style:name="T671" style:parent-style-name="DefaultParagraphFont" style:family="text">
      <style:text-properties fo:font-weight="bold" style:font-weight-asian="bold" fo:font-style="italic" style:font-style-asian="italic"/>
    </style:style>
    <style:style style:name="T672" style:parent-style-name="DefaultParagraphFont" style:family="text">
      <style:text-properties fo:font-weight="bold" style:font-weight-asian="bold" fo:font-style="italic" style:font-style-asian="italic"/>
    </style:style>
    <style:style style:name="T673" style:parent-style-name="DefaultParagraphFont" style:family="text">
      <style:text-properties fo:font-weight="bold" style:font-weight-asian="bold" fo:font-style="italic" style:font-style-asian="italic"/>
    </style:style>
    <style:style style:name="P674" style:parent-style-name="Normal" style:family="paragraph">
      <style:paragraph-properties fo:border="0.0069in solid #000000" fo:padding-top="0.0138in" fo:padding-left="0.0555in" fo:padding-bottom="0.0138in" fo:padding-right="0.0555in" style:shadow="none" fo:margin-top="0.0833in" fo:margin-bottom="0.0833in"/>
    </style:style>
    <style:style style:name="P67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7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77" style:parent-style-name="Normal" style:family="paragraph">
      <style:paragraph-properties fo:border="0.0069in solid #000000" fo:padding-top="0.0138in" fo:padding-left="0.0555in" fo:padding-bottom="0.0138in" fo:padding-right="0.0555in" style:shadow="none" fo:margin-top="0.0833in" fo:margin-bottom="0.0833in"/>
    </style:style>
    <style:style style:name="P6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79" style:parent-style-name="Normal" style:family="paragraph">
      <style:paragraph-properties fo:text-align="justify" fo:margin-top="0.0833in" fo:margin-bottom="0.0833in"/>
    </style:style>
    <style:style style:name="P680" style:parent-style-name="FootnoteText" style:family="paragraph">
      <style:paragraph-properties fo:text-align="justify"/>
    </style:style>
    <style:style style:name="P681" style:parent-style-name="Normal" style:family="paragraph">
      <style:paragraph-properties fo:text-align="justify"/>
    </style:style>
    <style:style style:name="P682" style:parent-style-name="Normal" style:family="paragraph">
      <style:paragraph-properties fo:text-align="justify"/>
    </style:style>
    <style:style style:name="P683" style:parent-style-name="Normal" style:list-style-name="LFO36"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68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8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8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8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8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8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0" style:parent-style-name="Normal" style:family="paragraph">
      <style:paragraph-properties fo:border="0.0069in solid #000000" fo:padding-top="0.0138in" fo:padding-left="0.0555in" fo:padding-bottom="0.0138in" fo:padding-right="0.0555in" style:shadow="none" fo:margin-top="0.0833in" fo:margin-bottom="0.0833in"/>
    </style:style>
    <style:style style:name="P691" style:parent-style-name="Normal" style:list-style-name="LFO36"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69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698" style:parent-style-name="Normal" style:family="paragraph">
      <style:paragraph-properties fo:border="0.0069in solid #000000" fo:padding-top="0.0138in" fo:padding-left="0.0555in" fo:padding-bottom="0.0138in" fo:padding-right="0.0555in" style:shadow="none" fo:margin-top="0.0833in" fo:margin-bottom="0.0833in"/>
    </style:style>
    <style:style style:name="P699" style:parent-style-name="Normal" style:family="paragraph">
      <style:paragraph-properties fo:text-align="justify" fo:margin-top="0.0833in" fo:margin-bottom="0.1666in"/>
    </style:style>
    <style:style style:name="P700" style:parent-style-name="FootnoteText" style:family="paragraph">
      <style:paragraph-properties fo:text-align="justify"/>
    </style:style>
    <style:style style:name="T701" style:parent-style-name="DefaultParagraphFont" style:family="text">
      <style:text-properties fo:font-style="italic" style:font-style-asian="italic"/>
    </style:style>
    <style:style style:name="P702" style:parent-style-name="Normal" style:list-style-name="LFO43"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703" style:parent-style-name="DefaultParagraphFont" style:family="text">
      <style:text-properties fo:font-style="italic" style:font-style-asian="italic"/>
    </style:style>
    <style:style style:name="T704" style:parent-style-name="DefaultParagraphFont" style:family="text">
      <style:text-properties fo:font-style="italic" style:font-style-asian="italic"/>
    </style:style>
    <style:style style:name="T705" style:parent-style-name="DefaultParagraphFont" style:family="text">
      <style:text-properties fo:font-style="italic" style:font-style-asian="italic"/>
    </style:style>
    <style:style style:name="T706" style:parent-style-name="DefaultParagraphFont" style:family="text">
      <style:text-properties fo:font-style="italic" style:font-style-asian="italic"/>
    </style:style>
    <style:style style:name="T707" style:parent-style-name="DefaultParagraphFont" style:family="text">
      <style:text-properties fo:font-style="italic" style:font-style-asian="italic"/>
    </style:style>
    <style:style style:name="T708" style:parent-style-name="DefaultParagraphFont" style:family="text">
      <style:text-properties fo:font-style="italic" style:font-style-asian="italic"/>
    </style:style>
    <style:style style:name="T709" style:parent-style-name="DefaultParagraphFont" style:family="text">
      <style:text-properties fo:font-style="italic" style:font-style-asian="italic"/>
    </style:style>
    <style:style style:name="T710" style:parent-style-name="DefaultParagraphFont" style:family="text">
      <style:text-properties fo:font-weight="bold" style:font-weight-asian="bold" fo:font-style="italic" style:font-style-asian="italic"/>
    </style:style>
    <style:style style:name="T711" style:parent-style-name="DefaultParagraphFont" style:family="text">
      <style:text-properties fo:font-weight="bold" style:font-weight-asian="bold" fo:font-style="italic" style:font-style-asian="italic"/>
    </style:style>
    <style:style style:name="T712" style:parent-style-name="DefaultParagraphFont" style:family="text">
      <style:text-properties fo:font-weight="bold" style:font-weight-asian="bold" fo:font-style="italic" style:font-style-asian="italic"/>
    </style:style>
    <style:style style:name="T713" style:parent-style-name="DefaultParagraphFont" style:family="text">
      <style:text-properties fo:font-weight="bold" style:font-weight-asian="bold" fo:font-style="italic" style:font-style-asian="italic"/>
    </style:style>
    <style:style style:name="T714" style:parent-style-name="DefaultParagraphFont" style:family="text">
      <style:text-properties fo:font-weight="bold" style:font-weight-asian="bold" fo:font-style="italic" style:font-style-asian="italic"/>
    </style:style>
    <style:style style:name="T715" style:parent-style-name="DefaultParagraphFont" style:family="text">
      <style:text-properties fo:font-weight="bold" style:font-weight-asian="bold" fo:font-style="italic" style:font-style-asian="italic"/>
    </style:style>
    <style:style style:name="T716" style:parent-style-name="DefaultParagraphFont" style:family="text">
      <style:text-properties fo:font-weight="bold" style:font-weight-asian="bold" fo:font-style="italic" style:font-style-asian="italic"/>
    </style:style>
    <style:style style:name="T717" style:parent-style-name="DefaultParagraphFont" style:family="text">
      <style:text-properties fo:font-weight="bold" style:font-weight-asian="bold" fo:font-style="italic" style:font-style-asian="italic"/>
    </style:style>
    <style:style style:name="T718" style:parent-style-name="DefaultParagraphFont" style:family="text">
      <style:text-properties fo:font-weight="bold" style:font-weight-asian="bold" fo:font-style="italic" style:font-style-asian="italic"/>
    </style:style>
    <style:style style:name="T719" style:parent-style-name="DefaultParagraphFont" style:family="text">
      <style:text-properties fo:font-weight="bold" style:font-weight-asian="bold" fo:font-style="italic" style:font-style-asian="italic"/>
    </style:style>
    <style:style style:name="T720" style:parent-style-name="DefaultParagraphFont" style:family="text">
      <style:text-properties fo:font-weight="bold" style:font-weight-asian="bold" fo:font-style="italic" style:font-style-asian="italic"/>
    </style:style>
    <style:style style:name="T721" style:parent-style-name="DefaultParagraphFont" style:family="text">
      <style:text-properties fo:font-weight="bold" style:font-weight-asian="bold" fo:font-style="italic" style:font-style-asian="italic"/>
    </style:style>
    <style:style style:name="T722" style:parent-style-name="DefaultParagraphFont" style:family="text">
      <style:text-properties fo:font-weight="bold" style:font-weight-asian="bold" fo:font-style="italic" style:font-style-asian="italic"/>
    </style:style>
    <style:style style:name="P72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2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2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2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2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28" style:parent-style-name="Normal" style:list-style-name="LFO43"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729" style:parent-style-name="DefaultParagraphFont" style:family="text">
      <style:text-properties fo:font-style="italic" style:font-style-asian="italic"/>
    </style:style>
    <style:style style:name="T730" style:parent-style-name="DefaultParagraphFont" style:family="text">
      <style:text-properties fo:font-style="italic" style:font-style-asian="italic"/>
    </style:style>
    <style:style style:name="T731" style:parent-style-name="DefaultParagraphFont" style:family="text">
      <style:text-properties fo:font-style="italic" style:font-style-asian="italic"/>
    </style:style>
    <style:style style:name="T732" style:parent-style-name="DefaultParagraphFont" style:family="text">
      <style:text-properties fo:font-style="italic" style:font-style-asian="italic"/>
    </style:style>
    <style:style style:name="T733" style:parent-style-name="DefaultParagraphFont" style:family="text">
      <style:text-properties fo:font-style="italic" style:font-style-asian="italic"/>
    </style:style>
    <style:style style:name="T734" style:parent-style-name="DefaultParagraphFont" style:family="text">
      <style:text-properties fo:font-weight="bold" style:font-weight-asian="bold" fo:font-style="italic" style:font-style-asian="italic"/>
    </style:style>
    <style:style style:name="T735" style:parent-style-name="DefaultParagraphFont" style:family="text">
      <style:text-properties fo:font-weight="bold" style:font-weight-asian="bold" fo:font-style="italic" style:font-style-asian="italic"/>
    </style:style>
    <style:style style:name="T736" style:parent-style-name="DefaultParagraphFont" style:family="text">
      <style:text-properties fo:font-weight="bold" style:font-weight-asian="bold" fo:font-style="italic" style:font-style-asian="italic"/>
    </style:style>
    <style:style style:name="T737" style:parent-style-name="DefaultParagraphFont" style:family="text">
      <style:text-properties fo:font-weight="bold" style:font-weight-asian="bold" fo:font-style="italic" style:font-style-asian="italic"/>
    </style:style>
    <style:style style:name="T738" style:parent-style-name="DefaultParagraphFont" style:family="text">
      <style:text-properties fo:font-weight="bold" style:font-weight-asian="bold" fo:font-style="italic" style:font-style-asian="italic"/>
    </style:style>
    <style:style style:name="T739" style:parent-style-name="DefaultParagraphFont" style:family="text">
      <style:text-properties fo:font-weight="bold" style:font-weight-asian="bold" fo:font-style="italic" style:font-style-asian="italic"/>
    </style:style>
    <style:style style:name="T740" style:parent-style-name="DefaultParagraphFont" style:family="text">
      <style:text-properties fo:font-weight="bold" style:font-weight-asian="bold" fo:font-style="italic" style:font-style-asian="italic"/>
    </style:style>
    <style:style style:name="T741" style:parent-style-name="DefaultParagraphFont" style:family="text">
      <style:text-properties fo:font-weight="bold" style:font-weight-asian="bold" fo:font-style="italic" style:font-style-asian="italic"/>
    </style:style>
    <style:style style:name="T742" style:parent-style-name="DefaultParagraphFont" style:family="text">
      <style:text-properties fo:font-weight="bold" style:font-weight-asian="bold" fo:font-style="italic" style:font-style-asian="italic"/>
    </style:style>
    <style:style style:name="T743" style:parent-style-name="DefaultParagraphFont" style:family="text">
      <style:text-properties fo:font-weight="bold" style:font-weight-asian="bold" fo:font-style="italic" style:font-style-asian="italic"/>
    </style:style>
    <style:style style:name="T744" style:parent-style-name="DefaultParagraphFont" style:family="text">
      <style:text-properties fo:font-weight="bold" style:font-weight-asian="bold" fo:font-style="italic" style:font-style-asian="italic"/>
    </style:style>
    <style:style style:name="P745" style:parent-style-name="Normal" style:family="paragraph">
      <style:paragraph-properties fo:border="0.0069in solid #000000" fo:padding-top="0.0138in" fo:padding-left="0.0555in" fo:padding-bottom="0.0138in" fo:padding-right="0.0555in" style:shadow="none" fo:text-align="justify" fo:margin-top="0.0833in" fo:margin-bottom="0.0833in">
        <style:tab-stops>
          <style:tab-stop style:type="left" style:position="0in"/>
        </style:tab-stops>
      </style:paragraph-properties>
    </style:style>
    <style:style style:name="P74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4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48" style:parent-style-name="Normal" style:family="paragraph">
      <style:paragraph-properties fo:text-align="justify" fo:margin-top="0.0833in" fo:margin-bottom="0.1666in"/>
    </style:style>
    <style:style style:name="P749" style:parent-style-name="FootnoteText" style:family="paragraph">
      <style:paragraph-properties fo:text-align="justify"/>
    </style:style>
    <style:style style:name="P750" style:parent-style-name="FootnoteText" style:family="paragraph">
      <style:paragraph-properties fo:text-align="justify"/>
    </style:style>
    <style:style style:name="P751" style:parent-style-name="Normal" style:list-style-name="LFO44" style:family="paragraph">
      <style:paragraph-properties fo:border="0.0069in solid #000000" fo:padding-top="0.0138in" fo:padding-left="0.0555in" fo:padding-bottom="0.0138in" fo:padding-right="0.0555in" style:shadow="none" fo:margin-top="0.0833in" fo:margin-bottom="0.0833in" fo:margin-left="0in" fo:text-indent="0in">
        <style:tab-stops/>
      </style:paragraph-properties>
      <style:text-properties fo:font-weight="bold" style:font-weight-asian="bold" fo:font-style="italic" style:font-style-asian="italic"/>
    </style:style>
    <style:style style:name="P752" style:parent-style-name="Normal" style:family="paragraph">
      <style:paragraph-properties fo:border="0.0069in solid #000000" fo:padding-top="0.0138in" fo:padding-left="0.0555in" fo:padding-bottom="0.0138in" fo:padding-right="0.0555in" style:shadow="none" fo:margin-top="0.0833in" fo:margin-bottom="0.0833in"/>
    </style:style>
    <style:style style:name="P753" style:parent-style-name="Normal" style:family="paragraph">
      <style:paragraph-properties fo:border="0.0069in solid #000000" fo:padding-top="0.0138in" fo:padding-left="0.0555in" fo:padding-bottom="0.0138in" fo:padding-right="0.0555in" style:shadow="none" fo:margin-top="0.0833in" fo:margin-bottom="0.0833in"/>
    </style:style>
    <style:style style:name="P754" style:parent-style-name="Normal" style:family="paragraph">
      <style:paragraph-properties fo:border="0.0069in solid #000000" fo:padding-top="0.0138in" fo:padding-left="0.0555in" fo:padding-bottom="0.0138in" fo:padding-right="0.0555in" style:shadow="none" fo:margin-top="0.0833in" fo:margin-bottom="0.0833in"/>
    </style:style>
    <style:style style:name="P755" style:parent-style-name="Normal" style:family="paragraph">
      <style:paragraph-properties fo:border="0.0069in solid #000000" fo:padding-top="0.0138in" fo:padding-left="0.0555in" fo:padding-bottom="0.0138in" fo:padding-right="0.0555in" style:shadow="none" fo:margin-top="0.0833in" fo:margin-bottom="0.0833in"/>
      <style:text-properties fo:font-weight="bold" style:font-weight-asian="bold" fo:font-style="italic" style:font-style-asian="italic"/>
    </style:style>
    <style:style style:name="P756" style:parent-style-name="Normal" style:list-style-name="LFO44" style:family="paragraph">
      <style:paragraph-properties fo:border="0.0069in solid #000000" fo:padding-top="0.0138in" fo:padding-left="0.0555in" fo:padding-bottom="0.0138in" fo:padding-right="0.0555in" style:shadow="none" fo:margin-top="0.0833in" fo:margin-bottom="0.0833in" fo:margin-left="0.4923in" fo:text-indent="-0.4923in">
        <style:tab-stops/>
      </style:paragraph-properties>
      <style:text-properties fo:font-weight="bold" style:font-weight-asian="bold" fo:font-style="italic" style:font-style-asian="italic"/>
    </style:style>
    <style:style style:name="P757" style:parent-style-name="Normal" style:family="paragraph">
      <style:paragraph-properties fo:border="0.0069in solid #000000" fo:padding-top="0.0138in" fo:padding-left="0.0555in" fo:padding-bottom="0.0138in" fo:padding-right="0.0555in" style:shadow="none" fo:margin-top="0.0833in" fo:margin-bottom="0.0833in"/>
    </style:style>
    <style:style style:name="P75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5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60" style:parent-style-name="Normal" style:family="paragraph">
      <style:paragraph-properties fo:border="0.0069in solid #000000" fo:padding-top="0.0138in" fo:padding-left="0.0555in" fo:padding-bottom="0.0138in" fo:padding-right="0.0555in" style:shadow="none" fo:margin-top="0.0833in" fo:margin-bottom="0.0833in"/>
    </style:style>
    <style:style style:name="P761" style:parent-style-name="Normal" style:list-style-name="LFO44" style:family="paragraph">
      <style:paragraph-properties fo:border="0.0069in solid #000000" fo:padding-top="0.0138in" fo:padding-left="0.0555in" fo:padding-bottom="0.0138in" fo:padding-right="0.0555in" style:shadow="none" fo:margin-top="0.0833in" fo:margin-bottom="0.0833in" fo:margin-left="0.4923in" fo:text-indent="-0.4923in">
        <style:tab-stops/>
      </style:paragraph-properties>
      <style:text-properties fo:font-weight="bold" style:font-weight-asian="bold" fo:font-style="italic" style:font-style-asian="italic"/>
    </style:style>
    <style:style style:name="P762" style:parent-style-name="Normal" style:family="paragraph">
      <style:paragraph-properties fo:border="0.0069in solid #000000" fo:padding-top="0.0138in" fo:padding-left="0.0555in" fo:padding-bottom="0.0138in" fo:padding-right="0.0555in" style:shadow="none" fo:margin-top="0.0833in" fo:margin-bottom="0.0833in"/>
    </style:style>
    <style:style style:name="P76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6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6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66" style:parent-style-name="Normal" style:list-style-name="LFO44" style:family="paragraph">
      <style:paragraph-properties fo:border="0.0069in solid #000000" fo:padding-top="0.0138in" fo:padding-left="0.0555in" fo:padding-bottom="0.0138in" fo:padding-right="0.0555in" style:shadow="none" fo:margin-top="0.0833in" fo:margin-bottom="0.0833in" fo:margin-left="0.4923in" fo:text-indent="-0.4923in">
        <style:tab-stops/>
      </style:paragraph-properties>
      <style:text-properties fo:font-weight="bold" style:font-weight-asian="bold" fo:font-style="italic" style:font-style-asian="italic"/>
    </style:style>
    <style:style style:name="P767" style:parent-style-name="Normal" style:family="paragraph">
      <style:paragraph-properties fo:border="0.0069in solid #000000" fo:padding-top="0.0138in" fo:padding-left="0.0555in" fo:padding-bottom="0.0138in" fo:padding-right="0.0555in" style:shadow="none" fo:margin-top="0.0833in" fo:margin-bottom="0.0833in"/>
    </style:style>
    <style:style style:name="P76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6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70" style:parent-style-name="Normal" style:family="paragraph">
      <style:paragraph-properties fo:text-align="justify" fo:margin-top="0.0833in" fo:margin-bottom="0.1666in"/>
    </style:style>
    <style:style style:name="P771" style:parent-style-name="FootnoteText" style:family="paragraph">
      <style:paragraph-properties fo:text-align="justify"/>
    </style:style>
    <style:style style:name="P772" style:parent-style-name="FootnoteText" style:family="paragraph">
      <style:paragraph-properties fo:text-align="justify"/>
    </style:style>
    <style:style style:name="P773" style:parent-style-name="FootnoteText" style:family="paragraph">
      <style:paragraph-properties fo:text-align="justify"/>
    </style:style>
    <style:style style:name="P774" style:parent-style-name="FootnoteText" style:family="paragraph">
      <style:paragraph-properties fo:text-align="justify"/>
    </style:style>
    <style:style style:name="P775" style:parent-style-name="Normal" style:list-style-name="LFO44"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776" style:parent-style-name="Normal" style:family="paragraph">
      <style:paragraph-properties fo:border="0.0069in solid #000000" fo:padding-top="0.0138in" fo:padding-left="0.0555in" fo:padding-bottom="0.0138in" fo:padding-right="0.0555in" style:shadow="none" fo:margin-top="0.0833in" fo:margin-bottom="0.0833in"/>
    </style:style>
    <style:style style:name="P77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79" style:parent-style-name="Normal" style:family="paragraph">
      <style:paragraph-properties fo:text-align="justify"/>
    </style:style>
    <style:style style:name="P780" style:parent-style-name="Normal" style:family="paragraph">
      <style:paragraph-properties fo:text-align="justify"/>
    </style:style>
    <style:style style:name="P781" style:parent-style-name="Normal" style:family="paragraph">
      <style:paragraph-properties fo:text-align="justify"/>
    </style:style>
    <style:style style:name="P782" style:parent-style-name="Normal" style:list-style-name="LFO44"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783" style:parent-style-name="Normal" style:family="paragraph">
      <style:paragraph-properties fo:border="0.0069in solid #000000" fo:padding-top="0.0138in" fo:padding-left="0.0555in" fo:padding-bottom="0.0138in" fo:padding-right="0.0555in" style:shadow="none" fo:margin-top="0.0833in" fo:margin-bottom="0.0833in"/>
    </style:style>
    <style:style style:name="P78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8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86" style:parent-style-name="Normal" style:family="paragraph">
      <style:paragraph-properties fo:border="0.0069in solid #000000" fo:padding-top="0.0138in" fo:padding-left="0.0555in" fo:padding-bottom="0.0138in" fo:padding-right="0.0555in" style:shadow="none" fo:margin-top="0.0833in" fo:margin-bottom="0.0833in"/>
    </style:style>
    <style:style style:name="P78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8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789" style:parent-style-name="Normal" style:family="paragraph">
      <style:paragraph-properties fo:border="0.0069in solid #000000" fo:padding-top="0.0138in" fo:padding-left="0.0555in" fo:padding-bottom="0.0138in" fo:padding-right="0.0555in" style:shadow="none" fo:margin-top="0.0833in" fo:margin-bottom="0.0833in"/>
    </style:style>
    <style:style style:name="P790" style:parent-style-name="Title" style:list-style-name="LFO16" style:family="paragraph">
      <style:paragraph-properties fo:margin-bottom="0.0833in" fo:margin-left="0.4958in" fo:text-indent="-0.102in">
        <style:tab-stops>
          <style:tab-stop style:type="left" style:position="0.1937in"/>
        </style:tab-stops>
      </style:paragraph-properties>
    </style:style>
    <style:style style:name="P791" style:parent-style-name="Normal" style:family="paragraph">
      <style:paragraph-properties fo:text-align="justify" fo:margin-top="0.0833in" fo:margin-bottom="0.0833in"/>
    </style:style>
    <style:style style:name="P792" style:parent-style-name="FootnoteText" style:family="paragraph">
      <style:paragraph-properties fo:text-align="justify"/>
    </style:style>
    <style:style style:name="T793" style:parent-style-name="DefaultParagraphFont" style:family="text">
      <style:text-properties style:font-weight-complex="bold"/>
    </style:style>
    <style:style style:name="T794" style:parent-style-name="DefaultParagraphFont" style:family="text">
      <style:text-properties style:font-weight-complex="bold"/>
    </style:style>
    <style:style style:name="T795" style:parent-style-name="DefaultParagraphFont" style:family="text">
      <style:text-properties style:font-weight-complex="bold"/>
    </style:style>
    <style:style style:name="P796" style:parent-style-name="Normal" style:family="paragraph">
      <style:paragraph-properties fo:text-align="justify" fo:margin-top="0.0833in" fo:margin-bottom="0.0833in"/>
    </style:style>
    <style:style style:name="P797" style:parent-style-name="FootnoteText" style:family="paragraph">
      <style:paragraph-properties fo:text-align="justify"/>
    </style:style>
    <style:style style:name="P798" style:parent-style-name="Normal" style:family="paragraph">
      <style:paragraph-properties fo:text-align="justify" fo:margin-top="0.0833in" fo:margin-bottom="0.0833in"/>
    </style:style>
    <style:style style:name="P799" style:parent-style-name="Normal" style:family="paragraph">
      <style:paragraph-properties style:text-autospace="none" fo:text-align="justify"/>
    </style:style>
    <style:style style:name="T800" style:parent-style-name="DefaultParagraphFont" style:family="text">
      <style:text-properties fo:font-size="10pt" style:font-size-asian="10pt" style:font-size-complex="10pt"/>
    </style:style>
    <style:style style:name="T801" style:parent-style-name="DefaultParagraphFont" style:family="text">
      <style:text-properties fo:font-size="10pt" style:font-size-asian="10pt" style:font-size-complex="10pt"/>
    </style:style>
    <style:style style:name="T802" style:parent-style-name="DefaultParagraphFont" style:family="text">
      <style:text-properties fo:font-size="10pt" style:font-size-asian="10pt" style:font-size-complex="10pt"/>
    </style:style>
    <style:style style:name="T803" style:parent-style-name="DefaultParagraphFont" style:family="text">
      <style:text-properties fo:font-size="10pt" style:font-size-asian="10pt" style:font-size-complex="10pt"/>
    </style:style>
    <style:style style:name="T804" style:parent-style-name="DefaultParagraphFont" style:family="text">
      <style:text-properties fo:font-size="10pt" style:font-size-asian="10pt" style:font-size-complex="10pt"/>
    </style:style>
    <style:style style:name="T805" style:parent-style-name="DefaultParagraphFont" style:family="text">
      <style:text-properties fo:font-size="10pt" style:font-size-asian="10pt" style:font-size-complex="10pt"/>
    </style:style>
    <style:style style:name="P806" style:parent-style-name="FootnoteText" style:family="paragraph">
      <style:paragraph-properties fo:text-align="justify"/>
    </style:style>
    <style:style style:name="P807" style:parent-style-name="Normal" style:family="paragraph">
      <style:paragraph-properties fo:text-align="justify" fo:margin-top="0.0833in" fo:margin-bottom="0.0833in"/>
    </style:style>
    <style:style style:name="P808" style:parent-style-name="FootnoteText" style:family="paragraph">
      <style:paragraph-properties fo:text-align="justify"/>
    </style:style>
    <style:style style:name="P809" style:parent-style-name="Normal" style:family="paragraph">
      <style:paragraph-properties fo:text-align="justify" fo:margin-top="0.0833in" fo:margin-bottom="0.0833in"/>
    </style:style>
    <style:style style:name="P810" style:parent-style-name="Normal" style:family="paragraph">
      <style:paragraph-properties fo:text-align="justify" fo:margin-top="0.0833in" fo:margin-bottom="0.1666in"/>
    </style:style>
    <style:style style:name="P811"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81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19" style:parent-style-name="Normal" style:family="paragraph">
      <style:paragraph-properties fo:border="0.0069in solid #000000" fo:padding-top="0.0138in" fo:padding-left="0.0555in" fo:padding-bottom="0.0138in" fo:padding-right="0.0555in" style:shadow="none" fo:text-align="justify"/>
    </style:style>
    <style:style style:name="P820"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82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28" style:parent-style-name="Normal" style:family="paragraph">
      <style:paragraph-properties fo:text-align="justify"/>
      <style:text-properties fo:font-weight="bold" style:font-weight-asian="bold" fo:font-style="italic" style:font-style-asian="italic"/>
    </style:style>
    <style:style style:name="P829"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830" style:parent-style-name="DefaultParagraphFont" style:family="text">
      <style:text-properties fo:font-weight="bold" style:font-weight-asian="bold" fo:font-style="italic" style:font-style-asian="italic"/>
    </style:style>
    <style:style style:name="T831" style:parent-style-name="DefaultParagraphFont" style:family="text">
      <style:text-properties fo:font-weight="bold" style:font-weight-asian="bold" fo:font-style="italic" style:font-style-asian="italic"/>
    </style:style>
    <style:style style:name="T832" style:parent-style-name="DefaultParagraphFont" style:family="text">
      <style:text-properties fo:font-weight="bold" style:font-weight-asian="bold" fo:font-style="italic" style:font-style-asian="italic"/>
    </style:style>
    <style:style style:name="T833" style:parent-style-name="DefaultParagraphFont" style:family="text">
      <style:text-properties fo:font-weight="bold" style:font-weight-asian="bold" fo:font-style="italic" style:font-style-asian="italic"/>
    </style:style>
    <style:style style:name="T834" style:parent-style-name="DefaultParagraphFont" style:family="text">
      <style:text-properties fo:font-weight="bold" style:font-weight-asian="bold" fo:font-style="italic" style:font-style-asian="italic"/>
    </style:style>
    <style:style style:name="T835" style:parent-style-name="DefaultParagraphFont" style:family="text">
      <style:text-properties fo:font-weight="bold" style:font-weight-asian="bold" fo:font-style="italic" style:font-style-asian="italic"/>
    </style:style>
    <style:style style:name="T836" style:parent-style-name="DefaultParagraphFont" style:family="text">
      <style:text-properties fo:font-weight="bold" style:font-weight-asian="bold" fo:font-style="italic" style:font-style-asian="italic"/>
    </style:style>
    <style:style style:name="P83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3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3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40" style:parent-style-name="Normal" style:family="paragraph">
      <style:paragraph-properties fo:border="0.0069in solid #000000" fo:padding-top="0.0138in" fo:padding-left="0.0555in" fo:padding-bottom="0.0138in" fo:padding-right="0.0555in" style:shadow="none" fo:text-align="justify"/>
    </style:style>
    <style:style style:name="P841"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tab-stop style:type="left" style:position="0.3937in"/>
        </style:tab-stops>
      </style:paragraph-properties>
    </style:style>
    <style:style style:name="T842" style:parent-style-name="DefaultParagraphFont" style:family="text">
      <style:text-properties fo:font-weight="bold" style:font-weight-asian="bold" fo:font-style="italic" style:font-style-asian="italic"/>
    </style:style>
    <style:style style:name="T843" style:parent-style-name="DefaultParagraphFont" style:family="text">
      <style:text-properties fo:font-weight="bold" style:font-weight-asian="bold" fo:font-style="italic" style:font-style-asian="italic"/>
    </style:style>
    <style:style style:name="T844" style:parent-style-name="DefaultParagraphFont" style:family="text">
      <style:text-properties fo:font-weight="bold" style:font-weight-asian="bold" fo:font-style="italic" style:font-style-asian="italic"/>
    </style:style>
    <style:style style:name="T845" style:parent-style-name="DefaultParagraphFont" style:family="text">
      <style:text-properties fo:font-weight="bold" style:font-weight-asian="bold" fo:font-style="italic" style:font-style-asian="italic"/>
    </style:style>
    <style:style style:name="P84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4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4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4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5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5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5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53" style:parent-style-name="Normal" style:family="paragraph">
      <style:paragraph-properties fo:border="0.0069in solid #000000" fo:padding-top="0.0138in" fo:padding-left="0.0555in" fo:padding-bottom="0.0138in" fo:padding-right="0.0555in" style:shadow="none" fo:text-align="justify"/>
    </style:style>
    <style:style style:name="P854"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style>
    <style:style style:name="T855" style:parent-style-name="DefaultParagraphFont" style:family="text">
      <style:text-properties fo:font-weight="bold" style:font-weight-asian="bold" fo:font-style="italic" style:font-style-asian="italic"/>
    </style:style>
    <style:style style:name="T856" style:parent-style-name="DefaultParagraphFont" style:family="text">
      <style:text-properties fo:font-weight="bold" style:font-weight-asian="bold" fo:font-style="italic" style:font-style-asian="italic"/>
    </style:style>
    <style:style style:name="T857" style:parent-style-name="DefaultParagraphFont" style:family="text">
      <style:text-properties fo:font-weight="bold" style:font-weight-asian="bold" fo:font-style="italic" style:font-style-asian="italic"/>
    </style:style>
    <style:style style:name="T858" style:parent-style-name="DefaultParagraphFont" style:family="text">
      <style:text-properties fo:font-weight="bold" style:font-weight-asian="bold" fo:font-style="italic" style:font-style-asian="italic"/>
    </style:style>
    <style:style style:name="T859" style:parent-style-name="DefaultParagraphFont" style:family="text">
      <style:text-properties fo:font-weight="bold" style:font-weight-asian="bold" fo:font-style="italic" style:font-style-asian="italic"/>
    </style:style>
    <style:style style:name="T860" style:parent-style-name="DefaultParagraphFont" style:family="text">
      <style:text-properties fo:font-weight="bold" style:font-weight-asian="bold" fo:font-style="italic" style:font-style-asian="italic"/>
    </style:style>
    <style:style style:name="T861" style:parent-style-name="DefaultParagraphFont" style:family="text">
      <style:text-properties fo:font-weight="bold" style:font-weight-asian="bold" fo:font-style="italic" style:font-style-asian="italic"/>
    </style:style>
    <style:style style:name="T862" style:parent-style-name="DefaultParagraphFont" style:family="text">
      <style:text-properties fo:font-weight="bold" style:font-weight-asian="bold" fo:font-style="italic" style:font-style-asian="italic"/>
    </style:style>
    <style:style style:name="T863" style:parent-style-name="DefaultParagraphFont" style:family="text">
      <style:text-properties fo:font-weight="bold" style:font-weight-asian="bold" fo:font-style="italic" style:font-style-asian="italic"/>
    </style:style>
    <style:style style:name="T864" style:parent-style-name="DefaultParagraphFont" style:family="text">
      <style:text-properties fo:font-weight="bold" style:font-weight-asian="bold" fo:font-style="italic" style:font-style-asian="italic"/>
    </style:style>
    <style:style style:name="P86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6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6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68" style:parent-style-name="Normal" style:family="paragraph">
      <style:paragraph-properties fo:border="0.0069in solid #000000" fo:padding-top="0.0138in" fo:padding-left="0.0555in" fo:padding-bottom="0.0138in" fo:padding-right="0.0555in" style:shadow="none" fo:text-align="justify"/>
    </style:style>
    <style:style style:name="P869"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87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77" style:parent-style-name="Normal" style:family="paragraph">
      <style:paragraph-properties fo:text-align="justify"/>
    </style:style>
    <style:style style:name="P878"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879" style:parent-style-name="Normal" style:family="paragraph">
      <style:paragraph-properties fo:border="0.0069in solid #000000" fo:padding-top="0.0138in" fo:padding-left="0.0555in" fo:padding-bottom="0.0138in" fo:padding-right="0.0555in" style:shadow="none" fo:text-align="justify" fo:margin-top="0.0833in"/>
    </style:style>
    <style:style style:name="P88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8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882" style:parent-style-name="Heading1" style:list-style-name="LFO27" style:family="paragraph"/>
    <style:style style:name="P883" style:parent-style-name="Normal" style:family="paragraph">
      <style:paragraph-properties fo:text-align="justify"/>
    </style:style>
    <style:style style:name="T884" style:parent-style-name="DefaultParagraphFont" style:family="text">
      <style:text-properties style:text-position="super 66.6%"/>
    </style:style>
    <style:style style:name="P885" style:parent-style-name="Normal" style:family="paragraph">
      <style:paragraph-properties fo:text-align="justify"/>
    </style:style>
    <style:style style:name="T886" style:parent-style-name="DefaultParagraphFont" style:family="text">
      <style:text-properties style:font-name-asian="Arial Unicode MS" fo:color="#000000" fo:font-size="10pt" style:font-size-asian="10pt" style:text-underline-color="#000000"/>
    </style:style>
    <style:style style:name="T887" style:parent-style-name="DefaultParagraphFont" style:family="text">
      <style:text-properties style:font-name-asian="Arial Unicode MS" fo:color="#000000" fo:font-size="10pt" style:font-size-asian="10pt" style:text-underline-color="#000000"/>
    </style:style>
    <style:style style:name="T888" style:parent-style-name="DefaultParagraphFont" style:family="text">
      <style:text-properties style:font-name-asian="Arial Unicode MS" fo:color="#000000" fo:font-size="10pt" style:font-size-asian="10pt" style:text-underline-color="#000000"/>
    </style:style>
    <style:style style:name="T889" style:parent-style-name="DefaultParagraphFont" style:family="text">
      <style:text-properties style:text-position="super 66.6%"/>
    </style:style>
    <style:style style:name="P890" style:parent-style-name="Normal" style:family="paragraph">
      <style:paragraph-properties fo:text-align="justify"/>
    </style:style>
    <style:style style:name="P891" style:parent-style-name="Normal" style:family="paragraph">
      <style:paragraph-properties fo:text-align="justify"/>
    </style:style>
    <style:style style:name="P892" style:parent-style-name="Heading2" style:list-style-name="LFO28" style:family="paragraph">
      <style:paragraph-properties fo:text-indent="-0.5in"/>
    </style:style>
    <style:style style:name="P893" style:parent-style-name="Normal" style:family="paragraph">
      <style:paragraph-properties fo:text-align="justify" fo:margin-top="0.0833in" fo:margin-bottom="0.0833in"/>
    </style:style>
    <style:style style:name="P894"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895" style:parent-style-name="DefaultParagraphFont" style:family="text">
      <style:text-properties fo:font-weight="bold" style:font-weight-asian="bold" fo:font-style="italic" style:font-style-asian="italic"/>
    </style:style>
    <style:style style:name="T896" style:parent-style-name="DefaultParagraphFont" style:family="text">
      <style:text-properties fo:font-style="italic" style:font-style-asian="italic"/>
    </style:style>
    <style:style style:name="T897" style:parent-style-name="DefaultParagraphFont" style:family="text">
      <style:text-properties fo:font-style="italic" style:font-style-asian="italic"/>
    </style:style>
    <style:style style:name="T898" style:parent-style-name="DefaultParagraphFont" style:family="text">
      <style:text-properties fo:font-style="italic" style:font-style-asian="italic"/>
    </style:style>
    <style:style style:name="T899" style:parent-style-name="DefaultParagraphFont" style:family="text">
      <style:text-properties fo:font-style="italic" style:font-style-asian="italic"/>
    </style:style>
    <style:style style:name="T900" style:parent-style-name="DefaultParagraphFont" style:family="text">
      <style:text-properties fo:font-weight="bold" style:font-weight-asian="bold" fo:font-style="italic" style:font-style-asian="italic"/>
    </style:style>
    <style:style style:name="T901" style:parent-style-name="DefaultParagraphFont" style:family="text">
      <style:text-properties fo:font-weight="bold" style:font-weight-asian="bold" fo:font-style="italic" style:font-style-asian="italic"/>
    </style:style>
    <style:style style:name="T902" style:parent-style-name="DefaultParagraphFont" style:family="text">
      <style:text-properties fo:font-weight="bold" style:font-weight-asian="bold" fo:font-style="italic" style:font-style-asian="italic"/>
    </style:style>
    <style:style style:name="T903" style:parent-style-name="DefaultParagraphFont" style:family="text">
      <style:text-properties fo:font-weight="bold" style:font-weight-asian="bold" fo:font-style="italic" style:font-style-asian="italic"/>
    </style:style>
    <style:style style:name="P904" style:parent-style-name="Normal" style:family="paragraph">
      <style:paragraph-properties fo:border="0.0069in solid #000000" fo:padding-top="0.0138in" fo:padding-left="0.0555in" fo:padding-bottom="0.0138in" fo:padding-right="0.0555in" style:shadow="none" fo:text-align="justify"/>
    </style:style>
    <style:style style:name="T905" style:parent-style-name="DefaultParagraphFont" style:family="text">
      <style:text-properties fo:font-weight="bold" style:font-weight-asian="bold" fo:font-style="italic" style:font-style-asian="italic"/>
    </style:style>
    <style:style style:name="T906" style:parent-style-name="DefaultParagraphFont" style:family="text">
      <style:text-properties fo:font-style="italic" style:font-style-asian="italic"/>
    </style:style>
    <style:style style:name="T907" style:parent-style-name="DefaultParagraphFont" style:family="text">
      <style:text-properties fo:font-style="italic" style:font-style-asian="italic"/>
    </style:style>
    <style:style style:name="T908" style:parent-style-name="DefaultParagraphFont" style:family="text">
      <style:text-properties fo:font-style="italic" style:font-style-asian="italic"/>
    </style:style>
    <style:style style:name="T909" style:parent-style-name="DefaultParagraphFont" style:family="text">
      <style:text-properties fo:font-style="italic" style:font-style-asian="italic"/>
    </style:style>
    <style:style style:name="T910" style:parent-style-name="DefaultParagraphFont" style:family="text">
      <style:text-properties fo:font-style="italic" style:font-style-asian="italic"/>
    </style:style>
    <style:style style:name="T911" style:parent-style-name="DefaultParagraphFont" style:family="text">
      <style:text-properties fo:font-style="italic" style:font-style-asian="italic"/>
    </style:style>
    <style:style style:name="T912" style:parent-style-name="DefaultParagraphFont" style:family="text">
      <style:text-properties fo:font-weight="bold" style:font-weight-asian="bold" fo:font-style="italic" style:font-style-asian="italic"/>
    </style:style>
    <style:style style:name="T913" style:parent-style-name="DefaultParagraphFont" style:family="text">
      <style:text-properties fo:font-weight="bold" style:font-weight-asian="bold" fo:font-style="italic" style:font-style-asian="italic"/>
    </style:style>
    <style:style style:name="T914" style:parent-style-name="DefaultParagraphFont" style:family="text">
      <style:text-properties fo:font-weight="bold" style:font-weight-asian="bold" fo:font-style="italic" style:font-style-asian="italic"/>
    </style:style>
    <style:style style:name="P91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1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1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1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2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21" style:parent-style-name="Normal" style:list-style-name="LFO45" style:family="paragraph">
      <style:paragraph-properties fo:border="0.0069in solid #000000" fo:padding-top="0.0138in" fo:padding-left="0.0555in" fo:padding-bottom="0.0138in" fo:padding-right="0.0555in" style:shadow="none" fo:text-align="justify" fo:margin-left="0.0159in" fo:text-indent="-0.0159in">
        <style:tab-stops/>
      </style:paragraph-properties>
      <style:text-properties fo:font-weight="bold" style:font-weight-asian="bold" fo:font-style="italic" style:font-style-asian="italic"/>
    </style:style>
    <style:style style:name="P922" style:parent-style-name="Normal" style:family="paragraph">
      <style:paragraph-properties fo:border="0.0069in solid #000000" fo:padding-top="0.0138in" fo:padding-left="0.0555in" fo:padding-bottom="0.0138in" fo:padding-right="0.0555in" style:shadow="none" fo:text-align="justify" fo:margin-left="0.0159in" fo:text-indent="-0.0159in">
        <style:tab-stops/>
      </style:paragraph-properties>
    </style:style>
    <style:style style:name="P92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2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25" style:parent-style-name="Normal" style:family="paragraph">
      <style:paragraph-properties fo:border="0.0069in solid #000000" fo:padding-top="0.0138in" fo:padding-left="0.0555in" fo:padding-bottom="0.0138in" fo:padding-right="0.0555in" style:shadow="none" fo:text-align="justify"/>
    </style:style>
    <style:style style:name="P926"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927" style:parent-style-name="Normal" style:family="paragraph">
      <style:paragraph-properties fo:border="0.0069in solid #000000" fo:padding-top="0.0138in" fo:padding-left="0.0555in" fo:padding-bottom="0.0138in" fo:padding-right="0.0555in" style:shadow="none" fo:text-align="justify"/>
    </style:style>
    <style:style style:name="P92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2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30" style:parent-style-name="Normal" style:family="paragraph">
      <style:paragraph-properties fo:border="0.0069in solid #000000" fo:padding-top="0.0138in" fo:padding-left="0.0555in" fo:padding-bottom="0.0138in" fo:padding-right="0.0555in" style:shadow="none" fo:text-align="justify"/>
    </style:style>
    <style:style style:name="P931"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932" style:parent-style-name="Normal" style:family="paragraph">
      <style:paragraph-properties fo:border="0.0069in solid #000000" fo:padding-top="0.0138in" fo:padding-left="0.0555in" fo:padding-bottom="0.0138in" fo:padding-right="0.0555in" style:shadow="none" fo:text-align="justify" fo:margin-left="0.0159in" fo:text-indent="-0.0159in">
        <style:tab-stops/>
      </style:paragraph-properties>
    </style:style>
    <style:style style:name="P93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3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35" style:parent-style-name="Normal" style:family="paragraph">
      <style:paragraph-properties fo:text-align="justify" fo:margin-bottom="0.0833in" fo:margin-left="0.0159in" fo:text-indent="-0.0159in">
        <style:tab-stops/>
      </style:paragraph-properties>
    </style:style>
    <style:style style:name="P936"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937" style:parent-style-name="DefaultParagraphFont" style:family="text">
      <style:text-properties fo:font-weight="bold" style:font-weight-asian="bold" fo:font-style="italic" style:font-style-asian="italic"/>
    </style:style>
    <style:style style:name="T938" style:parent-style-name="DefaultParagraphFont" style:family="text">
      <style:text-properties fo:font-weight="bold" style:font-weight-asian="bold" fo:font-style="italic" style:font-style-asian="italic"/>
    </style:style>
    <style:style style:name="T939" style:parent-style-name="DefaultParagraphFont" style:family="text">
      <style:text-properties fo:font-style="italic" style:font-style-asian="italic"/>
    </style:style>
    <style:style style:name="T940" style:parent-style-name="DefaultParagraphFont" style:family="text">
      <style:text-properties fo:font-style="italic" style:font-style-asian="italic"/>
    </style:style>
    <style:style style:name="T941" style:parent-style-name="DefaultParagraphFont" style:family="text">
      <style:text-properties fo:font-style="italic" style:font-style-asian="italic"/>
    </style:style>
    <style:style style:name="T942" style:parent-style-name="DefaultParagraphFont" style:family="text">
      <style:text-properties fo:font-weight="bold" style:font-weight-asian="bold" fo:font-style="italic" style:font-style-asian="italic"/>
    </style:style>
    <style:style style:name="T943" style:parent-style-name="DefaultParagraphFont" style:family="text">
      <style:text-properties fo:font-weight="bold" style:font-weight-asian="bold" fo:font-style="italic" style:font-style-asian="italic"/>
    </style:style>
    <style:style style:name="T944" style:parent-style-name="DefaultParagraphFont" style:family="text">
      <style:text-properties fo:font-weight="bold" style:font-weight-asian="bold" fo:font-style="italic" style:font-style-asian="italic"/>
    </style:style>
    <style:style style:name="T945" style:parent-style-name="DefaultParagraphFont" style:family="text">
      <style:text-properties fo:font-weight="bold" style:font-weight-asian="bold" fo:font-style="italic" style:font-style-asian="italic"/>
    </style:style>
    <style:style style:name="T946" style:parent-style-name="DefaultParagraphFont" style:family="text">
      <style:text-properties fo:font-weight="bold" style:font-weight-asian="bold" fo:font-style="italic" style:font-style-asian="italic"/>
    </style:style>
    <style:style style:name="T947" style:parent-style-name="DefaultParagraphFont" style:family="text">
      <style:text-properties fo:font-weight="bold" style:font-weight-asian="bold" fo:font-style="italic" style:font-style-asian="italic"/>
    </style:style>
    <style:style style:name="P948" style:parent-style-name="Normal" style:family="paragraph">
      <style:paragraph-properties fo:border="0.0069in solid #000000" fo:padding-top="0.0138in" fo:padding-left="0.0555in" fo:padding-bottom="0.0138in" fo:padding-right="0.0555in" style:shadow="none" fo:text-align="justify" fo:margin-bottom="0.0833in"/>
    </style:style>
    <style:style style:name="T949" style:parent-style-name="DefaultParagraphFont" style:family="text">
      <style:text-properties fo:font-weight="bold" style:font-weight-asian="bold" fo:font-style="italic" style:font-style-asian="italic"/>
    </style:style>
    <style:style style:name="T950" style:parent-style-name="DefaultParagraphFont" style:family="text">
      <style:text-properties fo:font-style="italic" style:font-style-asian="italic"/>
    </style:style>
    <style:style style:name="T951" style:parent-style-name="DefaultParagraphFont" style:family="text">
      <style:text-properties fo:font-style="italic" style:font-style-asian="italic"/>
    </style:style>
    <style:style style:name="T952" style:parent-style-name="DefaultParagraphFont" style:family="text">
      <style:text-properties fo:font-style="italic" style:font-style-asian="italic"/>
    </style:style>
    <style:style style:name="T953" style:parent-style-name="DefaultParagraphFont" style:family="text">
      <style:text-properties fo:font-style="italic" style:font-style-asian="italic"/>
    </style:style>
    <style:style style:name="T954" style:parent-style-name="DefaultParagraphFont" style:family="text">
      <style:text-properties fo:font-weight="bold" style:font-weight-asian="bold" fo:font-style="italic" style:font-style-asian="italic"/>
    </style:style>
    <style:style style:name="T955" style:parent-style-name="DefaultParagraphFont" style:family="text">
      <style:text-properties fo:font-weight="bold" style:font-weight-asian="bold" fo:font-style="italic" style:font-style-asian="italic"/>
    </style:style>
    <style:style style:name="T956" style:parent-style-name="DefaultParagraphFont" style:family="text">
      <style:text-properties fo:font-weight="bold" style:font-weight-asian="bold" fo:font-style="italic" style:font-style-asian="italic"/>
    </style:style>
    <style:style style:name="T957" style:parent-style-name="DefaultParagraphFont" style:family="text">
      <style:text-properties fo:font-weight="bold" style:font-weight-asian="bold" fo:font-style="italic" style:font-style-asian="italic"/>
    </style:style>
    <style:style style:name="T958" style:parent-style-name="DefaultParagraphFont" style:family="text">
      <style:text-properties fo:font-weight="bold" style:font-weight-asian="bold" fo:font-style="italic" style:font-style-asian="italic"/>
    </style:style>
    <style:style style:name="T959" style:parent-style-name="DefaultParagraphFont" style:family="text">
      <style:text-properties fo:font-weight="bold" style:font-weight-asian="bold" fo:font-style="italic" style:font-style-asian="italic"/>
    </style:style>
    <style:style style:name="T960" style:parent-style-name="DefaultParagraphFont" style:family="text">
      <style:text-properties fo:font-weight="bold" style:font-weight-asian="bold" fo:font-style="italic" style:font-style-asian="italic"/>
    </style:style>
    <style:style style:name="P96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T962" style:parent-style-name="DefaultParagraphFont" style:family="text">
      <style:text-properties fo:font-weight="bold" style:font-weight-asian="bold" fo:font-style="italic" style:font-style-asian="italic"/>
    </style:style>
    <style:style style:name="T963" style:parent-style-name="DefaultParagraphFont" style:family="text">
      <style:text-properties fo:font-style="italic" style:font-style-asian="italic"/>
    </style:style>
    <style:style style:name="T964" style:parent-style-name="DefaultParagraphFont" style:family="text">
      <style:text-properties fo:font-style="italic" style:font-style-asian="italic"/>
    </style:style>
    <style:style style:name="T965" style:parent-style-name="DefaultParagraphFont" style:family="text">
      <style:text-properties fo:font-style="italic" style:font-style-asian="italic"/>
    </style:style>
    <style:style style:name="T966" style:parent-style-name="DefaultParagraphFont" style:family="text">
      <style:text-properties fo:font-style="italic" style:font-style-asian="italic"/>
    </style:style>
    <style:style style:name="T967" style:parent-style-name="DefaultParagraphFont" style:family="text">
      <style:text-properties fo:font-weight="bold" style:font-weight-asian="bold" fo:font-style="italic" style:font-style-asian="italic"/>
    </style:style>
    <style:style style:name="T968" style:parent-style-name="DefaultParagraphFont" style:family="text">
      <style:text-properties fo:font-weight="bold" style:font-weight-asian="bold" fo:font-style="italic" style:font-style-asian="italic"/>
    </style:style>
    <style:style style:name="T969" style:parent-style-name="DefaultParagraphFont" style:family="text">
      <style:text-properties fo:font-weight="bold" style:font-weight-asian="bold" fo:font-style="italic" style:font-style-asian="italic"/>
    </style:style>
    <style:style style:name="T970" style:parent-style-name="DefaultParagraphFont" style:family="text">
      <style:text-properties fo:font-weight="bold" style:font-weight-asian="bold" fo:font-style="italic" style:font-style-asian="italic"/>
    </style:style>
    <style:style style:name="T971" style:parent-style-name="DefaultParagraphFont" style:family="text">
      <style:text-properties fo:font-weight="bold" style:font-weight-asian="bold" fo:font-style="italic" style:font-style-asian="italic"/>
    </style:style>
    <style:style style:name="T972" style:parent-style-name="DefaultParagraphFont" style:family="text">
      <style:text-properties fo:font-weight="bold" style:font-weight-asian="bold" fo:font-style="italic" style:font-style-asian="italic"/>
    </style:style>
    <style:style style:name="T973" style:parent-style-name="DefaultParagraphFont" style:family="text">
      <style:text-properties fo:font-weight="bold" style:font-weight-asian="bold" fo:font-style="italic" style:font-style-asian="italic"/>
    </style:style>
    <style:style style:name="P974" style:parent-style-name="Normal" style:family="paragraph">
      <style:paragraph-properties fo:border="0.0069in solid #000000" fo:padding-top="0.0138in" fo:padding-left="0.0555in" fo:padding-bottom="0.0138in" fo:padding-right="0.0555in" style:shadow="none"/>
    </style:style>
    <style:style style:name="P97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7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77" style:parent-style-name="Normal" style:family="paragraph">
      <style:paragraph-properties fo:border="0.0069in solid #000000" fo:padding-top="0.0138in" fo:padding-left="0.0555in" fo:padding-bottom="0.0138in" fo:padding-right="0.0555in" style:shadow="none" fo:margin-top="0.0833in"/>
      <style:text-properties fo:font-weight="bold" style:font-weight-asian="bold" fo:font-style="italic" style:font-style-asian="italic"/>
    </style:style>
    <style:style style:name="P978" style:parent-style-name="Normal" style:list-style-name="LFO45" style:family="paragraph">
      <style:paragraph-properties fo:border="0.0069in solid #000000" fo:padding-top="0.0138in" fo:padding-left="0.0555in" fo:padding-bottom="0.0138in" fo:padding-right="0.0555in" style:shadow="none" fo:margin-left="0in" fo:text-indent="0in">
        <style:tab-stops/>
      </style:paragraph-properties>
      <style:text-properties fo:font-weight="bold" style:font-weight-asian="bold" fo:font-style="italic" style:font-style-asian="italic"/>
    </style:style>
    <style:style style:name="P979" style:parent-style-name="Normal" style:family="paragraph">
      <style:paragraph-properties fo:border="0.0069in solid #000000" fo:padding-top="0.0138in" fo:padding-left="0.0555in" fo:padding-bottom="0.0138in" fo:padding-right="0.0555in" style:shadow="none" fo:margin-top="0.0833in"/>
    </style:style>
    <style:style style:name="P98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8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82" style:parent-style-name="Normal" style:family="paragraph">
      <style:paragraph-properties fo:border="0.0069in solid #000000" fo:padding-top="0.0138in" fo:padding-left="0.0555in" fo:padding-bottom="0.0138in" fo:padding-right="0.0555in" style:shadow="none" fo:margin-top="0.0833in"/>
    </style:style>
    <style:style style:name="P983"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984" style:parent-style-name="Normal" style:family="paragraph">
      <style:paragraph-properties fo:border="0.0069in solid #000000" fo:padding-top="0.0138in" fo:padding-left="0.0555in" fo:padding-bottom="0.0138in" fo:padding-right="0.0555in" style:shadow="none" fo:text-align="justify"/>
    </style:style>
    <style:style style:name="P98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8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87" style:parent-style-name="Normal" style:family="paragraph">
      <style:paragraph-properties fo:border="0.0069in solid #000000" fo:padding-top="0.0138in" fo:padding-left="0.0555in" fo:padding-bottom="0.0138in" fo:padding-right="0.0555in" style:shadow="none" fo:text-align="justify"/>
    </style:style>
    <style:style style:name="P988"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989" style:parent-style-name="Normal" style:family="paragraph">
      <style:paragraph-properties fo:border="0.0069in solid #000000" fo:padding-top="0.0138in" fo:padding-left="0.0555in" fo:padding-bottom="0.0138in" fo:padding-right="0.0555in" style:shadow="none" fo:text-align="justify"/>
    </style:style>
    <style:style style:name="P99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9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992" style:parent-style-name="Normal" style:family="paragraph">
      <style:paragraph-properties fo:text-align="justify" fo:margin-bottom="0.0833in"/>
    </style:style>
    <style:style style:name="P993"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994" style:parent-style-name="DefaultParagraphFont" style:family="text">
      <style:text-properties fo:font-weight="bold" style:font-weight-asian="bold" fo:font-style="italic" style:font-style-asian="italic"/>
    </style:style>
    <style:style style:name="T995" style:parent-style-name="DefaultParagraphFont" style:family="text">
      <style:text-properties fo:font-style="italic" style:font-style-asian="italic"/>
    </style:style>
    <style:style style:name="T996" style:parent-style-name="DefaultParagraphFont" style:family="text">
      <style:text-properties fo:font-style="italic" style:font-style-asian="italic"/>
    </style:style>
    <style:style style:name="T997" style:parent-style-name="DefaultParagraphFont" style:family="text">
      <style:text-properties fo:font-style="italic" style:font-style-asian="italic"/>
    </style:style>
    <style:style style:name="T998" style:parent-style-name="DefaultParagraphFont" style:family="text">
      <style:text-properties fo:font-weight="bold" style:font-weight-asian="bold" fo:font-style="italic" style:font-style-asian="italic"/>
    </style:style>
    <style:style style:name="T999" style:parent-style-name="DefaultParagraphFont" style:family="text">
      <style:text-properties fo:font-weight="bold" style:font-weight-asian="bold" fo:font-style="italic" style:font-style-asian="italic"/>
    </style:style>
    <style:style style:name="T1000" style:parent-style-name="DefaultParagraphFont" style:family="text">
      <style:text-properties fo:font-weight="bold" style:font-weight-asian="bold" fo:font-style="italic" style:font-style-asian="italic"/>
    </style:style>
    <style:style style:name="T1001" style:parent-style-name="DefaultParagraphFont" style:family="text">
      <style:text-properties fo:font-weight="bold" style:font-weight-asian="bold" fo:font-style="italic" style:font-style-asian="italic"/>
    </style:style>
    <style:style style:name="T1002" style:parent-style-name="DefaultParagraphFont" style:family="text">
      <style:text-properties fo:font-weight="bold" style:font-weight-asian="bold" fo:font-style="italic" style:font-style-asian="italic"/>
    </style:style>
    <style:style style:name="T1003" style:parent-style-name="DefaultParagraphFont" style:family="text">
      <style:text-properties fo:font-weight="bold" style:font-weight-asian="bold" fo:font-style="italic" style:font-style-asian="italic"/>
    </style:style>
    <style:style style:name="T1004" style:parent-style-name="DefaultParagraphFont" style:family="text">
      <style:text-properties fo:font-weight="bold" style:font-weight-asian="bold" fo:font-style="italic" style:font-style-asian="italic"/>
    </style:style>
    <style:style style:name="T1005" style:parent-style-name="DefaultParagraphFont" style:family="text">
      <style:text-properties fo:font-weight="bold" style:font-weight-asian="bold" fo:font-style="italic" style:font-style-asian="italic"/>
    </style:style>
    <style:style style:name="T1006" style:parent-style-name="DefaultParagraphFont" style:family="text">
      <style:text-properties fo:font-weight="bold" style:font-weight-asian="bold" fo:font-style="italic" style:font-style-asian="italic"/>
    </style:style>
    <style:style style:name="P1007" style:parent-style-name="Normal" style:family="paragraph">
      <style:paragraph-properties fo:border="0.0069in solid #000000" fo:padding-top="0.0138in" fo:padding-left="0.0555in" fo:padding-bottom="0.0138in" fo:padding-right="0.0555in" style:shadow="none" fo:text-align="justify" fo:margin-bottom="0.0833in"/>
    </style:style>
    <style:style style:name="T1008" style:parent-style-name="DefaultParagraphFont" style:family="text">
      <style:text-properties fo:font-weight="bold" style:font-weight-asian="bold" fo:font-style="italic" style:font-style-asian="italic"/>
    </style:style>
    <style:style style:name="T1009" style:parent-style-name="DefaultParagraphFont" style:family="text">
      <style:text-properties fo:font-style="italic" style:font-style-asian="italic"/>
    </style:style>
    <style:style style:name="T1010" style:parent-style-name="DefaultParagraphFont" style:family="text">
      <style:text-properties fo:font-style="italic" style:font-style-asian="italic"/>
    </style:style>
    <style:style style:name="T1011" style:parent-style-name="DefaultParagraphFont" style:family="text">
      <style:text-properties fo:font-style="italic" style:font-style-asian="italic"/>
    </style:style>
    <style:style style:name="T1012" style:parent-style-name="DefaultParagraphFont" style:family="text">
      <style:text-properties fo:font-style="italic" style:font-style-asian="italic"/>
    </style:style>
    <style:style style:name="T1013" style:parent-style-name="DefaultParagraphFont" style:family="text">
      <style:text-properties fo:font-style="italic" style:font-style-asian="italic"/>
    </style:style>
    <style:style style:name="T1014" style:parent-style-name="DefaultParagraphFont" style:family="text">
      <style:text-properties fo:font-weight="bold" style:font-weight-asian="bold" fo:font-style="italic" style:font-style-asian="italic"/>
    </style:style>
    <style:style style:name="T1015" style:parent-style-name="DefaultParagraphFont" style:family="text">
      <style:text-properties fo:font-weight="bold" style:font-weight-asian="bold" fo:font-style="italic" style:font-style-asian="italic"/>
    </style:style>
    <style:style style:name="T1016" style:parent-style-name="DefaultParagraphFont" style:family="text">
      <style:text-properties fo:font-weight="bold" style:font-weight-asian="bold" fo:font-style="italic" style:font-style-asian="italic"/>
    </style:style>
    <style:style style:name="T1017" style:parent-style-name="DefaultParagraphFont" style:family="text">
      <style:text-properties fo:font-weight="bold" style:font-weight-asian="bold" fo:font-style="italic" style:font-style-asian="italic"/>
    </style:style>
    <style:style style:name="T1018" style:parent-style-name="DefaultParagraphFont" style:family="text">
      <style:text-properties fo:font-weight="bold" style:font-weight-asian="bold" fo:font-style="italic" style:font-style-asian="italic"/>
    </style:style>
    <style:style style:name="T1019" style:parent-style-name="DefaultParagraphFont" style:family="text">
      <style:text-properties fo:font-weight="bold" style:font-weight-asian="bold" fo:font-style="italic" style:font-style-asian="italic"/>
    </style:style>
    <style:style style:name="T1020" style:parent-style-name="DefaultParagraphFont" style:family="text">
      <style:text-properties fo:font-weight="bold" style:font-weight-asian="bold" fo:font-style="italic" style:font-style-asian="italic"/>
    </style:style>
    <style:style style:name="T1021" style:parent-style-name="DefaultParagraphFont" style:family="text">
      <style:text-properties fo:font-weight="bold" style:font-weight-asian="bold" fo:font-style="italic" style:font-style-asian="italic"/>
    </style:style>
    <style:style style:name="T1022" style:parent-style-name="DefaultParagraphFont" style:family="text">
      <style:text-properties fo:font-weight="bold" style:font-weight-asian="bold" fo:font-style="italic" style:font-style-asian="italic"/>
    </style:style>
    <style:style style:name="T1023" style:parent-style-name="DefaultParagraphFont" style:family="text">
      <style:text-properties fo:font-weight="bold" style:font-weight-asian="bold" fo:font-style="italic" style:font-style-asian="italic"/>
    </style:style>
    <style:style style:name="T1024" style:parent-style-name="DefaultParagraphFont" style:family="text">
      <style:text-properties fo:font-weight="bold" style:font-weight-asian="bold" fo:font-style="italic" style:font-style-asian="italic"/>
    </style:style>
    <style:style style:name="T1025" style:parent-style-name="DefaultParagraphFont" style:family="text">
      <style:text-properties fo:font-weight="bold" style:font-weight-asian="bold" fo:font-style="italic" style:font-style-asian="italic"/>
    </style:style>
    <style:style style:name="T1026" style:parent-style-name="DefaultParagraphFont" style:family="text">
      <style:text-properties fo:font-weight="bold" style:font-weight-asian="bold" fo:font-style="italic" style:font-style-asian="italic"/>
    </style:style>
    <style:style style:name="P1027" style:parent-style-name="Normal" style:family="paragraph">
      <style:paragraph-properties fo:border="0.0069in solid #000000" fo:padding-top="0.0138in" fo:padding-left="0.0555in" fo:padding-bottom="0.0138in" fo:padding-right="0.0555in" style:shadow="none" fo:text-align="justify"/>
    </style:style>
    <style:style style:name="T1028" style:parent-style-name="DefaultParagraphFont" style:family="text">
      <style:text-properties fo:font-weight="bold" style:font-weight-asian="bold" fo:font-style="italic" style:font-style-asian="italic"/>
    </style:style>
    <style:style style:name="T1029" style:parent-style-name="DefaultParagraphFont" style:family="text">
      <style:text-properties fo:font-style="italic" style:font-style-asian="italic"/>
    </style:style>
    <style:style style:name="T1030" style:parent-style-name="DefaultParagraphFont" style:family="text">
      <style:text-properties fo:font-style="italic" style:font-style-asian="italic"/>
    </style:style>
    <style:style style:name="T1031" style:parent-style-name="DefaultParagraphFont" style:family="text">
      <style:text-properties fo:font-style="italic" style:font-style-asian="italic"/>
    </style:style>
    <style:style style:name="T1032" style:parent-style-name="DefaultParagraphFont" style:family="text">
      <style:text-properties fo:font-weight="bold" style:font-weight-asian="bold" fo:font-style="italic" style:font-style-asian="italic"/>
    </style:style>
    <style:style style:name="T1033" style:parent-style-name="DefaultParagraphFont" style:family="text">
      <style:text-properties fo:font-weight="bold" style:font-weight-asian="bold" fo:font-style="italic" style:font-style-asian="italic"/>
    </style:style>
    <style:style style:name="T1034" style:parent-style-name="DefaultParagraphFont" style:family="text">
      <style:text-properties fo:font-weight="bold" style:font-weight-asian="bold" fo:font-style="italic" style:font-style-asian="italic"/>
    </style:style>
    <style:style style:name="T1035" style:parent-style-name="DefaultParagraphFont" style:family="text">
      <style:text-properties fo:font-weight="bold" style:font-weight-asian="bold" fo:font-style="italic" style:font-style-asian="italic"/>
    </style:style>
    <style:style style:name="T1036" style:parent-style-name="DefaultParagraphFont" style:family="text">
      <style:text-properties fo:font-weight="bold" style:font-weight-asian="bold" fo:font-style="italic" style:font-style-asian="italic"/>
    </style:style>
    <style:style style:name="P103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3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3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4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4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42" style:parent-style-name="Normal" style:family="paragraph">
      <style:paragraph-properties fo:border="0.0069in solid #000000" fo:padding-top="0.0138in" fo:padding-left="0.0555in" fo:padding-bottom="0.0138in" fo:padding-right="0.0555in" style:shadow="none"/>
    </style:style>
    <style:style style:name="P1043"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044" style:parent-style-name="Normal" style:family="paragraph">
      <style:paragraph-properties fo:border="0.0069in solid #000000" fo:padding-top="0.0138in" fo:padding-left="0.0555in" fo:padding-bottom="0.0138in" fo:padding-right="0.0555in" style:shadow="none" fo:text-align="justify"/>
    </style:style>
    <style:style style:name="T1045" style:parent-style-name="DefaultParagraphFont" style:family="text">
      <style:text-properties fo:font-weight="bold" style:font-weight-asian="bold" fo:font-style="italic" style:font-style-asian="italic"/>
    </style:style>
    <style:style style:name="P104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4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48" style:parent-style-name="Normal" style:family="paragraph">
      <style:paragraph-properties fo:border="0.0069in solid #000000" fo:padding-top="0.0138in" fo:padding-left="0.0555in" fo:padding-bottom="0.0138in" fo:padding-right="0.0555in" style:shadow="none"/>
      <style:text-properties fo:font-weight="bold" style:font-weight-asian="bold" fo:font-style="italic" style:font-style-asian="italic"/>
    </style:style>
    <style:style style:name="P1049" style:parent-style-name="Normal" style:family="paragraph">
      <style:paragraph-properties fo:border="0.0069in solid #000000" fo:padding-top="0.0138in" fo:padding-left="0.0555in" fo:padding-bottom="0.0138in" fo:padding-right="0.0555in" style:shadow="none"/>
    </style:style>
    <style:style style:name="P1050" style:parent-style-name="Normal" style:family="paragraph">
      <style:paragraph-properties fo:border="0.0069in solid #000000" fo:padding-top="0.0138in" fo:padding-left="0.0555in" fo:padding-bottom="0.0138in" fo:padding-right="0.0555in" style:shadow="none"/>
      <style:text-properties fo:font-weight="bold" style:font-weight-asian="bold" fo:font-style="italic" style:font-style-asian="italic"/>
    </style:style>
    <style:style style:name="P1051"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1052" style:parent-style-name="DefaultParagraphFont" style:family="text">
      <style:text-properties fo:font-style="italic" style:font-style-asian="italic"/>
    </style:style>
    <style:style style:name="T1053" style:parent-style-name="DefaultParagraphFont" style:family="text">
      <style:text-properties fo:font-style="italic" style:font-style-asian="italic"/>
    </style:style>
    <style:style style:name="T1054" style:parent-style-name="DefaultParagraphFont" style:family="text">
      <style:text-properties fo:font-style="italic" style:font-style-asian="italic"/>
    </style:style>
    <style:style style:name="T1055" style:parent-style-name="DefaultParagraphFont" style:family="text">
      <style:text-properties fo:font-weight="bold" style:font-weight-asian="bold" fo:font-style="italic" style:font-style-asian="italic"/>
    </style:style>
    <style:style style:name="T1056" style:parent-style-name="DefaultParagraphFont" style:family="text">
      <style:text-properties fo:font-weight="bold" style:font-weight-asian="bold" fo:font-style="italic" style:font-style-asian="italic"/>
    </style:style>
    <style:style style:name="T1057" style:parent-style-name="DefaultParagraphFont" style:family="text">
      <style:text-properties fo:font-weight="bold" style:font-weight-asian="bold" fo:font-style="italic" style:font-style-asian="italic"/>
    </style:style>
    <style:style style:name="P1058" style:parent-style-name="Normal" style:family="paragraph">
      <style:paragraph-properties fo:border="0.0069in solid #000000" fo:padding-top="0.0138in" fo:padding-left="0.0555in" fo:padding-bottom="0.0138in" fo:padding-right="0.0555in" style:shadow="none"/>
    </style:style>
    <style:style style:name="P105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6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61" style:parent-style-name="Normal" style:family="paragraph">
      <style:paragraph-properties fo:border="0.0069in solid #000000" fo:padding-top="0.0138in" fo:padding-left="0.0555in" fo:padding-bottom="0.0138in" fo:padding-right="0.0555in" style:shadow="none" fo:text-align="justify"/>
      <style:text-properties fo:font-weight="bold" style:font-weight-asian="bold" fo:font-style="italic" style:font-style-asian="italic"/>
    </style:style>
    <style:style style:name="P1062"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1063" style:parent-style-name="DefaultParagraphFont" style:family="text">
      <style:text-properties fo:font-style="italic" style:font-style-asian="italic"/>
    </style:style>
    <style:style style:name="T1064" style:parent-style-name="DefaultParagraphFont" style:family="text">
      <style:text-properties fo:font-weight="bold" style:font-weight-asian="bold"/>
    </style:style>
    <style:style style:name="T1065" style:parent-style-name="DefaultParagraphFont" style:family="text">
      <style:text-properties fo:font-weight="bold" style:font-weight-asian="bold"/>
    </style:style>
    <style:style style:name="T1066" style:parent-style-name="DefaultParagraphFont" style:family="text">
      <style:text-properties fo:font-weight="bold" style:font-weight-asian="bold" fo:font-style="italic" style:font-style-asian="italic"/>
    </style:style>
    <style:style style:name="T1067" style:parent-style-name="DefaultParagraphFont" style:family="text">
      <style:text-properties fo:font-weight="bold" style:font-weight-asian="bold" fo:font-style="italic" style:font-style-asian="italic"/>
    </style:style>
    <style:style style:name="T1068" style:parent-style-name="DefaultParagraphFont" style:family="text">
      <style:text-properties fo:font-weight="bold" style:font-weight-asian="bold" fo:font-style="italic" style:font-style-asian="italic"/>
    </style:style>
    <style:style style:name="T1069" style:parent-style-name="DefaultParagraphFont" style:family="text">
      <style:text-properties fo:font-weight="bold" style:font-weight-asian="bold" fo:font-style="italic" style:font-style-asian="italic"/>
    </style:style>
    <style:style style:name="T1070" style:parent-style-name="DefaultParagraphFont" style:family="text">
      <style:text-properties fo:font-weight="bold" style:font-weight-asian="bold" fo:font-style="italic" style:font-style-asian="italic"/>
    </style:style>
    <style:style style:name="T1071" style:parent-style-name="DefaultParagraphFont" style:family="text">
      <style:text-properties fo:font-weight="bold" style:font-weight-asian="bold" fo:font-style="italic" style:font-style-asian="italic"/>
    </style:style>
    <style:style style:name="P1072" style:parent-style-name="Normal" style:family="paragraph">
      <style:paragraph-properties fo:border="0.0069in solid #000000" fo:padding-top="0.0138in" fo:padding-left="0.0555in" fo:padding-bottom="0.0138in" fo:padding-right="0.0555in" style:shadow="none" fo:text-align="justify"/>
    </style:style>
    <style:style style:name="P107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7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075" style:parent-style-name="Normal" style:family="paragraph">
      <style:paragraph-properties fo:text-align="justify" fo:margin-bottom="0.1666in"/>
    </style:style>
    <style:style style:name="T1076" style:parent-style-name="DefaultParagraphFont" style:family="text">
      <style:text-properties style:text-position="super 66.6%"/>
    </style:style>
    <style:style style:name="P1077" style:parent-style-name="FootnoteText" style:family="paragraph">
      <style:paragraph-properties fo:text-align="justify"/>
    </style:style>
    <style:style style:name="P1078" style:parent-style-name="FootnoteText" style:family="paragraph">
      <style:paragraph-properties fo:text-align="justify"/>
    </style:style>
    <style:style style:name="T1079" style:parent-style-name="DefaultParagraphFont" style:family="text">
      <style:text-properties fo:language="fr" fo:country="BE"/>
    </style:style>
    <style:style style:name="T1080" style:parent-style-name="DefaultParagraphFont" style:family="text">
      <style:text-properties fo:language="fr" fo:country="BE"/>
    </style:style>
    <style:style style:name="T1081" style:parent-style-name="DefaultParagraphFont" style:family="text">
      <style:text-properties fo:language="fr" fo:country="BE"/>
    </style:style>
    <style:style style:name="T1082" style:parent-style-name="DefaultParagraphFont" style:family="text">
      <style:text-properties fo:language="de" fo:country="DE"/>
    </style:style>
    <style:style style:name="T1083" style:parent-style-name="DefaultParagraphFont" style:family="text">
      <style:text-properties fo:language="de" fo:country="DE"/>
    </style:style>
    <style:style style:name="P1084"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1085" style:parent-style-name="DefaultParagraphFont" style:family="text">
      <style:text-properties fo:font-style="italic" style:font-style-asian="italic"/>
    </style:style>
    <style:style style:name="T1086" style:parent-style-name="DefaultParagraphFont" style:family="text">
      <style:text-properties fo:font-weight="bold" style:font-weight-asian="bold" fo:font-style="italic" style:font-style-asian="italic"/>
    </style:style>
    <style:style style:name="T1087" style:parent-style-name="DefaultParagraphFont" style:family="text">
      <style:text-properties fo:font-style="italic" style:font-style-asian="italic"/>
    </style:style>
    <style:style style:name="T1088" style:parent-style-name="DefaultParagraphFont" style:family="text">
      <style:text-properties fo:font-style="italic" style:font-style-asian="italic"/>
    </style:style>
    <style:style style:name="T1089" style:parent-style-name="DefaultParagraphFont" style:family="text">
      <style:text-properties fo:font-style="italic" style:font-style-asian="italic"/>
    </style:style>
    <style:style style:name="T1090" style:parent-style-name="DefaultParagraphFont" style:family="text">
      <style:text-properties fo:font-style="italic" style:font-style-asian="italic"/>
    </style:style>
    <style:style style:name="T1091" style:parent-style-name="DefaultParagraphFont" style:family="text">
      <style:text-properties fo:font-style="italic" style:font-style-asian="italic"/>
    </style:style>
    <style:style style:name="T1092" style:parent-style-name="DefaultParagraphFont" style:family="text">
      <style:text-properties fo:font-style="italic" style:font-style-asian="italic"/>
    </style:style>
    <style:style style:name="T1093" style:parent-style-name="DefaultParagraphFont" style:family="text">
      <style:text-properties fo:font-style="italic" style:font-style-asian="italic"/>
    </style:style>
    <style:style style:name="T1094" style:parent-style-name="DefaultParagraphFont" style:family="text">
      <style:text-properties fo:font-style="italic" style:font-style-asian="italic"/>
    </style:style>
    <style:style style:name="T1095" style:parent-style-name="DefaultParagraphFont" style:family="text">
      <style:text-properties fo:font-style="italic" style:font-style-asian="italic"/>
    </style:style>
    <style:style style:name="T1096" style:parent-style-name="DefaultParagraphFont" style:family="text">
      <style:text-properties fo:font-weight="bold" style:font-weight-asian="bold" fo:font-style="italic" style:font-style-asian="italic"/>
    </style:style>
    <style:style style:name="T1097" style:parent-style-name="DefaultParagraphFont" style:family="text">
      <style:text-properties fo:font-weight="bold" style:font-weight-asian="bold" fo:font-style="italic" style:font-style-asian="italic"/>
    </style:style>
    <style:style style:name="T1098" style:parent-style-name="DefaultParagraphFont" style:family="text">
      <style:text-properties fo:font-weight="bold" style:font-weight-asian="bold" fo:font-style="italic" style:font-style-asian="italic"/>
    </style:style>
    <style:style style:name="T1099" style:parent-style-name="DefaultParagraphFont" style:family="text">
      <style:text-properties fo:font-weight="bold" style:font-weight-asian="bold" fo:font-style="italic" style:font-style-asian="italic"/>
    </style:style>
    <style:style style:name="T1100" style:parent-style-name="DefaultParagraphFont" style:family="text">
      <style:text-properties fo:font-weight="bold" style:font-weight-asian="bold" fo:font-style="italic" style:font-style-asian="italic"/>
    </style:style>
    <style:style style:name="T1101" style:parent-style-name="DefaultParagraphFont" style:family="text">
      <style:text-properties fo:font-weight="bold" style:font-weight-asian="bold" fo:font-style="italic" style:font-style-asian="italic"/>
    </style:style>
    <style:style style:name="T1102" style:parent-style-name="DefaultParagraphFont" style:family="text">
      <style:text-properties fo:font-weight="bold" style:font-weight-asian="bold" fo:font-style="italic" style:font-style-asian="italic"/>
    </style:style>
    <style:style style:name="T1103" style:parent-style-name="DefaultParagraphFont" style:family="text">
      <style:text-properties fo:font-weight="bold" style:font-weight-asian="bold" fo:font-style="italic" style:font-style-asian="italic"/>
    </style:style>
    <style:style style:name="T1104" style:parent-style-name="DefaultParagraphFont" style:family="text">
      <style:text-properties fo:font-weight="bold" style:font-weight-asian="bold" fo:font-style="italic" style:font-style-asian="italic"/>
    </style:style>
    <style:style style:name="T1105" style:parent-style-name="DefaultParagraphFont" style:family="text">
      <style:text-properties fo:font-weight="bold" style:font-weight-asian="bold" fo:font-style="italic" style:font-style-asian="italic"/>
    </style:style>
    <style:style style:name="T1106" style:parent-style-name="DefaultParagraphFont" style:family="text">
      <style:text-properties fo:font-weight="bold" style:font-weight-asian="bold" fo:font-style="italic" style:font-style-asian="italic"/>
    </style:style>
    <style:style style:name="T1107" style:parent-style-name="DefaultParagraphFont" style:family="text">
      <style:text-properties fo:font-weight="bold" style:font-weight-asian="bold" fo:font-style="italic" style:font-style-asian="italic"/>
    </style:style>
    <style:style style:name="T1108" style:parent-style-name="DefaultParagraphFont" style:family="text">
      <style:text-properties fo:font-weight="bold" style:font-weight-asian="bold" fo:font-style="italic" style:font-style-asian="italic"/>
    </style:style>
    <style:style style:name="T1109" style:parent-style-name="DefaultParagraphFont" style:family="text">
      <style:text-properties fo:font-weight="bold" style:font-weight-asian="bold" fo:font-style="italic" style:font-style-asian="italic"/>
    </style:style>
    <style:style style:name="T1110" style:parent-style-name="DefaultParagraphFont" style:family="text">
      <style:text-properties fo:font-weight="bold" style:font-weight-asian="bold" fo:font-style="italic" style:font-style-asian="italic"/>
    </style:style>
    <style:style style:name="T1111" style:parent-style-name="DefaultParagraphFont" style:family="text">
      <style:text-properties fo:font-weight="bold" style:font-weight-asian="bold" fo:font-style="italic" style:font-style-asian="italic"/>
    </style:style>
    <style:style style:name="T1112" style:parent-style-name="DefaultParagraphFont" style:family="text">
      <style:text-properties fo:font-weight="bold" style:font-weight-asian="bold" fo:font-style="italic" style:font-style-asian="italic"/>
    </style:style>
    <style:style style:name="T1113" style:parent-style-name="DefaultParagraphFont" style:family="text">
      <style:text-properties fo:font-weight="bold" style:font-weight-asian="bold" fo:font-style="italic" style:font-style-asian="italic"/>
    </style:style>
    <style:style style:name="T1114" style:parent-style-name="DefaultParagraphFont" style:family="text">
      <style:text-properties fo:font-weight="bold" style:font-weight-asian="bold" fo:font-style="italic" style:font-style-asian="italic"/>
    </style:style>
    <style:style style:name="T1115" style:parent-style-name="DefaultParagraphFont" style:family="text">
      <style:text-properties fo:font-weight="bold" style:font-weight-asian="bold" fo:font-style="italic" style:font-style-asian="italic"/>
    </style:style>
    <style:style style:name="T1116" style:parent-style-name="DefaultParagraphFont" style:family="text">
      <style:text-properties fo:font-weight="bold" style:font-weight-asian="bold" fo:font-style="italic" style:font-style-asian="italic"/>
    </style:style>
    <style:style style:name="P1117" style:parent-style-name="Normal" style:family="paragraph">
      <style:paragraph-properties fo:border="0.0069in solid #000000" fo:padding-top="0.0138in" fo:padding-left="0.0555in" fo:padding-bottom="0.0138in" fo:padding-right="0.0555in" style:shadow="none" fo:margin-top="0.0833in" fo:margin-bottom="0.0833in"/>
    </style:style>
    <style:style style:name="P11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1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20" style:parent-style-name="Normal" style:family="paragraph">
      <style:paragraph-properties fo:border="0.0069in solid #000000" fo:padding-top="0.0138in" fo:padding-left="0.0555in" fo:padding-bottom="0.0138in" fo:padding-right="0.0555in" style:shadow="none" fo:margin-top="0.0833in" fo:margin-bottom="0.0833in"/>
    </style:style>
    <style:style style:name="P112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2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23" style:parent-style-name="Normal" style:family="paragraph">
      <style:paragraph-properties fo:border="0.0069in solid #000000" fo:padding-top="0.0138in" fo:padding-left="0.0555in" fo:padding-bottom="0.0138in" fo:padding-right="0.0555in" style:shadow="none" fo:margin-top="0.0833in" fo:margin-bottom="0.0833in"/>
    </style:style>
    <style:style style:name="P1124" style:parent-style-name="Normal" style:family="paragraph">
      <style:paragraph-properties fo:border="0.0069in solid #000000" fo:padding-top="0.0138in" fo:padding-left="0.0555in" fo:padding-bottom="0.0138in" fo:padding-right="0.0555in" style:shadow="none" fo:margin-top="0.0833in" fo:margin-bottom="0.0833in"/>
    </style:style>
    <style:style style:name="P1125"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1126" style:parent-style-name="DefaultParagraphFont" style:family="text">
      <style:text-properties fo:font-weight="bold" style:font-weight-asian="bold" fo:font-style="italic" style:font-style-asian="italic"/>
    </style:style>
    <style:style style:name="T1127" style:parent-style-name="DefaultParagraphFont" style:family="text">
      <style:text-properties fo:font-weight="bold" style:font-weight-asian="bold" fo:font-style="italic" style:font-style-asian="italic"/>
    </style:style>
    <style:style style:name="T1128" style:parent-style-name="DefaultParagraphFont" style:family="text">
      <style:text-properties fo:font-weight="bold" style:font-weight-asian="bold" fo:font-style="italic" style:font-style-asian="italic"/>
    </style:style>
    <style:style style:name="T1129" style:parent-style-name="DefaultParagraphFont" style:family="text">
      <style:text-properties fo:font-weight="bold" style:font-weight-asian="bold" fo:font-style="italic" style:font-style-asian="italic"/>
    </style:style>
    <style:style style:name="T1130" style:parent-style-name="DefaultParagraphFont" style:family="text">
      <style:text-properties fo:font-weight="bold" style:font-weight-asian="bold" fo:font-style="italic" style:font-style-asian="italic"/>
    </style:style>
    <style:style style:name="T1131" style:parent-style-name="DefaultParagraphFont" style:family="text">
      <style:text-properties fo:font-weight="bold" style:font-weight-asian="bold" fo:font-style="italic" style:font-style-asian="italic"/>
    </style:style>
    <style:style style:name="P113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3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3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35" style:parent-style-name="Normal" style:family="paragraph">
      <style:paragraph-properties fo:border="0.0069in solid #000000" fo:padding-top="0.0138in" fo:padding-left="0.0555in" fo:padding-bottom="0.0138in" fo:padding-right="0.0555in" style:shadow="none" fo:margin-top="0.0833in" fo:margin-bottom="0.0833in"/>
    </style:style>
    <style:style style:name="P113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3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38" style:parent-style-name="Normal" style:family="paragraph">
      <style:paragraph-properties fo:border="0.0069in solid #000000" fo:padding-top="0.0138in" fo:padding-left="0.0555in" fo:padding-bottom="0.0138in" fo:padding-right="0.0555in" style:shadow="none" fo:margin-top="0.0833in" fo:margin-bottom="0.0833in"/>
    </style:style>
    <style:style style:name="P1139" style:parent-style-name="Normal" style:family="paragraph">
      <style:paragraph-properties fo:text-align="justify" fo:margin-bottom="0.1666in"/>
    </style:style>
    <style:style style:name="P1140"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1141" style:parent-style-name="DefaultParagraphFont" style:family="text">
      <style:text-properties fo:font-weight="bold" style:font-weight-asian="bold" fo:font-style="italic" style:font-style-asian="italic"/>
    </style:style>
    <style:style style:name="T1142" style:parent-style-name="DefaultParagraphFont" style:family="text">
      <style:text-properties fo:font-style="italic" style:font-style-asian="italic"/>
    </style:style>
    <style:style style:name="T1143" style:parent-style-name="DefaultParagraphFont" style:family="text">
      <style:text-properties fo:font-style="italic" style:font-style-asian="italic"/>
    </style:style>
    <style:style style:name="T1144" style:parent-style-name="DefaultParagraphFont" style:family="text">
      <style:text-properties fo:font-style="italic" style:font-style-asian="italic"/>
    </style:style>
    <style:style style:name="T1145" style:parent-style-name="DefaultParagraphFont" style:family="text">
      <style:text-properties fo:font-style="italic" style:font-style-asian="italic"/>
    </style:style>
    <style:style style:name="T1146" style:parent-style-name="DefaultParagraphFont" style:family="text">
      <style:text-properties fo:font-style="italic" style:font-style-asian="italic"/>
    </style:style>
    <style:style style:name="T1147" style:parent-style-name="DefaultParagraphFont" style:family="text">
      <style:text-properties fo:font-style="italic" style:font-style-asian="italic"/>
    </style:style>
    <style:style style:name="T1148" style:parent-style-name="DefaultParagraphFont" style:family="text">
      <style:text-properties fo:font-weight="bold" style:font-weight-asian="bold" fo:font-style="italic" style:font-style-asian="italic"/>
    </style:style>
    <style:style style:name="T1149" style:parent-style-name="DefaultParagraphFont" style:family="text">
      <style:text-properties fo:font-weight="bold" style:font-weight-asian="bold" fo:font-style="italic" style:font-style-asian="italic"/>
    </style:style>
    <style:style style:name="T1150" style:parent-style-name="DefaultParagraphFont" style:family="text">
      <style:text-properties fo:font-weight="bold" style:font-weight-asian="bold" fo:font-style="italic" style:font-style-asian="italic"/>
    </style:style>
    <style:style style:name="T1151" style:parent-style-name="DefaultParagraphFont" style:family="text">
      <style:text-properties fo:font-weight="bold" style:font-weight-asian="bold" fo:font-style="italic" style:font-style-asian="italic"/>
    </style:style>
    <style:style style:name="T1152" style:parent-style-name="DefaultParagraphFont" style:family="text">
      <style:text-properties fo:font-weight="bold" style:font-weight-asian="bold" fo:font-style="italic" style:font-style-asian="italic"/>
    </style:style>
    <style:style style:name="T1153" style:parent-style-name="DefaultParagraphFont" style:family="text">
      <style:text-properties fo:font-weight="bold" style:font-weight-asian="bold" fo:font-style="italic" style:font-style-asian="italic"/>
    </style:style>
    <style:style style:name="T1154" style:parent-style-name="DefaultParagraphFont" style:family="text">
      <style:text-properties fo:font-weight="bold" style:font-weight-asian="bold" fo:font-style="italic" style:font-style-asian="italic"/>
    </style:style>
    <style:style style:name="T1155" style:parent-style-name="DefaultParagraphFont" style:family="text">
      <style:text-properties fo:font-weight="bold" style:font-weight-asian="bold" fo:font-style="italic" style:font-style-asian="italic"/>
    </style:style>
    <style:style style:name="T1156" style:parent-style-name="DefaultParagraphFont" style:family="text">
      <style:text-properties fo:font-weight="bold" style:font-weight-asian="bold" fo:font-style="italic" style:font-style-asian="italic"/>
    </style:style>
    <style:style style:name="P1157" style:parent-style-name="Normal" style:family="paragraph">
      <style:paragraph-properties fo:border="0.0069in solid #000000" fo:padding-top="0.0138in" fo:padding-left="0.0555in" fo:padding-bottom="0.0138in" fo:padding-right="0.0555in" style:shadow="none" fo:text-align="justify"/>
    </style:style>
    <style:style style:name="T1158" style:parent-style-name="DefaultParagraphFont" style:family="text">
      <style:text-properties fo:font-weight="bold" style:font-weight-asian="bold" fo:font-style="italic" style:font-style-asian="italic"/>
    </style:style>
    <style:style style:name="T1159" style:parent-style-name="DefaultParagraphFont" style:family="text">
      <style:text-properties fo:font-style="italic" style:font-style-asian="italic"/>
    </style:style>
    <style:style style:name="T1160" style:parent-style-name="DefaultParagraphFont" style:family="text">
      <style:text-properties fo:font-style="italic" style:font-style-asian="italic"/>
    </style:style>
    <style:style style:name="T1161" style:parent-style-name="DefaultParagraphFont" style:family="text">
      <style:text-properties fo:font-style="italic" style:font-style-asian="italic"/>
    </style:style>
    <style:style style:name="T1162" style:parent-style-name="DefaultParagraphFont" style:family="text">
      <style:text-properties fo:font-style="italic" style:font-style-asian="italic"/>
    </style:style>
    <style:style style:name="T1163" style:parent-style-name="DefaultParagraphFont" style:family="text">
      <style:text-properties fo:font-style="italic" style:font-style-asian="italic"/>
    </style:style>
    <style:style style:name="T1164" style:parent-style-name="DefaultParagraphFont" style:family="text">
      <style:text-properties fo:font-weight="bold" style:font-weight-asian="bold" fo:font-style="italic" style:font-style-asian="italic"/>
    </style:style>
    <style:style style:name="T1165" style:parent-style-name="DefaultParagraphFont" style:family="text">
      <style:text-properties fo:font-weight="bold" style:font-weight-asian="bold" fo:font-style="italic" style:font-style-asian="italic"/>
    </style:style>
    <style:style style:name="T1166" style:parent-style-name="DefaultParagraphFont" style:family="text">
      <style:text-properties fo:font-weight="bold" style:font-weight-asian="bold" fo:font-style="italic" style:font-style-asian="italic"/>
    </style:style>
    <style:style style:name="T1167" style:parent-style-name="DefaultParagraphFont" style:family="text">
      <style:text-properties fo:font-weight="bold" style:font-weight-asian="bold" fo:font-style="italic" style:font-style-asian="italic"/>
    </style:style>
    <style:style style:name="T1168" style:parent-style-name="DefaultParagraphFont" style:family="text">
      <style:text-properties fo:font-weight="bold" style:font-weight-asian="bold" fo:font-style="italic" style:font-style-asian="italic"/>
    </style:style>
    <style:style style:name="T1169" style:parent-style-name="DefaultParagraphFont" style:family="text">
      <style:text-properties fo:font-weight="bold" style:font-weight-asian="bold" fo:font-style="italic" style:font-style-asian="italic"/>
    </style:style>
    <style:style style:name="T1170" style:parent-style-name="DefaultParagraphFont" style:family="text">
      <style:text-properties fo:font-weight="bold" style:font-weight-asian="bold" fo:font-style="italic" style:font-style-asian="italic"/>
    </style:style>
    <style:style style:name="T1171" style:parent-style-name="DefaultParagraphFont" style:family="text">
      <style:text-properties fo:font-weight="bold" style:font-weight-asian="bold" fo:font-style="italic" style:font-style-asian="italic"/>
    </style:style>
    <style:style style:name="T1172" style:parent-style-name="DefaultParagraphFont" style:family="text">
      <style:text-properties fo:font-weight="bold" style:font-weight-asian="bold" fo:font-style="italic" style:font-style-asian="italic"/>
    </style:style>
    <style:style style:name="T1173" style:parent-style-name="DefaultParagraphFont" style:family="text">
      <style:text-properties fo:font-weight="bold" style:font-weight-asian="bold" fo:font-style="italic" style:font-style-asian="italic"/>
    </style:style>
    <style:style style:name="T1174" style:parent-style-name="DefaultParagraphFont" style:family="text">
      <style:text-properties fo:font-weight="bold" style:font-weight-asian="bold" fo:font-style="italic" style:font-style-asian="italic"/>
    </style:style>
    <style:style style:name="T1175" style:parent-style-name="DefaultParagraphFont" style:family="text">
      <style:text-properties fo:font-weight="bold" style:font-weight-asian="bold" fo:font-style="italic" style:font-style-asian="italic"/>
    </style:style>
    <style:style style:name="P117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7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7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8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81" style:parent-style-name="Normal" style:family="paragraph">
      <style:paragraph-properties fo:border="0.0069in solid #000000" fo:padding-top="0.0138in" fo:padding-left="0.0555in" fo:padding-bottom="0.0138in" fo:padding-right="0.0555in" style:shadow="none"/>
      <style:text-properties fo:font-weight="bold" style:font-weight-asian="bold" fo:font-style="italic" style:font-style-asian="italic"/>
    </style:style>
    <style:style style:name="P1182" style:parent-style-name="Normal" style:list-style-name="LFO45" style:family="paragraph">
      <style:paragraph-properties fo:border="0.0069in solid #000000" fo:padding-top="0.0138in" fo:padding-left="0.0555in" fo:padding-bottom="0.0138in" fo:padding-right="0.0555in" style:shadow="none" fo:margin-left="0in" fo:text-indent="0in">
        <style:tab-stops/>
      </style:paragraph-properties>
      <style:text-properties fo:font-weight="bold" style:font-weight-asian="bold" fo:font-style="italic" style:font-style-asian="italic"/>
    </style:style>
    <style:style style:name="P1183" style:parent-style-name="Normal" style:family="paragraph">
      <style:paragraph-properties fo:border="0.0069in solid #000000" fo:padding-top="0.0138in" fo:padding-left="0.0555in" fo:padding-bottom="0.0138in" fo:padding-right="0.0555in" style:shadow="none" fo:margin-top="0.0833in"/>
    </style:style>
    <style:style style:name="P118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8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8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87"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188" style:parent-style-name="Normal" style:family="paragraph">
      <style:paragraph-properties fo:border="0.0069in solid #000000" fo:padding-top="0.0138in" fo:padding-left="0.0555in" fo:padding-bottom="0.0138in" fo:padding-right="0.0555in" style:shadow="none" fo:margin-top="0.0833in"/>
    </style:style>
    <style:style style:name="P118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9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91" style:parent-style-name="Normal" style:family="paragraph">
      <style:paragraph-properties fo:border="0.0069in solid #000000" fo:padding-top="0.0138in" fo:padding-left="0.0555in" fo:padding-bottom="0.0138in" fo:padding-right="0.0555in" style:shadow="none" fo:margin-top="0.0833in"/>
    </style:style>
    <style:style style:name="P1192"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1193" style:parent-style-name="Normal" style:family="paragraph">
      <style:paragraph-properties fo:border="0.0069in solid #000000" fo:padding-top="0.0138in" fo:padding-left="0.0555in" fo:padding-bottom="0.0138in" fo:padding-right="0.0555in" style:shadow="none" fo:text-align="justify"/>
    </style:style>
    <style:style style:name="P119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9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196" style:parent-style-name="Normal" style:family="paragraph">
      <style:paragraph-properties fo:border="0.0069in solid #000000" fo:padding-top="0.0138in" fo:padding-left="0.0555in" fo:padding-bottom="0.0138in" fo:padding-right="0.0555in" style:shadow="none" fo:text-align="justify"/>
    </style:style>
    <style:style style:name="P1197"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198" style:parent-style-name="Normal" style:family="paragraph">
      <style:paragraph-properties fo:border="0.0069in solid #000000" fo:padding-top="0.0138in" fo:padding-left="0.0555in" fo:padding-bottom="0.0138in" fo:padding-right="0.0555in" style:shadow="none" fo:text-align="justify" fo:margin-left="0.0159in" fo:text-indent="-0.0159in">
        <style:tab-stops/>
      </style:paragraph-properties>
    </style:style>
    <style:style style:name="P119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0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01" style:parent-style-name="Normal" style:family="paragraph">
      <style:paragraph-properties fo:text-align="justify" fo:margin-left="0.0159in" fo:text-indent="-0.0159in">
        <style:tab-stops/>
      </style:paragraph-properties>
    </style:style>
    <style:style style:name="P1202" style:parent-style-name="Normal" style:family="paragraph">
      <style:paragraph-properties fo:text-align="justify"/>
    </style:style>
    <style:style style:name="P1203"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1204" style:parent-style-name="DefaultParagraphFont" style:family="text">
      <style:text-properties fo:font-weight="bold" style:font-weight-asian="bold" fo:font-style="italic" style:font-style-asian="italic"/>
    </style:style>
    <style:style style:name="T1205" style:parent-style-name="DefaultParagraphFont" style:family="text">
      <style:text-properties fo:font-style="italic" style:font-style-asian="italic"/>
    </style:style>
    <style:style style:name="T1206" style:parent-style-name="DefaultParagraphFont" style:family="text">
      <style:text-properties fo:font-style="italic" style:font-style-asian="italic"/>
    </style:style>
    <style:style style:name="T1207" style:parent-style-name="DefaultParagraphFont" style:family="text">
      <style:text-properties fo:font-style="italic" style:font-style-asian="italic"/>
    </style:style>
    <style:style style:name="T1208" style:parent-style-name="DefaultParagraphFont" style:family="text">
      <style:text-properties fo:font-style="italic" style:font-style-asian="italic"/>
    </style:style>
    <style:style style:name="T1209" style:parent-style-name="DefaultParagraphFont" style:family="text">
      <style:text-properties fo:font-style="italic" style:font-style-asian="italic"/>
    </style:style>
    <style:style style:name="T1210" style:parent-style-name="DefaultParagraphFont" style:family="text">
      <style:text-properties fo:font-style="italic" style:font-style-asian="italic"/>
    </style:style>
    <style:style style:name="T1211" style:parent-style-name="DefaultParagraphFont" style:family="text">
      <style:text-properties fo:font-weight="bold" style:font-weight-asian="bold" fo:font-style="italic" style:font-style-asian="italic"/>
    </style:style>
    <style:style style:name="T1212" style:parent-style-name="DefaultParagraphFont" style:family="text">
      <style:text-properties fo:font-weight="bold" style:font-weight-asian="bold" fo:font-style="italic" style:font-style-asian="italic"/>
    </style:style>
    <style:style style:name="T1213" style:parent-style-name="DefaultParagraphFont" style:family="text">
      <style:text-properties fo:font-weight="bold" style:font-weight-asian="bold" fo:font-style="italic" style:font-style-asian="italic"/>
    </style:style>
    <style:style style:name="T1214" style:parent-style-name="DefaultParagraphFont" style:family="text">
      <style:text-properties fo:font-weight="bold" style:font-weight-asian="bold" fo:font-style="italic" style:font-style-asian="italic"/>
    </style:style>
    <style:style style:name="T1215" style:parent-style-name="DefaultParagraphFont" style:family="text">
      <style:text-properties fo:font-weight="bold" style:font-weight-asian="bold" fo:font-style="italic" style:font-style-asian="italic"/>
    </style:style>
    <style:style style:name="T1216" style:parent-style-name="DefaultParagraphFont" style:family="text">
      <style:text-properties fo:font-weight="bold" style:font-weight-asian="bold" fo:font-style="italic" style:font-style-asian="italic"/>
    </style:style>
    <style:style style:name="T1217" style:parent-style-name="DefaultParagraphFont" style:family="text">
      <style:text-properties fo:font-weight="bold" style:font-weight-asian="bold" fo:font-style="italic" style:font-style-asian="italic"/>
    </style:style>
    <style:style style:name="T1218" style:parent-style-name="DefaultParagraphFont" style:family="text">
      <style:text-properties fo:font-weight="bold" style:font-weight-asian="bold" fo:font-style="italic" style:font-style-asian="italic"/>
    </style:style>
    <style:style style:name="P1219" style:parent-style-name="Normal" style:family="paragraph">
      <style:paragraph-properties fo:border="0.0069in solid #000000" fo:padding-top="0.0138in" fo:padding-left="0.0555in" fo:padding-bottom="0.0138in" fo:padding-right="0.0555in" style:shadow="none" fo:text-align="justify"/>
    </style:style>
    <style:style style:name="T1220" style:parent-style-name="DefaultParagraphFont" style:family="text">
      <style:text-properties fo:font-weight="bold" style:font-weight-asian="bold" fo:font-style="italic" style:font-style-asian="italic"/>
    </style:style>
    <style:style style:name="T1221" style:parent-style-name="DefaultParagraphFont" style:family="text">
      <style:text-properties fo:font-style="italic" style:font-style-asian="italic"/>
    </style:style>
    <style:style style:name="T1222" style:parent-style-name="DefaultParagraphFont" style:family="text">
      <style:text-properties fo:font-style="italic" style:font-style-asian="italic"/>
    </style:style>
    <style:style style:name="T1223" style:parent-style-name="DefaultParagraphFont" style:family="text">
      <style:text-properties fo:font-style="italic" style:font-style-asian="italic"/>
    </style:style>
    <style:style style:name="T1224" style:parent-style-name="DefaultParagraphFont" style:family="text">
      <style:text-properties fo:font-style="italic" style:font-style-asian="italic"/>
    </style:style>
    <style:style style:name="T1225" style:parent-style-name="DefaultParagraphFont" style:family="text">
      <style:text-properties fo:font-weight="bold" style:font-weight-asian="bold" fo:font-style="italic" style:font-style-asian="italic"/>
    </style:style>
    <style:style style:name="T1226" style:parent-style-name="DefaultParagraphFont" style:family="text">
      <style:text-properties fo:font-weight="bold" style:font-weight-asian="bold" fo:font-style="italic" style:font-style-asian="italic"/>
    </style:style>
    <style:style style:name="T1227" style:parent-style-name="DefaultParagraphFont" style:family="text">
      <style:text-properties fo:font-weight="bold" style:font-weight-asian="bold" fo:font-style="italic" style:font-style-asian="italic"/>
    </style:style>
    <style:style style:name="T1228" style:parent-style-name="DefaultParagraphFont" style:family="text">
      <style:text-properties fo:font-weight="bold" style:font-weight-asian="bold" fo:font-style="italic" style:font-style-asian="italic"/>
    </style:style>
    <style:style style:name="T1229" style:parent-style-name="DefaultParagraphFont" style:family="text">
      <style:text-properties fo:font-weight="bold" style:font-weight-asian="bold" fo:font-style="italic" style:font-style-asian="italic"/>
    </style:style>
    <style:style style:name="T1230" style:parent-style-name="DefaultParagraphFont" style:family="text">
      <style:text-properties fo:font-weight="bold" style:font-weight-asian="bold" fo:font-style="italic" style:font-style-asian="italic"/>
    </style:style>
    <style:style style:name="T1231" style:parent-style-name="DefaultParagraphFont" style:family="text">
      <style:text-properties fo:font-weight="bold" style:font-weight-asian="bold" fo:font-style="italic" style:font-style-asian="italic"/>
    </style:style>
    <style:style style:name="T1232" style:parent-style-name="DefaultParagraphFont" style:family="text">
      <style:text-properties fo:font-weight="bold" style:font-weight-asian="bold" fo:font-style="italic" style:font-style-asian="italic"/>
    </style:style>
    <style:style style:name="T1233" style:parent-style-name="DefaultParagraphFont" style:family="text">
      <style:text-properties fo:font-weight="bold" style:font-weight-asian="bold" fo:font-style="italic" style:font-style-asian="italic"/>
    </style:style>
    <style:style style:name="T1234" style:parent-style-name="DefaultParagraphFont" style:family="text">
      <style:text-properties fo:font-weight="bold" style:font-weight-asian="bold" fo:font-style="italic" style:font-style-asian="italic"/>
    </style:style>
    <style:style style:name="T1235" style:parent-style-name="DefaultParagraphFont" style:family="text">
      <style:text-properties fo:font-weight="bold" style:font-weight-asian="bold" fo:font-style="italic" style:font-style-asian="italic"/>
    </style:style>
    <style:style style:name="T1236" style:parent-style-name="DefaultParagraphFont" style:family="text">
      <style:text-properties fo:font-weight="bold" style:font-weight-asian="bold" fo:font-style="italic" style:font-style-asian="italic"/>
    </style:style>
    <style:style style:name="T1237" style:parent-style-name="DefaultParagraphFont" style:family="text">
      <style:text-properties fo:font-weight="bold" style:font-weight-asian="bold" fo:font-style="italic" style:font-style-asian="italic"/>
    </style:style>
    <style:style style:name="T1238" style:parent-style-name="DefaultParagraphFont" style:family="text">
      <style:text-properties fo:font-weight="bold" style:font-weight-asian="bold" fo:font-style="italic" style:font-style-asian="italic"/>
    </style:style>
    <style:style style:name="T1239" style:parent-style-name="DefaultParagraphFont" style:family="text">
      <style:text-properties fo:font-weight="bold" style:font-weight-asian="bold" fo:font-style="italic" style:font-style-asian="italic"/>
    </style:style>
    <style:style style:name="T1240" style:parent-style-name="DefaultParagraphFont" style:family="text">
      <style:text-properties fo:font-weight="bold" style:font-weight-asian="bold" fo:font-style="italic" style:font-style-asian="italic"/>
    </style:style>
    <style:style style:name="T1241" style:parent-style-name="DefaultParagraphFont" style:family="text">
      <style:text-properties fo:font-weight="bold" style:font-weight-asian="bold" fo:font-style="italic" style:font-style-asian="italic"/>
    </style:style>
    <style:style style:name="P124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4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4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4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4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4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48"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249" style:parent-style-name="Normal" style:family="paragraph">
      <style:paragraph-properties fo:border="0.0069in solid #000000" fo:padding-top="0.0138in" fo:padding-left="0.0555in" fo:padding-bottom="0.0138in" fo:padding-right="0.0555in" style:shadow="none" fo:text-align="justify" fo:margin-top="0.0833in"/>
    </style:style>
    <style:style style:name="P125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5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52" style:parent-style-name="Normal" style:family="paragraph">
      <style:paragraph-properties fo:border="0.0069in solid #000000" fo:padding-top="0.0138in" fo:padding-left="0.0555in" fo:padding-bottom="0.0138in" fo:padding-right="0.0555in" style:shadow="none" fo:text-align="justify" fo:margin-top="0.0833in"/>
    </style:style>
    <style:style style:name="P1253" style:parent-style-name="Normal" style:family="paragraph">
      <style:paragraph-properties fo:border="0.0069in solid #000000" fo:padding-top="0.0138in" fo:padding-left="0.0555in" fo:padding-bottom="0.0138in" fo:padding-right="0.0555in" style:shadow="none" fo:text-align="justify"/>
      <style:text-properties fo:font-weight="bold" style:font-weight-asian="bold" fo:font-style="italic" style:font-style-asian="italic"/>
    </style:style>
    <style:style style:name="P1254"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255" style:parent-style-name="Normal" style:family="paragraph">
      <style:paragraph-properties fo:border="0.0069in solid #000000" fo:padding-top="0.0138in" fo:padding-left="0.0555in" fo:padding-bottom="0.0138in" fo:padding-right="0.0555in" style:shadow="none" fo:text-align="justify" fo:margin-top="0.0833in"/>
    </style:style>
    <style:style style:name="P125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5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258" style:parent-style-name="Normal" style:family="paragraph">
      <style:paragraph-properties fo:text-align="justify"/>
    </style:style>
    <style:style style:name="P1259" style:parent-style-name="FootnoteText" style:family="paragraph">
      <style:paragraph-properties fo:text-align="justify"/>
    </style:style>
    <style:style style:name="P1260" style:parent-style-name="Normal" style:family="paragraph">
      <style:paragraph-properties fo:text-align="justify" fo:margin-top="0.1666in" fo:margin-bottom="0.1666in"/>
    </style:style>
    <style:style style:name="P1261" style:parent-style-name="FootnoteText" style:family="paragraph">
      <style:paragraph-properties fo:text-align="justify"/>
    </style:style>
    <style:style style:name="P1262"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1263" style:parent-style-name="DefaultParagraphFont" style:family="text">
      <style:text-properties fo:font-weight="bold" style:font-weight-asian="bold" fo:font-style="italic" style:font-style-asian="italic"/>
    </style:style>
    <style:style style:name="T1264" style:parent-style-name="DefaultParagraphFont" style:family="text">
      <style:text-properties fo:font-style="italic" style:font-style-asian="italic"/>
    </style:style>
    <style:style style:name="T1265" style:parent-style-name="DefaultParagraphFont" style:family="text">
      <style:text-properties fo:font-style="italic" style:font-style-asian="italic"/>
    </style:style>
    <style:style style:name="T1266" style:parent-style-name="DefaultParagraphFont" style:family="text">
      <style:text-properties fo:font-style="italic" style:font-style-asian="italic"/>
    </style:style>
    <style:style style:name="T1267" style:parent-style-name="DefaultParagraphFont" style:family="text">
      <style:text-properties fo:font-style="italic" style:font-style-asian="italic"/>
    </style:style>
    <style:style style:name="T1268" style:parent-style-name="DefaultParagraphFont" style:family="text">
      <style:text-properties fo:font-style="italic" style:font-style-asian="italic"/>
    </style:style>
    <style:style style:name="T1269" style:parent-style-name="DefaultParagraphFont" style:family="text">
      <style:text-properties fo:font-weight="bold" style:font-weight-asian="bold" fo:font-style="italic" style:font-style-asian="italic"/>
    </style:style>
    <style:style style:name="T1270" style:parent-style-name="DefaultParagraphFont" style:family="text">
      <style:text-properties fo:font-weight="bold" style:font-weight-asian="bold" fo:font-style="italic" style:font-style-asian="italic"/>
    </style:style>
    <style:style style:name="T1271" style:parent-style-name="DefaultParagraphFont" style:family="text">
      <style:text-properties fo:font-weight="bold" style:font-weight-asian="bold" fo:font-style="italic" style:font-style-asian="italic"/>
    </style:style>
    <style:style style:name="T1272" style:parent-style-name="DefaultParagraphFont" style:family="text">
      <style:text-properties fo:font-weight="bold" style:font-weight-asian="bold" fo:font-style="italic" style:font-style-asian="italic"/>
    </style:style>
    <style:style style:name="T1273" style:parent-style-name="DefaultParagraphFont" style:family="text">
      <style:text-properties fo:font-weight="bold" style:font-weight-asian="bold" fo:font-style="italic" style:font-style-asian="italic"/>
    </style:style>
    <style:style style:name="P1274" style:parent-style-name="Normal" style:family="paragraph">
      <style:paragraph-properties fo:border="0.0069in solid #000000" fo:padding-top="0.0138in" fo:padding-left="0.0555in" fo:padding-bottom="0.0138in" fo:padding-right="0.0555in" style:shadow="none" fo:text-align="justify" fo:margin-bottom="0.0833in"/>
    </style:style>
    <style:style style:name="T1275" style:parent-style-name="DefaultParagraphFont" style:family="text">
      <style:text-properties fo:font-weight="bold" style:font-weight-asian="bold" fo:font-style="italic" style:font-style-asian="italic"/>
    </style:style>
    <style:style style:name="T1276" style:parent-style-name="DefaultParagraphFont" style:family="text">
      <style:text-properties fo:font-style="italic" style:font-style-asian="italic"/>
    </style:style>
    <style:style style:name="T1277" style:parent-style-name="DefaultParagraphFont" style:family="text">
      <style:text-properties fo:font-style="italic" style:font-style-asian="italic"/>
    </style:style>
    <style:style style:name="T1278" style:parent-style-name="DefaultParagraphFont" style:family="text">
      <style:text-properties fo:font-style="italic" style:font-style-asian="italic"/>
    </style:style>
    <style:style style:name="T1279" style:parent-style-name="DefaultParagraphFont" style:family="text">
      <style:text-properties fo:font-style="italic" style:font-style-asian="italic"/>
    </style:style>
    <style:style style:name="T1280" style:parent-style-name="DefaultParagraphFont" style:family="text">
      <style:text-properties fo:font-style="italic" style:font-style-asian="italic"/>
    </style:style>
    <style:style style:name="T1281" style:parent-style-name="DefaultParagraphFont" style:family="text">
      <style:text-properties fo:font-weight="bold" style:font-weight-asian="bold" fo:font-style="italic" style:font-style-asian="italic"/>
    </style:style>
    <style:style style:name="T1282" style:parent-style-name="DefaultParagraphFont" style:family="text">
      <style:text-properties fo:font-weight="bold" style:font-weight-asian="bold" fo:font-style="italic" style:font-style-asian="italic"/>
    </style:style>
    <style:style style:name="P1283" style:parent-style-name="Normal" style:family="paragraph">
      <style:paragraph-properties fo:border="0.0069in solid #000000" fo:padding-top="0.0138in" fo:padding-left="0.0555in" fo:padding-bottom="0.0138in" fo:padding-right="0.0555in" style:shadow="none" fo:text-align="justify"/>
    </style:style>
    <style:style style:name="T1284" style:parent-style-name="DefaultParagraphFont" style:family="text">
      <style:text-properties fo:font-weight="bold" style:font-weight-asian="bold" fo:font-style="italic" style:font-style-asian="italic"/>
    </style:style>
    <style:style style:name="T1285" style:parent-style-name="DefaultParagraphFont" style:family="text">
      <style:text-properties fo:font-style="italic" style:font-style-asian="italic"/>
    </style:style>
    <style:style style:name="T1286" style:parent-style-name="DefaultParagraphFont" style:family="text">
      <style:text-properties fo:font-style="italic" style:font-style-asian="italic"/>
    </style:style>
    <style:style style:name="T1287" style:parent-style-name="DefaultParagraphFont" style:family="text">
      <style:text-properties fo:font-style="italic" style:font-style-asian="italic"/>
    </style:style>
    <style:style style:name="T1288" style:parent-style-name="DefaultParagraphFont" style:family="text">
      <style:text-properties fo:font-style="italic" style:font-style-asian="italic"/>
    </style:style>
    <style:style style:name="T1289" style:parent-style-name="DefaultParagraphFont" style:family="text">
      <style:text-properties fo:font-style="italic" style:font-style-asian="italic"/>
    </style:style>
    <style:style style:name="T1290" style:parent-style-name="DefaultParagraphFont" style:family="text">
      <style:text-properties fo:font-style="italic" style:font-style-asian="italic"/>
    </style:style>
    <style:style style:name="T1291" style:parent-style-name="DefaultParagraphFont" style:family="text">
      <style:text-properties fo:font-weight="bold" style:font-weight-asian="bold" fo:font-style="italic" style:font-style-asian="italic"/>
    </style:style>
    <style:style style:name="T1292" style:parent-style-name="DefaultParagraphFont" style:family="text">
      <style:text-properties fo:font-weight="bold" style:font-weight-asian="bold" fo:font-style="italic" style:font-style-asian="italic"/>
    </style:style>
    <style:style style:name="T1293" style:parent-style-name="DefaultParagraphFont" style:family="text">
      <style:text-properties fo:font-weight="bold" style:font-weight-asian="bold" fo:font-style="italic" style:font-style-asian="italic"/>
    </style:style>
    <style:style style:name="T1294" style:parent-style-name="DefaultParagraphFont" style:family="text">
      <style:text-properties fo:font-weight="bold" style:font-weight-asian="bold" fo:font-style="italic" style:font-style-asian="italic"/>
    </style:style>
    <style:style style:name="T1295" style:parent-style-name="DefaultParagraphFont" style:family="text">
      <style:text-properties fo:font-weight="bold" style:font-weight-asian="bold" fo:font-style="italic" style:font-style-asian="italic"/>
    </style:style>
    <style:style style:name="T1296" style:parent-style-name="DefaultParagraphFont" style:family="text">
      <style:text-properties fo:font-weight="bold" style:font-weight-asian="bold" fo:font-style="italic" style:font-style-asian="italic"/>
    </style:style>
    <style:style style:name="T1297" style:parent-style-name="DefaultParagraphFont" style:family="text">
      <style:text-properties fo:font-weight="bold" style:font-weight-asian="bold" fo:font-style="italic" style:font-style-asian="italic"/>
    </style:style>
    <style:style style:name="T1298" style:parent-style-name="DefaultParagraphFont" style:family="text">
      <style:text-properties fo:font-weight="bold" style:font-weight-asian="bold" fo:font-style="italic" style:font-style-asian="italic"/>
    </style:style>
    <style:style style:name="T1299" style:parent-style-name="DefaultParagraphFont" style:family="text">
      <style:text-properties fo:font-weight="bold" style:font-weight-asian="bold" fo:font-style="italic" style:font-style-asian="italic"/>
    </style:style>
    <style:style style:name="T1300" style:parent-style-name="DefaultParagraphFont" style:family="text">
      <style:text-properties fo:font-weight="bold" style:font-weight-asian="bold" fo:font-style="italic" style:font-style-asian="italic"/>
    </style:style>
    <style:style style:name="P130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0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0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0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0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0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07" style:parent-style-name="Normal" style:list-style-name="LFO45" style:family="paragraph">
      <style:paragraph-properties fo:border="0.0069in solid #000000" fo:padding-top="0.0138in" fo:padding-left="0.0555in" fo:padding-bottom="0.0138in" fo:padding-right="0.0555in" style:shadow="none" fo:margin-left="0in" fo:text-indent="0in">
        <style:tab-stops/>
      </style:paragraph-properties>
    </style:style>
    <style:style style:name="T1308" style:parent-style-name="DefaultParagraphFont" style:family="text">
      <style:text-properties fo:font-weight="bold" style:font-weight-asian="bold" fo:font-style="italic" style:font-style-asian="italic"/>
    </style:style>
    <style:style style:name="T1309" style:parent-style-name="DefaultParagraphFont" style:family="text">
      <style:text-properties fo:font-weight="bold" style:font-weight-asian="bold" fo:font-style="italic" style:font-style-asian="italic"/>
    </style:style>
    <style:style style:name="T1310" style:parent-style-name="DefaultParagraphFont" style:family="text">
      <style:text-properties fo:font-weight="bold" style:font-weight-asian="bold" fo:font-style="italic" style:font-style-asian="italic"/>
    </style:style>
    <style:style style:name="P1311" style:parent-style-name="Normal" style:family="paragraph">
      <style:paragraph-properties fo:border="0.0069in solid #000000" fo:padding-top="0.0138in" fo:padding-left="0.0555in" fo:padding-bottom="0.0138in" fo:padding-right="0.0555in" style:shadow="none" fo:margin-top="0.0833in"/>
    </style:style>
    <style:style style:name="P131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1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1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15" style:parent-style-name="Normal" style:list-style-name="LFO45" style:family="paragraph">
      <style:paragraph-properties fo:border="0.0069in solid #000000" fo:padding-top="0.0138in" fo:padding-left="0.0555in" fo:padding-bottom="0.0138in" fo:padding-right="0.0555in" style:shadow="none" fo:margin-left="0in" fo:text-indent="0in">
        <style:tab-stops/>
      </style:paragraph-properties>
      <style:text-properties fo:font-weight="bold" style:font-weight-asian="bold" fo:font-style="italic" style:font-style-asian="italic"/>
    </style:style>
    <style:style style:name="P1316" style:parent-style-name="Normal" style:family="paragraph">
      <style:paragraph-properties fo:border="0.0069in solid #000000" fo:padding-top="0.0138in" fo:padding-left="0.0555in" fo:padding-bottom="0.0138in" fo:padding-right="0.0555in" style:shadow="none" fo:margin-top="0.0833in" fo:margin-bottom="0.0833in"/>
    </style:style>
    <style:style style:name="P131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19" style:parent-style-name="Normal" style:family="paragraph">
      <style:paragraph-properties fo:text-align="justify" fo:margin-bottom="0.0833in"/>
    </style:style>
    <style:style style:name="P1320" style:parent-style-name="Normal" style:family="paragraph">
      <style:paragraph-properties fo:text-align="justify" fo:margin-bottom="0.1666in"/>
    </style:style>
    <style:style style:name="P1321" style:parent-style-name="Normal" style:family="paragraph">
      <style:paragraph-properties fo:text-align="justify" fo:margin-bottom="0.1666in"/>
    </style:style>
    <style:style style:name="P1322" style:parent-style-name="Normal" style:family="paragraph">
      <style:paragraph-properties fo:text-align="justify" fo:margin-bottom="0.1666in"/>
    </style:style>
    <style:style style:name="P1323"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style>
    <style:style style:name="T1324" style:parent-style-name="DefaultParagraphFont" style:family="text">
      <style:text-properties fo:font-weight="bold" style:font-weight-asian="bold" fo:font-style="italic" style:font-style-asian="italic"/>
    </style:style>
    <style:style style:name="T1325" style:parent-style-name="DefaultParagraphFont" style:family="text">
      <style:text-properties fo:font-style="italic" style:font-style-asian="italic"/>
    </style:style>
    <style:style style:name="T1326" style:parent-style-name="DefaultParagraphFont" style:family="text">
      <style:text-properties fo:font-style="italic" style:font-style-asian="italic"/>
    </style:style>
    <style:style style:name="T1327" style:parent-style-name="DefaultParagraphFont" style:family="text">
      <style:text-properties fo:font-style="italic" style:font-style-asian="italic"/>
    </style:style>
    <style:style style:name="T1328" style:parent-style-name="DefaultParagraphFont" style:family="text">
      <style:text-properties fo:font-style="italic" style:font-style-asian="italic"/>
    </style:style>
    <style:style style:name="T1329" style:parent-style-name="DefaultParagraphFont" style:family="text">
      <style:text-properties fo:font-style="italic" style:font-style-asian="italic"/>
    </style:style>
    <style:style style:name="T1330" style:parent-style-name="DefaultParagraphFont" style:family="text">
      <style:text-properties fo:font-style="italic" style:font-style-asian="italic"/>
    </style:style>
    <style:style style:name="T1331" style:parent-style-name="DefaultParagraphFont" style:family="text">
      <style:text-properties fo:font-style="italic" style:font-style-asian="italic"/>
    </style:style>
    <style:style style:name="T1332" style:parent-style-name="DefaultParagraphFont" style:family="text">
      <style:text-properties fo:font-style="italic" style:font-style-asian="italic"/>
    </style:style>
    <style:style style:name="T1333" style:parent-style-name="DefaultParagraphFont" style:family="text">
      <style:text-properties fo:font-weight="bold" style:font-weight-asian="bold" fo:font-style="italic" style:font-style-asian="italic"/>
    </style:style>
    <style:style style:name="T1334" style:parent-style-name="DefaultParagraphFont" style:family="text">
      <style:text-properties fo:font-weight="bold" style:font-weight-asian="bold" fo:font-style="italic" style:font-style-asian="italic"/>
    </style:style>
    <style:style style:name="T1335" style:parent-style-name="DefaultParagraphFont" style:family="text">
      <style:text-properties fo:font-weight="bold" style:font-weight-asian="bold" fo:font-style="italic" style:font-style-asian="italic"/>
    </style:style>
    <style:style style:name="T1336" style:parent-style-name="DefaultParagraphFont" style:family="text">
      <style:text-properties fo:font-weight="bold" style:font-weight-asian="bold" fo:font-style="italic" style:font-style-asian="italic"/>
    </style:style>
    <style:style style:name="T1337" style:parent-style-name="DefaultParagraphFont" style:family="text">
      <style:text-properties fo:font-weight="bold" style:font-weight-asian="bold" fo:font-style="italic" style:font-style-asian="italic"/>
    </style:style>
    <style:style style:name="T1338" style:parent-style-name="DefaultParagraphFont" style:family="text">
      <style:text-properties fo:font-weight="bold" style:font-weight-asian="bold" fo:font-style="italic" style:font-style-asian="italic"/>
    </style:style>
    <style:style style:name="T1339" style:parent-style-name="DefaultParagraphFont" style:family="text">
      <style:text-properties fo:font-weight="bold" style:font-weight-asian="bold" fo:font-style="italic" style:font-style-asian="italic"/>
    </style:style>
    <style:style style:name="T1340" style:parent-style-name="DefaultParagraphFont" style:family="text">
      <style:text-properties fo:font-weight="bold" style:font-weight-asian="bold" fo:font-style="italic" style:font-style-asian="italic"/>
    </style:style>
    <style:style style:name="T1341" style:parent-style-name="DefaultParagraphFont" style:family="text">
      <style:text-properties fo:font-weight="bold" style:font-weight-asian="bold" fo:font-style="italic" style:font-style-asian="italic"/>
    </style:style>
    <style:style style:name="T1342" style:parent-style-name="DefaultParagraphFont" style:family="text">
      <style:text-properties fo:font-weight="bold" style:font-weight-asian="bold" fo:font-style="italic" style:font-style-asian="italic"/>
    </style:style>
    <style:style style:name="T1343" style:parent-style-name="DefaultParagraphFont" style:family="text">
      <style:text-properties fo:font-weight="bold" style:font-weight-asian="bold" fo:font-style="italic" style:font-style-asian="italic"/>
    </style:style>
    <style:style style:name="T1344" style:parent-style-name="DefaultParagraphFont" style:family="text">
      <style:text-properties fo:font-weight="bold" style:font-weight-asian="bold" fo:font-style="italic" style:font-style-asian="italic"/>
    </style:style>
    <style:style style:name="T1345" style:parent-style-name="DefaultParagraphFont" style:family="text">
      <style:text-properties fo:font-weight="bold" style:font-weight-asian="bold" fo:font-style="italic" style:font-style-asian="italic"/>
    </style:style>
    <style:style style:name="T1346" style:parent-style-name="DefaultParagraphFont" style:family="text">
      <style:text-properties fo:font-weight="bold" style:font-weight-asian="bold" fo:font-style="italic" style:font-style-asian="italic"/>
    </style:style>
    <style:style style:name="T1347" style:parent-style-name="DefaultParagraphFont" style:family="text">
      <style:text-properties fo:font-weight="bold" style:font-weight-asian="bold" fo:font-style="italic" style:font-style-asian="italic"/>
    </style:style>
    <style:style style:name="P1348" style:parent-style-name="Normal" style:family="paragraph">
      <style:paragraph-properties fo:border="0.0069in solid #000000" fo:padding-top="0.0138in" fo:padding-left="0.0555in" fo:padding-bottom="0.0138in" fo:padding-right="0.0555in" style:shadow="none" fo:text-align="justify" fo:margin-bottom="0.0833in"/>
    </style:style>
    <style:style style:name="T1349" style:parent-style-name="DefaultParagraphFont" style:family="text">
      <style:text-properties fo:font-weight="bold" style:font-weight-asian="bold" fo:font-style="italic" style:font-style-asian="italic"/>
    </style:style>
    <style:style style:name="T1350" style:parent-style-name="DefaultParagraphFont" style:family="text">
      <style:text-properties fo:font-style="italic" style:font-style-asian="italic"/>
    </style:style>
    <style:style style:name="T1351" style:parent-style-name="DefaultParagraphFont" style:family="text">
      <style:text-properties fo:font-style="italic" style:font-style-asian="italic"/>
    </style:style>
    <style:style style:name="T1352" style:parent-style-name="DefaultParagraphFont" style:family="text">
      <style:text-properties fo:font-style="italic" style:font-style-asian="italic"/>
    </style:style>
    <style:style style:name="T1353" style:parent-style-name="DefaultParagraphFont" style:family="text">
      <style:text-properties fo:font-style="italic" style:font-style-asian="italic"/>
    </style:style>
    <style:style style:name="T1354" style:parent-style-name="DefaultParagraphFont" style:family="text">
      <style:text-properties fo:font-weight="bold" style:font-weight-asian="bold" fo:font-style="italic" style:font-style-asian="italic"/>
    </style:style>
    <style:style style:name="T1355" style:parent-style-name="DefaultParagraphFont" style:family="text">
      <style:text-properties fo:font-weight="bold" style:font-weight-asian="bold" fo:font-style="italic" style:font-style-asian="italic"/>
    </style:style>
    <style:style style:name="T1356" style:parent-style-name="DefaultParagraphFont" style:family="text">
      <style:text-properties fo:font-weight="bold" style:font-weight-asian="bold" fo:font-style="italic" style:font-style-asian="italic"/>
    </style:style>
    <style:style style:name="T1357" style:parent-style-name="DefaultParagraphFont" style:family="text">
      <style:text-properties fo:font-weight="bold" style:font-weight-asian="bold" fo:font-style="italic" style:font-style-asian="italic"/>
    </style:style>
    <style:style style:name="T1358" style:parent-style-name="DefaultParagraphFont" style:family="text">
      <style:text-properties fo:font-weight="bold" style:font-weight-asian="bold" fo:font-style="italic" style:font-style-asian="italic"/>
    </style:style>
    <style:style style:name="P1359" style:parent-style-name="Normal" style:family="paragraph">
      <style:paragraph-properties fo:border="0.0069in solid #000000" fo:padding-top="0.0138in" fo:padding-left="0.0555in" fo:padding-bottom="0.0138in" fo:padding-right="0.0555in" style:shadow="none" fo:text-align="justify"/>
    </style:style>
    <style:style style:name="T1360" style:parent-style-name="DefaultParagraphFont" style:family="text">
      <style:text-properties fo:font-weight="bold" style:font-weight-asian="bold"/>
    </style:style>
    <style:style style:name="T1361" style:parent-style-name="DefaultParagraphFont" style:family="text">
      <style:text-properties fo:font-style="italic" style:font-style-asian="italic"/>
    </style:style>
    <style:style style:name="T1362" style:parent-style-name="DefaultParagraphFont" style:family="text">
      <style:text-properties fo:font-style="italic" style:font-style-asian="italic"/>
    </style:style>
    <style:style style:name="T1363" style:parent-style-name="DefaultParagraphFont" style:family="text">
      <style:text-properties fo:font-style="italic" style:font-style-asian="italic"/>
    </style:style>
    <style:style style:name="T1364" style:parent-style-name="DefaultParagraphFont" style:family="text">
      <style:text-properties fo:font-style="italic" style:font-style-asian="italic"/>
    </style:style>
    <style:style style:name="T1365" style:parent-style-name="DefaultParagraphFont" style:family="text">
      <style:text-properties fo:font-weight="bold" style:font-weight-asian="bold" fo:font-style="italic" style:font-style-asian="italic"/>
    </style:style>
    <style:style style:name="T1366" style:parent-style-name="DefaultParagraphFont" style:family="text">
      <style:text-properties fo:font-weight="bold" style:font-weight-asian="bold" fo:font-style="italic" style:font-style-asian="italic"/>
    </style:style>
    <style:style style:name="T1367" style:parent-style-name="DefaultParagraphFont" style:family="text">
      <style:text-properties fo:font-weight="bold" style:font-weight-asian="bold" fo:font-style="italic" style:font-style-asian="italic"/>
    </style:style>
    <style:style style:name="T1368" style:parent-style-name="DefaultParagraphFont" style:family="text">
      <style:text-properties fo:font-weight="bold" style:font-weight-asian="bold" fo:font-style="italic" style:font-style-asian="italic"/>
    </style:style>
    <style:style style:name="T1369" style:parent-style-name="DefaultParagraphFont" style:family="text">
      <style:text-properties fo:font-weight="bold" style:font-weight-asian="bold" fo:font-style="italic" style:font-style-asian="italic"/>
    </style:style>
    <style:style style:name="T1370" style:parent-style-name="DefaultParagraphFont" style:family="text">
      <style:text-properties fo:font-weight="bold" style:font-weight-asian="bold" fo:font-style="italic" style:font-style-asian="italic"/>
    </style:style>
    <style:style style:name="T1371" style:parent-style-name="DefaultParagraphFont" style:family="text">
      <style:text-properties fo:font-weight="bold" style:font-weight-asian="bold" fo:font-style="italic" style:font-style-asian="italic"/>
    </style:style>
    <style:style style:name="T1372" style:parent-style-name="DefaultParagraphFont" style:family="text">
      <style:text-properties fo:font-weight="bold" style:font-weight-asian="bold" fo:font-style="italic" style:font-style-asian="italic"/>
    </style:style>
    <style:style style:name="T1373" style:parent-style-name="DefaultParagraphFont" style:family="text">
      <style:text-properties fo:font-weight="bold" style:font-weight-asian="bold" fo:font-style="italic" style:font-style-asian="italic"/>
    </style:style>
    <style:style style:name="T1374" style:parent-style-name="DefaultParagraphFont" style:family="text">
      <style:text-properties fo:font-weight="bold" style:font-weight-asian="bold" fo:font-style="italic" style:font-style-asian="italic"/>
    </style:style>
    <style:style style:name="P137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7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7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7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8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8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82" style:parent-style-name="Normal" style:family="paragraph">
      <style:paragraph-properties fo:border="0.0069in solid #000000" fo:padding-top="0.0138in" fo:padding-left="0.0555in" fo:padding-bottom="0.0138in" fo:padding-right="0.0555in" style:shadow="none" fo:text-align="justify"/>
    </style:style>
    <style:style style:name="P1383"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384" style:parent-style-name="Normal" style:family="paragraph">
      <style:paragraph-properties fo:border="0.0069in solid #000000" fo:padding-top="0.0138in" fo:padding-left="0.0555in" fo:padding-bottom="0.0138in" fo:padding-right="0.0555in" style:shadow="none" fo:text-align="justify"/>
    </style:style>
    <style:style style:name="P138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8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87" style:parent-style-name="Normal" style:family="paragraph">
      <style:paragraph-properties fo:border="0.0069in solid #000000" fo:padding-top="0.0138in" fo:padding-left="0.0555in" fo:padding-bottom="0.0138in" fo:padding-right="0.0555in" style:shadow="none" fo:text-align="justify"/>
    </style:style>
    <style:style style:name="P1388"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1389" style:parent-style-name="Normal" style:family="paragraph">
      <style:paragraph-properties fo:border="0.0069in solid #000000" fo:padding-top="0.0138in" fo:padding-left="0.0555in" fo:padding-bottom="0.0138in" fo:padding-right="0.0555in" style:shadow="none" fo:text-align="justify"/>
    </style:style>
    <style:style style:name="P139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9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92" style:parent-style-name="Normal" style:family="paragraph">
      <style:paragraph-properties fo:border="0.0069in solid #000000" fo:padding-top="0.0138in" fo:padding-left="0.0555in" fo:padding-bottom="0.0138in" fo:padding-right="0.0555in" style:shadow="none" fo:text-align="justify"/>
    </style:style>
    <style:style style:name="P1393"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394" style:parent-style-name="Normal" style:family="paragraph">
      <style:paragraph-properties fo:border="0.0069in solid #000000" fo:padding-top="0.0138in" fo:padding-left="0.0555in" fo:padding-bottom="0.0138in" fo:padding-right="0.0555in" style:shadow="none" fo:text-align="justify" fo:margin-left="0.0159in" fo:text-indent="-0.0159in">
        <style:tab-stops/>
      </style:paragraph-properties>
    </style:style>
    <style:style style:name="P139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9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397" style:parent-style-name="Normal" style:family="paragraph">
      <style:paragraph-properties fo:border="0.0069in solid #000000" fo:padding-top="0.0138in" fo:padding-left="0.0555in" fo:padding-bottom="0.0138in" fo:padding-right="0.0555in" style:shadow="none" fo:text-align="justify"/>
      <style:text-properties fo:font-weight="bold" style:font-weight-asian="bold" fo:font-style="italic" style:font-style-asian="italic"/>
    </style:style>
    <style:style style:name="P1398"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399" style:parent-style-name="Normal" style:family="paragraph">
      <style:paragraph-properties fo:border="0.0069in solid #000000" fo:padding-top="0.0138in" fo:padding-left="0.0555in" fo:padding-bottom="0.0138in" fo:padding-right="0.0555in" style:shadow="none" fo:margin-top="0.0833in" fo:margin-bottom="0.0833in"/>
    </style:style>
    <style:style style:name="P140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01" style:parent-style-name="Normal" style:family="paragraph">
      <style:paragraph-properties fo:text-align="justify" fo:margin-bottom="0.0833in"/>
    </style:style>
    <style:style style:name="P1402" style:parent-style-name="FootnoteText" style:family="paragraph">
      <style:paragraph-properties fo:text-align="justify"/>
    </style:style>
    <style:style style:name="P1403" style:parent-style-name="Normal" style:family="paragraph">
      <style:paragraph-properties fo:text-align="justify" fo:margin-bottom="0.1666in"/>
    </style:style>
    <style:style style:name="P1404"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1405" style:parent-style-name="DefaultParagraphFont" style:family="text">
      <style:text-properties fo:font-weight="bold" style:font-weight-asian="bold" fo:font-style="italic" style:font-style-asian="italic"/>
    </style:style>
    <style:style style:name="T1406" style:parent-style-name="DefaultParagraphFont" style:family="text">
      <style:text-properties fo:font-style="italic" style:font-style-asian="italic"/>
    </style:style>
    <style:style style:name="T1407" style:parent-style-name="DefaultParagraphFont" style:family="text">
      <style:text-properties fo:font-style="italic" style:font-style-asian="italic"/>
    </style:style>
    <style:style style:name="T1408" style:parent-style-name="DefaultParagraphFont" style:family="text">
      <style:text-properties fo:font-style="italic" style:font-style-asian="italic"/>
    </style:style>
    <style:style style:name="T1409" style:parent-style-name="DefaultParagraphFont" style:family="text">
      <style:text-properties fo:font-weight="bold" style:font-weight-asian="bold" fo:font-style="italic" style:font-style-asian="italic"/>
    </style:style>
    <style:style style:name="T1410" style:parent-style-name="DefaultParagraphFont" style:family="text">
      <style:text-properties fo:font-weight="bold" style:font-weight-asian="bold" fo:font-style="italic" style:font-style-asian="italic"/>
    </style:style>
    <style:style style:name="T1411" style:parent-style-name="DefaultParagraphFont" style:family="text">
      <style:text-properties fo:font-weight="bold" style:font-weight-asian="bold" fo:font-style="italic" style:font-style-asian="italic"/>
    </style:style>
    <style:style style:name="T1412" style:parent-style-name="DefaultParagraphFont" style:family="text">
      <style:text-properties fo:font-weight="bold" style:font-weight-asian="bold" fo:font-style="italic" style:font-style-asian="italic"/>
    </style:style>
    <style:style style:name="P141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T1414" style:parent-style-name="DefaultParagraphFont" style:family="text">
      <style:text-properties fo:font-weight="bold" style:font-weight-asian="bold" fo:font-style="italic" style:font-style-asian="italic"/>
    </style:style>
    <style:style style:name="T1415" style:parent-style-name="DefaultParagraphFont" style:family="text">
      <style:text-properties fo:font-style="italic" style:font-style-asian="italic"/>
    </style:style>
    <style:style style:name="T1416" style:parent-style-name="DefaultParagraphFont" style:family="text">
      <style:text-properties fo:font-style="italic" style:font-style-asian="italic"/>
    </style:style>
    <style:style style:name="T1417" style:parent-style-name="DefaultParagraphFont" style:family="text">
      <style:text-properties fo:font-weight="bold" style:font-weight-asian="bold" fo:font-style="italic" style:font-style-asian="italic"/>
    </style:style>
    <style:style style:name="T1418" style:parent-style-name="DefaultParagraphFont" style:family="text">
      <style:text-properties fo:font-weight="bold" style:font-weight-asian="bold" fo:font-style="italic" style:font-style-asian="italic"/>
    </style:style>
    <style:style style:name="T1419" style:parent-style-name="DefaultParagraphFont" style:family="text">
      <style:text-properties fo:font-weight="bold" style:font-weight-asian="bold" fo:font-style="italic" style:font-style-asian="italic"/>
    </style:style>
    <style:style style:name="T1420" style:parent-style-name="DefaultParagraphFont" style:family="text">
      <style:text-properties fo:font-weight="bold" style:font-weight-asian="bold" fo:font-style="italic" style:font-style-asian="italic"/>
    </style:style>
    <style:style style:name="T1421" style:parent-style-name="DefaultParagraphFont" style:family="text">
      <style:text-properties fo:font-weight="bold" style:font-weight-asian="bold" fo:font-style="italic" style:font-style-asian="italic"/>
    </style:style>
    <style:style style:name="T1422" style:parent-style-name="DefaultParagraphFont" style:family="text">
      <style:text-properties fo:font-weight="bold" style:font-weight-asian="bold" fo:font-style="italic" style:font-style-asian="italic"/>
    </style:style>
    <style:style style:name="T1423" style:parent-style-name="DefaultParagraphFont" style:family="text">
      <style:text-properties fo:font-weight="bold" style:font-weight-asian="bold" fo:font-style="italic" style:font-style-asian="italic"/>
    </style:style>
    <style:style style:name="P142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T1425" style:parent-style-name="DefaultParagraphFont" style:family="text">
      <style:text-properties fo:font-weight="bold" style:font-weight-asian="bold" fo:font-style="italic" style:font-style-asian="italic"/>
    </style:style>
    <style:style style:name="T1426" style:parent-style-name="DefaultParagraphFont" style:family="text">
      <style:text-properties fo:font-style="italic" style:font-style-asian="italic"/>
    </style:style>
    <style:style style:name="T1427" style:parent-style-name="DefaultParagraphFont" style:family="text">
      <style:text-properties fo:font-style="italic" style:font-style-asian="italic"/>
    </style:style>
    <style:style style:name="T1428" style:parent-style-name="DefaultParagraphFont" style:family="text">
      <style:text-properties fo:font-weight="bold" style:font-weight-asian="bold" fo:font-style="italic" style:font-style-asian="italic"/>
    </style:style>
    <style:style style:name="T1429" style:parent-style-name="DefaultParagraphFont" style:family="text">
      <style:text-properties fo:font-weight="bold" style:font-weight-asian="bold" fo:font-style="italic" style:font-style-asian="italic"/>
    </style:style>
    <style:style style:name="T1430" style:parent-style-name="DefaultParagraphFont" style:family="text">
      <style:text-properties fo:font-weight="bold" style:font-weight-asian="bold" fo:font-style="italic" style:font-style-asian="italic"/>
    </style:style>
    <style:style style:name="T1431" style:parent-style-name="DefaultParagraphFont" style:family="text">
      <style:text-properties fo:font-weight="bold" style:font-weight-asian="bold" fo:font-style="italic" style:font-style-asian="italic"/>
    </style:style>
    <style:style style:name="T1432" style:parent-style-name="DefaultParagraphFont" style:family="text">
      <style:text-properties fo:font-weight="bold" style:font-weight-asian="bold" fo:font-style="italic" style:font-style-asian="italic"/>
    </style:style>
    <style:style style:name="T1433" style:parent-style-name="DefaultParagraphFont" style:family="text">
      <style:text-properties fo:font-weight="bold" style:font-weight-asian="bold" fo:font-style="italic" style:font-style-asian="italic"/>
    </style:style>
    <style:style style:name="P143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3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3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3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3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3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40"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1441" style:parent-style-name="DefaultParagraphFont" style:family="text">
      <style:text-properties fo:font-weight="bold" style:font-weight-asian="bold" fo:font-style="italic" style:font-style-asian="italic"/>
    </style:style>
    <style:style style:name="T1442" style:parent-style-name="DefaultParagraphFont" style:family="text">
      <style:text-properties fo:font-style="italic" style:font-style-asian="italic"/>
    </style:style>
    <style:style style:name="T1443" style:parent-style-name="DefaultParagraphFont" style:family="text">
      <style:text-properties fo:font-style="italic" style:font-style-asian="italic"/>
    </style:style>
    <style:style style:name="T1444" style:parent-style-name="DefaultParagraphFont" style:family="text">
      <style:text-properties fo:font-style="italic" style:font-style-asian="italic"/>
    </style:style>
    <style:style style:name="T1445" style:parent-style-name="DefaultParagraphFont" style:family="text">
      <style:text-properties fo:font-style="italic" style:font-style-asian="italic"/>
    </style:style>
    <style:style style:name="T1446" style:parent-style-name="DefaultParagraphFont" style:family="text">
      <style:text-properties fo:font-weight="bold" style:font-weight-asian="bold" fo:font-style="italic" style:font-style-asian="italic"/>
    </style:style>
    <style:style style:name="T1447" style:parent-style-name="DefaultParagraphFont" style:family="text">
      <style:text-properties fo:font-weight="bold" style:font-weight-asian="bold" fo:font-style="italic" style:font-style-asian="italic"/>
    </style:style>
    <style:style style:name="T1448" style:parent-style-name="DefaultParagraphFont" style:family="text">
      <style:text-properties fo:font-weight="bold" style:font-weight-asian="bold" fo:font-style="italic" style:font-style-asian="italic"/>
    </style:style>
    <style:style style:name="T1449" style:parent-style-name="DefaultParagraphFont" style:family="text">
      <style:text-properties fo:font-weight="bold" style:font-weight-asian="bold" fo:font-style="italic" style:font-style-asian="italic"/>
    </style:style>
    <style:style style:name="P145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T1451" style:parent-style-name="DefaultParagraphFont" style:family="text">
      <style:text-properties fo:font-weight="bold" style:font-weight-asian="bold" fo:font-style="italic" style:font-style-asian="italic"/>
    </style:style>
    <style:style style:name="T1452" style:parent-style-name="DefaultParagraphFont" style:family="text">
      <style:text-properties fo:font-style="italic" style:font-style-asian="italic"/>
    </style:style>
    <style:style style:name="T1453" style:parent-style-name="DefaultParagraphFont" style:family="text">
      <style:text-properties fo:font-weight="bold" style:font-weight-asian="bold" fo:font-style="italic" style:font-style-asian="italic"/>
    </style:style>
    <style:style style:name="T1454" style:parent-style-name="DefaultParagraphFont" style:family="text">
      <style:text-properties fo:font-weight="bold" style:font-weight-asian="bold" fo:font-style="italic" style:font-style-asian="italic"/>
    </style:style>
    <style:style style:name="P145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5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5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5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5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6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6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62" style:parent-style-name="Normal" style:family="paragraph">
      <style:paragraph-properties fo:border="0.0069in solid #000000" fo:padding-top="0.0138in" fo:padding-left="0.0555in" fo:padding-bottom="0.0138in" fo:padding-right="0.0555in" style:shadow="none" fo:text-align="justify" fo:margin-top="0.0833in" fo:margin-bottom="0.0833in"/>
      <style:text-properties fo:font-weight="bold" style:font-weight-asian="bold" fo:font-style="italic" style:font-style-asian="italic"/>
    </style:style>
    <style:style style:name="P1463"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style>
    <style:style style:name="T1464" style:parent-style-name="DefaultParagraphFont" style:family="text">
      <style:text-properties fo:font-weight="bold" style:font-weight-asian="bold" fo:font-style="italic" style:font-style-asian="italic"/>
    </style:style>
    <style:style style:name="T1465" style:parent-style-name="DefaultParagraphFont" style:family="text">
      <style:text-properties fo:font-style="italic" style:font-style-asian="italic"/>
    </style:style>
    <style:style style:name="T1466" style:parent-style-name="DefaultParagraphFont" style:family="text">
      <style:text-properties fo:font-style="italic" style:font-style-asian="italic"/>
    </style:style>
    <style:style style:name="T1467" style:parent-style-name="DefaultParagraphFont" style:family="text">
      <style:text-properties fo:font-style="italic" style:font-style-asian="italic"/>
    </style:style>
    <style:style style:name="T1468" style:parent-style-name="DefaultParagraphFont" style:family="text">
      <style:text-properties fo:font-style="italic" style:font-style-asian="italic"/>
    </style:style>
    <style:style style:name="T1469" style:parent-style-name="DefaultParagraphFont" style:family="text">
      <style:text-properties fo:font-style="italic" style:font-style-asian="italic"/>
    </style:style>
    <style:style style:name="T1470" style:parent-style-name="DefaultParagraphFont" style:family="text">
      <style:text-properties fo:font-style="italic" style:font-style-asian="italic"/>
    </style:style>
    <style:style style:name="T1471" style:parent-style-name="DefaultParagraphFont" style:family="text">
      <style:text-properties fo:font-weight="bold" style:font-weight-asian="bold" fo:font-style="italic" style:font-style-asian="italic"/>
    </style:style>
    <style:style style:name="T1472" style:parent-style-name="DefaultParagraphFont" style:family="text">
      <style:text-properties fo:font-weight="bold" style:font-weight-asian="bold" fo:font-style="italic" style:font-style-asian="italic"/>
    </style:style>
    <style:style style:name="P147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T1474" style:parent-style-name="DefaultParagraphFont" style:family="text">
      <style:text-properties fo:font-weight="bold" style:font-weight-asian="bold" fo:font-style="italic" style:font-style-asian="italic"/>
    </style:style>
    <style:style style:name="T1475" style:parent-style-name="DefaultParagraphFont" style:family="text">
      <style:text-properties fo:font-style="italic" style:font-style-asian="italic"/>
    </style:style>
    <style:style style:name="T1476" style:parent-style-name="DefaultParagraphFont" style:family="text">
      <style:text-properties fo:font-weight="bold" style:font-weight-asian="bold" fo:font-style="italic" style:font-style-asian="italic"/>
    </style:style>
    <style:style style:name="T1477" style:parent-style-name="DefaultParagraphFont" style:family="text">
      <style:text-properties fo:font-weight="bold" style:font-weight-asian="bold" fo:font-style="italic" style:font-style-asian="italic"/>
    </style:style>
    <style:style style:name="P14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7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5" style:parent-style-name="Normal" style:family="paragraph">
      <style:paragraph-properties fo:border="0.0069in solid #000000" fo:padding-top="0.0138in" fo:padding-left="0.0555in" fo:padding-bottom="0.0138in" fo:padding-right="0.0555in" style:shadow="none" fo:text-align="justify" fo:margin-top="0.0833in" fo:margin-bottom="0.0833in"/>
      <style:text-properties fo:font-weight="bold" style:font-weight-asian="bold" fo:font-style="italic" style:font-style-asian="italic"/>
    </style:style>
    <style:style style:name="P1486"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148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8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9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91"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1492" style:parent-style-name="Normal" style:family="paragraph">
      <style:paragraph-properties fo:border="0.0069in solid #000000" fo:padding-top="0.0138in" fo:padding-left="0.0555in" fo:padding-bottom="0.0138in" fo:padding-right="0.0555in" style:shadow="none" fo:text-align="justify"/>
    </style:style>
    <style:style style:name="P149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9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95" style:parent-style-name="Normal" style:family="paragraph">
      <style:paragraph-properties fo:border="0.0069in solid #000000" fo:padding-top="0.0138in" fo:padding-left="0.0555in" fo:padding-bottom="0.0138in" fo:padding-right="0.0555in" style:shadow="none" fo:text-align="justify"/>
    </style:style>
    <style:style style:name="P1496"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497" style:parent-style-name="Normal" style:family="paragraph">
      <style:paragraph-properties fo:border="0.0069in solid #000000" fo:padding-top="0.0138in" fo:padding-left="0.0555in" fo:padding-bottom="0.0138in" fo:padding-right="0.0555in" style:shadow="none" fo:text-align="justify" fo:margin-left="0.0159in" fo:text-indent="-0.0159in">
        <style:tab-stops/>
      </style:paragraph-properties>
    </style:style>
    <style:style style:name="P149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49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00" style:parent-style-name="Normal" style:family="paragraph">
      <style:paragraph-properties fo:text-align="justify" fo:margin-left="0.0159in" fo:text-indent="-0.0159in">
        <style:tab-stops/>
      </style:paragraph-properties>
    </style:style>
    <style:style style:name="P1501" style:parent-style-name="Normal" style:family="paragraph">
      <style:paragraph-properties fo:text-align="justify" fo:margin-top="0.0833in" fo:margin-bottom="0.0833in"/>
    </style:style>
    <style:style style:name="P1502" style:parent-style-name="Normal" style:family="paragraph">
      <style:paragraph-properties fo:text-align="justify" fo:margin-top="0.0833in" fo:margin-bottom="0.0833in"/>
    </style:style>
    <style:style style:name="P1503" style:parent-style-name="FootnoteText" style:family="paragraph">
      <style:paragraph-properties fo:text-align="justify"/>
    </style:style>
    <style:style style:name="P1504" style:parent-style-name="Normal" style:family="paragraph">
      <style:paragraph-properties fo:text-align="justify"/>
    </style:style>
    <style:style style:name="P1505"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style>
    <style:style style:name="T1506" style:parent-style-name="DefaultParagraphFont" style:family="text">
      <style:text-properties fo:font-weight="bold" style:font-weight-asian="bold" fo:font-style="italic" style:font-style-asian="italic"/>
    </style:style>
    <style:style style:name="T1507" style:parent-style-name="DefaultParagraphFont" style:family="text">
      <style:text-properties fo:font-weight="bold" style:font-weight-asian="bold" fo:font-style="italic" style:font-style-asian="italic"/>
    </style:style>
    <style:style style:name="T1508" style:parent-style-name="DefaultParagraphFont" style:family="text">
      <style:text-properties fo:font-weight="bold" style:font-weight-asian="bold" fo:font-style="italic" style:font-style-asian="italic"/>
    </style:style>
    <style:style style:name="T1509" style:parent-style-name="DefaultParagraphFont" style:family="text">
      <style:text-properties fo:font-weight="bold" style:font-weight-asian="bold" fo:font-style="italic" style:font-style-asian="italic"/>
    </style:style>
    <style:style style:name="T1510" style:parent-style-name="DefaultParagraphFont" style:family="text">
      <style:text-properties fo:font-weight="bold" style:font-weight-asian="bold" fo:font-style="italic" style:font-style-asian="italic"/>
    </style:style>
    <style:style style:name="T1511" style:parent-style-name="DefaultParagraphFont" style:family="text">
      <style:text-properties fo:font-weight="bold" style:font-weight-asian="bold" fo:font-style="italic" style:font-style-asian="italic"/>
    </style:style>
    <style:style style:name="T1512" style:parent-style-name="DefaultParagraphFont" style:family="text">
      <style:text-properties fo:font-weight="bold" style:font-weight-asian="bold" fo:font-style="italic" style:font-style-asian="italic"/>
    </style:style>
    <style:style style:name="T1513" style:parent-style-name="DefaultParagraphFont" style:family="text">
      <style:text-properties fo:font-weight="bold" style:font-weight-asian="bold" fo:font-style="italic" style:font-style-asian="italic" style:text-position="super 66.6%"/>
    </style:style>
    <style:style style:name="P1514" style:parent-style-name="FootnoteText" style:family="paragraph">
      <style:paragraph-properties fo:text-align="justify"/>
    </style:style>
    <style:style style:name="T1515" style:parent-style-name="DefaultParagraphFont" style:family="text">
      <style:text-properties fo:font-weight="bold" style:font-weight-asian="bold" fo:font-style="italic" style:font-style-asian="italic"/>
    </style:style>
    <style:style style:name="P151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1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1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2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2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2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23" style:parent-style-name="Normal" style:family="paragraph">
      <style:paragraph-properties fo:border="0.0069in solid #000000" fo:padding-top="0.0138in" fo:padding-left="0.0555in" fo:padding-bottom="0.0138in" fo:padding-right="0.0555in" style:shadow="none"/>
    </style:style>
    <style:style style:name="P1524"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style>
    <style:style style:name="T1525" style:parent-style-name="DefaultParagraphFont" style:family="text">
      <style:text-properties fo:font-weight="bold" style:font-weight-asian="bold" fo:font-style="italic" style:font-style-asian="italic"/>
    </style:style>
    <style:style style:name="T1526" style:parent-style-name="DefaultParagraphFont" style:family="text">
      <style:text-properties fo:font-weight="bold" style:font-weight-asian="bold" fo:font-style="italic" style:font-style-asian="italic"/>
    </style:style>
    <style:style style:name="T1527" style:parent-style-name="DefaultParagraphFont" style:family="text">
      <style:text-properties fo:font-weight="bold" style:font-weight-asian="bold" fo:font-style="italic" style:font-style-asian="italic"/>
    </style:style>
    <style:style style:name="T1528" style:parent-style-name="DefaultParagraphFont" style:family="text">
      <style:text-properties fo:font-weight="bold" style:font-weight-asian="bold" fo:font-style="italic" style:font-style-asian="italic"/>
    </style:style>
    <style:style style:name="T1529" style:parent-style-name="DefaultParagraphFont" style:family="text">
      <style:text-properties fo:font-weight="bold" style:font-weight-asian="bold" fo:font-style="italic" style:font-style-asian="italic"/>
    </style:style>
    <style:style style:name="T1530" style:parent-style-name="DefaultParagraphFont" style:family="text">
      <style:text-properties fo:font-weight="bold" style:font-weight-asian="bold" fo:font-style="italic" style:font-style-asian="italic"/>
    </style:style>
    <style:style style:name="T1531" style:parent-style-name="FootnoteReference" style:family="text">
      <style:text-properties fo:font-weight="bold" style:font-weight-asian="bold" fo:font-style="italic" style:font-style-asian="italic"/>
    </style:style>
    <style:style style:name="P153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39" style:parent-style-name="Normal" style:family="paragraph">
      <style:paragraph-properties fo:border="0.0069in solid #000000" fo:padding-top="0.0138in" fo:padding-left="0.0555in" fo:padding-bottom="0.0138in" fo:padding-right="0.0555in" style:shadow="none" fo:text-align="justify"/>
      <style:text-properties fo:font-weight="bold" style:font-weight-asian="bold" fo:font-style="italic" style:font-style-asian="italic"/>
    </style:style>
    <style:style style:name="P1540"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54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4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4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4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45"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style>
    <style:style style:name="T1546" style:parent-style-name="DefaultParagraphFont" style:family="text">
      <style:text-properties fo:font-weight="bold" style:font-weight-asian="bold" fo:font-style="italic" style:font-style-asian="italic"/>
    </style:style>
    <style:style style:name="T1547" style:parent-style-name="DefaultParagraphFont" style:family="text">
      <style:text-properties fo:font-weight="bold" style:font-weight-asian="bold" fo:font-style="italic" style:font-style-asian="italic"/>
    </style:style>
    <style:style style:name="T1548" style:parent-style-name="DefaultParagraphFont" style:family="text">
      <style:text-properties fo:font-weight="bold" style:font-weight-asian="bold" fo:font-style="italic" style:font-style-asian="italic"/>
    </style:style>
    <style:style style:name="T1549" style:parent-style-name="FootnoteReference" style:family="text">
      <style:text-properties fo:font-weight="bold" style:font-weight-asian="bold" fo:font-style="italic" style:font-style-asian="italic"/>
    </style:style>
    <style:style style:name="P155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57" style:parent-style-name="Normal" style:family="paragraph">
      <style:paragraph-properties fo:text-align="justify" fo:margin-top="0.1666in"/>
    </style:style>
    <style:style style:name="P1558" style:parent-style-name="Normal" style:family="paragraph">
      <style:paragraph-properties fo:text-align="justify"/>
    </style:style>
    <style:style style:name="P1559"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56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67" style:parent-style-name="Normal" style:family="paragraph">
      <style:paragraph-properties fo:border="0.0069in solid #000000" fo:padding-top="0.0138in" fo:padding-left="0.0555in" fo:padding-bottom="0.0138in" fo:padding-right="0.0555in" style:shadow="none"/>
    </style:style>
    <style:style style:name="P1568"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style>
    <style:style style:name="T1569" style:parent-style-name="DefaultParagraphFont" style:family="text">
      <style:text-properties fo:font-weight="bold" style:font-weight-asian="bold" fo:font-style="italic" style:font-style-asian="italic"/>
    </style:style>
    <style:style style:name="T1570" style:parent-style-name="DefaultParagraphFont" style:family="text">
      <style:text-properties fo:font-weight="bold" style:font-weight-asian="bold" fo:font-style="italic" style:font-style-asian="italic"/>
    </style:style>
    <style:style style:name="P1571" style:parent-style-name="Normal" style:family="paragraph">
      <style:paragraph-properties fo:border="0.0069in solid #000000" fo:padding-top="0.0138in" fo:padding-left="0.0555in" fo:padding-bottom="0.0138in" fo:padding-right="0.0555in" style:shadow="none" fo:text-align="justify" fo:margin-top="0.0833in"/>
    </style:style>
    <style:style style:name="P157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7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74" style:parent-style-name="Normal" style:family="paragraph">
      <style:paragraph-properties fo:border="0.0069in solid #000000" fo:padding-top="0.0138in" fo:padding-left="0.0555in" fo:padding-bottom="0.0138in" fo:padding-right="0.0555in" style:shadow="none" fo:text-align="justify" fo:margin-top="0.0833in"/>
    </style:style>
    <style:style style:name="P1575"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576" style:parent-style-name="Normal" style:family="paragraph">
      <style:paragraph-properties fo:border="0.0069in solid #000000" fo:padding-top="0.0138in" fo:padding-left="0.0555in" fo:padding-bottom="0.0138in" fo:padding-right="0.0555in" style:shadow="none" fo:text-align="justify" fo:margin-top="0.0833in"/>
    </style:style>
    <style:style style:name="P157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7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79" style:parent-style-name="Normal" style:family="paragraph">
      <style:paragraph-properties fo:border="0.0069in solid #000000" fo:padding-top="0.0138in" fo:padding-left="0.0555in" fo:padding-bottom="0.0138in" fo:padding-right="0.0555in" style:shadow="none" fo:text-align="justify"/>
    </style:style>
    <style:style style:name="P1580" style:parent-style-name="Normal" style:list-style-name="LFO45" style:family="paragraph">
      <style:paragraph-properties fo:border="0.0069in solid #000000" fo:padding-top="0.0138in" fo:padding-left="0.0555in" fo:padding-bottom="0.0138in" fo:padding-right="0.0555in" style:shadow="none" fo:text-align="justify" fo:margin-top="0.0833in" fo:margin-bottom="0.0833in" fo:margin-left="0in" fo:text-indent="0in">
        <style:tab-stops/>
      </style:paragraph-properties>
      <style:text-properties fo:font-weight="bold" style:font-weight-asian="bold" fo:font-style="italic" style:font-style-asian="italic"/>
    </style:style>
    <style:style style:name="P158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8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8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84" style:parent-style-name="Normal" style:family="paragraph">
      <style:paragraph-properties fo:text-align="justify" fo:margin-bottom="0.0833in"/>
    </style:style>
    <style:style style:name="T1585" style:parent-style-name="DefaultParagraphFont" style:family="text">
      <style:text-properties fo:font-style="italic" style:font-style-asian="italic"/>
    </style:style>
    <style:style style:name="P1586" style:parent-style-name="FootnoteText" style:family="paragraph">
      <style:paragraph-properties fo:text-align="justify"/>
    </style:style>
    <style:style style:name="P1587" style:parent-style-name="Normal" style:family="paragraph">
      <style:paragraph-properties fo:text-align="justify"/>
    </style:style>
    <style:style style:name="P1588"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style>
    <style:style style:name="T1589" style:parent-style-name="DefaultParagraphFont" style:family="text">
      <style:text-properties fo:font-style="italic" style:font-style-asian="italic"/>
    </style:style>
    <style:style style:name="T1590" style:parent-style-name="DefaultParagraphFont" style:family="text">
      <style:text-properties fo:font-style="italic" style:font-style-asian="italic"/>
    </style:style>
    <style:style style:name="T1591" style:parent-style-name="DefaultParagraphFont" style:family="text">
      <style:text-properties fo:font-style="italic" style:font-style-asian="italic"/>
    </style:style>
    <style:style style:name="T1592" style:parent-style-name="DefaultParagraphFont" style:family="text">
      <style:text-properties fo:font-weight="bold" style:font-weight-asian="bold" fo:font-style="italic" style:font-style-asian="italic"/>
    </style:style>
    <style:style style:name="T1593" style:parent-style-name="DefaultParagraphFont" style:family="text">
      <style:text-properties fo:font-weight="bold" style:font-weight-asian="bold" fo:font-style="italic" style:font-style-asian="italic"/>
    </style:style>
    <style:style style:name="T1594" style:parent-style-name="DefaultParagraphFont" style:family="text">
      <style:text-properties fo:font-weight="bold" style:font-weight-asian="bold" fo:font-style="italic" style:font-style-asian="italic"/>
    </style:style>
    <style:style style:name="P1595" style:parent-style-name="Normal" style:family="paragraph">
      <style:paragraph-properties fo:border="0.0069in solid #000000" fo:padding-top="0.0138in" fo:padding-left="0.0555in" fo:padding-bottom="0.0138in" fo:padding-right="0.0555in" style:shadow="none" fo:text-align="justify" fo:margin-top="0.0833in"/>
    </style:style>
    <style:style style:name="P159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9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598" style:parent-style-name="Normal" style:family="paragraph">
      <style:paragraph-properties fo:border="0.0069in solid #000000" fo:padding-top="0.0138in" fo:padding-left="0.0555in" fo:padding-bottom="0.0138in" fo:padding-right="0.0555in" style:shadow="none" fo:text-align="justify"/>
      <style:text-properties fo:font-weight="bold" style:font-weight-asian="bold" fo:font-style="italic" style:font-style-asian="italic"/>
    </style:style>
    <style:style style:name="P1599"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60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07" style:parent-style-name="Normal" style:family="paragraph">
      <style:paragraph-properties fo:border="0.0069in solid #000000" fo:padding-top="0.0138in" fo:padding-left="0.0555in" fo:padding-bottom="0.0138in" fo:padding-right="0.0555in" style:shadow="none" fo:text-align="justify"/>
    </style:style>
    <style:style style:name="P1608"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609" style:parent-style-name="Normal" style:family="paragraph">
      <style:paragraph-properties fo:border="0.0069in solid #000000" fo:padding-top="0.0138in" fo:padding-left="0.0555in" fo:padding-bottom="0.0138in" fo:padding-right="0.0555in" style:shadow="none" fo:text-align="justify"/>
    </style:style>
    <style:style style:name="P161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1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12" style:parent-style-name="Title" style:list-style-name="LFO16" style:family="paragraph">
      <style:paragraph-properties fo:margin-bottom="0.0833in" fo:margin-left="0.4958in" fo:text-indent="-0.102in">
        <style:tab-stops>
          <style:tab-stop style:type="left" style:position="0.1937in"/>
        </style:tab-stops>
      </style:paragraph-properties>
    </style:style>
    <style:style style:name="P1613" style:parent-style-name="Normal" style:family="paragraph">
      <style:paragraph-properties fo:text-align="justify" fo:margin-bottom="0.1666in"/>
    </style:style>
    <style:style style:name="P1614" style:parent-style-name="FootnoteText" style:family="paragraph">
      <style:paragraph-properties fo:text-align="justify"/>
    </style:style>
    <style:style style:name="P1615" style:parent-style-name="FootnoteText" style:family="paragraph">
      <style:paragraph-properties fo:text-align="justify"/>
    </style:style>
    <style:style style:name="P1616" style:parent-style-name="FootnoteText" style:family="paragraph">
      <style:paragraph-properties fo:text-align="justify"/>
    </style:style>
    <style:style style:name="P1617"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61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1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1"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5" style:parent-style-name="Normal" style:family="paragraph">
      <style:paragraph-properties fo:border="0.0069in solid #000000" fo:padding-top="0.0138in" fo:padding-left="0.0555in" fo:padding-bottom="0.0138in" fo:padding-right="0.0555in" style:shadow="none" fo:text-align="justify"/>
    </style:style>
    <style:style style:name="P1626"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627" style:parent-style-name="Normal" style:family="paragraph">
      <style:paragraph-properties fo:border="0.0069in solid #000000" fo:padding-top="0.0138in" fo:padding-left="0.0555in" fo:padding-bottom="0.0138in" fo:padding-right="0.0555in" style:shadow="none" fo:text-align="justify" fo:margin-top="0.0833in"/>
    </style:style>
    <style:style style:name="P162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2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0" style:parent-style-name="Normal" style:family="paragraph">
      <style:paragraph-properties fo:border="0.0069in solid #000000" fo:padding-top="0.0138in" fo:padding-left="0.0555in" fo:padding-bottom="0.0138in" fo:padding-right="0.0555in" style:shadow="none" fo:text-align="justify" fo:margin-top="0.0833in"/>
    </style:style>
    <style:style style:name="P1631"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63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7"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8"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39" style:parent-style-name="Title" style:list-style-name="LFO16" style:family="paragraph">
      <style:paragraph-properties fo:margin-bottom="0.0833in" fo:text-indent="0.5909in"/>
    </style:style>
    <style:style style:name="P1640" style:parent-style-name="Normal" style:family="paragraph">
      <style:paragraph-properties fo:text-align="justify"/>
    </style:style>
    <style:style style:name="P1641" style:parent-style-name="Normal" style:list-style-name="LFO45" style:family="paragraph">
      <style:paragraph-properties fo:border="0.0069in solid #000000" fo:padding-top="0.0138in" fo:padding-left="0.0555in" fo:padding-bottom="0.0138in" fo:padding-right="0.0555in" style:shadow="none" fo:text-align="justify" fo:margin-left="0in" fo:text-indent="0in">
        <style:tab-stops/>
      </style:paragraph-properties>
      <style:text-properties fo:font-weight="bold" style:font-weight-asian="bold" fo:font-style="italic" style:font-style-asian="italic"/>
    </style:style>
    <style:style style:name="P1642"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43"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44"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4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46"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647" style:parent-style-name="Normal" style:family="paragraph">
      <style:paragraph-properties fo:border="0.0069in solid #000000" fo:padding-top="0.0138in" fo:padding-left="0.0555in" fo:padding-bottom="0.0138in" fo:padding-right="0.0555in" style:shadow="none" fo:text-align="justify"/>
    </style:style>
    <style:style style:name="T1648" style:parent-style-name="DefaultParagraphFont" style:family="text">
      <style:text-properties fo:font-weight="bold" style:font-weight-asian="bold" fo:font-style="italic" style:font-style-asian="italic"/>
    </style:style>
    <style:style style:name="P1649"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50"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51" style:parent-style-name="Title" style:list-style-name="LFO16" style:family="paragraph">
      <style:paragraph-properties fo:margin-left="0.4958in" fo:text-indent="-0.102in">
        <style:tab-stops>
          <style:tab-stop style:type="left" style:position="0.1937in"/>
        </style:tab-stops>
      </style:paragraph-properties>
    </style:style>
    <style:style style:name="P1652" style:parent-style-name="Normal" style:family="paragraph">
      <style:paragraph-properties fo:text-align="justify"/>
    </style:style>
    <style:style style:name="P1653" style:parent-style-name="Normal" style:list-style-name="LFO45" style:family="paragraph">
      <style:paragraph-properties fo:border="0.0069in solid #000000" fo:padding-top="0.0138in" fo:padding-left="0.0555in" fo:padding-bottom="0.0138in" fo:padding-right="0.0555in" style:shadow="none" fo:text-align="justify" fo:margin-bottom="0.0833in" fo:margin-left="0in" fo:text-indent="0in">
        <style:tab-stops/>
      </style:paragraph-properties>
      <style:text-properties fo:font-weight="bold" style:font-weight-asian="bold" fo:font-style="italic" style:font-style-asian="italic"/>
    </style:style>
    <style:style style:name="P1654" style:parent-style-name="Normal" style:family="paragraph">
      <style:paragraph-properties fo:border="0.0069in solid #000000" fo:padding-top="0.0138in" fo:padding-left="0.0555in" fo:padding-bottom="0.0138in" fo:padding-right="0.0555in" style:shadow="none" fo:text-align="justify"/>
    </style:style>
    <style:style style:name="P1655"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56" style:parent-style-name="Normal" style:family="paragraph">
      <style:paragraph-properties fo:border="0.0069in solid #000000" fo:padding-top="0.0138in" fo:padding-left="0.0555in" fo:padding-bottom="0.0138in" fo:padding-right="0.0555in" style:shadow="none" fo:text-align="justify" fo:margin-top="0.0833in" fo:margin-bottom="0.0833in"/>
    </style:style>
    <style:style style:name="P1657" style:parent-style-name="Normal" style:family="paragraph">
      <style:paragraph-properties fo:text-align="justify"/>
    </style:style>
    <style:style style:name="P1658" style:parent-style-name="Normal" style:family="paragraph">
      <style:paragraph-properties fo:text-align="justify" fo:margin-top="0.1666in" fo:margin-bottom="0.0833in"/>
    </style:style>
  </office:automatic-styles>
  <office:body>
    <office:text text:use-soft-page-breaks="true">
      <text:p text:style-name="P1">Public Consultation<text:s/></text:p>
      <text:p text:style-name="P3">on the review of the EU copyright rules</text:p>
      <text:p text:style-name="P4">Contents</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TOC1"><text:a xlink:href="#_Toc374011024" office:target-frame-name="_top" xlink:show="replace"><text:span text:style-name="T5">I.</text:span><text:span text:style-name="T6"><text:tab/></text:span><text:span text:style-name="T7">Introduction</text:span><text:tab/>2</text:a></text:p>
          <text:p text:style-name="TOC1"><text:a xlink:href="#_Toc374011025" office:target-frame-name="_top" xlink:show="replace"><text:span text:style-name="Hyperlink">A.</text:span><text:span text:style-name="T8"><text:tab/></text:span><text:span text:style-name="Hyperlink">Context of the consultation</text:span><text:tab/>2</text:a></text:p>
          <text:p text:style-name="TOC1"><text:a xlink:href="#_Toc374011026" office:target-frame-name="_top" xlink:show="replace"><text:span text:style-name="Hyperlink">B.</text:span><text:span text:style-name="T9"><text:tab/></text:span><text:span text:style-name="Hyperlink">How to submit replies to this questionnaire</text:span><text:tab/>3</text:a></text:p>
          <text:p text:style-name="TOC1"><text:a xlink:href="#_Toc374011027" office:target-frame-name="_top" xlink:show="replace"><text:span text:style-name="Hyperlink">C.</text:span><text:span text:style-name="T10"><text:tab/></text:span><text:span text:style-name="Hyperlink">Confidentiality</text:span><text:tab/>3</text:a></text:p>
          <text:p text:style-name="TOC1"><text:a xlink:href="#_Toc374011028" office:target-frame-name="_top" xlink:show="replace"><text:span text:style-name="T11">II.</text:span><text:span text:style-name="T12"><text:tab/></text:span><text:span text:style-name="T13">Rights and the functioning of the Single Market</text:span><text:tab/>7</text:a></text:p>
          <text:p text:style-name="TOC1"><text:a xlink:href="#_Toc374011029" office:target-frame-name="_top" xlink:show="replace"><text:span text:style-name="Hyperlink">A.</text:span><text:span text:style-name="T14"><text:tab/></text:span><text:span text:style-name="Hyperlink">Why is it not possible to access many online content services from anywhere in Europe?</text:span><text:tab/>7</text:a></text:p>
          <text:p text:style-name="TOC1"><text:a xlink:href="#_Toc374011031" office:target-frame-name="_top" xlink:show="replace"><text:span text:style-name="Hyperlink">B.</text:span><text:span text:style-name="T15"><text:tab/></text:span><text:span text:style-name="Hyperlink">Is there a need for more clarity as regards the scope of what needs to be authorised (or not) in digital transmissions?</text:span><text:tab/>10</text:a></text:p>
          <text:p text:style-name="P16"><text:a xlink:href="#_Toc374011033" office:target-frame-name="_top" xlink:show="replace"><text:span text:style-name="Hyperlink">1.</text:span><text:span text:style-name="T17"><text:tab/></text:span><text:span text:style-name="Hyperlink">The act of “making available”</text:span><text:tab/>10</text:a></text:p>
          <text:p text:style-name="P18"><text:a xlink:href="#_Toc374011034" office:target-frame-name="_top" xlink:show="replace"><text:span text:style-name="Hyperlink">2.</text:span><text:span text:style-name="T19"><text:tab/></text:span><text:span text:style-name="Hyperlink">Two rights involved in a single act of exploitation</text:span><text:tab/>11</text:a></text:p>
          <text:p text:style-name="P20"><text:a xlink:href="#_Toc374011035" office:target-frame-name="_top" xlink:show="replace"><text:span text:style-name="Hyperlink">3.</text:span><text:span text:style-name="T21"><text:tab/></text:span><text:span text:style-name="Hyperlink">Linking and browsing</text:span><text:tab/>12</text:a></text:p>
          <text:p text:style-name="P22"><text:a xlink:href="#_Toc374011036" office:target-frame-name="_top" xlink:show="replace"><text:span text:style-name="Hyperlink">4.</text:span><text:span text:style-name="T23"><text:tab/></text:span><text:span text:style-name="Hyperlink">Download to own digital content</text:span><text:tab/>13</text:a></text:p>
          <text:p text:style-name="TOC1"><text:a xlink:href="#_Toc374011037" office:target-frame-name="_top" xlink:show="replace"><text:span text:style-name="Hyperlink">C.</text:span><text:span text:style-name="T24"><text:tab/></text:span><text:span text:style-name="Hyperlink">Registration of works and other subject matter – is it a good idea?</text:span><text:tab/>14</text:a></text:p>
          <text:p text:style-name="TOC1"><text:a xlink:href="#_Toc374011038" office:target-frame-name="_top" xlink:show="replace"><text:span text:style-name="Hyperlink">D.</text:span><text:span text:style-name="T25"><text:tab/></text:span><text:span text:style-name="Hyperlink">How to improve the use and interoperability of identifiers</text:span><text:tab/>15</text:a></text:p>
          <text:p text:style-name="TOC1"><text:a xlink:href="#_Toc374011039" office:target-frame-name="_top" xlink:show="replace"><text:span text:style-name="Hyperlink">E.</text:span><text:span text:style-name="T26"><text:tab/></text:span><text:span text:style-name="Hyperlink">Term of protection – is it appropriate?</text:span><text:tab/>15</text:a></text:p>
          <text:p text:style-name="TOC1"><text:a xlink:href="#_Toc374011040" office:target-frame-name="_top" xlink:show="replace"><text:span text:style-name="T27">III.</text:span><text:span text:style-name="T28"><text:tab/></text:span><text:span text:style-name="T29">Limitations and exceptions in the Single Market</text:span><text:tab/>16</text:a></text:p>
          <text:p text:style-name="TOC1"><text:a xlink:href="#_Toc374011041" office:target-frame-name="_top" xlink:show="replace"><text:span text:style-name="Hyperlink">A.</text:span><text:span text:style-name="T30"><text:tab/></text:span><text:span text:style-name="Hyperlink">Access to content in libraries and archives</text:span><text:tab/>19</text:a></text:p>
          <text:p text:style-name="P31"><text:a xlink:href="#_Toc374011042" office:target-frame-name="_top" xlink:show="replace"><text:span text:style-name="Hyperlink">1.</text:span><text:span text:style-name="T32"><text:tab/></text:span><text:span text:style-name="Hyperlink">Preservation and archiving</text:span><text:tab/>19</text:a></text:p>
          <text:p text:style-name="P33"><text:a xlink:href="#_Toc374011043" office:target-frame-name="_top" xlink:show="replace"><text:span text:style-name="Hyperlink">2.</text:span><text:span text:style-name="T34"><text:tab/></text:span><text:span text:style-name="Hyperlink">Off-premises access to library collections</text:span><text:tab/>20</text:a></text:p>
          <text:p text:style-name="P35"><text:a xlink:href="#_Toc374011044" office:target-frame-name="_top" xlink:show="replace"><text:span text:style-name="Hyperlink">3.</text:span><text:span text:style-name="T36"><text:tab/></text:span><text:span text:style-name="Hyperlink">E – lending</text:span><text:tab/>21</text:a></text:p>
          <text:p text:style-name="P37"><text:a xlink:href="#_Toc374011045" office:target-frame-name="_top" xlink:show="replace"><text:span text:style-name="Hyperlink">4.</text:span><text:span text:style-name="T38"><text:tab/></text:span><text:span text:style-name="Hyperlink">Mass digitisation</text:span><text:tab/>22</text:a></text:p>
          <text:p text:style-name="TOC1"><text:a xlink:href="#_Toc374011046" office:target-frame-name="_top" xlink:show="replace"><text:span text:style-name="Hyperlink">B.</text:span><text:span text:style-name="T39"><text:tab/></text:span><text:span text:style-name="Hyperlink">Teaching</text:span><text:tab/>23</text:a></text:p>
          <text:p text:style-name="TOC1"><text:a xlink:href="#_Toc374011047" office:target-frame-name="_top" xlink:show="replace"><text:span text:style-name="Hyperlink">C.</text:span><text:span text:style-name="T40"><text:tab/></text:span><text:span text:style-name="Hyperlink">Research</text:span><text:tab/>25</text:a></text:p>
          <text:p text:style-name="TOC1"><text:a xlink:href="#_Toc374011048" office:target-frame-name="_top" xlink:show="replace"><text:span text:style-name="Hyperlink">D.</text:span><text:span text:style-name="T41"><text:tab/></text:span><text:span text:style-name="Hyperlink">Disabilities</text:span><text:tab/>25</text:a></text:p>
          <text:p text:style-name="TOC1"><text:a xlink:href="#_Toc374011049" office:target-frame-name="_top" xlink:show="replace"><text:span text:style-name="Hyperlink">E.</text:span><text:span text:style-name="T42"><text:tab/></text:span><text:span text:style-name="Hyperlink">Text and data mining</text:span><text:tab/>27</text:a></text:p>
          <text:p text:style-name="TOC1"><text:a xlink:href="#_Toc374011050" office:target-frame-name="_top" xlink:show="replace"><text:span text:style-name="Hyperlink">F.</text:span><text:span text:style-name="T43"><text:tab/></text:span><text:span text:style-name="Hyperlink">User-generated content</text:span><text:tab/>28</text:a></text:p>
          <text:p text:style-name="TOC1"><text:a xlink:href="#_Toc374011051" office:target-frame-name="_top" xlink:show="replace"><text:span text:style-name="T44">IV.</text:span><text:span text:style-name="T45"><text:tab/></text:span><text:span text:style-name="T46">Private copying and reprography</text:span><text:tab/>31</text:a></text:p>
          <text:p text:style-name="TOC1"><text:a xlink:href="#_Toc374011052" office:target-frame-name="_top" xlink:show="replace"><text:span text:style-name="T47">V.</text:span><text:span text:style-name="T48"><text:tab/></text:span><text:span text:style-name="T49">Fair remuneration of authors and performers</text:span><text:tab/>33</text:a></text:p>
          <text:p text:style-name="TOC1"><text:a xlink:href="#_Toc374011053" office:target-frame-name="_top" xlink:show="replace"><text:span text:style-name="T50">VI.</text:span><text:span text:style-name="T51"><text:tab/></text:span><text:span text:style-name="T52">Respect for rights</text:span><text:tab/>34</text:a></text:p>
          <text:p text:style-name="TOC1"><text:a xlink:href="#_Toc374011054" office:target-frame-name="_top" xlink:show="replace"><text:span text:style-name="T53">VII.</text:span><text:span text:style-name="T54"><text:tab/></text:span><text:span text:style-name="T55">A single EU Copyright Title</text:span><text:tab/>36</text:a></text:p>
          <text:p text:style-name="TOC1"><text:a xlink:href="#_Toc374011055" office:target-frame-name="_top" xlink:show="replace"><text:span text:style-name="T56">VIII.</text:span><text:span text:style-name="T57"><text:tab/></text:span><text:span text:style-name="T58">Other issues</text:span><text:tab/>36</text:a></text:p>
        </text:index-body>
      </text:table-of-content>
      <text:p text:style-name="Normal"/>
      <text:p text:style-name="P59"/>
      <text:list text:style-name="LFO16" text:continue-numbering="true">
        <text:list-item>
          <text:p text:style-name="Title"><text:bookmark-start text:name="_Toc374011024"/>Introduction<text:bookmark-end text:name="_Toc374011024"/></text:p>
        </text:list-item>
      </text:list>
      <text:h text:style-name="Heading1" text:outline-level="1"><text:bookmark-start text:name="_Toc374011025"/>Context of the consultation<text:bookmark-end text:name="_Toc374011025"/></text:h>
      <text:p text:style-name="P60">Over the last two decades, digital technology and the Internet<text:s/>have<text:s/>reshaped the ways in which content is created, distributed, and accessed.<text:s/>New opportunities have materialised for those that create and produce content (e.g. a film, a novel, a song),<text:s/>for new and existing<text:s/>distribution platforms,<text:s/>for institutions such as libraries, for activities such as research and for citizens who now expect to be able to access content – for information, education or entertainment purposes<text:s/>–<text:s/>regardless of geographical borders.<text:s/></text:p>
      <text:p text:style-name="P61">This new environment<text:s/>also presents<text:s/>challenges.<text:s/>One of them<text:s/>is for the market to<text:s/>continue to<text:s/>adapt to new forms of distribution and use.<text:s/>Another one<text:s/>is for the legislator to ensure that the system of rights, limitations to rights and enforcement remains<text:s/>appropriate<text:s/>and is adapted to the new environment.<text:s/>This consultation focuses on the second of these challenges: ensuring that the EU copyright regulatory framework<text:s/>stays fit for purpose in the digital environment<text:s/>to support creation and innovation, tap the full potential of the Single Market,<text:s/>foster<text:s/>growth and<text:s/>investment in our economy and<text:s/>promote<text:s/>cultural diversity.</text:p>
      <text:p text:style-name="P62"><text:span text:style-name="T63">In its<text:s/></text:span><text:span text:style-name="T64">"</text:span><text:span text:style-name="T65">Communication on Content in the Digital Single Market</text:span><text:span text:style-name="T66">"</text:span><text:span text:style-name="T67"><text:note text:note-class="footnote" text:id="_ftn0"><text:note-citation>1</text:note-citation><text:note-body><text:p text:style-name="P68"><text:s/><text:span text:style-name="T69">COM (2012)789 final, 18/12/2012</text:span><text:span text:style-name="T70">.</text:span></text:p></text:note-body></text:note></text:span><text:span text:style-name="T71"><text:s/>the Commission set out two parallel tracks of action:<text:s/></text:span>on<text:s/>the<text:s/>one hand, to complete its on-going effort to review and to modernise the EU copyright legislative framework<text:span text:style-name="FootnoteReference"><text:note text:note-class="footnote" text:id="_ftn1"><text:note-citation>2</text:note-citation><text:note-body><text:p text:style-name="P72"><text:s/>As announced in the Intellectual Property Strategy ' A single market for Intellectual Property Rights: COM (2011)287 final, 24/05/2011.</text:p></text:note-body></text:note></text:span><text:span text:style-name="T73"><text:note text:note-class="footnote" text:id="_ftn2"><text:note-citation>3</text:note-citation><text:note-body><text:p text:style-name="P74"><text:s/><text:span text:style-name="T75">"Based on market studies and impact assessment and legal drafting work</text:span><text:span text:style-name="T76">"</text:span><text:s/>as announced in the Communication (2012)789.</text:p></text:note-body></text:note></text:span><text:span text:style-name="T77"><text:s/></text:span><text:span text:style-name="T78">with a view to a decision in 2014 on whether to table legislative reform proposals</text:span><text:span text:style-name="T79">, and</text:span><text:s/>on the other, to facilitate practical industry-led solutions through the stakeholder dialogue<text:s/>"Licences for Europe"<text:s/>on issues on which rapid progress was deemed necessary and possible.</text:p>
      <text:p text:style-name="P80"><text:span text:style-name="T81">The<text:s/></text:span><text:span text:style-name="T82">"</text:span><text:span text:style-name="T83">Licences for Europe</text:span><text:span text:style-name="T84">"</text:span><text:span text:style-name="T85"><text:s/></text:span><text:span text:style-name="T86">process has been finalised now</text:span><text:span text:style-name="T87"><text:note text:note-class="footnote" text:id="_ftn3"><text:note-citation>4</text:note-citation><text:note-body><text:p text:style-name="P88"><text:s/>See the document “Licences for Europe – tem pledges to bring more content online”:<text:s/><text:a xlink:href="http://ec.europa.eu/internal_market/copyright/docs/licences-for-europe/131113_ten-pledges_en.pdf" office:target-frame-name="_top" xlink:show="replace"><text:span text:style-name="Hyperlink">http://ec.europa.eu/internal_market/copyright/docs/licences-for-europe/131113_ten-pledges_en.pdf</text:span></text:a><text:s/>.</text:p></text:note-body></text:note></text:span><text:span text:style-name="T89">. The Commission welcomes the practical solutions stakeholders have put forward in this<text:s/></text:span><text:span text:style-name="T90">context and will monitor their progress</text:span><text:span text:style-name="T91">. Pledges have been made by stakeholders in all four Working Groups (</text:span><text:span text:style-name="T92">cross border<text:s/></text:span><text:span text:style-name="T93">portability of<text:s/></text:span><text:span text:style-name="T94">services</text:span><text:span text:style-name="T95">, user-generated content,<text:s/></text:span><text:span text:style-name="T96">audiovisual and<text:s/></text:span><text:span text:style-name="T97">film heritage</text:span><text:span text:style-name="T98"><text:s/>and text and data mining</text:span><text:span text:style-name="T99">). Taken together, the Commission expects these pledges<text:s/></text:span><text:span text:style-name="T100">to be</text:span><text:span text:style-name="T101"><text:s/>a further step in making the user environment easier in many different situations. The Commission also takes note of the fact that two groups –<text:s/></text:span><text:span text:style-name="T102">u</text:span><text:span text:style-name="T103">ser</text:span><text:span text:style-name="T104">-</text:span><text:span text:style-name="T105">generated content and<text:s/></text:span><text:span text:style-name="T106">t</text:span><text:span text:style-name="T107">ext and data mining<text:s/></text:span><text:span text:style-name="T108">–</text:span><text:span text:style-name="T109"><text:s/>did not reach consensus among participating stakeholders on either the problems to be addressed or on the results. The<text:s/></text:span><text:span text:style-name="T110">discussions and<text:s/></text:span><text:span text:style-name="T111">results o</text:span><text:span text:style-name="T112">f<text:s/></text:span><text:span text:style-name="T113">"</text:span><text:span text:style-name="T114">Licences for Europe</text:span><text:span text:style-name="T115">"</text:span><text:span text:style-name="T116"><text:s/>will be also taken into account in the context of the review of the legislative framework.</text:span></text:p>
      <text:p text:style-name="P117"><text:span text:style-name="T118">As part of the</text:span><text:span text:style-name="T119"><text:s/>review process, the Commission is now launching a public consultation on<text:s/></text:span><text:span text:style-name="T120">issues<text:s/></text:span><text:span text:style-name="T121">identified in the Communication on Content in the Digital Single Market</text:span><text:span text:style-name="T122">, i.e.</text:span><text:span text:style-name="T123">:<text:s/></text:span><text:span text:style-name="T124">"</text:span><text:span text:style-name="T125">territoriality in the Internal Market, harmonisation, limitations and exceptions to copyright in the digital age; fragmentation of the EU copyright market; and how to improve the effectiveness and efficiency of enforcement while underpinning its legitimacy in the wi</text:span><text:span text:style-name="T126">der context of copyright reform</text:span><text:span text:style-name="T127">"</text:span><text:span text:style-name="T128">.</text:span><text:span text:style-name="T129"><text:s/>As highlighted in the October 2013 European Council</text:span><text:span text:style-name="T130"><text:s/></text:span><text:soft-page-break/><text:span text:style-name="T131">C</text:span><text:span text:style-name="T132">onclusions</text:span><text:span text:style-name="T133"><text:note text:note-class="footnote" text:id="_ftn4"><text:note-citation>5</text:note-citation><text:note-body><text:p text:style-name="FootnoteText"><text:span text:style-name="T134"><text:s/></text:span><text:span text:style-name="T135">EUCO 169/13, 24/25 October 2013.</text:span></text:p></text:note-body></text:note></text:span><text:span text:style-name="T136"><text:s/></text:span><text:span text:style-name="T137">"</text:span><text:span text:style-name="T138">Providing</text:span><text:span text:style-name="T139"><text:s/>digital services and</text:span><text:span text:style-name="T140"><text:s/></text:span><text:span text:style-name="T141">content</text:span><text:span text:style-name="T142"><text:s/>across the single market requires the establishment of a copyright regime for the digital age. The Commission will therefore complete its on-going review of the EU copyright framework in spring 2014. I</text:span><text:span text:style-name="T143">t </text:span><text:span text:style-name="T144">is important to modernise Europe's copyright regime and facilitate licensing, while ensuring a high level protection of intellectual property rights and taking into account cultural<text:s/></text:span><text:span text:style-name="T145">diversit</text:span><text:span text:style-name="T146">y</text:span><text:span text:style-name="T147">"</text:span><text:span text:style-name="T148">.</text:span></text:p>
      <text:p text:style-name="P149"><text:span text:style-name="T150">This consultation</text:span><text:span text:style-name="T151"><text:s/></text:span><text:span text:style-name="T152">build</text:span><text:span text:style-name="T153">s<text:s/></text:span><text:span text:style-name="T154">on previous consultation</text:span><text:span text:style-name="T155">s</text:span><text:span text:style-name="T156"><text:s/>and public hearings</text:span><text:span text:style-name="T157">, in particular</text:span><text:span text:style-name="T158"><text:s/></text:span><text:span text:style-name="T159">those on<text:s/></text:span><text:span text:style-name="T160">the<text:s/></text:span><text:span text:style-name="T161">"</text:span><text:span text:style-name="T162">Green Paper on copyright in the knowledge economy</text:span><text:span text:style-name="T163">"</text:span><text:span text:style-name="T164"><text:note text:note-class="footnote" text:id="_ftn5"><text:note-citation>6</text:note-citation><text:note-body><text:p text:style-name="FootnoteText"><text:span text:style-name="T165"><text:s/></text:span><text:span text:style-name="T166">COM(2008) 466/3,<text:s/></text:span><text:a xlink:href="http://ec.europa.eu/internal_market/copyright/copyright-infso/index_en.htm#maincontentSec2" office:target-frame-name="_top" xlink:show="replace"><text:span text:style-name="T167">http://ec.europa.eu/internal_market/copyright/copyright-infso/index_en.htm#maincontentSec2</text:span></text:a><text:span text:style-name="T168">.</text:span></text:p></text:note-body></text:note></text:span><text:span text:style-name="T169">,<text:s/></text:span><text:span text:style-name="T170">the<text:s/></text:span><text:span text:style-name="T171">"</text:span><text:span text:style-name="T172">Green Paper on the online distribution of audiovisual works</text:span><text:span text:style-name="T173">"</text:span><text:span text:style-name="T174"><text:note text:note-class="footnote" text:id="_ftn6"><text:note-citation>7</text:note-citation><text:note-body><text:p text:style-name="FootnoteText"><text:span text:style-name="T175"><text:s/></text:span><text:span text:style-name="T176">COM(2011) 427 final,<text:s/></text:span><text:a xlink:href="http://ec.europa.eu/internal_market/consultations/2011/audiovisual_en.htm" office:target-frame-name="_top" xlink:show="replace"><text:span text:style-name="T177">http://ec.europa.eu/internal_market/consultations/2011/audiovisual_en.htm</text:span></text:a><text:span text:style-name="T178">.</text:span></text:p></text:note-body></text:note></text:span><text:span text:style-name="T179"><text:s/>and<text:s/></text:span><text:span text:style-name="T180">"</text:span><text:span text:style-name="T181">Content Online</text:span><text:span text:style-name="T182">"</text:span><text:span text:style-name="T183"><text:note text:note-class="footnote" text:id="_ftn7"><text:note-citation>8</text:note-citation><text:note-body><text:p text:style-name="FootnoteText"><text:span text:style-name="T184"><text:s/></text:span><text:a xlink:href="http://ec.europa.eu/internal_market/consultations/2009/content_online_en.htm" office:target-frame-name="_top" xlink:show="replace"><text:span text:style-name="T185">http://ec.europa.eu/internal_market/consultations/2009/content_online_en.htm</text:span></text:a><text:span text:style-name="T186">.</text:span></text:p></text:note-body></text:note></text:span><text:span text:style-name="T187">. These consultations</text:span><text:span text:style-name="T188"><text:s/>provided<text:s/></text:span><text:span text:style-name="T189">valuable</text:span><text:span text:style-name="T190"><text:s/>feedback from stakeholders<text:s/></text:span><text:span text:style-name="T191">on a number of questions</text:span><text:span text:style-name="T192">,</text:span><text:span text:style-name="T193"><text:s/></text:span><text:span text:style-name="T194">on issues as diverse as the</text:span><text:span text:style-name="T195"><text:s/></text:span><text:span text:style-name="T196">territoriality</text:span><text:span text:style-name="T197"><text:s/>of<text:s/></text:span><text:span text:style-name="T198">copyright</text:span><text:span text:style-name="T199"><text:s/>and possible ways to overcome territoriality,</text:span><text:span text:style-name="T200"><text:s/>exceptions<text:s/></text:span><text:span text:style-name="T201">related to the online dissemination of knowledge,<text:s/></text:span><text:span text:style-name="T202">and rightholders</text:span><text:span text:style-name="T203">’</text:span><text:span text:style-name="T204"><text:s/>remuneration</text:span><text:span text:style-name="T205">, particularly in the audiovisual sector</text:span><text:span text:style-name="T206">.<text:s/></text:span><text:span text:style-name="T207">Views were expressed by stakeholders representing all stages in the value chain, including right holders, distributors, consumers, and academics. The questions elicited widely diverging views on the best way to proceed. The<text:s/></text:span><text:span text:style-name="T208">"</text:span><text:span text:style-name="T209">Green Paper on Copyright in the Knowledge Economy</text:span><text:span text:style-name="T210">"</text:span><text:span text:style-name="T211"><text:s/>was followed up by a Communication. The replies to the<text:s/></text:span><text:span text:style-name="T212">"Green Paper on the online distribution of audiovisual works"</text:span><text:span text:style-name="T213"><text:s/>have fed into subsequent discussions on the Collective Rights Management Directive and into the current review process.</text:span></text:p>
      <text:h text:style-name="Heading1" text:outline-level="1"><text:bookmark-start text:name="_Toc374011026"/>How to<text:s/>submit<text:s/>replies to<text:s/>this questionnaire<text:bookmark-end text:name="_Toc374011026"/></text:h>
      <text:p text:style-name="P214"><text:span text:style-name="T215">You are kindly asked to send your replies<text:s/></text:span><text:span text:style-name="T216">by<text:s/></text:span><text:span text:style-name="T217">5<text:s/></text:span><text:span text:style-name="T218">February</text:span><text:span text:style-name="T219"><text:s/>2014</text:span><text:span text:style-name="T220"><text:s/></text:span><text:span text:style-name="T221">in</text:span><text:span text:style-name="T222"><text:s/>a<text:s/></text:span><text:span text:style-name="T223">MS W</text:span><text:span text:style-name="T224">ord</text:span><text:span text:style-name="T225">, PDF</text:span><text:span text:style-name="T226"><text:s/>or<text:s/></text:span><text:span text:style-name="T227">OpenD</text:span><text:span text:style-name="T228">ocument</text:span><text:span text:style-name="T229"><text:s/>format</text:span><text:span text:style-name="T230"><text:s/></text:span><text:span text:style-name="T231">to</text:span><text:span text:style-name="T232"><text:s/></text:span><text:span text:style-name="T233">the<text:s/></text:span><text:span text:style-name="T234">following<text:s/></text:span><text:span text:style-name="T235">e-mail</text:span><text:span text:style-name="T236"><text:s/>address<text:s/></text:span><text:span text:style-name="T237">of DG Internal Market and Services</text:span><text:span text:style-name="T238">:</text:span><text:span text:style-name="T239"><text:s/></text:span><text:span text:style-name="T240">markt-copyright-consultation@ec.europa.eu</text:span><text:span text:style-name="T241">.<text:s/></text:span><text:span text:style-name="T242">Please note that replies sent<text:s/></text:span><text:span text:style-name="T243">after</text:span><text:span text:style-name="T244"><text:s/></text:span><text:span text:style-name="T245">that date<text:s/></text:span><text:span text:style-name="T246">will not be taken into account.</text:span></text:p>
      <text:p text:style-name="P247">This consultation is addressed<text:s/>to different categories of stakeholders. To the extent possible, the questions indicate the category/ies<text:s/>of respondents most<text:s/>likely<text:s/>to be concerned<text:s/>by them<text:s/>(annotation in brackets, before the actual question). Respondents<text:s/>should nevertheless feel free<text:s/>to reply to any/all of the questions. Also, please note that,<text:s/>apart from the question concerning the identification of the respondent, none of the questions is obligatory.<text:s/>Replies containing answers only to part of the questions will be also accepted.</text:p>
      <text:p text:style-name="P248"><text:span text:style-name="T249">You are requested to<text:s/></text:span><text:span text:style-name="T250">provide</text:span><text:span text:style-name="T251"><text:s/></text:span><text:span text:style-name="T252">y</text:span><text:span text:style-name="T253">our answers directly<text:s/></text:span><text:span text:style-name="T254">with</text:span><text:span text:style-name="T255">in</text:span><text:span text:style-name="T256"><text:s/></text:span><text:span text:style-name="T257">th</text:span><text:span text:style-name="T258">is</text:span><text:span text:style-name="T259"><text:s/></text:span><text:span text:style-name="T260">consultation document. For the<text:s/></text:span><text:span text:style-name="T261">“</text:span><text:span text:style-name="T262">Y</text:span><text:span text:style-name="T263">es/</text:span><text:span text:style-name="T264">N</text:span><text:span text:style-name="T265">o/</text:span><text:span text:style-name="T266">N</text:span><text:span text:style-name="T267">o opinion</text:span><text:span text:style-name="T268">”</text:span><text:span text:style-name="T269"><text:s/>question</text:span><text:span text:style-name="T270">s</text:span><text:span text:style-name="T271"><text:s/>please put the selected answer in<text:s/></text:span><text:span text:style-name="T272">bold<text:s/></text:span><text:span text:style-name="T273">and<text:s/></text:span><text:span text:style-name="T274">underline</text:span><text:span text:style-name="T275"><text:s/>it so it is easy for us to see your selection.</text:span></text:p>
      <text:p text:style-name="P276"><text:span text:style-name="T277">In your answers to the questions, you are invited to refer to the situation in EU</text:span><text:span text:style-name="T278"><text:s/></text:span><text:span text:style-name="T279">Member States.</text:span><text:span text:style-name="T280"><text:s/></text:span><text:span text:style-name="T281">You are also invited</text:span><text:span text:style-name="T282"><text:s/>in particular</text:span><text:span text:style-name="T283"><text:s/>to indicate, where relevant, what would be the impact</text:span><text:span text:style-name="T284"><text:s/>of options you put forward</text:span><text:span text:style-name="T285"><text:s/>in terms of costs, opportunities and revenues.</text:span></text:p>
      <text:p text:style-name="P286">The public consultation is available in English. Responses<text:s/>may,<text:s/>however,<text:s/>be sent in any of the 24<text:s/>official<text:s/>languages of the EU.<text:s/></text:p>
      <text:h text:style-name="Heading1" text:outline-level="1"><text:bookmark-start text:name="_Toc374011027"/>Confidentiality<text:bookmark-end text:name="_Toc374011027"/></text:h>
      <text:p text:style-name="P287">The contributions<text:s/>received<text:s/>in this round of consultation as well as a<text:s/>summary report<text:s/>presenting the<text:s/>responses<text:s/>in a statistical and aggregated form<text:s/>will be published on the website of DG MARKT.</text:p>
      <text:soft-page-break/>
      <text:p text:style-name="P288">Please note that<text:s/>all<text:s/>contributions<text:s/>received<text:s/>will be published<text:s/>together with the identity of the contributor, unless the contributor objects to<text:s/>the<text:s/>publication of<text:s/>their<text:s/>personal data on the grounds that such publication would harm his or her legitimate interests. In this case,<text:s/>the contribution<text:s/>will<text:s/>be published in anonymous form upon the contributor's explicit request. Otherwise the contribution will not be published nor will<text:s/>its content be<text:s/>reflected in the summary report.</text:p>
      <text:p text:style-name="P289"><text:span text:style-name="T290">Please<text:s/></text:span>read our<text:s/><text:a xlink:href="http://ec.europa.eu/internal_market/consultations/2013/copyright-rules/docs/privacy-statement_en.pdf" office:target-frame-name="_top" xlink:show="replace"><text:span text:style-name="Hyperlink">Privacy statem</text:span><text:bookmark-start text:name="_Hlt374002969"/><text:bookmark-start text:name="_Hlt374002970"/><text:span text:style-name="Hyperlink">e</text:span><text:bookmark-end text:name="_Hlt374002969"/><text:bookmark-end text:name="_Hlt374002970"/><text:span text:style-name="Hyperlink">nt</text:span></text:a>.<text:span text:style-name="T291"><text:s/></text:span></text:p>
      <text:soft-page-break/>
      <text:p text:style-name="P292"><text:span text:style-name="T293">Please identify yourself:</text:span></text:p>
      <text:p text:style-name="P294"/>
      <text:p text:style-name="P295">Name:</text:p>
      <text:p text:style-name="P296">…………………………………………………………………………………………………..</text:p>
      <text:p text:style-name="P297">…………………………………………………………………………………………………..</text:p>
      <text:p text:style-name="P298"/>
      <text:p text:style-name="P299">In the interests of transparency, organisations (including, for example, NGOs, trade associations and commercial enterprises) are invited to provide the public with relevant information about themselves by registering in the Interest Representative Register and subscribing to its Code of Conduct.</text:p>
      <text:list text:style-name="LFO3" text:continue-numbering="true">
        <text:list-item>
          <text:p text:style-name="P300">If you are a Registered organisation, please indicate your Register ID number below. Your contribution will then be considered as representing the views of your organisation.</text:p>
        </text:list-item>
      </text:list>
      <text:p text:style-name="P301">…………………………………………………………………………………………………..</text:p>
      <text:p text:style-name="P302">…………………………………………………………………………………………………..</text:p>
      <text:p text:style-name="P303"/>
      <text:list text:style-name="LFO3" text:continue-numbering="true">
        <text:list-item>
          <text:p text:style-name="P304"><text:span text:style-name="T305">If your organisation is not registered, you have the opportunity to<text:s/></text:span><text:a xlink:href="http://ec.europa.eu/transparencyregister/info/homePage.do" office:target-frame-name="_top" xlink:show="replace"><text:span text:style-name="T306">reg</text:span><text:bookmark-start text:name="_Hlt374003115"/><text:span text:style-name="T307">i</text:span><text:bookmark-end text:name="_Hlt374003115"/><text:span text:style-name="T308">st</text:span><text:bookmark-start text:name="_Hlt374003993"/><text:span text:style-name="T309">e</text:span><text:bookmark-end text:name="_Hlt374003993"/><text:span text:style-name="T310">r now</text:span></text:a><text:span text:style-name="T311">.<text:s/></text:span><text:span text:style-name="T312">Responses from organisations not registered will be published separately.<text:s/></text:span></text:p>
        </text:list-item>
      </text:list>
      <text:p text:style-name="P313"/>
      <text:p text:style-name="P314"/>
      <text:p text:style-name="P315"><text:span text:style-name="T316">If you would like to submit your reply on an anonymous basis please<text:s/></text:span><text:span text:style-name="T317">indicate it below</text:span><text:span text:style-name="T318"><text:s/></text:span><text:span text:style-name="T319">by underlining the<text:s/></text:span><text:span text:style-name="T320">following<text:s/></text:span><text:span text:style-name="T321">answer</text:span><text:span text:style-name="T322">:</text:span></text:p>
      <text:p text:style-name="P323"/>
      <text:list text:style-name="LFO42" text:continue-numbering="true">
        <text:list-item>
          <text:p text:style-name="P324">Yes, I would like to submit my reply on an anonymous basis</text:p>
        </text:list-item>
      </text:list>
      <text:p text:style-name="P325"/>
      <text:p text:style-name="P326"><text:span text:style-name="T327">Type of respondent</text:span><text:span text:style-name="T328"><text:s/></text:span><text:span text:style-name="T329">(Please<text:s/></text:span><text:span text:style-name="T330">underline</text:span><text:span text:style-name="T331"><text:s/>the appropriate</text:span><text:span text:style-name="T332">):</text:span></text:p>
      <text:list text:style-name="LFO2" text:continue-numbering="true">
        <text:list-item>
          <text:p text:style-name="P333"><text:span text:style-name="T334">End user/consumer</text:span><text:span text:style-name="T335"><text:s/>(e.g.<text:s/></text:span><text:span text:style-name="T336">internet user,<text:s/></text:span><text:span text:style-name="T337">reader, subscriber</text:span><text:span text:style-name="T338"><text:s/>to music</text:span><text:span text:style-name="T339"><text:s/>or audiovisual</text:span><text:span text:style-name="T340"><text:s/></text:span><text:span text:style-name="T341">service</text:span><text:span text:style-name="T342">, researcher</text:span><text:span text:style-name="T343">,<text:s/></text:span><text:span text:style-name="T344">student</text:span><text:span text:style-name="T345">)</text:span><text:span text:style-name="T346"><text:s/>OR</text:span><text:span text:style-name="T347"><text:s/></text:span><text:span text:style-name="T348">R</text:span><text:span text:style-name="T349">epresentative<text:s/></text:span><text:span text:style-name="T350">of<text:s/></text:span><text:span text:style-name="T351">end</text:span><text:span text:style-name="T352"><text:s/>users</text:span><text:span text:style-name="T353">/consumers</text:span><text:span text:style-name="T354"><text:s/></text:span></text:p>
        </text:list-item>
      </text:list>
      <text:p text:style-name="P355"><text:span text:style-name="T356"></text:span><text:span text:style-name="T357"><text:s/></text:span><text:span text:style-name="T358">for the purposes of this questionnaire normally referred to in questions as<text:s/></text:span><text:span text:style-name="T359">"end users/consumers"</text:span></text:p>
      <text:p text:style-name="P360"/>
      <text:list text:style-name="LFO2" text:continue-numbering="true">
        <text:list-item>
          <text:p text:style-name="P361"><text:span text:style-name="T362">Institutional user</text:span><text:span text:style-name="T363"><text:s/>(e.g. school</text:span><text:span text:style-name="T364">,</text:span><text:span text:style-name="T365"><text:s/></text:span><text:span text:style-name="T366">universit</text:span><text:span text:style-name="T367">y</text:span><text:span text:style-name="T368">, research<text:s/></text:span><text:span text:style-name="T369">centre</text:span><text:span text:style-name="T370">,<text:s/></text:span><text:span text:style-name="T371">librar</text:span><text:span text:style-name="T372">y</text:span><text:span text:style-name="T373">, archive)<text:s/></text:span><text:span text:style-name="T374"><text:s/></text:span><text:span text:style-name="T375">OR<text:s/></text:span><text:span text:style-name="T376">R</text:span><text:span text:style-name="T377">epresentative<text:s/></text:span><text:span text:style-name="T378">of institutional users</text:span><text:span text:style-name="T379"><text:s/></text:span></text:p>
        </text:list-item>
      </text:list>
      <text:p text:style-name="P380"><text:span text:style-name="T381"></text:span><text:span text:style-name="T382"><text:s/></text:span><text:span text:style-name="T383">for the purposes of this questionnaire normally referred to in questions as<text:s/></text:span><text:span text:style-name="T384">"institutional users"</text:span></text:p>
      <text:p text:style-name="P385"/>
      <text:list text:style-name="LFO2" text:continue-numbering="true">
        <text:list-item>
          <text:p text:style-name="P386">Author/Performer<text:s/>OR<text:s/>Representative<text:s/>of authors/performers</text:p>
        </text:list-item>
      </text:list>
      <text:p text:style-name="P387"/>
      <text:list text:style-name="LFO2" text:continue-numbering="true">
        <text:list-item>
          <text:p text:style-name="P388">Publisher/Producer/Broadcaster<text:s/>OR<text:s/>Representative of publishers/producers/broadcasters</text:p>
        </text:list-item>
      </text:list>
      <text:p text:style-name="P389"/>
      <text:p text:style-name="P390"><text:span text:style-name="T391"></text:span><text:span text:style-name="T392"><text:s/></text:span><text:span text:style-name="T393">the two above categories</text:span><text:span text:style-name="T394"><text:s/>are,</text:span><text:span text:style-name="T395"><text:s/></text:span><text:span text:style-name="T396">for the purposes of this questionnaire, normally referred to in questions as</text:span><text:span text:style-name="T397"><text:s/></text:span><text:span text:style-name="T398">"right holders"</text:span></text:p>
      <text:p text:style-name="P399"/>
      <text:list text:style-name="LFO2" text:continue-numbering="true">
        <text:list-item>
          <text:p text:style-name="P400"><text:span text:style-name="T401">Intermediary/D</text:span><text:span text:style-name="T402">istributor</text:span><text:span text:style-name="T403">/</text:span><text:span text:style-name="T404">O</text:span><text:span text:style-name="T405">ther service provider</text:span><text:span text:style-name="T406"><text:s/>(e.g.<text:s/></text:span><text:span text:style-name="T407">online music or audiovisual service, games platform,<text:s/></text:span><text:span text:style-name="T408">social media, search engine</text:span><text:span text:style-name="T409">, ICT industry</text:span><text:span text:style-name="T410">)</text:span><text:span text:style-name="T411"><text:s/></text:span><text:span text:style-name="T412">OR</text:span><text:span text:style-name="T413"><text:s/>Representative of intermediaries/distributors</text:span><text:span text:style-name="T414">/other service providers</text:span></text:p>
        </text:list-item>
      </text:list>
      <text:p text:style-name="P415"><text:span text:style-name="T416"></text:span><text:span text:style-name="T417"><text:s/></text:span><text:span text:style-name="T418">for the purposes of this questionnaire normally referred to in questions<text:s/></text:span><text:span text:style-name="T419">as<text:s/></text:span><text:span text:style-name="T420">"service providers"</text:span></text:p>
      <text:p text:style-name="P421"/>
      <text:list text:style-name="LFO2" text:continue-numbering="true">
        <text:list-item>
          <text:p text:style-name="P422">Collective Management Organisation</text:p>
        </text:list-item>
      </text:list>
      <text:p text:style-name="P423"/>
      <text:list text:style-name="LFO2" text:continue-numbering="true">
        <text:list-item>
          <text:p text:style-name="P424">Public authority</text:p>
        </text:list-item>
      </text:list>
      <text:p text:style-name="P425"/>
      <text:list text:style-name="LFO2" text:continue-numbering="true">
        <text:list-item>
          <text:p text:style-name="P426">Member State</text:p>
        </text:list-item>
      </text:list>
      <text:p text:style-name="P427"/>
      <text:list text:style-name="LFO2" text:continue-numbering="true">
        <text:list-item>
          <text:p text:style-name="P428"><text:span text:style-name="T429">Other<text:s/></text:span><text:span text:style-name="T430">(Please explain):</text:span></text:p>
        </text:list-item>
      </text:list>
      <text:p text:style-name="P431">……………………………………………………………………………………………….</text:p>
      <text:p text:style-name="P432">……………………………………………………………………………………………….</text:p>
      <text:p text:style-name="P433"/>
      <text:list text:style-name="LFO16" text:continue-numbering="true">
        <text:list-item>
          <text:p text:style-name="Title"><text:bookmark-start text:name="_Toc374011028"/>Rights and the functioning of the Single Market<text:bookmark-end text:name="_Toc374011028"/></text:p>
        </text:list-item>
      </text:list>
      <text:h text:style-name="P434" text:outline-level="1" text:restart-numbering="true" text:start-value="1"><text:bookmark-start text:name="_Toc374011029"/>Why is it not possible to access<text:s/>many<text:s/>online content services<text:s/>from anywhere in Europe?<text:bookmark-end text:name="_Toc374011029"/><text:s text:c="2"/></text:h>
      <text:h text:style-name="P435" text:outline-level="1"><text:bookmark-start text:name="_Toc372743882"/><text:bookmark-start text:name="_Toc372803733"/><text:bookmark-start text:name="_Toc372822310"/><text:bookmark-start text:name="_Toc373140950"/><text:bookmark-start text:name="_Toc373142719"/><text:bookmark-start text:name="_Toc373747522"/><text:bookmark-start text:name="_Toc373852499"/><text:bookmark-start text:name="_Toc374005830"/><text:bookmark-start text:name="_Toc374008172"/><text:bookmark-start text:name="_Toc374011030"/>[The<text:s/>territorial<text:s/>scope of the rights involved in digital transmissions and the segmentation of the market through licensing agreements]<text:bookmark-end text:name="_Toc372743882"/><text:bookmark-end text:name="_Toc372803733"/><text:bookmark-end text:name="_Toc372822310"/><text:bookmark-end text:name="_Toc373140950"/><text:bookmark-end text:name="_Toc373142719"/><text:bookmark-end text:name="_Toc373747522"/><text:bookmark-end text:name="_Toc373852499"/><text:bookmark-end text:name="_Toc374005830"/><text:bookmark-end text:name="_Toc374008172"/><text:bookmark-end text:name="_Toc374011030"/></text:h>
      <text:p text:style-name="P436">Holders of copyright and related rights –<text:s/>e.g. writers, singers, musicians<text:s/>-<text:s/>do not enjoy<text:s/>a single<text:s/>protection in the EU. Instead, they are protected on the basis of a bundle of national rights in each Member State. Those rights have been largely harmonised by the existing<text:s/>EU<text:s/>Directives. However,<text:s/>differences remain and<text:s/>the geographical scope<text:s/>of the rights<text:s/>is limited to the territory of the Member State granting them.<text:s/>Copyright is thus territorial in the sense that rights are acquired and enforced on a country-by-country basis under national law<text:span text:style-name="FootnoteReference"><text:note text:note-class="footnote" text:id="_ftn8"><text:note-citation>9</text:note-citation><text:note-body><text:p text:style-name="FootnoteText"><text:s/>This principle has been confirmed by the Court of justice on several occasions.</text:p></text:note-body></text:note></text:span>.<text:s/></text:p>
      <text:p text:style-name="P437">The dissemination of copyright-protected content on the Internet –<text:s/>e.g. by a music streaming service,<text:s/>or<text:s/>by<text:s/>an<text:s/>online e-book seller<text:s/>–<text:s/>therefore<text:s/>requires, in principle,<text:s/>an authorisation for each national territory in which the content is communicated<text:s/>to the public. Rightholders<text:s/>are, of course,<text:s/>in a position to<text:s/>grant<text:s/>a multi-territorial or pan-European<text:s/>licence, such that<text:s/>content services can be provided in several Member States and across borders.<text:s/>A number of steps<text:s/>have been<text:s/>taken at EU level to facilitate multi-territorial<text:s/>licences: the proposal for a Directive on Collective Rights Management<text:span text:style-name="FootnoteReference"><text:note text:note-class="footnote" text:id="_ftn9"><text:note-citation>10</text:note-citation><text:note-body><text:p text:style-name="P438"><text:s/>Proposal<text:s/>for a Directive<text:s/>of the European Parliament and of the Council<text:s/>of 11 July 2012 on collective management of copyright and related rights and multi-territorial licensing of rights in musical works for online uses in the internal market, COM(2012) 372 final.</text:p></text:note-body></text:note></text:span><text:s/>should significantly facilitate the delivery of multi-territorial licences in musical works<text:s/>for online services<text:span text:style-name="FootnoteReference"><text:note text:note-class="footnote" text:id="_ftn10"><text:note-citation>11</text:note-citation><text:note-body><text:p text:style-name="P439"><text:s text:c="2"/>Collective<text:s/>Management<text:s/>Organisations play a significant role in<text:s/>the management of online rights for musical works in contrast<text:s/>to the<text:s/>situation where online rights are licensed<text:s/>directly by right holders such as<text:s/>film or record producers or by newspaper or book publishers.</text:p></text:note-body></text:note></text:span>;<text:s/>the<text:s/>structured stakeholder dialogue “Licences for Europe”<text:span text:style-name="FootnoteReference"><text:note text:note-class="footnote" text:id="_ftn11"><text:note-citation>12</text:note-citation><text:note-body><text:p text:style-name="FootnoteText">You can find more information on the following website: <text:s/><text:a xlink:href="http://ec.europa.eu/licences-for-europe-dialogue/" office:target-frame-name="_top" xlink:show="replace"><text:span text:style-name="Hyperlink">http://ec.europa.eu/licences-for-europe-dialogue/</text:span></text:a>.</text:p></text:note-body></text:note></text:span><text:s/>and market-led developments such as the on-going work in the Linked Content Coalition<text:span text:style-name="FootnoteReference"><text:note text:note-class="footnote" text:id="_ftn12"><text:note-citation>13</text:note-citation><text:note-body><text:p text:style-name="FootnoteText">You can find more information on the following website:<text:s/><text:a xlink:href="http://www.linkedcontentcoalition.org" office:target-frame-name="_top" xlink:show="replace"><text:span text:style-name="Hyperlink">http://www.linkedcontentcoalition.org</text:span></text:a>/.</text:p></text:note-body></text:note></text:span>.</text:p>
      <text:p text:style-name="P440">"Licences for Europe" addressed in particular the specific issue of cross-border portability, i.e. the ability of consumers having subscribed to online services in their Member State to keep accessing them when travelling temporarily to other Member States. As a result, representatives of the audio-visual sector issued a joint statement affirming their commitment to continue working towards the further development of cross-border portability<text:span text:style-name="FootnoteReference"><text:note text:note-class="footnote" text:id="_ftn13"><text:note-citation>14</text:note-citation><text:note-body><text:p text:style-name="FootnoteText"><text:s/>See the document “Licences for Europe – tem pledges to bring more content online”:<text:s/><text:a xlink:href="http://ec.europa.eu/internal_market/copyright/docs/licences-for-europe/131113_ten-pledges_en.pdf" office:target-frame-name="_top" xlink:show="replace"><text:span text:style-name="Hyperlink">http://ec.europa.eu/internal_market/copyright/docs/licences-for-europe/131113_ten-pledges_en.pdf</text:span></text:a><text:s/>.</text:p></text:note-body></text:note></text:span>.</text:p>
      <text:p text:style-name="P441">Despite progress, there are continued problems with<text:s/>the<text:s/>cross-border<text:s/>provision<text:s/>of, and access to, services. These problems are most obvious<text:s/>to consumers<text:s/>wanting to access services<text:s/>that<text:s/>are made<text:s/>available in Member States<text:s/>other than the one in which they live.<text:s/>Not all online services are available in all Member States and consumers face problems when trying to access such services across borders. In some instances, even if the<text:s/>“same”<text:s/>service is available in all Member States, consumers<text:s/>cannot<text:s/>access the<text:s/>service across borders (they can only<text:s/>access their<text:s/>“national” service, and if they try to access<text:s/>the "same" service<text:s/>in another Member State they are redirected to the<text:s/>one<text:s/>designated<text:s/>for<text:s/>their country of residence).<text:s/></text:p>
      <text:soft-page-break/>
      <text:p text:style-name="P442">This<text:s/>situation<text:s/>may<text:s/>in part stem from the territoriality of rights<text:s/>and difficulties associated with the clearing of rights in different territories.<text:s/>Contractual clauses in licensing agreements between right<text:s/>holders and distributors and/or between distributors and end users may<text:s/>also<text:s/>be at the origin of some of the problems (denial of access, redirection).</text:p>
      <text:p text:style-name="P443">The main issue<text:s/>at stake here<text:s/>is,<text:s/>therefore,<text:s/>whether further<text:s/>measures (legislative or non-legislative, including market-led solutions)<text:s/>need to<text:s/>be taken at EU level in the medium term<text:span text:style-name="FootnoteReference"><text:note text:note-class="footnote" text:id="_ftn14"><text:note-citation>15</text:note-citation><text:note-body><text:p text:style-name="P444"><text:s/>For possible long term measures such as the establishment of a<text:s/>European Copyright Code<text:s/>(establishing<text:s/>a single title) see section VII of this consultation document.</text:p></text:note-body></text:note></text:span><text:s/>to increase the cross-border availability of content services in the Single Market,<text:s/>while ensuring an adequate level of protection<text:s/>for right holders.</text:p>
      <text:list text:style-name="LFO36" text:continue-numbering="true">
        <text:list-item>
          <text:p text:style-name="P445"><text:span text:style-name="T446">[In particular if you are</text:span><text:span text:style-name="T447"><text:s/></text:span><text:span text:style-name="T448">an end</text:span><text:span text:style-name="T449"><text:s/></text:span><text:span text:style-name="T450">user</text:span><text:span text:style-name="T451">/consumer</text:span><text:span text:style-name="T452">:]</text:span><text:span text:style-name="T453"><text:s/></text:span><text:span text:style-name="T454">H</text:span><text:span text:style-name="T455">ave you faced problems when<text:s/></text:span><text:span text:style-name="T456">trying</text:span><text:span text:style-name="T457"><text:s/></text:span><text:span text:style-name="T458">to access online services in an EU Member State other than the one in which you live?</text:span></text:p>
        </text:list-item>
      </text:list>
      <text:p text:style-name="P459"><text:s/>YES - Please provide examples indicating the Member State, the sector and the type of content concerned (e.g. premium content such as certain films and TV series, audio-visual content in general, music, e-books, magazines, journals and newspapers, games, applications and other software)</text:p>
      <text:p text:style-name="P460">……………………………………………………………………………………………….</text:p>
      <text:p text:style-name="P461">……………………………………………………………………………………………….</text:p>
      <text:p text:style-name="P462"><text:s/>NO</text:p>
      <text:p text:style-name="P463"><text:s/>NO OPINION</text:p>
      <text:p text:style-name="P464"/>
      <text:list text:style-name="LFO36" text:continue-numbering="true">
        <text:list-item>
          <text:p text:style-name="P465"><text:span text:style-name="T466">[In particular if you are<text:s/></text:span><text:span text:style-name="T467">a service provider</text:span><text:span text:style-name="T468">:]</text:span><text:span text:style-name="T469"><text:s/>H</text:span><text:span text:style-name="T470">ave you faced problems when seeking to provide online services across borders</text:span><text:span text:style-name="T471"><text:s/>in the EU</text:span><text:span text:style-name="T472">?</text:span></text:p>
        </text:list-item>
      </text:list>
      <text:p text:style-name="P473"><text:s/>YES - Please explain whether such problems, in your experience, are related to copyright or to other issues (e.g. business decisions relating to the cost of providing services across borders, compliance with other laws such as consumer protection)? Please provide examples indicating the Member State, the sector and the type of content concerned (e.g. premium content such as certain films and TV series, audio-visual content in general, music, e-books, magazines, journals and newspapers, games, applications and other software).<text:s/></text:p>
      <text:p text:style-name="P474">……………………………………………………………………………………………….</text:p>
      <text:p text:style-name="P475">……………………………………………………………………………………………….</text:p>
      <text:p text:style-name="P476"><text:s/>NO</text:p>
      <text:p text:style-name="P477"><text:s/>NO OPINION</text:p>
      <text:p text:style-name="P478"/>
      <text:list text:style-name="LFO36" text:continue-numbering="true">
        <text:list-item>
          <text:p text:style-name="P479"><text:span text:style-name="T480">[In particular if you are<text:s/></text:span><text:span text:style-name="T481">a right holder or a<text:s/></text:span><text:span text:style-name="T482">collective management organisation:]</text:span><text:span text:style-name="T483"><text:s/></text:span><text:span text:style-name="T484">How</text:span><text:span text:style-name="T485"><text:s/>often</text:span><text:span text:style-name="T486"><text:s/>are you</text:span><text:span text:style-name="T487"><text:s/>asked</text:span><text:span text:style-name="T488"><text:s/>to</text:span><text:span text:style-name="T489"><text:s/>grant multi-territorial licences?</text:span><text:span text:style-name="T490"><text:s/></text:span><text:span text:style-name="T491">Please<text:s/></text:span><text:span text:style-name="T492">indicate, if possible, the number of requests per year</text:span><text:span text:style-name="T493"><text:s/>and provide examples indicating the Member State, the sector and the type of content concerned. <text:s/></text:span></text:p>
        </text:list-item>
      </text:list>
      <text:p text:style-name="P494">[Open question]</text:p>
      <text:p text:style-name="P495">……………………………………………………………………………………………….</text:p>
      <text:soft-page-break/>
      <text:p text:style-name="P496">……………………………………………………………………………………………….</text:p>
      <text:p text:style-name="P497"/>
      <text:list text:style-name="LFO36" text:continue-numbering="true">
        <text:list-item>
          <text:p text:style-name="P498">If you have identified problems in the answers to any of the questions above – what would be the best<text:s/>way to tackle<text:s/>them?</text:p>
        </text:list-item>
      </text:list>
      <text:p text:style-name="P499"><text:s/>[Open question]</text:p>
      <text:p text:style-name="P500">……………………………………………………………………………………………….</text:p>
      <text:p text:style-name="P501">……………………………………………………………………………………………….</text:p>
      <text:p text:style-name="P502"/>
      <text:list text:style-name="LFO36" text:continue-numbering="true">
        <text:list-item>
          <text:p text:style-name="P503"><text:span text:style-name="T504">[In particular if you are<text:s/></text:span><text:span text:style-name="T505">a right holder or a<text:s/></text:span><text:span text:style-name="T506">collective management organisation:]</text:span><text:span text:style-name="T507"><text:s/></text:span><text:span text:style-name="T508">A</text:span><text:span text:style-name="T509">re there reasons why, even<text:s/></text:span><text:span text:style-name="T510">in cases where you hold</text:span><text:span text:style-name="T511"><text:s/>all the<text:s/></text:span><text:span text:style-name="T512">necessary<text:s/></text:span><text:span text:style-name="T513">rights for<text:s/></text:span><text:span text:style-name="T514">all the</text:span><text:span text:style-name="T515"><text:s/>territories</text:span><text:span text:style-name="T516"><text:s/>in question</text:span><text:span text:style-name="T517">,<text:s/></text:span><text:span text:style-name="T518">you<text:s/></text:span><text:span text:style-name="T519">would still find it necessary</text:span><text:span text:style-name="T520"><text:s/>or justified</text:span><text:span text:style-name="T521"><text:s/>to impose territorial restrictions on<text:s/></text:span><text:span text:style-name="T522">a<text:s/></text:span><text:span text:style-name="T523">service provider (in order, for instance, to ensure that access to certain content is not possible in certain<text:s/></text:span><text:span text:style-name="T524">European<text:s/></text:span><text:span text:style-name="T525">countries)?<text:s/></text:span></text:p>
        </text:list-item>
      </text:list>
      <text:p text:style-name="P526"><text:s/>YES – Please explain by giving examples</text:p>
      <text:p text:style-name="P527">……………………………………………………………………………………………….</text:p>
      <text:p text:style-name="P528">……………………………………………………………………………………………….</text:p>
      <text:p text:style-name="P529"><text:s/>NO</text:p>
      <text:p text:style-name="P530"><text:s/>NO OPINION</text:p>
      <text:p text:style-name="P531"/>
      <text:list text:style-name="LFO36" text:continue-numbering="true">
        <text:list-item>
          <text:p text:style-name="P532"><text:span text:style-name="T533">[In particular if you are<text:s/></text:span><text:span text:style-name="T534">e.g</text:span><text:span text:style-name="T535">. a broadcaster</text:span><text:span text:style-name="T536"><text:s/>or</text:span><text:span text:style-name="T537"><text:s/>a service provider</text:span><text:span text:style-name="T538">:]</text:span><text:span text:style-name="T539"><text:s/>A</text:span><text:span text:style-name="T540">re there reasons why,<text:s/></text:span><text:span text:style-name="T541">even<text:s/></text:span><text:span text:style-name="T542">in cases where you have acquired<text:s/></text:span><text:span text:style-name="T543">all the<text:s/></text:span><text:span text:style-name="T544">necessary<text:s/></text:span><text:span text:style-name="T545">rights for all the territories</text:span><text:span text:style-name="T546"><text:s/>in question,</text:span><text:span text:style-name="T547"><text:s/></text:span><text:span text:style-name="T548">you<text:s/></text:span><text:span text:style-name="T549">would still find it necessary<text:s/></text:span><text:span text:style-name="T550">or justified<text:s/></text:span><text:span text:style-name="T551">to impose territorial restrictions on the service recipient (in order for instance</text:span><text:span text:style-name="T552">, to redirect the consumer to a </text:span><text:span text:style-name="T553">different website than the one he is trying to access)?</text:span></text:p>
        </text:list-item>
      </text:list>
      <text:p text:style-name="P554"> YES – Please explain by giving examples</text:p>
      <text:p text:style-name="P555">……………………………………………………………………………………………….</text:p>
      <text:p text:style-name="P556">……………………………………………………………………………………………….</text:p>
      <text:p text:style-name="P557"> NO</text:p>
      <text:p text:style-name="P558"> NO OPINION</text:p>
      <text:p text:style-name="P559"/>
      <text:list text:style-name="LFO36" text:continue-numbering="true">
        <text:list-item>
          <text:p text:style-name="P560">Do you think that further measures (legislative or non-legislative, including market-led solutions) are needed at EU level to increase the cross-border availability of content services in the Single Market, while ensuring an adequate level of<text:s/>protection for right holders?</text:p>
        </text:list-item>
      </text:list>
      <text:p text:style-name="P561"><text:s/>YES – Please explain<text:s/></text:p>
      <text:p text:style-name="P562">……………………………………………………………………………………………….</text:p>
      <text:p text:style-name="P563">……………………………………………………………………………………………….</text:p>
      <text:p text:style-name="P564"><text:s/>NO<text:s/>– Please explain</text:p>
      <text:p text:style-name="P565">……………………………………………………………………………………………….</text:p>
      <text:soft-page-break/>
      <text:p text:style-name="P566">……………………………………………………………………………………………….</text:p>
      <text:p text:style-name="P567"><text:s/>NO OPINION</text:p>
      <text:h text:style-name="Heading1" text:outline-level="1"><text:bookmark-start text:name="_Toc374011031"/>Is there a need for more clarity<text:s/>as regards<text:s/>the scope of<text:s/>what needs to be authorised (or not) in digital transmissions?<text:bookmark-end text:name="_Toc374011031"/></text:h>
      <text:h text:style-name="P568" text:outline-level="2"><text:bookmark-start text:name="_Toc372743884"/><text:bookmark-start text:name="_Toc372803735"/><text:bookmark-start text:name="_Toc372822312"/><text:bookmark-start text:name="_Toc373140952"/><text:bookmark-start text:name="_Toc373142721"/><text:bookmark-start text:name="_Toc373747524"/><text:bookmark-start text:name="_Toc373852501"/><text:bookmark-start text:name="_Toc374005832"/><text:bookmark-start text:name="_Toc374008174"/><text:bookmark-start text:name="_Toc374011032"/><text:span text:style-name="T569">[</text:span><text:span text:style-name="T570">The definition of the rights<text:s/></text:span><text:span text:style-name="T571">involved in digital transmissions</text:span><text:span text:style-name="T572">]</text:span><text:bookmark-end text:name="_Toc372743884"/><text:bookmark-end text:name="_Toc372803735"/><text:bookmark-end text:name="_Toc372822312"/><text:bookmark-end text:name="_Toc373140952"/><text:bookmark-end text:name="_Toc373142721"/><text:bookmark-end text:name="_Toc373747524"/><text:bookmark-end text:name="_Toc373852501"/><text:bookmark-end text:name="_Toc374005832"/><text:bookmark-end text:name="_Toc374008174"/><text:bookmark-end text:name="_Toc374011032"/></text:h>
      <text:p text:style-name="P573"><text:span text:style-name="T574">The EU framework for the protection of copyright and related rights in the digital environment is largely established by Directive 2001/29/EC</text:span><text:span text:style-name="FootnoteReference"><text:note text:note-class="footnote" text:id="_ftn15"><text:note-citation>16</text:note-citation><text:note-body><text:p text:style-name="P575"><text:s/>Directive 2001/29/EC of the European Parliament and of the Council of 22 May 2001 on the harmonisation of certain aspects of copyright and related rights in the information society.</text:p></text:note-body></text:note></text:span><text:span text:style-name="T576"><text:s/></text:span>on the harmonisation of certain aspects of copyright and related rights in the information society. Other<text:s/><text:span text:style-name="T577">EU<text:s/></text:span><text:span text:style-name="T578">directives in this field<text:s/></text:span><text:span text:style-name="T579">that<text:s/></text:span><text:span text:style-name="T580">are relevant in the online environment are those relating to the protection of software</text:span><text:span text:style-name="T581"><text:note text:note-class="footnote" text:id="_ftn16"><text:note-citation>17</text:note-citation><text:note-body><text:p text:style-name="P582"><text:s/>Directive 2009/24/EC of the European Parliament and of the Council of 23 April 2009 on the legal protection of computer programs.</text:p></text:note-body></text:note></text:span><text:span text:style-name="T583"><text:s/>and databases</text:span><text:span text:style-name="T584"><text:note text:note-class="footnote" text:id="_ftn17"><text:note-citation>18</text:note-citation><text:note-body><text:p text:style-name="FootnoteText"><text:s/>Directive 96/9/EC of the European Parliament and of the Council of 11 March 1996 on the legal protection of databases.</text:p></text:note-body></text:note></text:span><text:span text:style-name="T585">.</text:span></text:p>
      <text:p text:style-name="P586">Directive 2001/29/EC<text:s/><text:span text:style-name="T587">harmonises<text:s/></text:span><text:span text:style-name="T588">the</text:span><text:span text:style-name="T589"><text:s/>rights of authors and neighbouring rightholders</text:span><text:span text:style-name="T590"><text:note text:note-class="footnote" text:id="_ftn18"><text:note-citation>19</text:note-citation><text:note-body><text:p text:style-name="P591"><text:s/>Film and record producers, performers and broadcasters are holders of so-called “neighbouring rights” in, respectively, their films, records, performances and broadcast. Authors’ content protected by copyright is referred to as a “work” or “works”, while content protected by neighbouring rights is referred to as “other subject matter”.</text:p></text:note-body></text:note></text:span><text:span text:style-name="T592"><text:s/>which are essential for the<text:s/></text:span><text:span text:style-name="T593">transmission of digital copies<text:s/></text:span><text:span text:style-name="T594">of works</text:span><text:span text:style-name="T595"><text:s/>(e.g. an e-book)</text:span><text:span text:style-name="T596"><text:s/>and other protected subject matter</text:span><text:span text:style-name="T597"><text:s/>(e.g. a record in a MP3 format)</text:span><text:span text:style-name="T598"><text:s/></text:span><text:span text:style-name="T599">over the internet<text:s/></text:span><text:span text:style-name="T600">or similar digital networks</text:span><text:span text:style-name="T601">. <text:s/></text:span></text:p>
      <text:p text:style-name="P602">The most<text:s/>relevant<text:s/>rights<text:s/>for digital transmissions<text:s/>are<text:s/>the reproduction right, i.e. the right to authorise or prohibit the making of copies<text:span text:style-name="FootnoteReference"><text:note text:note-class="footnote" text:id="_ftn19"><text:note-citation>20</text:note-citation><text:note-body><text:p text:style-name="P603"><text:s/>The right to “authorise or prohibit direct or indirect, temporary or permanent reproduction by any means and in any form, in whole or in part” (see Art. 2 of Directive 2001/29/EC) although temporary acts of reproduction of a transient or incidental nature are, under certain conditions, excluded (see art. 5(1) <text:s/>of Directive 2001/29/EC).</text:p></text:note-body></text:note></text:span>,<text:s/>(notably<text:s/>relevant at the start of the transmission –<text:s/>e.g. the uploading of<text:s/>a<text:s/>digital copy of a work to a server<text:s/>in view of<text:s/>making it available<text:s/>–<text:s/>and at the users’ end<text:s/>– e.g. when a user downloads a digital copy of a work)<text:s/>and the communication to the public/making available right, i.e. the rights to authorise or prohibit the dissemination of the works in digital networks<text:span text:style-name="FootnoteReference"><text:note text:note-class="footnote" text:id="_ftn20"><text:note-citation>21</text:note-citation><text:note-body><text:p text:style-name="P604"><text:s/>The right to authorise or prohibit any communication to the public by wire or wireless means and to authorise or prohibit the making available to the public “on demand” (see<text:s/>Art. 3 of Directive 2001/29/EC).</text:p></text:note-body></text:note></text:span>.<text:s/>These rights<text:s/>are intrinsically linked in digital transmissions<text:s/>and<text:s/>both need to be cleared.</text:p>
      <text:h text:style-name="Heading2" text:outline-level="2"><text:bookmark-start text:name="_Toc374011033"/>The<text:s/>act of<text:s/>“making available”<text:bookmark-end text:name="_Toc374011033"/><text:s/></text:h>
      <text:p text:style-name="P605">Directive 2001/29/EC specifies<text:s/>neither<text:s/><text:span text:style-name="T606">wh</text:span><text:span text:style-name="T607">at</text:span><text:s/>is covered by<text:s/>the making available right<text:s/>(e.g. the upload,<text:s/>the accessibility by the public,<text:s/>the<text:s/>actual<text:s/>reception by the public)<text:s/>nor<text:s/><text:span text:style-name="T608">where</text:span><text:s/>the act of “making available” takes place. This does not raise questions<text:s/>if the act is limited to a single territory. Questions<text:s/>arise however when the transmission covers several territories and rights need to be cleared (does the act of "making available" happen<text:s/>in<text:s/>the country of the upload only?<text:s/>in each of the countries where the content is potentially accessible?<text:s/>in each of the countries where the<text:s/>content is<text:s/>effectively<text:s/>accessed?).<text:s/>The most recent case law of the Court of Justice of the European Union (CJEU)<text:s/>suggests that a relevant criterion is the<text:s/>“targeting” of<text:s/><text:soft-page-break/>a certain<text:s/>Member State's<text:s/>public<text:span text:style-name="FootnoteReference"><text:note text:note-class="footnote" text:id="_ftn21"><text:note-citation>22</text:note-citation><text:note-body><text:p text:style-name="P609"><text:s/>See in particular<text:s/>Case C-173/11<text:s/>(Football Dataco vs Sportradar) and<text:s/>Case C-5/11 (Donner) for copyright and related rights, and Case C-324/09 (L’Oréal vs eBay) for trademarks. With regard to jurisdiction see<text:s/>also joined Cases C-585/08 and C-144/09 (Pammer and Hotel Alpenhof)<text:s/>and<text:s/>pending CaseC-441/13 (Pez Hejduk); see<text:s/>however,<text:s/>adopting a different approach, Case<text:s/>C-170/12 (Pinckney vs KDG Mediatech).</text:p></text:note-body></text:note></text:span>. According to this approach<text:s/>the<text:s/>copyright-relevant<text:s/>act<text:s/>(which<text:s/>has to<text:s/>be licensed)<text:s/>occurs<text:s/>at least<text:s/>in those countries which are “targeted” by the online service provider.<text:s/>A service provider “targets” a group of customers residing in a specific country when it directs<text:s/>its activity to that group, e.g. via advertisement, promotions, a language or a currency specifically targeted at that group.<text:s/></text:p>
      <text:list text:style-name="LFO36" text:continue-numbering="true">
        <text:list-item>
          <text:p text:style-name="P610">Is<text:s/>the scope of the<text:s/>“making available”<text:s/>right in cross-border situations – i.e. when content is disseminated across borders –<text:s/>sufficiently clear?<text:s/></text:p>
        </text:list-item>
      </text:list>
      <text:p text:style-name="P611"><text:s/>YES<text:span text:style-name="T612"><text:s/></text:span></text:p>
      <text:p text:style-name="P613"><text:s/>NO<text:s/>–<text:s/>Please<text:s/>explain how this could be clarified and what type<text:s/>of<text:s/>clarification would be required<text:s/>(e.g.<text:s/>as in "targeting" approach explained above,<text:s/>as in "country of origin"<text:s/>approach<text:span text:style-name="T614"><text:note text:note-class="footnote" text:id="_ftn22"><text:note-citation>23</text:note-citation><text:note-body><text:p text:style-name="P615"><text:s/>The objective of implementing a “country of origin”<text:s/>approach<text:s/>is to localise the copyright relevant act that must be licenced in a single Member State (the "country of origin", which could be for example the Member State in which<text:s/>the content is uploaded or where<text:s/>the service provider is established), regardless of in how many Member States the work can<text:s/>be accessed or received. Such an approach<text:s/>has already been introduced at EU level with regard to broadcasting by satellite<text:s/>(see<text:s/>Directive 93/83/EEC on the coordination of certain rules concerning copyright and rights related to copyright applicable to satellite broadcasting and cable retransmission).</text:p></text:note-body></text:note></text:span>)</text:p>
      <text:p text:style-name="P616">……………………………………………………………………………………………….</text:p>
      <text:p text:style-name="P617">……………………………………………………………………………………………….</text:p>
      <text:p text:style-name="P618"><text:s/>NO OPINION</text:p>
      <text:p text:style-name="P619"><text:s/></text:p>
      <text:list text:style-name="LFO36" text:continue-numbering="true">
        <text:list-item>
          <text:p text:style-name="P620"><text:span text:style-name="T621">[In particular if you are a right holder:]</text:span><text:span text:style-name="T622"><text:s/></text:span><text:span text:style-name="T623">Could</text:span><text:span text:style-name="T624"><text:s/></text:span><text:span text:style-name="T625">a</text:span><text:span text:style-name="T626"> </text:span><text:span text:style-name="T627">clarification of the territorial scope of the<text:s/></text:span><text:span text:style-name="T628">“</text:span><text:span text:style-name="T629">making available</text:span><text:span text:style-name="T630">”</text:span><text:span text:style-name="T631"><text:s/>right have a</text:span><text:span text:style-name="T632">n</text:span><text:span text:style-name="T633"><text:s/>effect on t</text:span><text:span text:style-name="T634">he<text:s/></text:span><text:span text:style-name="T635">recognition of your</text:span><text:span text:style-name="T636"><text:s/>rights (</text:span><text:span text:style-name="T637">e.g.<text:s/></text:span><text:span text:style-name="T638">whether<text:s/></text:span><text:span text:style-name="T639">you are considered to be an author or not,<text:s/></text:span><text:span text:style-name="T640">whether<text:s/></text:span><text:span text:style-name="T641">you are considered to have transferred your rights or not</text:span><text:span text:style-name="T642">)</text:span><text:span text:style-name="T643">,<text:s/></text:span><text:span text:style-name="T644">on<text:s/></text:span><text:span text:style-name="T645">y</text:span><text:span text:style-name="T646">our</text:span><text:span text:style-name="T647"><text:s/>remuneration</text:span><text:span text:style-name="T648">, or</text:span><text:span text:style-name="T649"><text:s/>on</text:span><text:span text:style-name="T650"><text:s/>t</text:span><text:span text:style-name="T651">he e</text:span><text:span text:style-name="T652">nforcement of rights</text:span><text:span text:style-name="T653"><text:s/>(including the availability of injunctive relief</text:span><text:span text:style-name="T654"><text:note text:note-class="footnote" text:id="_ftn23"><text:note-citation>24</text:note-citation><text:note-body><text:p text:style-name="P655"><text:s/>Injunctive relief is a temporary or permanent remedy allowing the right holder to stop or prevent an infringement of his/her right.</text:p></text:note-body></text:note></text:span><text:span text:style-name="T656">)</text:span><text:span text:style-name="T657">?</text:span></text:p>
        </text:list-item>
      </text:list>
      <text:p text:style-name="P658"><text:s/>YES –<text:s/>Please explain how<text:s/>such<text:s/>potential effects<text:s/>could be<text:s/>addressed</text:p>
      <text:p text:style-name="P659">……………………………………………………………………………………………….</text:p>
      <text:p text:style-name="P660">……………………………………………………………………………………………….</text:p>
      <text:p text:style-name="P661"><text:s/>NO</text:p>
      <text:p text:style-name="P662"><text:s/>NO OPINION</text:p>
      <text:h text:style-name="Heading2" text:outline-level="2"><text:bookmark-start text:name="_Toc374011034"/>Two rights involved in a single act of exploitation<text:bookmark-end text:name="_Toc374011034"/><text:s/></text:h>
      <text:p text:style-name="P663">Each act of<text:s/>transmission in digital networks entails<text:s/>(in the current state of technology and law) several reproductions.<text:s/>This means that there are two rights that apply to digital transmissions: the reproduction right and the making available right. This<text:s/>may complicate the licensing of works for online use<text:s/>notably when<text:s/>the<text:s/>two rights are held by<text:s/>different persons/entities.<text:s/></text:p>
      <text:soft-page-break/>
      <text:list text:style-name="LFO36" text:continue-numbering="true">
        <text:list-item>
          <text:p text:style-name="P664"><text:span text:style-name="T665">[In particular if you</text:span><text:span text:style-name="T666"><text:s/>a service provider or a right holder</text:span><text:span text:style-name="T667">:]</text:span><text:span text:style-name="T668"><text:s/></text:span><text:span text:style-name="T669">Does the application of two rights to<text:s/></text:span><text:span text:style-name="T670">a single act of economic exploitation in the online environment (e.g. a download)<text:s/></text:span><text:span text:style-name="T671">create problems</text:span><text:span text:style-name="T672"><text:s/>for you</text:span><text:span text:style-name="T673">?<text:s/></text:span></text:p>
        </text:list-item>
      </text:list>
      <text:p text:style-name="P674"><text:s/>YES – Please explain<text:s/>what type of measures<text:s/>would be needed in order to address such problems (e.g. facilitation of joint licences when the rights are in different hands,<text:s/>legislation to achieve the "bundling of rights")</text:p>
      <text:p text:style-name="P675">……………………………………………………………………………………………….</text:p>
      <text:p text:style-name="P676">……………………………………………………………………………………………….</text:p>
      <text:p text:style-name="P677"><text:s/>NO</text:p>
      <text:p text:style-name="P678"><text:s/>NO OPINION</text:p>
      <text:h text:style-name="Heading2" text:outline-level="2"><text:bookmark-start text:name="_Toc374011035"/>Linking and browsing<text:bookmark-end text:name="_Toc374011035"/><text:s/></text:h>
      <text:p text:style-name="P679">Hyperlinks are references to data that lead a user from one location in the Internet to another. They are indispensable for the functioning of the Internet as a network. Several<text:s/>cases<text:s/>are pending before the CJEU<text:span text:style-name="FootnoteReference"><text:note text:note-class="footnote" text:id="_ftn24"><text:note-citation>25</text:note-citation><text:note-body><text:p text:style-name="P680"><text:s text:c="3"/>Cases C-466/12 (Svensson), C-348/13 (Bestwater International) <text:s/>and C-279/13 (C More entertainment).</text:p></text:note-body></text:note></text:span><text:s/>in which the question has been raised whether the provision of a clickable link constitutes an act of communication to the public/making available to the public subject to the authorisation of the rightholder.<text:s/></text:p>
      <text:p text:style-name="P681">A user browsing the internet (e.g. viewing a web-page) regularly creates temporary copies of works and other subject-matter protected under copyright on the screen and in the 'cache' memory of his computer. A question has been referred to the CJEU<text:span text:style-name="FootnoteReference"><text:note text:note-class="footnote" text:id="_ftn25"><text:note-citation>26</text:note-citation><text:note-body><text:p text:style-name="FootnoteText"><text:s text:c="2"/>Case C-360/13 (Public Relations Consultants Association Ltd).<text:s/>See also<text:s/><text:a xlink:href="http://www.supremecourt.gov.uk/decided-cases/docs/UKSC_2011_0202_PressSummary.pdf" office:target-frame-name="_top" xlink:show="replace"><text:span text:style-name="Hyperlink">http://www.supremecourt.gov.uk/decided-cases/docs/UKSC_2011_0202_PressSummary.pdf</text:span></text:a>.</text:p></text:note-body></text:note></text:span><text:s/>as to<text:s/>whether such copies are always covered by the mandatory exception for temporary acts of reproduction provided for in Article 5(1) of Directive 2001/29/EC.<text:s/></text:p>
      <text:p text:style-name="P682"/>
      <text:list text:style-name="LFO36" text:continue-numbering="true">
        <text:list-item>
          <text:p text:style-name="P683">Should the provision of a hyperlink leading to a work or other subject matter protected under copyright,<text:s/>either in general<text:s/>or under specific circumstances,<text:s/>be<text:s/>subject to the authorisation of the rightholder?</text:p>
        </text:list-item>
      </text:list>
      <text:p text:style-name="P684"><text:s/>YES – Please explain<text:s/>whether you consider this to be the case in general,<text:s/>or under specific<text:s/>circumstances,<text:s/>and why</text:p>
      <text:p text:style-name="P685">……………………………………………………………………………………………….</text:p>
      <text:p text:style-name="P686">……………………………………………………………………………………………….</text:p>
      <text:p text:style-name="P687"><text:s/>NO – Please explain<text:s/>whether you consider this to be the case in general,<text:s/>or under specific circumstances,<text:s/>and why<text:s/>(e.g. because it does not amount to an act of communication to the public – or to a new public, or because it should be covered by a copyright exception)</text:p>
      <text:p text:style-name="P688">……………………………………………………………………………………………….</text:p>
      <text:p text:style-name="P689">……………………………………………………………………………………………….</text:p>
      <text:p text:style-name="P690"><text:s/>NO OPINION</text:p>
      <text:p text:style-name="Normal"/>
      <text:p text:style-name="Normal"/>
      <text:p text:style-name="Normal"/>
      <text:soft-page-break/>
      <text:list text:style-name="LFO36" text:continue-numbering="true">
        <text:list-item>
          <text:p text:style-name="P691">Should the viewing of a web-page<text:s/>where this implies<text:s/>the<text:s/>temporary reproduction of a work or other subject matter<text:s/>protected under copyright<text:s/>on the screen and<text:s/>in the<text:s/>cache memory<text:s/>of the user’s computer,<text:s/>either in general or under specific circumstances,<text:s/>be subject to the authorisation of the rightholder?<text:s/></text:p>
        </text:list-item>
      </text:list>
      <text:p text:style-name="P692"><text:s/>YES – Please explain<text:s/>whether you consider this to be the case in general,<text:s/>or under specific circumstances,<text:s/>and why</text:p>
      <text:p text:style-name="P693">……………………………………………………………………………………………….</text:p>
      <text:p text:style-name="P694">……………………………………………………………………………………………….</text:p>
      <text:p text:style-name="P695"><text:s/>NO – Please explain<text:s/>whether you consider this to be the case in general,<text:s/>or under specific circumstances,<text:s/>and<text:s/>why<text:s/>(e.g. because it is<text:s/>or should be covered by a copyright exception)</text:p>
      <text:p text:style-name="P696">……………………………………………………………………………………………….</text:p>
      <text:p text:style-name="P697">……………………………………………………………………………………………….</text:p>
      <text:p text:style-name="P698"><text:s/>NO OPINION</text:p>
      <text:h text:style-name="Heading2" text:outline-level="2"><text:bookmark-start text:name="_Toc374011036"/>Download to own digital content<text:bookmark-end text:name="_Toc374011036"/><text:s/></text:h>
      <text:p text:style-name="P699">Digital content is increasingly<text:s/>being bought<text:s/>via<text:s/>digital<text:s/>transmission<text:s/>(e.g. download to own). Questions arise as to the possibility for<text:s/>users<text:s/>to dispose of the files<text:s/>they buy in<text:s/>this<text:s/>manner<text:s/>(e.g. by selling them<text:s/>or<text:s/>by giving them as a gift).<text:s/>The<text:s/>principle of EU exhaustion of the distribution right applies in the case of the distribution of<text:s/>physical copies (e.g. when a tangible article such as a CD or a book, etc. is sold, the right holder cannot prevent<text:s/>the<text:s/>further distribution<text:s/>of that tangible article)<text:span text:style-name="FootnoteReference"><text:note text:note-class="footnote" text:id="_ftn26"><text:note-citation>27</text:note-citation><text:note-body><text:p text:style-name="FootnoteText"><text:s/>See also recital 28 of Directive 2001/29/EC.</text:p></text:note-body></text:note></text:span>. The<text:s/>issue<text:s/>that arises<text:s/>here is whether this principle<text:s/>can also be applied in the case<text:s/>of an act of transmission equivalent in its effect to distribution (i.e. where the buyer acquires the property of the copy)<text:span text:style-name="FootnoteReference"><text:note text:note-class="footnote" text:id="_ftn27"><text:note-citation>28</text:note-citation><text:note-body><text:p text:style-name="P700"><text:s/>In Case C-128/11 (Oracle vs. UsedSoft) the CJEU ruled that an author cannot oppose the resale of a second-hand licence that allows downloading his computer program from his website and using it for an unlimited period of time. The exclusive right of distribution of a copy of a computer program covered by such a licence is exhausted on its first sale.<text:s/>While it is thus admitted that the distribution right may be subject to exhaustion in case of computer programs offered for download with the right holder’s consent, the Court was careful to emphasise that it reached this decision based on the Computer Programs Directive. <text:s/>It was stressed that this exhaustion rule constituted a<text:s/><text:span text:style-name="T701">lex specialis<text:s/></text:span>in relation to the Information Society Directive (UsedSoft, par. 51, 56). <text:s/></text:p></text:note-body></text:note></text:span>.<text:s/>This raises difficult<text:s/>questions, notably relating to the practical application of such an approach (how to avoid<text:s/>re-sellers keeping<text:s/>and using<text:s/>a copy of<text:s/>a<text:s/>work after<text:s/>they have “re-sold” it<text:s/>– this is often referred to as the “forward and delete” question) as well as<text:s/>to<text:s/>the<text:s/>economic<text:s/>implications of the creation of a second-hand market of copies of perfect quality that never deteriorate<text:s/>(in contrast to the second-hand market for physical goods).</text:p>
      <text:list text:style-name="LFO43" text:continue-numbering="true">
        <text:list-item>
          <text:p text:style-name="P702"><text:span text:style-name="T703">[In particular if you are<text:s/></text:span><text:span text:style-name="T704">a</text:span><text:span text:style-name="T705">n end</text:span><text:span text:style-name="T706"><text:s/>user/</text:span><text:span text:style-name="T707">consumer</text:span><text:span text:style-name="T708">:]</text:span><text:span text:style-name="T709"><text:s/></text:span><text:span text:style-name="T710">H</text:span><text:span text:style-name="T711">ave</text:span><text:span text:style-name="T712"><text:s/>you faced<text:s/></text:span><text:span text:style-name="T713">restrictions<text:s/></text:span><text:span text:style-name="T714">when trying to resell<text:s/></text:span><text:span text:style-name="T715">digital files that you<text:s/></text:span><text:span text:style-name="T716">have<text:s/></text:span><text:span text:style-name="T717">purchased<text:s/></text:span><text:span text:style-name="T718">(</text:span><text:span text:style-name="T719">e.g.</text:span><text:span text:style-name="T720"><text:s/>mp3 file</text:span><text:span text:style-name="T721">,</text:span><text:span text:style-name="T722"><text:s/>e-book)?<text:s/></text:span></text:p>
        </text:list-item>
      </text:list>
      <text:p text:style-name="P723"><text:s/>YES<text:s/>–<text:s/>Please explain<text:s/>by giving examples</text:p>
      <text:p text:style-name="P724">……………………………………………………………………………………………….</text:p>
      <text:p text:style-name="P725">……………………………………………………………………………………………….</text:p>
      <text:p text:style-name="P726"><text:s/>NO</text:p>
      <text:p text:style-name="P727"><text:s/>NO OPINION</text:p>
      <text:soft-page-break/>
      <text:list text:style-name="LFO43" text:continue-numbering="true">
        <text:list-item>
          <text:p text:style-name="P728"><text:span text:style-name="T729">[In particular if you are<text:s/></text:span><text:span text:style-name="T730">a right holder</text:span><text:span text:style-name="T731"><text:s/>or a service provider</text:span><text:span text:style-name="T732">:</text:span><text:span text:style-name="T733">] W</text:span><text:span text:style-name="T734">hat would be</text:span><text:span text:style-name="T735"><text:s/></text:span><text:span text:style-name="T736">the<text:s/></text:span><text:span text:style-name="T737">consequences</text:span><text:span text:style-name="T738"><text:s/>of<text:s/></text:span><text:span text:style-name="T739">providing a legal framework enabling the resale of<text:s/></text:span><text:span text:style-name="T740">previously<text:s/></text:span><text:span text:style-name="T741">purchased<text:s/></text:span><text:span text:style-name="T742">digital content? Please specify per market</text:span><text:span text:style-name="T743"><text:s/>(type of content)</text:span><text:span text:style-name="T744"><text:s/>concerned.</text:span></text:p>
        </text:list-item>
      </text:list>
      <text:p text:style-name="P745">[Open question]</text:p>
      <text:p text:style-name="P746">……………………………………………………………………………………………….</text:p>
      <text:p text:style-name="P747">……………………………………………………………………………………………….</text:p>
      <text:h text:style-name="Heading1" text:outline-level="1"><text:bookmark-start text:name="_Toc374011037"/>Registration of works and<text:s/>other subject matter – is it a good idea?<text:bookmark-end text:name="_Toc374011037"/></text:h>
      <text:p text:style-name="P748">Registration is not often discussed in copyright<text:s/>in the EU<text:s/>as the existing international<text:s/>treaties in the area prohibit formalities as a condition for the<text:s/>protection and exercise<text:s/>of<text:s/>rights. However,<text:s/>this prohibition is not absolute<text:span text:style-name="FootnoteReference"><text:note text:note-class="footnote" text:id="_ftn28"><text:note-citation>29</text:note-citation><text:note-body><text:p text:style-name="P749"><text:s/>For example, it does not affect “domestic” works – i.e.<text:s/>works originating in<text:s/>the country imposing the formalities<text:s/>as opposed to works originating in<text:s/>another<text:s/>country.</text:p></text:note-body></text:note></text:span>.<text:s/>Moreover a system of registration does not need to be<text:s/>made compulsory or constitute a precondition for the protection and exercise of rights.<text:s/>With<text:s/>a longer term of<text:s/>protection<text:s/>and with the increased opportunities that digital technology provides<text:s/>for<text:s/>the<text:s/>use of content<text:s/>(including<text:s/>older works and works that<text:s/>otherwise<text:s/>would<text:s/>not have<text:s/>been disseminated),<text:s/>the advantages and disadvantages of a system of registration<text:s/>are increasingly being<text:s/>considered<text:span text:style-name="FootnoteReference"><text:note text:note-class="footnote" text:id="_ftn29"><text:note-citation>30</text:note-citation><text:note-body><text:p text:style-name="P750"><text:s/>On the basis of Article 3.6 of the Directive 2012/28/EU of the European Parliament and of the Council of 25 October 2012 on certain permitted uses of orphan works, a publicly accessible online database is currently being set up by the Office for<text:s/>Harmonisation of the<text:s/>Internal<text:s/>Market (OHIM)<text:s/>for the registration of orphan works. <text:s/></text:p></text:note-body></text:note></text:span>.<text:s text:c="2"/></text:p>
      <text:list text:style-name="LFO44" text:continue-numbering="true">
        <text:list-item>
          <text:p text:style-name="P751">Would<text:s/>the<text:s/>creation of<text:s/>a registration system at EU level<text:s/>help in the identification and licensing of works and other subject matter?<text:s/></text:p>
        </text:list-item>
      </text:list>
      <text:p text:style-name="P752"><text:s/>YES</text:p>
      <text:p text:style-name="P753"><text:s/>NO<text:s/></text:p>
      <text:p text:style-name="P754"><text:s/>NO OPINION</text:p>
      <text:p text:style-name="P755"/>
      <text:list text:style-name="LFO44" text:continue-numbering="true">
        <text:list-item>
          <text:p text:style-name="P756">What would be<text:s/>the possible advantages<text:s/>of such a system?<text:s/></text:p>
        </text:list-item>
      </text:list>
      <text:p text:style-name="P757">[Open question]</text:p>
      <text:p text:style-name="P758">……………………………………………………………………………………………….</text:p>
      <text:p text:style-name="P759">……………………………………………………………………………………………….</text:p>
      <text:p text:style-name="P760"/>
      <text:list text:style-name="LFO44" text:continue-numbering="true">
        <text:list-item>
          <text:p text:style-name="P761">What would be<text:s/>the possible disadvantages<text:s/>of such a system?<text:s/></text:p>
        </text:list-item>
      </text:list>
      <text:p text:style-name="P762">[Open question]</text:p>
      <text:p text:style-name="P763">……………………………………………………………………………………………….</text:p>
      <text:p text:style-name="P764">……………………………………………………………………………………………….</text:p>
      <text:p text:style-name="P765"/>
      <text:list text:style-name="LFO44" text:continue-numbering="true">
        <text:list-item>
          <text:p text:style-name="P766">What<text:s/>incentives for<text:s/>registration<text:s/>by<text:s/>rightholders<text:s/>could<text:s/>be envisaged?</text:p>
        </text:list-item>
      </text:list>
      <text:p text:style-name="P767">[Open question]</text:p>
      <text:p text:style-name="P768">……………………………………………………………………………………………….</text:p>
      <text:soft-page-break/>
      <text:p text:style-name="P769">……………………………………………………………………………………………….</text:p>
      <text:h text:style-name="Heading1" text:outline-level="1"><text:bookmark-start text:name="_Toc374011038"/>How to improve the<text:s/>use and<text:s/>interoperability of<text:s/>identifiers<text:bookmark-end text:name="_Toc374011038"/></text:h>
      <text:p text:style-name="P770">There are many private databases of<text:s/>works and other subject matter<text:s/>held by producers, collective management organisations, and institutions such as<text:s/>libraries, which are based to a greater or lesser extent on the use of<text:s/>(more or less)<text:s/>interoperable, internationally agreed ‘identifiers’. Identifiers<text:s/>can be compared to a reference number embedded in a work,<text:s/>are specific to the sector in which they have been developed<text:span text:style-name="FootnoteReference"><text:note text:note-class="footnote" text:id="_ftn30"><text:note-citation>31</text:note-citation><text:note-body><text:p text:style-name="P771"><text:s/>E.g. the International Standard Recording Code (ISRC) is used to identify recordings, the International Standard Book Number (ISBN) is used to identify books.</text:p></text:note-body></text:note></text:span>, and identify, variously, the work itself, the owner or the contributor to a work or other subject matter.<text:s/>There are notable examples of where industry is undertaking actions to improve the interoperability of such identifiers and databases. The Global Repertoire Database<text:span text:style-name="FootnoteReference"><text:note text:note-class="footnote" text:id="_ftn31"><text:note-citation>32</text:note-citation><text:note-body><text:p text:style-name="P772"><text:s/>You will find more information about this initiative on the following website:<text:s/><text:a xlink:href="http://www.globalrepertoiredatabase.com/" office:target-frame-name="_top" xlink:show="replace"><text:span text:style-name="Hyperlink">http://www.globalrepertoiredatabase.com/</text:span></text:a>.</text:p></text:note-body></text:note></text:span><text:s/>should, once operational,<text:s/>provide a single source of information on the ownership and control of musical works worldwide. The Linked Content Coalition<text:span text:style-name="FootnoteReference"><text:note text:note-class="footnote" text:id="_ftn32"><text:note-citation>33</text:note-citation><text:note-body><text:p text:style-name="P773"><text:s/>You will find more information about this initiative<text:s/>(funded in part by the European Commission)<text:s/>on the following website: www.linkedcontentcoalition.org.</text:p></text:note-body></text:note></text:span><text:s/>was established to develop building blocks for the expression and management of rights and licensing across all content and media types. It includes the development of<text:s/>a Rights Reference Model (RRM) – a comprehensive data model for all types of rights in all types of content. The UK Copyright Hub<text:span text:style-name="FootnoteReference"><text:note text:note-class="footnote" text:id="_ftn33"><text:note-citation>34</text:note-citation><text:note-body><text:p text:style-name="P774"><text:s/>You will find more information about this initiative on the following website:<text:s/><text:a xlink:href="http://www.copyrighthub.co.uk/" office:target-frame-name="_top" xlink:show="replace"><text:span text:style-name="Hyperlink">http://www.copyrighthub.co.uk/</text:span></text:a>.<text:s/></text:p></text:note-body></text:note></text:span><text:s/>is seeking to take such identification systems a step further, and to create a linked platform, enabling automated licensing across different sectors.<text:s/></text:p>
      <text:list text:style-name="LFO44" text:continue-numbering="true">
        <text:list-item>
          <text:p text:style-name="P775">What<text:s/>should<text:s/>be<text:s/>the role of the<text:s/>EU<text:s/>in promoting the adoption of identifiers in the content sector, and in promoting the development and interoperability of rights ownership and permissions databases?</text:p>
        </text:list-item>
      </text:list>
      <text:p text:style-name="P776">[Open question]</text:p>
      <text:p text:style-name="P777">……………………………………………………………………………………………….</text:p>
      <text:p text:style-name="P778">……………………………………………………………………………………………….</text:p>
      <text:h text:style-name="Heading1" text:outline-level="1"><text:bookmark-start text:name="_Toc374011039"/>Term of protection<text:s/>– is it appropriate?<text:bookmark-end text:name="_Toc374011039"/></text:h>
      <text:p text:style-name="P779">Works and other subject matter are protected under copyright for a limited period of time. After the term of protection has expired, a work falls into the public domain and can be freely used by anyone (in accordance with the applicable national rules on moral rights). The Berne Convention<text:span text:style-name="FootnoteReference"><text:note text:note-class="footnote" text:id="_ftn34"><text:note-citation>35</text:note-citation><text:note-body><text:p text:style-name="FootnoteText"><text:s/>Berne Convention for the Protection of Literary and Artistic Works,<text:s/><text:a xlink:href="http://www.wipo.int/treaties/en/ip/berne/" office:target-frame-name="_top" xlink:show="replace"><text:span text:style-name="Hyperlink">http://www.wipo.int/treaties/en/ip/berne/</text:span></text:a>.</text:p></text:note-body></text:note></text:span><text:s/>requires<text:s/>a minimum term of protection of 50 years after the death of the author. The EU<text:s/>rules<text:s/>extend this term of protection to 70 years after the death of the author (as do many other countries, e.g. the US).<text:s/></text:p>
      <text:p text:style-name="P780"/>
      <text:p text:style-name="P781">With regard to performers in the music sector and phonogram producers, the<text:s/>term provided for in the<text:s/>EU rules<text:s/>also<text:s/>extend<text:s/>20 years beyond what is mandated in international agreements,<text:s/>providing<text:s/>for a term of protection of 70 years after the first publication. Performers and producers in the audio-visual sector, however, do not benefit from such an extended term of protection.<text:s/></text:p>
      <text:p text:style-name="Normal"/>
      <text:soft-page-break/>
      <text:list text:style-name="LFO44" text:continue-numbering="true">
        <text:list-item>
          <text:p text:style-name="P782">Are<text:s/>the current terms of<text:s/>copyright protection still appropriate in the digital environment?</text:p>
        </text:list-item>
      </text:list>
      <text:p text:style-name="P783"><text:s/>YES<text:s/>– Please explain<text:s/></text:p>
      <text:p text:style-name="P784">……………………………………………………………………………………………….</text:p>
      <text:p text:style-name="P785">……………………………………………………………………………………………….</text:p>
      <text:p text:style-name="P786"><text:s/>NO<text:s/>– Please explain if they should be longer or shorter</text:p>
      <text:p text:style-name="P787">……………………………………………………………………………………………….</text:p>
      <text:p text:style-name="P788">……………………………………………………………………………………………….</text:p>
      <text:p text:style-name="P789"><text:s/>NO OPINION</text:p>
      <text:list text:style-name="LFO16" text:continue-numbering="true">
        <text:list-item>
          <text:p text:style-name="P790"><text:bookmark-start text:name="_Toc372303013"/><text:bookmark-start text:name="_Toc374011040"/>Limitations and exceptions in the Single Market<text:bookmark-end text:name="_Toc372303013"/><text:bookmark-end text:name="_Toc374011040"/></text:p>
        </text:list-item>
      </text:list>
      <text:p text:style-name="P791">Limitations and exceptions to copyright and related rights enable the use of works and other protected subject-matter,<text:s/>without obtaining authorisation from the rightholders,<text:s/>for certain purposes and to a certain extent (for instance the use for illustration<text:s/>purposes<text:s/>of an extract from a novel<text:s/>by a teacher in a literature class). At EU level they<text:s/>are established in a number of copyright directives, most notably Directive<text:s/>2001/29/EC<text:span text:style-name="FootnoteReference"><text:note text:note-class="footnote" text:id="_ftn35"><text:note-citation>36</text:note-citation><text:note-body><text:p text:style-name="P792"><text:s/><text:span text:style-name="T793">Plus Directive 96/9/EC<text:s/></text:span>on the legal protection of databases;<text:s/><text:span text:style-name="T794">Directive 2009/24/EC<text:s/></text:span>on the legal protection of computer programs,<text:s/><text:span text:style-name="T795">and Directive 92/100/EC<text:s/></text:span>on rental right and lending right.</text:p></text:note-body></text:note></text:span>.<text:s/></text:p>
      <text:p text:style-name="P796">Exceptions and limitations in the national and EU copyright laws have to respect international law<text:span text:style-name="FootnoteReference"><text:note text:note-class="footnote" text:id="_ftn36"><text:note-citation>37</text:note-citation><text:note-body><text:p text:style-name="P797"><text:s/>Article 9(2) of the Berne Convention for the Protection of Literary and Artistic Works (1971); Article 13 of the TRIPS Agreement (Trade Related Intellectual Property Rights) 1994; Article 16(2) of the WIPO Performers and Phonograms Treaty (1996); Article 9(2) of the WIPO Copyright Treaty (1996).<text:s/></text:p></text:note-body></text:note></text:span>.<text:s/>In accordance with international obligations, the EU acquis requires that limitations and exceptions<text:s/>can<text:s/>only<text:s/>be<text:s/>applied in certain special cases which do not conflict with a normal exploitation of the work or other subject matter and do not unreasonably prejudice the legitimate interest of the rightholders.<text:s/></text:p>
      <text:p text:style-name="P798">Whereas the<text:s/>catalogue<text:s/>of limitations and exceptions included in<text:s/>EU<text:s/>law<text:s/>is exhaustive<text:s/>(no other exceptions can be applied to the rights harmonised at EU level)<text:span text:style-name="FootnoteReference"><text:note text:note-class="footnote" text:id="_ftn37"><text:note-citation>38</text:note-citation><text:note-body><text:p text:style-name="P799"><text:span text:style-name="T800"><text:s/></text:span><text:span text:style-name="T801">Other than the grandfathering of the exceptions of minor importance for analogue uses existing in Member States at the time of adoption of<text:s/></text:span><text:span text:style-name="T802">Directive 2001/29/EC</text:span><text:span text:style-name="T803"><text:s/>(see</text:span><text:span text:style-name="T804">, Art. 5(3)(o)</text:span><text:span text:style-name="T805">).</text:span></text:p></text:note-body></text:note></text:span>, these limitations and exceptions are<text:s/>often<text:s/>optional<text:span text:style-name="FootnoteReference"><text:note text:note-class="footnote" text:id="_ftn38"><text:note-citation>39</text:note-citation><text:note-body><text:p text:style-name="P806"><text:s/>With the exception of<text:s/>certain limitations: (i)<text:s/>in the Computer Programs Directive,<text:s/>(ii) in the Database Directive,<text:s/>(iii) Article 5(1) in the<text:s/>Directive 2001/29/EC<text:s/>and<text:s/>(iv) the Orphan<text:s/>Works<text:s/>Directive.</text:p></text:note-body></text:note></text:span>,<text:s/>in the sense that<text:s/>Member States<text:s/>are free to reflect in national legislation as many or as few of them as they wish.<text:s/>Moreover,<text:s/>the formulation of certain of the limitations and<text:s/>exceptions<text:s/>is general enough to give significant<text:s/>flexibility to<text:s/>the<text:s/>Member States as to how,<text:s/>and to what extent,<text:s/>to<text:s/>implement them (if they decide to do so). Finally,<text:s/>it is worth noting that not all of the limitations<text:s/>and exceptions<text:s/>included in the EU<text:s/>legal framework for copyright<text:s/>are of equivalent significance in policy terms and in terms of their potential effect on the functioning of the Single Market.<text:s/></text:p>
      <text:p text:style-name="P807">In<text:s/>addition, in<text:s/>the same manner that the definition of the rights is territorial (i.e. has an effect only within the territory of the Member State), the definition of the limitations and exceptions to the rights is territorial too (so an act that is covered by an exception in a Member State "A"<text:s/><text:soft-page-break/>may still require the authorisation of the rightholder once we move to the Member State "B")<text:span text:style-name="FootnoteReference"><text:note text:note-class="footnote" text:id="_ftn39"><text:note-citation>40</text:note-citation><text:note-body><text:p text:style-name="P808"><text:s/>Only the<text:s/>exception established in the<text:s/>recent Orphan Works Directive<text:s/>(a mandatory exception<text:s/>to copyright and related rights in the case where the rightholders are not known or cannot be located) has been given<text:s/>a cross-border effect, which means that, for instance, once a literary work – for instance a novel – is considered an orphan work in a Member State, that same novel<text:s/>shall be considered an orphan work in all Member States<text:s/>and can be<text:s/>used and accessed in all Member States.</text:p></text:note-body></text:note></text:span>.<text:s/></text:p>
      <text:p text:style-name="P809">The cross-border<text:s/>effect<text:s/>of<text:s/>limitations and<text:s/>exceptions<text:s/>also<text:s/>raises the question of fair compensation of rightholders.<text:s/>In some instances,<text:s/>Member States are obliged to compensate rightholders for the<text:s/>harm<text:s/>inflicted on them by<text:s/>a limitation or<text:s/>exception<text:s/>to their rights. In other instances<text:s/>Member States<text:s/>are not obliged, but<text:s/>may decide,<text:s/>to provide for such compensation.<text:s/>If a limitation or exception triggering a mechanism of fair compensation were to be given cross-border effect (e.g. the books are used for illustration in an online course given by an university in a Member State "A" and the students are in a Member State<text:s/>"B") then there would also be a need to clarify<text:s/>which national law should<text:s/>determine<text:s/>the level of that compensation and who should pay it.</text:p>
      <text:p text:style-name="P810">Finally, the question of flexibility and adaptability<text:s/>is being raised:<text:s/>what is the best mechanism to ensure that the EU and Member States’ regulatory frameworks adapt when necessary (either to clarify that certain uses are covered by an exception or to confirm that for certain uses the authorisation of rightholders is required)?<text:s/>The main question here is whether a greater<text:s/>degree of flexibility can be introduced in the EU and Member States regulatory framework while ensuring<text:s/>the required<text:s/>legal certainty,<text:s/>including for the functioning of the Single Market, and respecting the EU's international obligations.<text:s/></text:p>
      <text:list text:style-name="LFO45" text:continue-numbering="true">
        <text:list-item>
          <text:p text:style-name="P811">Are there problems arising from the fact that most limitations and exceptions provided in the EU<text:s/>copyright<text:s/>directives<text:s/>are optional<text:s/>for the Member States?<text:s/></text:p>
        </text:list-item>
      </text:list>
      <text:p text:style-name="P812"><text:s/>YES – Please explain by referring to specific cases<text:s/></text:p>
      <text:p text:style-name="P813">……………………………………………………………………………………………….</text:p>
      <text:p text:style-name="P814">……………………………………………………………………………………………….</text:p>
      <text:p text:style-name="P815"><text:s/>NO – Please explain</text:p>
      <text:p text:style-name="P816">……………………………………………………………………………………………….</text:p>
      <text:p text:style-name="P817">……………………………………………………………………………………………….</text:p>
      <text:p text:style-name="P818"><text:s/>NO OPINION</text:p>
      <text:p text:style-name="P819"/>
      <text:list text:style-name="LFO45" text:continue-numbering="true">
        <text:list-item>
          <text:p text:style-name="P820">Should some/all of the exceptions be made mandatory and, if so, is there a<text:s/>need for a higher level of harmonisation of such exceptions?<text:s/></text:p>
        </text:list-item>
      </text:list>
      <text:p text:style-name="P821"><text:s/>YES<text:s/>–<text:s/>Please explain by<text:s/>referring<text:s/>to specific cases<text:s/></text:p>
      <text:p text:style-name="P822">……………………………………………………………………………………………….</text:p>
      <text:p text:style-name="P823">……………………………………………………………………………………………….</text:p>
      <text:p text:style-name="P824"><text:s/>NO<text:s/>–<text:s/>Please explain</text:p>
      <text:p text:style-name="P825">……………………………………………………………………………………………….</text:p>
      <text:p text:style-name="P826">……………………………………………………………………………………………….</text:p>
      <text:p text:style-name="P827"><text:s/>NO OPINION</text:p>
      <text:p text:style-name="P828"/>
      <text:list text:style-name="LFO45" text:continue-numbering="true">
        <text:list-item>
          <text:p text:style-name="P829">S<text:span text:style-name="T830">hould any new</text:span><text:span text:style-name="T831"><text:s/></text:span><text:span text:style-name="T832">limitations and<text:s/></text:span><text:span text:style-name="T833">exceptions be added to<text:s/></text:span><text:span text:style-name="T834">or removed from<text:s/></text:span><text:span text:style-name="T835">the existing catalogue?</text:span><text:s/><text:span text:style-name="T836">Please explain by referring to specific cases.</text:span></text:p>
        </text:list-item>
      </text:list>
      <text:p text:style-name="P837">[Open question]</text:p>
      <text:p text:style-name="P838">……………………………………………………………………………………………….</text:p>
      <text:p text:style-name="P839">……………………………………………………………………………………………….</text:p>
      <text:p text:style-name="P840"/>
      <text:list text:style-name="LFO45" text:continue-numbering="true">
        <text:list-item>
          <text:p text:style-name="P841"><text:span text:style-name="T842">I</text:span><text:span text:style-name="T843">ndependently from the questions above, is there a need to provide for a</text:span><text:span text:style-name="T844"><text:s/>greater</text:span><text:span text:style-name="T845"><text:s/>degree of flexibility in the EU regulatory framework for limitations and exceptions?</text:span></text:p>
        </text:list-item>
      </text:list>
      <text:p text:style-name="P846"><text:s/>YES – Please explain why<text:s/></text:p>
      <text:p text:style-name="P847">……………………………………………………………………………………………….</text:p>
      <text:p text:style-name="P848">……………………………………………………………………………………………….</text:p>
      <text:p text:style-name="P849"><text:s/>NO – Please explain why</text:p>
      <text:p text:style-name="P850">……………………………………………………………………………………………….</text:p>
      <text:p text:style-name="P851">……………………………………………………………………………………………….</text:p>
      <text:p text:style-name="P852"><text:s/>NO OPINION</text:p>
      <text:p text:style-name="P853"/>
      <text:list text:style-name="LFO45" text:continue-numbering="true">
        <text:list-item>
          <text:p text:style-name="P854"><text:span text:style-name="T855">If yes, what would be the best approach to provide for flexibility? (e.g.<text:s/></text:span><text:span text:style-name="T856">interpretation by national courts and the ECJ, periodic revisions of the directives, interpretations by the Commission, built-in flexibility, e.g. in the form of a fair-use<text:s/></text:span><text:span text:style-name="T857">or fair dealing<text:s/></text:span><text:span text:style-name="T858">provision / open norm, etc.)</text:span><text:span text:style-name="T859">?<text:s/></text:span><text:span text:style-name="T860">Please explain indicating what would be the relative advantages and disadvantages of such an approach</text:span><text:span text:style-name="T861"><text:s/>as well as<text:s/></text:span><text:span text:style-name="T862">its</text:span><text:span text:style-name="T863"><text:s/>possible effects on the functioning of the Internal Market</text:span><text:span text:style-name="T864">.</text:span></text:p>
        </text:list-item>
      </text:list>
      <text:p text:style-name="P865">[Open question]<text:s/></text:p>
      <text:p text:style-name="P866">……………………………………………………………………………………………….</text:p>
      <text:p text:style-name="P867">……………………………………………………………………………………………….</text:p>
      <text:p text:style-name="P868"/>
      <text:list text:style-name="LFO45" text:continue-numbering="true">
        <text:list-item>
          <text:p text:style-name="P869">Does the territoriality of limitations and exceptions, in your experience,<text:s/>constitute a problem?</text:p>
        </text:list-item>
      </text:list>
      <text:p text:style-name="P870"><text:s/>YES<text:s/>–<text:s/>Please explain why and<text:s/>specify which exceptions you are referring to</text:p>
      <text:p text:style-name="P871">……………………………………………………………………………………………….</text:p>
      <text:p text:style-name="P872">……………………………………………………………………………………………….</text:p>
      <text:p text:style-name="P873"><text:s/>NO<text:s/>–<text:s/>Please explain<text:s/>why and<text:s/>specify which exceptions you are referring to</text:p>
      <text:p text:style-name="P874">……………………………………………………………………………………………….</text:p>
      <text:p text:style-name="P875">……………………………………………………………………………………………….</text:p>
      <text:p text:style-name="P876"><text:s/>NO OPINION</text:p>
      <text:p text:style-name="P877"/>
      <text:soft-page-break/>
      <text:list text:style-name="LFO45" text:continue-numbering="true">
        <text:list-item>
          <text:p text:style-name="P878">In the event that limitations<text:s/>and exceptions<text:s/>established at national level were to have cross-border effect, how<text:s/>should<text:s/>the question of “fair compensation” be addressed, when<text:s/>such compensation is part of the exception? (e.g. who pays whom, where?)</text:p>
        </text:list-item>
      </text:list>
      <text:p text:style-name="P879"><text:s/>[Open question]<text:s/></text:p>
      <text:p text:style-name="P880">……………………………………………………………………………………………….</text:p>
      <text:p text:style-name="P881">……………………………………………………………………………………………….</text:p>
      <text:h text:style-name="P882" text:outline-level="1" text:restart-numbering="true" text:start-value="1"><text:bookmark-start text:name="_Toc372303014"/><text:bookmark-start text:name="_Toc374011041"/>Access to content in libraries and archives<text:bookmark-end text:name="_Toc372303014"/><text:bookmark-end text:name="_Toc374011041"/></text:h>
      <text:p text:style-name="P883">Directive<text:s/>2001/29/EC enables<text:s/>Member States<text:s/>to reflect in their national law a range<text:s/>of<text:s/>limitations and<text:s/>exceptions for the benefit of publicly accessible libraries, educational establishments and museums, as well as archives. If implemented, these exceptions<text:s/>allow acts of preservation and archiving<text:span text:style-name="T884"><text:note text:note-class="footnote" text:id="_ftn40"><text:note-citation>41</text:note-citation><text:note-body><text:p text:style-name="P885"><text:span text:style-name="T886"><text:s/></text:span><text:span text:style-name="T887">Article 5(2)c of Directive 2001/29</text:span><text:span text:style-name="T888">.</text:span></text:p></text:note-body></text:note></text:span><text:span text:style-name="T889"><text:s/></text:span>and<text:s/>enable on-site consultation of<text:s/>the<text:s/>works and other subject matter in the collections of such institutions<text:span text:style-name="FootnoteReference"><text:note text:note-class="footnote" text:id="_ftn41"><text:note-citation>42</text:note-citation><text:note-body><text:p text:style-name="FootnoteText"><text:s/>Article 5(3)n<text:s/>of Directive 2001/29.</text:p></text:note-body></text:note></text:span>. The public lending<text:s/>(under an exception or limitation)<text:s/>by these establishments of physical copies of works and other subject matter is governed by the Rental and Lending Directive<text:span text:style-name="FootnoteReference"><text:note text:note-class="footnote" text:id="_ftn42"><text:note-citation>43</text:note-citation><text:note-body><text:p text:style-name="FootnoteText"><text:s/>Article 5 of Directive 2006/115/EC.</text:p></text:note-body></text:note></text:span>.</text:p>
      <text:p text:style-name="P890"/>
      <text:p text:style-name="P891">Questions<text:s/>arise as to whether<text:s/>the current framework continues to achieve the objectives envisaged or whether it needs to be clarified or updated to cover use in digital networks. At the same time, questions arise as to the effect of such a possible expansion on the normal exploitation of works and other subject matter and as to the prejudice this may cause to rightholders. The role of licensing and possible framework agreements between different stakeholders also needs<text:s/>to be considered here.<text:s/></text:p>
      <text:h text:style-name="P892" text:outline-level="2" text:restart-numbering="true" text:start-value="1"><text:bookmark-start text:name="_Toc374011042"/>Preservation<text:s/>and archiving<text:bookmark-end text:name="_Toc374011042"/></text:h>
      <text:p text:style-name="P893">The preservation of the copies of works<text:s/>or other<text:s/>subject-matter held in the collections of cultural establishments (e.g. books, records, or films)<text:s/>– the restoration or replacement of works, the copying of fragile works -<text:s/>may<text:s/>involve<text:s/>the creation of<text:s/>another copy/ies<text:s/>of these works<text:s/>or other<text:s/>subject matter. Most Member States provide for an exception in their national laws allowing for the making of such preservation copies.<text:s/>The scope of the exception<text:s/>differs<text:s/>from Member State to Member State<text:s/>(as regards<text:s/>the type of beneficiary establishments, the types of works/subject-matter<text:s/>covered by the exception, the mode of copying<text:s/>and the number of reproductions that a beneficiary establishment may make).<text:s/>Also, the current legal status of new types of preservation activities (e.g. harvesting and archiving publicly available web content) is often uncertain.</text:p>
      <text:list text:style-name="LFO45" text:continue-numbering="true">
        <text:list-item>
          <text:p text:style-name="P894"><text:span text:style-name="T895">(a)<text:s/></text:span><text:span text:style-name="T896">[In particular if you are<text:s/></text:span><text:span text:style-name="T897">an institutional user</text:span><text:span text:style-name="T898">:]</text:span><text:span text:style-name="T899"><text:s/></text:span><text:span text:style-name="T900">Have<text:s/></text:span><text:span text:style-name="T901">you experienced specific problems when trying to use an exception to preserve and archive specific works or other sub</text:span><text:span text:style-name="T902">ject matter in your collection</text:span><text:span text:style-name="T903">?</text:span></text:p>
        </text:list-item>
      </text:list>
      <text:p text:style-name="P904"><text:span text:style-name="T905">(b)<text:s/></text:span><text:span text:style-name="T906">[In particular if you are<text:s/></text:span><text:span text:style-name="T907">a<text:s/></text:span><text:span text:style-name="T908">right</text:span><text:span text:style-name="T909"><text:s/></text:span><text:span text:style-name="T910">holder</text:span><text:span text:style-name="T911">:]</text:span><text:span text:style-name="T912"><text:s/></text:span><text:span text:style-name="T913">H</text:span><text:span text:style-name="T914">ave you experienced problems with the use by libraries, educational establishments, museum or archives of the preservation exception?<text:s/></text:span></text:p>
      <text:p text:style-name="P915"><text:s/>YES – Please explain, by Member State, sector, and the type of use in question.<text:s/></text:p>
      <text:p text:style-name="P916">……………………………………………………………………………………………….</text:p>
      <text:p text:style-name="P917">……………………………………………………………………………………………….</text:p>
      <text:soft-page-break/>
      <text:p text:style-name="P918"><text:s/>NO<text:s/></text:p>
      <text:p text:style-name="P919"><text:s/>NO OPINION</text:p>
      <text:p text:style-name="P920"/>
      <text:list text:style-name="LFO45" text:continue-numbering="true">
        <text:list-item>
          <text:p text:style-name="P921">If there are problems, how would they<text:s/>best<text:s/>be solved?</text:p>
        </text:list-item>
      </text:list>
      <text:p text:style-name="P922">[Open question]</text:p>
      <text:p text:style-name="P923">……………………………………………………………………………………………….</text:p>
      <text:p text:style-name="P924">……………………………………………………………………………………………….</text:p>
      <text:p text:style-name="P925"/>
      <text:list text:style-name="LFO45" text:continue-numbering="true">
        <text:list-item>
          <text:p text:style-name="P926">If your view is that a legislative solution is needed, what would be its main elements? Which activities of the beneficiary institutions should be covered<text:s/>and under which conditions?</text:p>
        </text:list-item>
      </text:list>
      <text:p text:style-name="P927">[Open question]</text:p>
      <text:p text:style-name="P928">……………………………………………………………………………………………….</text:p>
      <text:p text:style-name="P929">……………………………………………………………………………………………….</text:p>
      <text:p text:style-name="P930"/>
      <text:list text:style-name="LFO45" text:continue-numbering="true">
        <text:list-item>
          <text:p text:style-name="P931">If your view is that<text:s/>a<text:s/>different solution<text:s/>is<text:s/>needed, what would it be?</text:p>
        </text:list-item>
      </text:list>
      <text:p text:style-name="P932"><text:s/>[Open question]</text:p>
      <text:p text:style-name="P933">……………………………………………………………………………………………….</text:p>
      <text:p text:style-name="P934">……………………………………………………………………………………………….</text:p>
      <text:h text:style-name="Heading2" text:outline-level="2"><text:bookmark-start text:name="_Toc372302880"/><text:bookmark-start text:name="_Toc372303015"/><text:bookmark-start text:name="_Toc372731445"/><text:bookmark-start text:name="_Toc372731521"/><text:bookmark-start text:name="_Toc372732907"/><text:bookmark-start text:name="_Toc372743896"/><text:bookmark-start text:name="_Toc372803747"/><text:bookmark-start text:name="_Toc372822323"/><text:bookmark-start text:name="_Toc373140963"/><text:bookmark-start text:name="_Toc373142732"/><text:bookmark-start text:name="_Toc372302881"/><text:bookmark-start text:name="_Toc372303016"/><text:bookmark-start text:name="_Toc372731446"/><text:bookmark-start text:name="_Toc372731522"/><text:bookmark-start text:name="_Toc372732908"/><text:bookmark-start text:name="_Toc372743897"/><text:bookmark-start text:name="_Toc372803748"/><text:bookmark-start text:name="_Toc372822324"/><text:bookmark-start text:name="_Toc373140964"/><text:bookmark-start text:name="_Toc373142733"/><text:bookmark-start text:name="_Toc374011043"/><text:bookmark-end text:name="_Toc372302880"/><text:bookmark-end text:name="_Toc372303015"/><text:bookmark-end text:name="_Toc372731445"/><text:bookmark-end text:name="_Toc372731521"/><text:bookmark-end text:name="_Toc372732907"/><text:bookmark-end text:name="_Toc372743896"/><text:bookmark-end text:name="_Toc372803747"/><text:bookmark-end text:name="_Toc372822323"/><text:bookmark-end text:name="_Toc373140963"/><text:bookmark-end text:name="_Toc373142732"/><text:bookmark-end text:name="_Toc372302881"/><text:bookmark-end text:name="_Toc372303016"/><text:bookmark-end text:name="_Toc372731446"/><text:bookmark-end text:name="_Toc372731522"/><text:bookmark-end text:name="_Toc372732908"/><text:bookmark-end text:name="_Toc372743897"/><text:bookmark-end text:name="_Toc372803748"/><text:bookmark-end text:name="_Toc372822324"/><text:bookmark-end text:name="_Toc373140964"/><text:bookmark-end text:name="_Toc373142733"/>Off-premises access to library collections<text:bookmark-end text:name="_Toc374011043"/></text:h>
      <text:p text:style-name="P935">Directive 2001/29/EC provides an exception for<text:s/>the<text:s/>consultation<text:s/>of<text:s/>works and other subject-matter<text:s/>(consulting an e-book, watching a documentary) via<text:s/>dedicated terminals on the premises of such establishments<text:s/>for the purpose of research and private study. The online consultation of<text:s/>works and other subject-matter remotely<text:s/>(i.e. when the library user is not on the premises of the library)<text:s/>requires authorisation and<text:s/>is generally<text:s/>addressed in agreements between universities/libraries and publishers.<text:s/>Some argue that the law rather than agreements should provide for the possibility to, and the conditions for,<text:s/>granting<text:s/>online access to collections.</text:p>
      <text:list text:style-name="LFO45" text:continue-numbering="true">
        <text:list-item>
          <text:p text:style-name="P936"><text:span text:style-name="T937"><text:s/></text:span><text:span text:style-name="T938">(a)<text:s/></text:span><text:span text:style-name="T939">[In particular if you are an institutional user</text:span><text:span text:style-name="T940">:</text:span><text:span text:style-name="T941">]<text:s/></text:span><text:span text:style-name="T942">H</text:span><text:span text:style-name="T943">ave you experienced specific problems when trying to negotiate agreements with rights holders that enable you to provide remote access</text:span><text:span text:style-name="T944">, including across border</text:span><text:span text:style-name="T945">s</text:span><text:span text:style-name="T946">,<text:s/></text:span><text:span text:style-name="T947"><text:s/>to your collections (or parts thereof) for purposes of research and private study?<text:s/></text:span></text:p>
        </text:list-item>
      </text:list>
      <text:p text:style-name="P948"><text:span text:style-name="T949">(b)<text:s/></text:span><text:span text:style-name="T950">[In</text:span><text:span text:style-name="T951"><text:s/>particular if you are an end<text:s/></text:span><text:span text:style-name="T952">user/consumer</text:span><text:span text:style-name="T953">:]<text:s/></text:span><text:span text:style-name="T954">H</text:span><text:span text:style-name="T955">ave you experienced specific problems when trying to consult</text:span><text:span text:style-name="T956">, including across border</text:span><text:span text:style-name="T957">s</text:span><text:span text:style-name="T958">,</text:span><text:span text:style-name="T959"><text:s/></text:span><text:span text:style-name="T960">works and other subject-matter held in the collections of institutions such as universities and national libraries when you are not on the premises of the institutions in question?</text:span></text:p>
      <text:p text:style-name="P961"><text:span text:style-name="T962">(c)<text:s/></text:span><text:span text:style-name="T963">[In particular if you are a</text:span><text:s/><text:span text:style-name="T964">right</text:span><text:span text:style-name="T965"><text:s/></text:span><text:span text:style-name="T966">holder:]<text:s/></text:span><text:span text:style-name="T967">H</text:span><text:span text:style-name="T968">ave you negotiated agreements with institutional users that enable those institutions to provide remote access</text:span><text:span text:style-name="T969">, including across border</text:span><text:span text:style-name="T970">s</text:span><text:span text:style-name="T971">,<text:s/></text:span><text:span text:style-name="T972"><text:s/></text:span><text:span text:style-name="T973">to the works or other subject-matter in their collections, for purposes of research and private study?</text:span></text:p>
      <text:p text:style-name="P974">[Open question]</text:p>
      <text:soft-page-break/>
      <text:p text:style-name="P975">……………………………………………………………………………………………….</text:p>
      <text:p text:style-name="P976">……………………………………………………………………………………………….</text:p>
      <text:p text:style-name="P977"/>
      <text:list text:style-name="LFO45" text:continue-numbering="true">
        <text:list-item>
          <text:p text:style-name="P978">If there are problems, how would they<text:s/>best<text:s/>be solved?</text:p>
        </text:list-item>
      </text:list>
      <text:p text:style-name="P979">[Open question]</text:p>
      <text:p text:style-name="P980">……………………………………………………………………………………………….</text:p>
      <text:p text:style-name="P981">……………………………………………………………………………………………….</text:p>
      <text:p text:style-name="P982"/>
      <text:list text:style-name="LFO45" text:continue-numbering="true">
        <text:list-item>
          <text:p text:style-name="P983">If your view is that a legislative solution is needed, what would be its main elements? Which activities of the beneficiary institutions should be covered<text:s/>and under which conditions?</text:p>
        </text:list-item>
      </text:list>
      <text:p text:style-name="P984">[Open question]</text:p>
      <text:p text:style-name="P985">……………………………………………………………………………………………….</text:p>
      <text:p text:style-name="P986">……………………………………………………………………………………………….</text:p>
      <text:p text:style-name="P987"/>
      <text:list text:style-name="LFO45" text:continue-numbering="true">
        <text:list-item>
          <text:p text:style-name="P988">If your view is that<text:s/>a<text:s/>different solution<text:s/>is<text:s/>needed, what would it be?</text:p>
        </text:list-item>
      </text:list>
      <text:p text:style-name="P989">[Open question]</text:p>
      <text:p text:style-name="P990">……………………………………………………………………………………………….</text:p>
      <text:p text:style-name="P991">……………………………………………………………………………………………….</text:p>
      <text:h text:style-name="Heading2" text:outline-level="2"><text:bookmark-start text:name="_Toc374011044"/>E –<text:s/>lending<text:bookmark-end text:name="_Toc374011044"/></text:h>
      <text:p text:style-name="P992">Traditionally, public libraries have<text:s/>loaned<text:s/>physical copies of works (i.e. books, sometimes also CDs and DVDs) to their users. Recent technological developments have made it technically possible for libraries to provide users with temporary access to digital content, such as e-books, music or films via networks. Under the current legal framework, libraries need to obtain the authorisation of the rights holders to<text:s/>organise<text:s/>such<text:s/>e-lending activities. In various Member States, publishers and libraries are currently experimenting with different business models for the making available of works online, including direct supply of e-books to libraries by publishers or bundling by<text:s/>aggregators.</text:p>
      <text:list text:style-name="LFO45" text:continue-numbering="true">
        <text:list-item>
          <text:p text:style-name="P993"><text:span text:style-name="T994"><text:s/>(a)</text:span><text:span text:style-name="T995"><text:s/>[In particular if you are a</text:span><text:s/><text:span text:style-name="T996">library</text:span><text:span text:style-name="T997">:]</text:span><text:span text:style-name="T998"><text:s/></text:span><text:span text:style-name="T999">H</text:span><text:span text:style-name="T1000">ave you experienced specific problems when trying to</text:span><text:span text:style-name="T1001"><text:s/>negotiate agreements to enable the electronic lending<text:s/></text:span><text:span text:style-name="T1002">(e-lending</text:span><text:span text:style-name="T1003">), including across border</text:span><text:span text:style-name="T1004">s</text:span><text:span text:style-name="T1005">, of</text:span><text:span text:style-name="T1006"><text:s/>books or other materials held in your collection?</text:span></text:p>
        </text:list-item>
      </text:list>
      <text:p text:style-name="P1007"><text:span text:style-name="T1008">(b)<text:s/></text:span><text:span text:style-name="T1009">[In particular if you are a</text:span><text:span text:style-name="T1010">n end<text:s/></text:span><text:span text:style-name="T1011">user/consumer</text:span><text:span text:style-name="T1012">:</text:span><text:span text:style-name="T1013">]</text:span><text:span text:style-name="T1014"><text:s/>H</text:span><text:span text:style-name="T1015">ave</text:span><text:span text:style-name="T1016"><text:s/>you experienced specific probl</text:span><text:span text:style-name="T1017">ems when trying to borrow books<text:s/></text:span><text:span text:style-name="T1018">or other materials</text:span><text:span text:style-name="T1019"><text:s/></text:span><text:span text:style-name="T1020">electronically (e-lending)</text:span><text:span text:style-name="T1021">, including across border</text:span><text:span text:style-name="T1022">s</text:span><text:span text:style-name="T1023">,<text:s/></text:span><text:span text:style-name="T1024">from institution</text:span><text:span text:style-name="T1025">s</text:span><text:span text:style-name="T1026"><text:s/>such as public libraries?<text:s/></text:span></text:p>
      <text:p text:style-name="P1027"><text:span text:style-name="T1028">(c)</text:span><text:span text:style-name="T1029"><text:s/>[In particular if you are a</text:span><text:s/><text:span text:style-name="T1030">right holder</text:span><text:span text:style-name="T1031">:]</text:span><text:span text:style-name="T1032"><text:s/></text:span><text:span text:style-name="T1033">Have you negotiated agreements with libraries to enable them to lend books or other materials electronically</text:span><text:span text:style-name="T1034">, including across border</text:span><text:span text:style-name="T1035">s</text:span><text:span text:style-name="T1036">?</text:span></text:p>
      <text:p text:style-name="P1037"><text:s/>YES – Please explain<text:s/>with specific examples</text:p>
      <text:p text:style-name="P1038">……………………………………………………………………………………………….</text:p>
      <text:p text:style-name="P1039">……………………………………………………………………………………………….</text:p>
      <text:soft-page-break/>
      <text:p text:style-name="P1040"><text:s/>NO<text:s/></text:p>
      <text:p text:style-name="P1041"><text:s/>NO OPINION</text:p>
      <text:p text:style-name="P1042"/>
      <text:list text:style-name="LFO45" text:continue-numbering="true">
        <text:list-item>
          <text:p text:style-name="P1043">If there are problems, how would<text:s/>they<text:s/>best<text:s/>be solved?<text:s/></text:p>
        </text:list-item>
      </text:list>
      <text:p text:style-name="P1044"><text:span text:style-name="T1045"><text:s/></text:span>[Open question]</text:p>
      <text:p text:style-name="P1046">……………………………………………………………………………………………….</text:p>
      <text:p text:style-name="P1047">……………………………………………………………………………………………….</text:p>
      <text:p text:style-name="P1048"/>
      <text:p text:style-name="P1049">The following two questions are relevant both<text:s/>to<text:s/>this point (n° 3) and the previous one (n° 2).</text:p>
      <text:p text:style-name="P1050"/>
      <text:list text:style-name="LFO45" text:continue-numbering="true">
        <text:list-item>
          <text:p text:style-name="P1051"><text:span text:style-name="T1052">[In particular if you are a</text:span><text:span text:style-name="T1053">n institutional user:</text:span><text:span text:style-name="T1054">]</text:span><text:s/><text:span text:style-name="T1055">W</text:span><text:span text:style-name="T1056">hat differences do you see in the management of physical and online collections, including providing access to your subscribers? What problems have you encountered</text:span><text:span text:style-name="T1057">?</text:span></text:p>
        </text:list-item>
      </text:list>
      <text:p text:style-name="P1058">[Open question]</text:p>
      <text:p text:style-name="P1059">……………………………………………………………………………………………….</text:p>
      <text:p text:style-name="P1060">……………………………………………………………………………………………….</text:p>
      <text:p text:style-name="P1061"/>
      <text:list text:style-name="LFO45" text:continue-numbering="true">
        <text:list-item>
          <text:p text:style-name="P1062"><text:span text:style-name="T1063">[In particular if you are a right holder:]</text:span><text:span text:style-name="T1064"><text:s/></text:span><text:span text:style-name="T1065"><text:s/></text:span><text:span text:style-name="T1066">What difference do you see between</text:span><text:span text:style-name="T1067"><text:s/>libraries</text:span><text:span text:style-name="T1068">’</text:span><text:span text:style-name="T1069"><text:s/>traditional activities such as on</text:span><text:span text:style-name="T1070">-</text:span><text:span text:style-name="T1071">premises consultation or public lending and activities such as off-premises (online, at a distance) consultation and e-lending? What problems have you encountered?</text:span></text:p>
        </text:list-item>
      </text:list>
      <text:p text:style-name="P1072">[Open question]</text:p>
      <text:p text:style-name="P1073">……………………………………………………………………………………………….</text:p>
      <text:p text:style-name="P1074">……………………………………………………………………………………………….</text:p>
      <text:h text:style-name="Heading2" text:outline-level="2"><text:bookmark-start text:name="_Toc374011045"/>Mass digitisation<text:bookmark-end text:name="_Toc374011045"/></text:h>
      <text:p text:style-name="P1075">The term “mass digitisation” is normally used to refer to efforts by institutions such as libraries and archives to digitise (e.g. scan) the entire content or part of their collections with an objective to preserve these collections and, normally, to make them available to the public. <text:s/>Examples are efforts by libraries to digitise novels form the early part of the 20<text:span text:style-name="T1076">th</text:span><text:s/>century or whole collections of pictures of historical value. This matter has been partly addressed at the EU level by the 2011 Memorandum of Understanding (MoU) on key principles on the digitisation<text:s/>and making available of out of commerce works (i.e. works which are no longer found in the normal channels of commerce),<text:s/>which<text:s/>is<text:s/>aiming<text:s/>to facilitate<text:s/>mass digitisation efforts (for books and learned journals) on the basis of licence agreements between libraries and similar cultural institutions on the one hand and the collecting societies representing authors and publishers on the other<text:span text:style-name="FootnoteReference"><text:note text:note-class="footnote" text:id="_ftn43"><text:note-citation>44</text:note-citation><text:note-body><text:p text:style-name="P1077"><text:s/><text:s/>You will find more information about his MoU on the following website:<text:s/><text:a xlink:href="http://ec.europa.eu/internal_market/copyright/out-of-commerce/index_en.htm" office:target-frame-name="_top" xlink:show="replace"><text:span text:style-name="Hyperlink">http://ec.europa.eu/internal_market/copyright/out-of-commerce/index_en.htm</text:span></text:a><text:s/>.</text:p></text:note-body></text:note></text:span>.<text:s/>Provided the required funding is ensured<text:s/>(digitisation projects are extremely expensive),<text:s/>the result of this MoU should be<text:s/>that books that are currently to be found only in the archives of, for instance, libraries will be digitised and made available online to everyone.<text:s/>The MoU is based on voluntary licences (granted by Collective Management Organisations on the basis of the mandates they receive from authors and publishers). Some Member States may need to enact legislation to ensure the largest possible<text:s/><text:soft-page-break/>effect of<text:s/>such<text:s/>licences (e.g. by establishing in legislation a presumption of representation of a collecting society or the recognition of an “extended effect” to the licences granted)<text:span text:style-name="FootnoteReference"><text:note text:note-class="footnote" text:id="_ftn44"><text:note-citation>45</text:note-citation><text:note-body><text:p text:style-name="P1078"><text:s/>France and Germany have already adopted legislation to back the effects of the MoU.<text:s/><text:span text:style-name="T1079">The French act (LOI n° 2012-287 du 1er mars 2012 relative à l'exploitation numérique des livres indisponibles du xxe siècle) foresees collecti</text:span><text:span text:style-name="T1080">ve</text:span><text:span text:style-name="T1081"><text:s/>management, unless the author or publisher in question opposes such management.<text:s/></text:span><text:span text:style-name="T1082">The German act (Gesetz zur Nutzung verwaister und vergriffener Werke und einer weiteren Änderung des Urheberrech</text:span><text:span text:style-name="T1083">tsgesetzes vom 1.<text:s/></text:span>Oktober 2013) contains a legal presumption of representation by a collecting<text:s/>society in relation to works whose rightholders<text:s/>are not members of the collecting society.<text:s/></text:p></text:note-body></text:note></text:span>.<text:s/></text:p>
      <text:list text:style-name="LFO45" text:continue-numbering="true">
        <text:list-item>
          <text:p text:style-name="P1084"><text:span text:style-name="T1085">[In particular if you are an institutional user,</text:span><text:span text:style-name="T1086"><text:s/></text:span><text:span text:style-name="T1087">engaging or wanting to engage in mass digitisation projects</text:span><text:span text:style-name="T1088">,<text:s/></text:span><text:span text:style-name="T1089">a right</text:span><text:span text:style-name="T1090"><text:s/></text:span><text:span text:style-name="T1091">holder,<text:s/></text:span><text:span text:style-name="T1092">a<text:s/></text:span><text:span text:style-name="T1093">collective management organisation</text:span><text:span text:style-name="T1094">:</text:span><text:span text:style-name="T1095">]</text:span><text:span text:style-name="T1096"><text:s/></text:span><text:span text:style-name="T1097">Would</text:span><text:span text:style-name="T1098"><text:s/>it<text:s/></text:span><text:span text:style-name="T1099">be necessary</text:span><text:span text:style-name="T1100"><text:s/></text:span><text:span text:style-name="T1101">in your country to enact legislation<text:s/></text:span><text:span text:style-name="T1102">to ensure that<text:s/></text:span><text:span text:style-name="T1103">the<text:s/></text:span><text:span text:style-name="T1104">results of the 20</text:span><text:span text:style-name="T1105">11 MoU (i.e. </text:span><text:span text:style-name="T1106">the agreements concluded between libraries and collecting societies) have<text:s/></text:span><text:span text:style-name="T1107">a </text:span><text:span text:style-name="T1108">cross</text:span><text:span text:style-name="T1109">-</text:span><text:span text:style-name="T1110">border effect so<text:s/></text:span><text:span text:style-name="T1111">that<text:s/></text:span><text:span text:style-name="T1112">out of commerce works<text:s/></text:span><text:span text:style-name="T1113">c</text:span><text:span text:style-name="T1114">an be access</text:span><text:span text:style-name="T1115">ed</text:span><text:span text:style-name="T1116"><text:s/>across the EU?<text:s/></text:span></text:p>
        </text:list-item>
      </text:list>
      <text:p text:style-name="P1117"><text:s/>YES – Please explain<text:s/>why and how it could best be achieved</text:p>
      <text:p text:style-name="P1118">……………………………………………………………………………………………….</text:p>
      <text:p text:style-name="P1119">……………………………………………………………………………………………….</text:p>
      <text:p text:style-name="P1120"><text:s/>NO – Please explain</text:p>
      <text:p text:style-name="P1121">……………………………………………………………………………………………….</text:p>
      <text:p text:style-name="P1122">……………………………………………………………………………………………….</text:p>
      <text:p text:style-name="P1123"><text:s/>NO OPINION</text:p>
      <text:p text:style-name="P1124"/>
      <text:list text:style-name="LFO45" text:continue-numbering="true">
        <text:list-item>
          <text:p text:style-name="P1125"><text:span text:style-name="T1126">Would it be necessary to develop mechanisms, beyond those already agreed for other type</text:span><text:span text:style-name="T1127">s</text:span><text:span text:style-name="T1128"><text:s/>of content (e.g.<text:s/></text:span><text:span text:style-name="T1129">for audio- or audio-visual collections, broadcasters’ archives</text:span><text:span text:style-name="T1130">)</text:span><text:span text:style-name="T1131">?</text:span></text:p>
        </text:list-item>
      </text:list>
      <text:p text:style-name="P1132"><text:s/>YES – Please explain</text:p>
      <text:p text:style-name="P1133">……………………………………………………………………………………………….</text:p>
      <text:p text:style-name="P1134">……………………………………………………………………………………………….</text:p>
      <text:p text:style-name="P1135"><text:s/>NO – Please explain</text:p>
      <text:p text:style-name="P1136">……………………………………………………………………………………………….</text:p>
      <text:p text:style-name="P1137">……………………………………………………………………………………………….</text:p>
      <text:p text:style-name="P1138"><text:s/>NO OPINION</text:p>
      <text:h text:style-name="Heading1" text:outline-level="1"><text:bookmark-start text:name="_Toc372303017"/><text:bookmark-start text:name="_Toc374011046"/>Teaching<text:bookmark-end text:name="_Toc372303017"/><text:bookmark-end text:name="_Toc374011046"/></text:h>
      <text:p text:style-name="P1139">Directive 2001/29/EC<text:span text:style-name="FootnoteReference"><text:note text:note-class="footnote" text:id="_ftn45"><text:note-citation>46</text:note-citation><text:note-body><text:p text:style-name="FootnoteText"><text:s/>Article 5(3)a<text:s/>of Directive 2001/29.</text:p></text:note-body></text:note></text:span><text:s/>enables Member States to implement in their national legislation<text:s/>limitations and exceptions<text:s/>for the purpose of illustration for<text:s/>non-commercial<text:s/>teaching. Such exceptions would typically allow a teacher to use parts of or full works to illustrate his course,<text:s/>e.g.<text:s/>by distributing copies of fragments of a book or of newspaper articles in the classroom or by showing protected content on a smart board<text:s/>without having to obtain authorisation from the right holders.<text:s/>The open formulation of this (optional) provision allows for rather different implementation at Member States level.<text:s/>The implementation of the exception differs from Member State to Member State, with several Member States providing<text:s/>instead<text:s/>a framework<text:s/><text:soft-page-break/>for the licensing of content<text:s/>for<text:s/>certain educational<text:s/>uses. Some argue that the law<text:s/>should provide for better possibilities for distance learning<text:s/>and study at home.<text:s/></text:p>
      <text:list text:style-name="LFO45" text:continue-numbering="true">
        <text:list-item>
          <text:p text:style-name="P1140"><text:span text:style-name="T1141">(a)<text:s/></text:span><text:span text:style-name="T1142">[In particular if you<text:s/></text:span><text:span text:style-name="T1143">are an end<text:s/></text:span><text:span text:style-name="T1144">user/consumer</text:span><text:span text:style-name="T1145"><text:s/></text:span><text:span text:style-name="T1146">or an institutional user</text:span><text:span text:style-name="T1147">:]</text:span><text:span text:style-name="T1148"><text:s/>H</text:span><text:span text:style-name="T1149">ave you experienced specific problems when trying to use works o</text:span><text:span text:style-name="T1150">r</text:span><text:span text:style-name="T1151"><text:s/>other subject</text:span><text:span text:style-name="T1152">-</text:span><text:span text:style-name="T1153">matter for illustration for teaching</text:span><text:span text:style-name="T1154">, including across border</text:span><text:span text:style-name="T1155">s</text:span><text:span text:style-name="T1156">?<text:s/></text:span></text:p>
        </text:list-item>
      </text:list>
      <text:p text:style-name="P1157"><text:span text:style-name="T1158">(b)<text:s/></text:span><text:span text:style-name="T1159">[In particular if you<text:s/></text:span><text:span text:style-name="T1160">are</text:span><text:span text:style-name="T1161"><text:s/>a<text:s/></text:span><text:span text:style-name="T1162">right holder:</text:span><text:span text:style-name="T1163">]</text:span><text:span text:style-name="T1164"><text:s/></text:span><text:span text:style-name="T1165">H</text:span><text:span text:style-name="T1166">ave you</text:span><text:span text:style-name="T1167"><text:s/>experience</text:span><text:span text:style-name="T1168">d</text:span><text:span text:style-name="T1169"><text:s/>specific<text:s/></text:span><text:span text:style-name="T1170">problems resulting from the way<text:s/></text:span><text:span text:style-name="T1171">in which<text:s/></text:span><text:span text:style-name="T1172">works or other subject-matter are used for illustration for teaching</text:span><text:span text:style-name="T1173">, including across border</text:span><text:span text:style-name="T1174">s</text:span><text:span text:style-name="T1175">?</text:span></text:p>
      <text:p text:style-name="P1176"><text:s/>YES<text:s/>–<text:s/>Please explain<text:s/></text:p>
      <text:p text:style-name="P1177">……………………………………………………………………………………………….</text:p>
      <text:p text:style-name="P1178">……………………………………………………………………………………………….</text:p>
      <text:p text:style-name="P1179"><text:s/>NO<text:s/></text:p>
      <text:p text:style-name="P1180"><text:s/>NO OPINION</text:p>
      <text:p text:style-name="P1181"/>
      <text:list text:style-name="LFO45" text:continue-numbering="true">
        <text:list-item>
          <text:p text:style-name="P1182">If there are problems, how would<text:s/>they<text:s/>best<text:s/>be solved? <text:s/></text:p>
        </text:list-item>
      </text:list>
      <text:p text:style-name="P1183">[Open question]</text:p>
      <text:p text:style-name="P1184">……………………………………………………………………………………………….</text:p>
      <text:p text:style-name="P1185">……………………………………………………………………………………………….</text:p>
      <text:p text:style-name="P1186"/>
      <text:list text:style-name="LFO45" text:continue-numbering="true">
        <text:list-item>
          <text:p text:style-name="P1187">What mechanisms exist in the market place to facilitate the use of content for illustration for teaching purposes?<text:s/>How successful are they?<text:s/></text:p>
        </text:list-item>
      </text:list>
      <text:p text:style-name="P1188">[Open question]</text:p>
      <text:p text:style-name="P1189">……………………………………………………………………………………………….</text:p>
      <text:p text:style-name="P1190">……………………………………………………………………………………………….</text:p>
      <text:p text:style-name="P1191"/>
      <text:list text:style-name="LFO45" text:continue-numbering="true">
        <text:list-item>
          <text:p text:style-name="P1192">If your view is that a legislative solution is needed, what would be its main elements? Which activities of the beneficiary institutions should be covered<text:s/>and under<text:s/>what<text:s/>conditions?</text:p>
        </text:list-item>
      </text:list>
      <text:p text:style-name="P1193">[Open question]</text:p>
      <text:p text:style-name="P1194">……………………………………………………………………………………………….</text:p>
      <text:p text:style-name="P1195">……………………………………………………………………………………………….</text:p>
      <text:p text:style-name="P1196"/>
      <text:list text:style-name="LFO45" text:continue-numbering="true">
        <text:list-item>
          <text:p text:style-name="P1197">If your view is that<text:s/>a<text:s/>different solution<text:s/>is<text:s/>needed, what would it be?</text:p>
        </text:list-item>
      </text:list>
      <text:p text:style-name="P1198">[Open question]</text:p>
      <text:p text:style-name="P1199">……………………………………………………………………………………………….</text:p>
      <text:p text:style-name="P1200">……………………………………………………………………………………………….</text:p>
      <text:p text:style-name="P1201"/>
      <text:h text:style-name="Heading1" text:outline-level="1"><text:bookmark-start text:name="_Toc372303018"/><text:bookmark-start text:name="_Toc374011047"/><text:soft-page-break/>Research<text:bookmark-end text:name="_Toc372303018"/><text:bookmark-end text:name="_Toc374011047"/></text:h>
      <text:p text:style-name="P1202">Directive 2001/29/EC<text:span text:style-name="FootnoteReference"><text:note text:note-class="footnote" text:id="_ftn46"><text:note-citation>47</text:note-citation><text:note-body><text:p text:style-name="FootnoteText"><text:s/>Article 5(3)a of Directive 2001/29.</text:p></text:note-body></text:note></text:span><text:s/>enables Member States to choose whether to implement in their national laws a limitation for the purpose of non-commercial scientific research.<text:s/>The<text:s/>open<text:s/>formulation of this (optional) provision allows for<text:s/>rather<text:s/>different implementations<text:s/>at Member States level.</text:p>
      <text:p text:style-name="Normal"/>
      <text:list text:style-name="LFO45" text:continue-numbering="true">
        <text:list-item>
          <text:p text:style-name="P1203"><text:span text:style-name="T1204">(a)<text:s/></text:span><text:span text:style-name="T1205">[In particular if you are<text:s/></text:span><text:span text:style-name="T1206">an end<text:s/></text:span><text:span text:style-name="T1207">user/consumer</text:span><text:span text:style-name="T1208"><text:s/>or an institutional user</text:span><text:span text:style-name="T1209">:]</text:span><text:span text:style-name="T1210"><text:s/></text:span><text:span text:style-name="T1211">H</text:span><text:span text:style-name="T1212">ave</text:span><text:span text:style-name="T1213"><text:s/>you experienced specific problems when trying to use works or other subject matter in the<text:s/></text:span><text:span text:style-name="T1214">context<text:s/></text:span><text:span text:style-name="T1215">of research projects/activities</text:span><text:span text:style-name="T1216">, including across border</text:span><text:span text:style-name="T1217">s</text:span><text:span text:style-name="T1218">? <text:s text:c="2"/></text:span></text:p>
        </text:list-item>
      </text:list>
      <text:p text:style-name="P1219"><text:span text:style-name="T1220">(b)<text:s/></text:span><text:span text:style-name="T1221">[In particular if you are<text:s/></text:span><text:span text:style-name="T1222">a right holder</text:span><text:span text:style-name="T1223">:]</text:span><text:span text:style-name="T1224"><text:s/></text:span><text:span text:style-name="T1225">H</text:span><text:span text:style-name="T1226">ave</text:span><text:span text:style-name="T1227"><text:s/>you<text:s/></text:span><text:span text:style-name="T1228">experience</text:span><text:span text:style-name="T1229">d</text:span><text:span text:style-name="T1230"><text:s/></text:span><text:span text:style-name="T1231">specific<text:s/></text:span><text:span text:style-name="T1232">problems</text:span><text:span text:style-name="T1233"><text:s/>resulting from the way<text:s/></text:span><text:span text:style-name="T1234">in which<text:s/></text:span><text:span text:style-name="T1235">works or other subject-matter are used<text:s/></text:span><text:span text:style-name="T1236">in the<text:s/></text:span><text:span text:style-name="T1237">context<text:s/></text:span><text:span text:style-name="T1238">of research projects/activities</text:span><text:span text:style-name="T1239">, including across border</text:span><text:span text:style-name="T1240">s</text:span><text:span text:style-name="T1241">?</text:span></text:p>
      <text:p text:style-name="P1242"><text:s/>YES<text:s/>–<text:s/>Please explain<text:s/></text:p>
      <text:p text:style-name="P1243">……………………………………………………………………………………………….</text:p>
      <text:p text:style-name="P1244">……………………………………………………………………………………………….</text:p>
      <text:p text:style-name="P1245"><text:s/>NO<text:s/></text:p>
      <text:p text:style-name="P1246"><text:s/>NO OPINION</text:p>
      <text:p text:style-name="P1247"/>
      <text:list text:style-name="LFO45" text:continue-numbering="true">
        <text:list-item>
          <text:p text:style-name="P1248">If there are problems, how would<text:s/>they<text:s/>best<text:s/>be solved?<text:s/></text:p>
        </text:list-item>
      </text:list>
      <text:p text:style-name="P1249">[Open question]</text:p>
      <text:p text:style-name="P1250">……………………………………………………………………………………………….</text:p>
      <text:p text:style-name="P1251">……………………………………………………………………………………………….</text:p>
      <text:p text:style-name="P1252"/>
      <text:p text:style-name="P1253"/>
      <text:list text:style-name="LFO45" text:continue-numbering="true">
        <text:list-item>
          <text:p text:style-name="P1254">What mechanisms exist in the Member States to facilitate the use of content for research purposes?<text:s/>How successful are they?<text:s/></text:p>
        </text:list-item>
      </text:list>
      <text:p text:style-name="P1255">[Open question]</text:p>
      <text:p text:style-name="P1256">……………………………………………………………………………………………….</text:p>
      <text:p text:style-name="P1257">……………………………………………………………………………………………….</text:p>
      <text:h text:style-name="Heading1" text:outline-level="1"><text:bookmark-start text:name="_Toc372303019"/><text:bookmark-start text:name="_Toc374011048"/>Disabilities<text:bookmark-end text:name="_Toc372303019"/><text:bookmark-end text:name="_Toc374011048"/><text:s/></text:h>
      <text:p text:style-name="P1258">Directive 2001/29/EC<text:span text:style-name="FootnoteReference"><text:note text:note-class="footnote" text:id="_ftn47"><text:note-citation>48</text:note-citation><text:note-body><text:p text:style-name="FootnoteText"><text:s/>Article 5 (3)b of Directive 2001/29.</text:p></text:note-body></text:note></text:span><text:s/>provides for an exception/limitation for the benefit of people with a disability.<text:s/>The open formulation of this (optional) provision allows for rather different implementations<text:s/>at Member States level.<text:s/>At EU and international level projects have been launched to increase the accessibility<text:s/>of works and other subject-matter<text:s/>for<text:s/>persons with disabilities (notably by increasing the number of works published in special formats and facilitating their distribution across the European Union)<text:span text:style-name="FootnoteReference"><text:s/></text:span><text:span text:style-name="FootnoteReference"><text:note text:note-class="footnote" text:id="_ftn48"><text:note-citation>49</text:note-citation><text:note-body><text:p text:style-name="P1259"><text:s/>The European Trusted Intermediaries Network (ETIN)<text:s/>resulting from<text:s/>a Memorandum of Understanding between<text:s/>representatives of the right-holder community (publishers, authors, collecting societies) and interested parties such as associations for blind and dyslexic persons<text:s/>(<text:a xlink:href="http://ec.europa.eu/internal_market/copyright/initiatives/access/index_en.htm" office:target-frame-name="_top" xlink:show="replace"><text:span text:style-name="Hyperlink">http://ec.europa.eu/internal_market/copyright/initiatives/access/index_en.htm</text:span></text:a>) and the Trusted Intermediary Global Accessible Resources (TIGAR) project in WIPO (<text:a xlink:href="http://www.visionip.org/portal/en/" office:target-frame-name="_top" xlink:show="replace"><text:span text:style-name="Hyperlink">http://www.visionip.org/portal/en/</text:span></text:a>).</text:p></text:note-body></text:note></text:span>.<text:s/></text:p>
      <text:soft-page-break/>
      <text:p text:style-name="P1260">The Marrakesh Treaty<text:span text:style-name="FootnoteReference"><text:note text:note-class="footnote" text:id="_ftn49"><text:note-citation>50</text:note-citation><text:note-body><text:p text:style-name="P1261"><text:s/>Marrakesh<text:s/>Treaty to Facilitate Access to Published Works by Visually Impaired Persons and Persons with Print Disabilities,<text:s/>Marrakesh, June 17 to 28<text:s text:c="2"/>2013.</text:p></text:note-body></text:note></text:span><text:s/>has been adopted to facilitate access to published works for persons who are blind, visually impaired, or otherwise print disabled. The Treaty creates a mandatory exception to copyright that allows organisations for the blind to produce, distribute and make available accessible format copies to visually impaired persons without the authorisation of the rightholders. The EU and its Member States<text:s/>have started<text:s/>work to sign and ratify the Treaty. This may require the adoption of certain provisions at EU level (e.g. to ensure the possibility to exchange accessible format copies across borders).</text:p>
      <text:list text:style-name="LFO45" text:continue-numbering="true">
        <text:list-item>
          <text:p text:style-name="P1262"><text:span text:style-name="T1263">(a)<text:s/></text:span><text:span text:style-name="T1264">[In<text:s/></text:span><text:span text:style-name="T1265">particular if you are a person with a disability or an organisation representing persons with disa</text:span><text:span text:style-name="T1266">b</text:span><text:span text:style-name="T1267">ilities:]</text:span><text:span text:style-name="T1268"><text:s/></text:span><text:span text:style-name="T1269">Have you experienced problems with accessibility to content</text:span><text:span text:style-name="T1270">, including across border</text:span><text:span text:style-name="T1271">s</text:span><text:span text:style-name="T1272">,</text:span><text:span text:style-name="T1273"><text:s/>arising from Member States’ implementation of this exception?<text:s/></text:span></text:p>
        </text:list-item>
      </text:list>
      <text:p text:style-name="P1274"><text:span text:style-name="T1275">(b)<text:s/></text:span><text:span text:style-name="T1276">[In<text:s/></text:span><text:span text:style-name="T1277">partic</text:span><text:span text:style-name="T1278">ular if you are an organisation</text:span><text:span text:style-name="T1279"><text:s/>providing services for persons with disabilities:]</text:span><text:span text:style-name="T1280"><text:s/></text:span><text:span text:style-name="T1281">H</text:span><text:span text:style-name="T1282">ave you experienced problems when distributing/communicating works published in special formats across the EU?</text:span></text:p>
      <text:p text:style-name="P1283"><text:span text:style-name="T1284">(c)<text:s/></text:span><text:span text:style-name="T1285">[</text:span><text:span text:style-name="T1286">In particular if you are a</text:span><text:span text:style-name="T1287"><text:s/>right</text:span><text:span text:style-name="T1288"><text:s/></text:span><text:span text:style-name="T1289">holder</text:span><text:span text:style-name="T1290">:]</text:span><text:span text:style-name="T1291"><text:s/></text:span><text:span text:style-name="T1292">H</text:span><text:span text:style-name="T1293">ave you experience</text:span><text:span text:style-name="T1294">d</text:span><text:span text:style-name="T1295"><text:s/>specific<text:s/></text:span><text:span text:style-name="T1296">problems resulting from<text:s/></text:span><text:span text:style-name="T1297">the application of limitations or exceptions allowing for the distribution/communication of works published in special formats</text:span><text:span text:style-name="T1298">, including across border</text:span><text:span text:style-name="T1299">s</text:span><text:span text:style-name="T1300">?</text:span></text:p>
      <text:p text:style-name="P1301"><text:s/>YES<text:s/>–<text:s/>Please explain<text:s/>by giving examples</text:p>
      <text:p text:style-name="P1302">……………………………………………………………………………………………….</text:p>
      <text:p text:style-name="P1303">……………………………………………………………………………………………….</text:p>
      <text:p text:style-name="P1304"><text:s/>NO<text:s/></text:p>
      <text:p text:style-name="P1305"><text:s/>NO OPINION</text:p>
      <text:p text:style-name="P1306"/>
      <text:list text:style-name="LFO45" text:continue-numbering="true">
        <text:list-item>
          <text:p text:style-name="P1307"><text:span text:style-name="T1308">If<text:s/></text:span><text:span text:style-name="T1309">there are problems</text:span><text:span text:style-name="T1310">, what could be done to improve accessibility?</text:span><text:s/></text:p>
        </text:list-item>
      </text:list>
      <text:p text:style-name="P1311">[Open question]</text:p>
      <text:p text:style-name="P1312">……………………………………………………………………………………………….</text:p>
      <text:p text:style-name="P1313">……………………………………………………………………………………………….</text:p>
      <text:p text:style-name="P1314"/>
      <text:list text:style-name="LFO45" text:continue-numbering="true">
        <text:list-item>
          <text:p text:style-name="P1315">What mechanisms exist in the market place to facilitate accessibility to content? How successful are they?</text:p>
        </text:list-item>
      </text:list>
      <text:p text:style-name="P1316">[Open question]</text:p>
      <text:p text:style-name="P1317">……………………………………………………………………………………………….</text:p>
      <text:p text:style-name="P1318">……………………………………………………………………………………………….</text:p>
      <text:h text:style-name="Heading1" text:outline-level="1"><text:bookmark-start text:name="_Toc372303020"/><text:bookmark-start text:name="_Toc374011049"/><text:soft-page-break/>Text and data mining<text:bookmark-end text:name="_Toc372303020"/><text:bookmark-end text:name="_Toc374011049"/></text:h>
      <text:p text:style-name="P1319">Text and data mining/content mining/data analytics<text:span text:style-name="FootnoteReference"><text:note text:note-class="footnote" text:id="_ftn50"><text:note-citation>51</text:note-citation><text:note-body><text:p text:style-name="FootnoteText"><text:s/>For the purpose of the present document, the term “text and data mining” will be used.<text:s/></text:p></text:note-body></text:note></text:span><text:s/>are different terms used to describe increasingly important techniques used in particular by researchers for the exploration of vast amounts of existing texts and data (e.g., journals, web sites, databases etc.). Through the use of software or other automated processes, an analysis is made of relevant texts and data in order to obtain new insights, patterns and trends. <text:s/></text:p>
      <text:p text:style-name="P1320">The texts and data used for mining are either freely accessible on the internet or accessible through subscriptions to e.g. journals and periodicals that give access to the databases of publishers. A copy is made of the relevant texts and data (e.g. on browser cache memories or in computers RAM memories or onto the hard disk of a computer), prior to the actual analysis. Normally, it is considered that to mine protected works or other subject matter, it is necessary to obtain authorisation from<text:s/>the<text:s/>right<text:s/>holders<text:s/>for the making of such copies<text:s/>unless such authorisation can be implied (e.g. content accessible to general public without restrictions on the internet, open<text:s/>access).<text:s/></text:p>
      <text:p text:style-name="P1321">Some argue that the copies required for text and data mining are covered by the exception for temporary copies in Article 5.1 of Directive 2001/29/EC. Others consider that text and data mining activities should not even be seen as covered by copyright. None of this<text:s/>is clear, in particular since text and data mining does not consist only of a single method, but can be undertaken in several different ways. Important questions also remain as to whether the main problems arising in relation to this issue go beyond copyright (i.e. beyond the necessity or not to obtain the authorisation to use content) and relate rather to the need to obtain “access” to content (i.e. being able to use e.g. commercial databases).<text:s/></text:p>
      <text:p text:style-name="P1322">A specific Working Group was set up on this issue in the framework of the "Licences for Europe" stakeholder dialogue. No consensus was reached among participating stakeholders on either the problems to be addressed or the results. At the same time, practical solutions to facilitate text and data mining of subscription-based scientific content were presented by publishers as an outcome of “Licences for Europe”<text:span text:style-name="FootnoteReference"><text:note text:note-class="footnote" text:id="_ftn51"><text:note-citation>52</text:note-citation><text:note-body><text:p text:style-name="FootnoteText"><text:s/>See the document “Licences for Europe – ten<text:s/>pledges to bring more content online”:<text:s/><text:a xlink:href="http://ec.europa.eu/internal_market/copyright/docs/licences-for-europe/131113_ten-pledges_en.pdf" office:target-frame-name="_top" xlink:show="replace"><text:span text:style-name="Hyperlink">http://ec.europa.eu/internal_market/copyright/docs/licences-for-europe/131113_ten-pledges_en.pdf</text:span></text:a><text:s/>.</text:p><text:p text:style-name="FootnoteText"/></text:note-body></text:note></text:span>.<text:s/>In the context of these discussions, other stakeholders argued that no additional licences should be required to mine material to which access has been provided through a subscription<text:s/>agreement and considered that a specific exception for text and data mining should be<text:s/>introduced, possibly on the basis of a distinction between commercial and non-commercial.</text:p>
      <text:list text:style-name="LFO45" text:continue-numbering="true">
        <text:list-item>
          <text:p text:style-name="P1323"><text:span text:style-name="T1324">(a)<text:s/></text:span><text:span text:style-name="T1325">[</text:span><text:span text:style-name="T1326">In particular if you are a</text:span><text:span text:style-name="T1327">n end<text:s/></text:span><text:span text:style-name="T1328">user/consumer</text:span><text:span text:style-name="T1329"><text:s/>or an institutional user</text:span><text:span text:style-name="T1330">:</text:span><text:span text:style-name="T1331">]</text:span><text:span text:style-name="T1332"><text:s/></text:span><text:span text:style-name="T1333">H</text:span><text:span text:style-name="T1334">ave</text:span><text:span text:style-name="T1335"><text:s/>you experienced<text:s/></text:span><text:span text:style-name="T1336">obsta</text:span><text:span text:style-name="T1337">c</text:span><text:span text:style-name="T1338">les</text:span><text:span text:style-name="T1339">,</text:span><text:span text:style-name="T1340"><text:s/></text:span><text:span text:style-name="T1341">linked to copyright,</text:span><text:span text:style-name="T1342"><text:s/>when trying to use<text:s/></text:span><text:span text:style-name="T1343">text or data mining</text:span><text:span text:style-name="T1344"><text:s/>methods</text:span><text:span text:style-name="T1345">, including across border</text:span><text:span text:style-name="T1346">s</text:span><text:span text:style-name="T1347">?</text:span></text:p>
        </text:list-item>
      </text:list>
      <text:p text:style-name="P1348"><text:span text:style-name="T1349">(b)<text:s/></text:span><text:span text:style-name="T1350">[</text:span><text:span text:style-name="T1351">In particular if you are a<text:s/></text:span><text:span text:style-name="T1352">service provider</text:span><text:span text:style-name="T1353">:]</text:span><text:span text:style-name="T1354"><text:s/>H</text:span><text:span text:style-name="T1355">ave you experienced obstacles, linked to copyright, when providing services based on text or data mining methods</text:span><text:span text:style-name="T1356">, including across border</text:span><text:span text:style-name="T1357">s</text:span><text:span text:style-name="T1358">?</text:span></text:p>
      <text:p text:style-name="P1359"><text:span text:style-name="T1360">(c)<text:s/></text:span><text:span text:style-name="T1361">[</text:span><text:span text:style-name="T1362">In particular if you are a right</text:span><text:span text:style-name="T1363"><text:s/></text:span><text:span text:style-name="T1364">holder:]</text:span><text:span text:style-name="T1365"><text:s/></text:span><text:span text:style-name="T1366">Have you experienced</text:span><text:span text:style-name="T1367"><text:s/>specific</text:span><text:span text:style-name="T1368"><text:s/>problems resulting from<text:s/></text:span><text:span text:style-name="T1369">the use<text:s/></text:span><text:span text:style-name="T1370">of text</text:span><text:span text:style-name="T1371"><text:s/>and data mining in relation to copyright protected content</text:span><text:span text:style-name="T1372">, including across border</text:span><text:span text:style-name="T1373">s</text:span><text:span text:style-name="T1374">?</text:span></text:p>
      <text:p text:style-name="P1375"><text:s/>YES<text:s/>–<text:s/>Please explain<text:s/></text:p>
      <text:soft-page-break/>
      <text:p text:style-name="P1376">……………………………………………………………………………………………….</text:p>
      <text:p text:style-name="P1377">……………………………………………………………………………………………….</text:p>
      <text:p text:style-name="P1378"><text:s/>NO<text:s/>–<text:s/>Please explain</text:p>
      <text:p text:style-name="P1379">……………………………………………………………………………………………….</text:p>
      <text:p text:style-name="P1380">……………………………………………………………………………………………….</text:p>
      <text:p text:style-name="P1381"><text:s/>NO OPINION</text:p>
      <text:p text:style-name="P1382"/>
      <text:list text:style-name="LFO45" text:continue-numbering="true">
        <text:list-item>
          <text:p text:style-name="P1383">If there are problems, how would<text:s/>they<text:s/>best<text:s/>be solved?<text:s/></text:p>
        </text:list-item>
      </text:list>
      <text:p text:style-name="P1384">[Open question]</text:p>
      <text:p text:style-name="P1385">……………………………………………………………………………………………….</text:p>
      <text:p text:style-name="P1386">……………………………………………………………………………………………….</text:p>
      <text:p text:style-name="P1387"/>
      <text:list text:style-name="LFO45" text:continue-numbering="true">
        <text:list-item>
          <text:p text:style-name="P1388">If your view is that a legislative solution is needed, what would be its main elements? Which activities should be covered<text:s/>and under<text:s/>what<text:s/>conditions?</text:p>
        </text:list-item>
      </text:list>
      <text:p text:style-name="P1389">[Open question]</text:p>
      <text:p text:style-name="P1390">……………………………………………………………………………………………….</text:p>
      <text:p text:style-name="P1391">……………………………………………………………………………………………….</text:p>
      <text:p text:style-name="P1392"/>
      <text:list text:style-name="LFO45" text:continue-numbering="true">
        <text:list-item>
          <text:p text:style-name="P1393">If your view is that<text:s/>a<text:s/>different solution<text:s/>is<text:s/>needed, what would it be?</text:p>
        </text:list-item>
      </text:list>
      <text:p text:style-name="P1394">[Open question]</text:p>
      <text:p text:style-name="P1395">……………………………………………………………………………………………….</text:p>
      <text:p text:style-name="P1396">……………………………………………………………………………………………….</text:p>
      <text:p text:style-name="P1397"/>
      <text:list text:style-name="LFO45" text:continue-numbering="true">
        <text:list-item>
          <text:p text:style-name="P1398">Are there other issues, unrelated to copyright, that constitute barriers to the use of text or data mining methods?</text:p>
        </text:list-item>
      </text:list>
      <text:p text:style-name="P1399">[Open question]<text:s/>……………………………………………………………………………………………….</text:p>
      <text:p text:style-name="P1400">……………………………………………………………………………………………….</text:p>
      <text:h text:style-name="Heading1" text:outline-level="1"><text:bookmark-start text:name="_Toc372303021"/><text:bookmark-start text:name="_Toc374011050"/>User-generated content<text:bookmark-end text:name="_Toc372303021"/><text:bookmark-end text:name="_Toc374011050"/></text:h>
      <text:p text:style-name="P1401">Technological and service developments mean that citizens can copy, use and distribute content at little to no financial cost. As a consequence, new types of online activities are developing rapidly, including the making of so-called “user-generated content”. While users can create totally original content,<text:s/>they<text:s/>can also take one or several pre-existing works, change something<text:s/>in<text:s/>the work(s), and upload the result on the Internet e.g. to platforms and blogs<text:span text:style-name="FootnoteReference"><text:note text:note-class="footnote" text:id="_ftn52"><text:note-citation>53</text:note-citation><text:note-body><text:p text:style-name="P1402"><text:s/>A typical example could be the “kitchen” or “wedding” video (adding one's own video to a pre-existing sound recording), or adding one's own text to a pre-existing photograph.<text:s/>Other examples are “mash-ups” (blending two sound recordings), and reproducing parts of journalistic work (report, review etc.) in a blog.</text:p></text:note-body></text:note></text:span>. User-generated content (UGC) can thus cover<text:s/>the modification of pre-existing works even if the newly-generated/"uploaded" work does not<text:s/>necessarily<text:s/>require a creative effort<text:s/><text:soft-page-break/>and results from merely adding, subtracting or associating some pre-existing content with other pre-existing content. This kind of<text:s/>activity<text:s/>is not “new” as such. However, the development of social networking and social media sites<text:s/>that<text:s/>enable users to share content widely has vastly changed the scale of such activities and increased the potential economic impact for<text:s/>those holding rights in<text:s/>the pre-existing works. Re-use is no longer the preserve of a technically and artistically adept elite. With the possibilities offered by the new technologies,<text:s/>re-use is open to all, at no cost.<text:s/>This in turn raises questions<text:s/>with regard to fundamental rights such<text:s/>the freedom of expression and the<text:s/>right to property.</text:p>
      <text:p text:style-name="P1403">A specific Working Group was set up on this issue in the framework of the<text:s/>"Licences for Europe" stakeholder dialogue. No consensus<text:s/>was reached<text:s/>among participating stakeholders on either the problems to<text:s/>be addressed or the results<text:s/>or even the definition of UGC.<text:s/>Nevertheless, a<text:s/>wide range of views<text:s/>were presented<text:s/>as to the best way to respond to this phenomenon. One<text:s/>view<text:s/>was<text:s/>to say that a new exception is needed to cover UGC,<text:s/>in particular non-commercial activities by individuals such as combining existing musical works with videos, sequences of photos, etc.<text:s/>Another<text:s/>view was<text:s/>that no legislative change is needed: UGC is flourishing, and licensing schemes are increasingly available (licence schemes concluded between rightholders and platforms as well as micro-licences concluded between rightholders and the users<text:s/>generating the<text:s/>content. In any event, practical solutions to ease user-generated content and facilitate micro-licensing for small users were<text:s/>pledged<text:s/>by rightholders across different sectors as a result of the “Licences for Europe” discussions<text:span text:style-name="FootnoteReference"><text:note text:note-class="footnote" text:id="_ftn53"><text:note-citation>54</text:note-citation><text:note-body><text:p text:style-name="FootnoteText"><text:s/>See the document “Licences for Europe – ten<text:s/>pledges to bring more content online”:<text:s/><text:a xlink:href="http://ec.europa.eu/internal_market/copyright/docs/licences-for-europe/131113_ten-pledges_en.pdf" office:target-frame-name="_top" xlink:show="replace"><text:span text:style-name="Hyperlink">http://ec.europa.eu/internal_market/copyright/docs/licences-for-europe/131113_ten-pledges_en.pdf</text:span></text:a><text:s/>.</text:p></text:note-body></text:note></text:span>.<text:s/></text:p>
      <text:list text:style-name="LFO45" text:continue-numbering="true">
        <text:list-item>
          <text:p text:style-name="P1404"><text:span text:style-name="T1405">(a)<text:s/></text:span><text:span text:style-name="T1406">[In particular if you are an end<text:s/></text:span><text:span text:style-name="T1407">user/consumer</text:span><text:span text:style-name="T1408">:]</text:span><text:span text:style-name="T1409"><text:s/></text:span><text:span text:style-name="T1410">Have you experienced problems when trying to use pre-existing works or other subject matter to disseminate new content on the Internet</text:span><text:span text:style-name="T1411">, including across borders</text:span><text:span text:style-name="T1412">?<text:s/></text:span></text:p>
        </text:list-item>
      </text:list>
      <text:p text:style-name="P1413"><text:span text:style-name="T1414">(b)<text:s/></text:span><text:span text:style-name="T1415">[In particular if you are a<text:s/></text:span><text:span text:style-name="T1416">service provider:]</text:span><text:span text:style-name="T1417"><text:s/>Have you experienced problems when users publish</text:span><text:span text:style-name="T1418">/</text:span><text:span text:style-name="T1419">disseminat</text:span><text:span text:style-name="T1420">e</text:span><text:span text:style-name="T1421"><text:s/>new content based on the pre-existing works or other subject-matter through your service</text:span><text:span text:style-name="T1422">, including across borders</text:span><text:span text:style-name="T1423">?</text:span></text:p>
      <text:p text:style-name="P1424"><text:span text:style-name="T1425">(c)</text:span><text:span text:style-name="T1426"><text:s/>[In particular if you are a right holder</text:span><text:span text:style-name="T1427">:]</text:span><text:span text:style-name="T1428"><text:s/>Have you experienced<text:s/></text:span><text:span text:style-name="T1429">problems resulting from the way<text:s/></text:span><text:span text:style-name="T1430">the users</text:span><text:span text:style-name="T1431"><text:s/>are using pre-existing works or other subject-matter to disseminate new content on the Internet</text:span><text:span text:style-name="T1432">, including across borders</text:span><text:span text:style-name="T1433">?</text:span></text:p>
      <text:p text:style-name="P1434"><text:s/>YES – Please explain by giving examples</text:p>
      <text:p text:style-name="P1435">……………………………………………………………………………………………….</text:p>
      <text:p text:style-name="P1436">……………………………………………………………………………………………….</text:p>
      <text:p text:style-name="P1437"><text:s/>NO<text:s/></text:p>
      <text:p text:style-name="P1438"><text:s/>NO OPINION</text:p>
      <text:p text:style-name="P1439"/>
      <text:list text:style-name="LFO45" text:continue-numbering="true">
        <text:list-item>
          <text:p text:style-name="P1440"><text:span text:style-name="T1441">(a)<text:s/></text:span><text:span text:style-name="T1442">[In particular if you are an end user</text:span><text:span text:style-name="T1443">/consumer or a<text:s/></text:span><text:span text:style-name="T1444">right holder</text:span><text:span text:style-name="T1445">:]</text:span><text:span text:style-name="T1446"><text:s/></text:span><text:span text:style-name="T1447">Have you experienced problems when trying to ensure that the work you have created (on the basis of pre-existing works) is properly identified for online use?</text:span><text:span text:style-name="T1448"><text:s/></text:span><text:span text:style-name="T1449">Are proprietary systems sufficient in this context?</text:span></text:p>
        </text:list-item>
      </text:list>
      <text:p text:style-name="P1450"><text:span text:style-name="T1451">(b)<text:s/></text:span><text:span text:style-name="T1452">[In particular if you are a service provider:]</text:span><text:span text:style-name="T1453"><text:s/></text:span><text:span text:style-name="T1454">Do you provide possibilities for users that are publishing/disseminating the works they have created (on the basis of pre-existing works) through your service to properly identify these works for online use?<text:s/></text:span></text:p>
      <text:soft-page-break/>
      <text:p text:style-name="P1455"><text:s/>YES – Please explain</text:p>
      <text:p text:style-name="P1456">……………………………………………………………………………………………….</text:p>
      <text:p text:style-name="P1457">……………………………………………………………………………………………….</text:p>
      <text:p text:style-name="P1458"><text:s/>NO – Please explain<text:s/></text:p>
      <text:p text:style-name="P1459">……………………………………………………………………………………………….</text:p>
      <text:p text:style-name="P1460">……………………………………………………………………………………………….</text:p>
      <text:p text:style-name="P1461"><text:s/>NO OPINION</text:p>
      <text:p text:style-name="P1462"/>
      <text:list text:style-name="LFO45" text:continue-numbering="true">
        <text:list-item>
          <text:p text:style-name="P1463"><text:span text:style-name="T1464">(a)<text:s/></text:span><text:span text:style-name="T1465">[In particular if you are an end<text:s/></text:span><text:span text:style-name="T1466">user/consumer</text:span><text:span text:style-name="T1467"><text:s/></text:span><text:span text:style-name="T1468">or a<text:s/></text:span><text:span text:style-name="T1469">right holder)</text:span><text:span text:style-name="T1470">:]</text:span><text:span text:style-name="T1471"><text:s/></text:span><text:span text:style-name="T1472">Have you experienced problems when trying to be remunerated for the use of the work you have created (on the basis of pre-existing works)?</text:span></text:p>
        </text:list-item>
      </text:list>
      <text:p text:style-name="P1473"><text:span text:style-name="T1474">(b)<text:s/></text:span><text:span text:style-name="T1475">[In particular if you are a service provider:]</text:span><text:span text:style-name="T1476"><text:s/></text:span><text:span text:style-name="T1477">Do you provide remuneration schemes for users publishing/disseminating the works they have created (on the basis of pre-existing works) through your service?</text:span></text:p>
      <text:p text:style-name="P1478"><text:s/>YES – Please explain</text:p>
      <text:p text:style-name="P1479">……………………………………………………………………………………………….</text:p>
      <text:p text:style-name="P1480">……………………………………………………………………………………………….</text:p>
      <text:p text:style-name="P1481"><text:s/>NO – Please explain<text:s/></text:p>
      <text:p text:style-name="P1482">……………………………………………………………………………………………….</text:p>
      <text:p text:style-name="P1483">……………………………………………………………………………………………….</text:p>
      <text:p text:style-name="P1484"><text:s/>NO OPINION</text:p>
      <text:p text:style-name="P1485"/>
      <text:list text:style-name="LFO45" text:continue-numbering="true">
        <text:list-item>
          <text:p text:style-name="P1486">If there are problems, how would they<text:s/>best<text:s/>be solved?</text:p>
        </text:list-item>
      </text:list>
      <text:p text:style-name="P1487">[Open question]</text:p>
      <text:p text:style-name="P1488">……………………………………………………………………………………………….</text:p>
      <text:p text:style-name="P1489">……………………………………………………………………………………………….</text:p>
      <text:p text:style-name="P1490"/>
      <text:list text:style-name="LFO45" text:continue-numbering="true">
        <text:list-item>
          <text:p text:style-name="P1491">If your view is that a legislative solution is needed, what would be its main elements? Which activities should be covered<text:s/>and under<text:s/>what<text:s/>conditions?</text:p>
        </text:list-item>
      </text:list>
      <text:p text:style-name="P1492">[Open question]</text:p>
      <text:p text:style-name="P1493">……………………………………………………………………………………………….</text:p>
      <text:p text:style-name="P1494">……………………………………………………………………………………………….</text:p>
      <text:p text:style-name="P1495"/>
      <text:list text:style-name="LFO45" text:continue-numbering="true">
        <text:list-item>
          <text:p text:style-name="P1496">If your view is that<text:s/>a<text:s/>different solution<text:s/>is<text:s/>needed, what would it be?</text:p>
        </text:list-item>
      </text:list>
      <text:p text:style-name="P1497">[Open question]</text:p>
      <text:p text:style-name="P1498">……………………………………………………………………………………………….</text:p>
      <text:p text:style-name="P1499">……………………………………………………………………………………………….</text:p>
      <text:p text:style-name="P1500"/>
      <text:list text:style-name="LFO16" text:continue-numbering="true">
        <text:list-item>
          <text:p text:style-name="Title"><text:bookmark-start text:name="_Toc372302890"/><text:bookmark-start text:name="_Toc372303024"/><text:bookmark-start text:name="_Toc372303025"/><text:bookmark-start text:name="_Toc374011051"/><text:bookmark-end text:name="_Toc372302890"/><text:bookmark-end text:name="_Toc372303024"/>Private copying and reprography<text:bookmark-end text:name="_Toc372303025"/><text:bookmark-end text:name="_Toc374011051"/></text:p>
        </text:list-item>
      </text:list>
      <text:p text:style-name="P1501">Directive 2001/29/EC enables Member States to implement in their national legislation exceptions or limitations to the reproduction right for copies made for private use<text:s/>and photocopying<text:span text:style-name="FootnoteReference"><text:note text:note-class="footnote" text:id="_ftn54"><text:note-citation>55</text:note-citation><text:note-body><text:p text:style-name="FootnoteText"><text:s/>Article 5. 2)(a) and (b)<text:s/>of Directive 2001/29.</text:p></text:note-body></text:note></text:span>.<text:s/>Levies are charges imposed at national level on goods typically used for<text:s/>such purposes<text:s/>(blank media, recording equipment, photocopying machines, mobile listening devices such as mp3/mp4 players, computers, etc.) with a view<text:s/>to<text:s/>compensating rightholders for<text:s/>the harm they suffer when<text:s/>copies<text:s/>are<text:s/>made without<text:s/>their<text:s/>authorisation by certain categories of persons (i.e. natural persons making copies for their private use) or<text:s/>through<text:s/>use of certain technique (i.e. reprography).<text:s/>In that context, levies are important<text:s/>for<text:s/>rightholders.</text:p>
      <text:p text:style-name="P1502">With the constant developments in digital technology, the question arises as to whether the copying of files by<text:s/>consumers/end-users<text:s/>who have purchased<text:s/>content online -<text:s/>e.g. when a person has bought an MP3 file<text:s/>and<text:s/>goes on to<text:s/>store<text:s/>multiple<text:s/>copies of that<text:s/>file<text:s/>(in her computer, her tablet and her mobile phone)<text:s/>-<text:s/>also<text:s/>triggers, or should trigger,<text:s/>the application of private copying levies. It is argued that, in some cases,<text:s/>these levies<text:s/>may indeed<text:s/>be claimed<text:s/>by rightholders<text:s/>whether<text:s/>or not<text:s/>the<text:s/>licence fee<text:s/>paid by the service provider<text:s/>already covers copies made by<text:s/>the end<text:s/>user. This<text:s/>approach<text:s/>could potentially lead to instances of double payments whereby levies could be claimed on top of<text:s/>service providers’<text:s/>licence<text:s/>fees<text:span text:style-name="FootnoteReference"><text:note text:note-class="footnote" text:id="_ftn55"><text:note-citation>56</text:note-citation><text:note-body><text:p text:style-name="FootnoteText"><text:s/>Communication "Unleashing the Potential of Cloud Computing in Europe", COM(2012) 529 final.</text:p></text:note-body></text:note></text:span><text:span text:style-name="FootnoteReference"><text:note text:note-class="footnote" text:id="_ftn56"><text:note-citation>57</text:note-citation><text:note-body><text:p text:style-name="P1503"><text:s/>These issues were addressed in the recommendations of Mr António Vitorino resulting from the mediation on private copying and reprography levies.<text:s/>You<text:s/>can consult these recommendations<text:s/>on the following website:<text:s/><text:a xlink:href="http://ec.europa.eu/internal_market/copyright/docs/levy_reform/130131_levies-vitorino-recommendations_en.pdf" office:target-frame-name="_top" xlink:show="replace"><text:span text:style-name="Hyperlink">http://ec.europa.eu/internal_market/copyright/docs/levy_reform/130131_levies-vitorino-recommendations_en.pdf</text:span></text:a>.</text:p></text:note-body></text:note></text:span>.<text:s/></text:p>
      <text:p text:style-name="P1504">There is also an on-going discussion as to the application or not of levies to certain types of<text:s/>cloud-based services such as personal lockers or personal video recorders.</text:p>
      <text:p text:style-name="Normal"/>
      <text:list text:style-name="LFO45" text:continue-numbering="true">
        <text:list-item>
          <text:p text:style-name="P1505"><text:span text:style-name="T1506">In your view, is there a need to clarify<text:s/></text:span><text:span text:style-name="T1507">at the EU level<text:s/></text:span><text:span text:style-name="T1508">the scope and application of the</text:span><text:span text:style-name="T1509"><text:s/>private copying<text:s/></text:span><text:span text:style-name="T1510">and reprography<text:s/></text:span><text:span text:style-name="T1511">exception</text:span><text:span text:style-name="T1512">s</text:span><text:span text:style-name="T1513"><text:note text:note-class="footnote" text:id="_ftn57"><text:note-citation>58</text:note-citation><text:note-body><text:p text:style-name="P1514"><text:s/>Art. 5.2(a) and 5.2(b) of Directive 2001/29/EC.</text:p></text:note-body></text:note></text:span><text:span text:style-name="T1515"><text:s/>in the digital environment</text:span>?</text:p>
        </text:list-item>
      </text:list>
      <text:p text:style-name="P1516"><text:s/>YES<text:s/>–<text:s/>Please explain<text:s/></text:p>
      <text:p text:style-name="P1517">……………………………………………………………………………………………….</text:p>
      <text:p text:style-name="P1518">……………………………………………………………………………………………….</text:p>
      <text:p text:style-name="P1519"><text:s/>NO<text:s/>–<text:s/>Please explain</text:p>
      <text:p text:style-name="P1520">……………………………………………………………………………………………….</text:p>
      <text:p text:style-name="P1521">……………………………………………………………………………………………….</text:p>
      <text:p text:style-name="P1522"><text:s/>NO OPINION</text:p>
      <text:p text:style-name="P1523"/>
      <text:list text:style-name="LFO45" text:continue-numbering="true">
        <text:list-item>
          <text:p text:style-name="P1524"><text:span text:style-name="T1525">S</text:span><text:span text:style-name="T1526">hould digital copies made by end users for priva</text:span><text:span text:style-name="T1527">te purposes in the context of a </text:span><text:span text:style-name="T1528">service that has been licensed by rightholders, and where the<text:s/></text:span><text:span text:style-name="T1529">harm</text:span><text:span text:style-name="T1530"><text:s/>to the rightholder is minimal, be subject to private copying levies?</text:span><text:span text:style-name="T1531"><text:note text:note-class="footnote" text:id="_ftn58"><text:note-citation>59</text:note-citation><text:note-body><text:p text:style-name="FootnoteText"><text:s/>This issue was also addressed in the recommendations of Mr Antonio Vitorino resulting from the mediation on private copying and reprography levies</text:p></text:note-body></text:note></text:span></text:p>
        </text:list-item>
      </text:list>
      <text:p text:style-name="P1532"> YES – Please explain</text:p>
      <text:soft-page-break/>
      <text:p text:style-name="P1533">……………………………………………………………………………………………….</text:p>
      <text:p text:style-name="P1534">……………………………………………………………………………………………….</text:p>
      <text:p text:style-name="P1535"> NO – Please explain</text:p>
      <text:p text:style-name="P1536">……………………………………………………………………………………………….</text:p>
      <text:p text:style-name="P1537">……………………………………………………………………………………………….</text:p>
      <text:p text:style-name="P1538"> NO OPINION</text:p>
      <text:p text:style-name="P1539"/>
      <text:list text:style-name="LFO45" text:continue-numbering="true">
        <text:list-item>
          <text:p text:style-name="P1540">How would<text:s/>changes in<text:s/>levies<text:s/>with respect to the application to<text:s/><text:s/>online services (e.g.<text:s/>services based on<text:s/>cloud computing <text:s/>allowing, for instance,<text:s/>users<text:s/>to have copies<text:s/>on different devices)<text:s/>impact<text:s/>the development and functioning of<text:s/>new<text:s/>business models<text:s/>on the one hand and rightholders’ revenue on the other?<text:s/></text:p>
        </text:list-item>
      </text:list>
      <text:p text:style-name="P1541">[Open question]</text:p>
      <text:p text:style-name="P1542">……………………………………………………………………………………………….</text:p>
      <text:p text:style-name="P1543">……………………………………………………………………………………………….</text:p>
      <text:p text:style-name="P1544"/>
      <text:list text:style-name="LFO45" text:continue-numbering="true">
        <text:list-item>
          <text:p text:style-name="P1545"><text:span text:style-name="T1546"><text:s/></text:span><text:span text:style-name="T1547">Would you see an added value in making levies visible<text:s/></text:span><text:span text:style-name="T1548">on the invoices for products subject to levies?</text:span><text:span text:style-name="T1549"><text:note text:note-class="footnote" text:id="_ftn59"><text:note-citation>60</text:note-citation><text:note-body><text:p text:style-name="FootnoteText"><text:s/>This issue was also addressed in the recommendations of Mr Antonio Vitorino resulting from the mediation on private copying and reprography levies.</text:p></text:note-body></text:note></text:span></text:p>
        </text:list-item>
      </text:list>
      <text:p text:style-name="P1550"><text:s/>YES<text:s/>–<text:s/>Please explain</text:p>
      <text:p text:style-name="P1551">……………………………………………………………………………………………….</text:p>
      <text:p text:style-name="P1552">……………………………………………………………………………………………….</text:p>
      <text:p text:style-name="P1553"><text:s/>NO<text:s/>–<text:s/>Please explain</text:p>
      <text:p text:style-name="P1554">……………………………………………………………………………………………….</text:p>
      <text:p text:style-name="P1555">……………………………………………………………………………………………….</text:p>
      <text:p text:style-name="P1556"><text:s/>NO OPINION</text:p>
      <text:p text:style-name="P1557">Diverging<text:s/>national systems levy different products and apply different tariffs. This results in obstacles to<text:s/>the<text:s/>free circulation of goods and services<text:s/>in the Single Market.<text:s/>At the same time, many Member States continue to allow<text:s/>the<text:s/>indiscriminate application of private copying levies to all transactions irrespective of the person to whom the product subject to a levy<text:s/>is sold<text:s/>(e.g. private person or business). In that context, not all Member States have ex ante exemption and/or<text:s/>ex post reimbursement schemes which could remedy these situations and reduce the number of undue payments<text:span text:style-name="FootnoteReference"><text:note text:note-class="footnote" text:id="_ftn60"><text:note-citation>61</text:note-citation><text:note-body><text:p text:style-name="FootnoteText"><text:s/>This issue was also addressed in the recommendations of Mr Antonio Vitorino resulting from the mediation on private copying and reprography levies.</text:p></text:note-body></text:note></text:span>.<text:s text:c="2"/></text:p>
      <text:p text:style-name="P1558"/>
      <text:list text:style-name="LFO45" text:continue-numbering="true">
        <text:list-item>
          <text:p text:style-name="P1559">Have you experienced a situation where<text:s/>a<text:s/>cross-border transaction resulted in<text:s/>undue levy payments, or duplicate payments of the same levy, or other obstacles to the free movement of goods or services?<text:s/></text:p>
        </text:list-item>
      </text:list>
      <text:soft-page-break/>
      <text:p text:style-name="P1560"><text:s/>YES<text:s/>–<text:s/>Please<text:s/>specify the type of transaction and indicate the<text:s/>percentage<text:s/>of<text:s/>the<text:s/>undue payments. Please also indicate<text:s/>how<text:s/>a priori exemption and/or<text:s/>ex post reimbursement schemes could help to remedy the situation.</text:p>
      <text:p text:style-name="P1561">……………………………………………………………………………………………….</text:p>
      <text:p text:style-name="P1562">……………………………………………………………………………………………….</text:p>
      <text:p text:style-name="P1563"><text:s/>NO<text:s/>–<text:s/>Please explain</text:p>
      <text:p text:style-name="P1564">……………………………………………………………………………………………….</text:p>
      <text:p text:style-name="P1565">……………………………………………………………………………………………….</text:p>
      <text:p text:style-name="P1566"><text:s/>NO OPINION</text:p>
      <text:p text:style-name="P1567"/>
      <text:list text:style-name="LFO45" text:continue-numbering="true">
        <text:list-item>
          <text:p text:style-name="P1568"><text:span text:style-name="T1569">What percentage of products subject to a levy is sold to persons other than natural persons for purposes clearly unrelated to private copying? Do any of those transactions result in undue payments? Please explain in detail the example you provide (type of products, type of transaction, stakeholders, etc.)</text:span><text:span text:style-name="T1570">.</text:span><text:s/></text:p>
        </text:list-item>
      </text:list>
      <text:p text:style-name="P1571">[Open question]<text:s/></text:p>
      <text:p text:style-name="P1572">……………………………………………………………………………………………….</text:p>
      <text:p text:style-name="P1573">……………………………………………………………………………………………….</text:p>
      <text:p text:style-name="P1574"/>
      <text:list text:style-name="LFO45" text:continue-numbering="true">
        <text:list-item>
          <text:p text:style-name="P1575">Where such undue payments arise, what percentage of trade do they affect? To what extent could a priori exemptions<text:s/>and/or<text:s/>ex post reimbursement schemes existing<text:s/>in some Member States<text:s/>help to remedy the situation?<text:s/></text:p>
        </text:list-item>
      </text:list>
      <text:p text:style-name="P1576">[Open question]</text:p>
      <text:p text:style-name="P1577">……………………………………………………………………………………………….</text:p>
      <text:p text:style-name="P1578">……………………………………………………………………………………………….</text:p>
      <text:p text:style-name="P1579"/>
      <text:list text:style-name="LFO45" text:continue-numbering="true">
        <text:list-item>
          <text:p text:style-name="P1580">If<text:s/>you have identified specific<text:s/>problems<text:s/>with the current<text:s/>functioning of the<text:s/>levy system, how<text:s/>would<text:s/>these problems<text:s/>best<text:s/>be<text:s/>solved?</text:p>
        </text:list-item>
      </text:list>
      <text:p text:style-name="P1581">[Open question]</text:p>
      <text:p text:style-name="P1582">……………………………………………………………………………………………….</text:p>
      <text:p text:style-name="P1583">……………………………………………………………………………………………….</text:p>
      <text:list text:style-name="LFO16" text:continue-numbering="true">
        <text:list-item>
          <text:p text:style-name="Title"><text:bookmark-start text:name="_Toc372303026"/><text:bookmark-start text:name="_Toc374011052"/>Fair<text:s/>remuneration of authors and performers<text:bookmark-end text:name="_Toc374011052"/></text:p>
        </text:list-item>
      </text:list>
      <text:p text:style-name="P1584">The<text:s/>EU<text:s/>copyright<text:s/>acquis<text:s/>recognises for authors and performers a number of exclusive rights and, in the case of performers whose performances are fixed in phonograms, remuneration rights. There are few provisions in the EU copyright law governing the<text:s/><text:span text:style-name="T1585">transfer<text:s/></text:span>of rights from authors or performers to producers<text:span text:style-name="FootnoteReference"><text:note text:note-class="footnote" text:id="_ftn61"><text:note-citation>62</text:note-citation><text:note-body><text:p text:style-name="P1586"><text:s/>See e.g. Directive 92/100/EEC, Art.2(4)-(7).</text:p></text:note-body></text:note></text:span><text:s/>or determining who the owner of the rights is when the work or other subject matter is created in the context of<text:s/>an<text:s/>employment contract<text:span text:style-name="FootnoteReference"><text:note text:note-class="footnote" text:id="_ftn62"><text:note-citation>63</text:note-citation><text:note-body><text:p text:style-name="FootnoteText"><text:s/>See e.g.<text:s/>Art. 2.3. of Directive 2009/24/EC,<text:s/>Art. 4 of Directive 96/9/EC.</text:p></text:note-body></text:note></text:span>.<text:s/>This<text:s/>is an area that has been traditionally left for Member States to regulate and there are significant<text:s/><text:soft-page-break/>differences in regulatory approaches.<text:s/>Substantial differences also exist<text:s/>between different<text:s/>sectors of<text:s/>the<text:s/>creative industries.<text:s/></text:p>
      <text:p text:style-name="P1587">Concerns continue to be raised that authors and performers are not adequately remunerated, in particular<text:s/>but not solely, as regards online exploitation. Many consider that the economic benefit of new forms of exploitation is not being fairly shared along the whole value chain. <text:s/>Another commonly raised issue concerns contractual practices, negotiation mechanisms, presumptions of transfer of rights, buy-out clauses and the lack of possibility to terminate contracts. Some stakeholders are of the opinion that rules at<text:s/>national level<text:s/>do<text:s/>not<text:s/>suffice to improve their situation and that action at EU level is necessary.<text:s/></text:p>
      <text:p text:style-name="Normal"/>
      <text:list text:style-name="LFO45" text:continue-numbering="true">
        <text:list-item>
          <text:p text:style-name="P1588"><text:span text:style-name="T1589">[</text:span><text:span text:style-name="T1590">In particular if you are<text:s/></text:span><text:span text:style-name="T1591">an author/performer:] W</text:span><text:span text:style-name="T1592">hat is the best mechanism (or combination of mechanisms) to ensure<text:s/></text:span><text:span text:style-name="T1593">that<text:s/></text:span><text:span text:style-name="T1594">you receive an adequate remuneration for the exploitation of your works and performances?</text:span></text:p>
        </text:list-item>
      </text:list>
      <text:p text:style-name="P1595">[Open question] <text:s/></text:p>
      <text:p text:style-name="P1596">……………………………………………………………………………………………….</text:p>
      <text:p text:style-name="P1597">……………………………………………………………………………………………….</text:p>
      <text:p text:style-name="P1598"/>
      <text:list text:style-name="LFO45" text:continue-numbering="true">
        <text:list-item>
          <text:p text:style-name="P1599">Is<text:s/>there<text:s/>a need to act<text:s/>at the<text:s/>EU level (for instance to prohibit certain clauses in contracts)?<text:s/></text:p>
        </text:list-item>
      </text:list>
      <text:p text:style-name="P1600"><text:s/>YES<text:s/>–<text:s/>Please explain<text:s/></text:p>
      <text:p text:style-name="P1601">……………………………………………………………………………………………….</text:p>
      <text:p text:style-name="P1602">……………………………………………………………………………………………….</text:p>
      <text:p text:style-name="P1603"><text:s/>NO<text:s/>–<text:s/>Please explain<text:s/>why</text:p>
      <text:p text:style-name="P1604">……………………………………………………………………………………………….</text:p>
      <text:p text:style-name="P1605">……………………………………………………………………………………………….</text:p>
      <text:p text:style-name="P1606"><text:s/>NO OPINION</text:p>
      <text:p text:style-name="P1607"/>
      <text:list text:style-name="LFO45" text:continue-numbering="true">
        <text:list-item>
          <text:p text:style-name="P1608">If<text:s/>you consider that the current rules are not effective, what would you suggest to address<text:s/>the<text:s/>shortcomings<text:s/>you identify?</text:p>
        </text:list-item>
      </text:list>
      <text:p text:style-name="P1609">[Open question] <text:s/></text:p>
      <text:p text:style-name="P1610">……………………………………………………………………………………………….</text:p>
      <text:p text:style-name="P1611">……………………………………………………………………………………………….</text:p>
      <text:list text:style-name="LFO16" text:continue-numbering="true">
        <text:list-item>
          <text:p text:style-name="P1612"><text:bookmark-start text:name="_Toc374011053"/>Respect<text:s/>for<text:s/>rights<text:bookmark-end text:name="_Toc372303026"/><text:bookmark-end text:name="_Toc374011053"/></text:p>
        </text:list-item>
      </text:list>
      <text:p text:style-name="P1613">Directive 2004/48/EE<text:span text:style-name="FootnoteReference"><text:note text:note-class="footnote" text:id="_ftn63"><text:note-citation>64</text:note-citation><text:note-body><text:p text:style-name="P1614"><text:s/>Directive 2004/48/EC of the European Parliament and of the Council of 29 April 2004 on the enforcement of intellectual property rights.</text:p></text:note-body></text:note></text:span><text:s/>provides for a harmonised framework for the civil enforcement of intellectual property rights, including copyright and related rights. The Commission has consulted broadly on this text<text:span text:style-name="FootnoteReference"><text:note text:note-class="footnote" text:id="_ftn64"><text:note-citation>65</text:note-citation><text:note-body><text:p text:style-name="FootnoteText"><text:s/>You will find more information on the following website:<text:s/><text:a xlink:href="http://ec.europa.eu/internal_market/iprenforcement/directive/index_en.htm" office:target-frame-name="_top" xlink:show="replace"><text:span text:style-name="Hyperlink">http://ec.europa.eu/internal_market/iprenforcement/directive/index_en.htm</text:span></text:a><text:s/></text:p></text:note-body></text:note></text:span>. Concerns have been raised as to whether some of its provisions are still fit to ensure a proper respect<text:s/>for<text:s/>copyright in the digital age. On the one<text:s/><text:soft-page-break/>hand, the current measures seem to be insufficient to deal with the new challenges brought by the dissemination of digital content on the internet; on the other hand, there are concerns about the current balance between enforcement of copyright and the protection of fundamental rights, in particular the right for a private life and data protection. While it cannot be contested <text:s/>that enforcement measures should always be available in case<text:s/>of<text:s/>infringement of copyright, measures could be proposed to strengthen respect for copyright when the infringed content is used for a commercial purpose<text:span text:style-name="FootnoteReference"><text:note text:note-class="footnote" text:id="_ftn65"><text:note-citation>66</text:note-citation><text:note-body><text:p text:style-name="P1615"><text:s/>For example when the infringing content is offered on a website which gets advertising revenues that depend on the volume of traffic.</text:p></text:note-body></text:note></text:span>. One means to do this could be to clarify the role of intermediaries in the IP infrastructure<text:span text:style-name="FootnoteReference"><text:note text:note-class="footnote" text:id="_ftn66"><text:note-citation>67</text:note-citation><text:note-body><text:p text:style-name="P1616"><text:s/>This clarification should not affect the liability regime of intermediary service providers established by Directive 2000/31/EC on electronic commerce, which will remain unchanged.</text:p></text:note-body></text:note></text:span>. At the same time,<text:s/>there could be<text:s/>clarification of the safeguards<text:s/>for<text:s/>respect of private life and data protection for private users.<text:s/></text:p>
      <text:list text:style-name="LFO45" text:continue-numbering="true">
        <text:list-item>
          <text:p text:style-name="P1617">Should<text:s/>the civil enforcement system in the EU be rendered more efficient for infringements of copyright committed with a commercial purpose?</text:p>
        </text:list-item>
      </text:list>
      <text:p text:style-name="P1618"><text:s/>YES<text:s/>–<text:s/>Please explain<text:s/></text:p>
      <text:p text:style-name="P1619">……………………………………………………………………………………………….</text:p>
      <text:p text:style-name="P1620">……………………………………………………………………………………………….</text:p>
      <text:p text:style-name="P1621"><text:s/>NO<text:s/>–<text:s/>Please explain<text:s/></text:p>
      <text:p text:style-name="P1622">……………………………………………………………………………………………….</text:p>
      <text:p text:style-name="P1623">……………………………………………………………………………………………….</text:p>
      <text:p text:style-name="P1624"><text:s/>NO OPINION</text:p>
      <text:p text:style-name="P1625"/>
      <text:list text:style-name="LFO45" text:continue-numbering="true">
        <text:list-item>
          <text:p text:style-name="P1626">In particular,<text:s/>is<text:s/>the current legal framework <text:s/>clear enough to allow for<text:s/><text:s/>sufficient involvement of intermediaries (such as Internet service providers, advertising brokers, payment service providers, domain name registrars, etc.) in inhibiting online copyright infringements with a commercial purpose? If not, what<text:s/>measures<text:s/>would be useful to foster the cooperation of intermediaries?</text:p>
        </text:list-item>
      </text:list>
      <text:p text:style-name="P1627">[Open question]</text:p>
      <text:p text:style-name="P1628">……………………………………………………………………………………………….</text:p>
      <text:p text:style-name="P1629">……………………………………………………………………………………………….</text:p>
      <text:p text:style-name="P1630"/>
      <text:list text:style-name="LFO45" text:continue-numbering="true">
        <text:list-item>
          <text:p text:style-name="P1631">Does the current civil enforcement framework ensure that the right balance is achieved between the right to have one’s copyright respected and other rights such as the protection<text:s/>of<text:s/>private life and protection of personal data?<text:s/></text:p>
        </text:list-item>
      </text:list>
      <text:p text:style-name="P1632"><text:s/>YES<text:s/>–<text:s/>Please explain<text:s/></text:p>
      <text:p text:style-name="P1633">……………………………………………………………………………………………….</text:p>
      <text:p text:style-name="P1634">……………………………………………………………………………………………….</text:p>
      <text:p text:style-name="P1635"><text:s/>NO<text:s/>–<text:s/>Please explain<text:s/></text:p>
      <text:p text:style-name="P1636">……………………………………………………………………………………………….</text:p>
      <text:p text:style-name="P1637">……………………………………………………………………………………………….</text:p>
      <text:soft-page-break/>
      <text:p text:style-name="P1638"><text:s/>NO OPINION</text:p>
      <text:list text:style-name="LFO16" text:continue-numbering="true">
        <text:list-item>
          <text:p text:style-name="P1639"><text:bookmark-start text:name="_Toc374011054"/>A<text:s/>single<text:s/>EU Copyright<text:s/>Title<text:bookmark-end text:name="_Toc374011054"/></text:p>
        </text:list-item>
      </text:list>
      <text:p text:style-name="P1640">The idea of<text:s/>establishing a<text:s/>unified<text:s/>EU Copyright<text:s/>Title<text:s/>has been<text:s/>present<text:s/>in the copyright debate for quite some time now,<text:s/>although views as to the merits and<text:s/>the<text:s/>feasibility of such<text:s/>an objective<text:s/>are divided.<text:s/>A<text:s/>unified EU<text:s/>Copyright<text:s/>Title<text:s/>would<text:s/>totally harmonise the area of copyright law in the EU and replace national laws. There would then be a single EU title instead of a bundle of national rights.<text:s/>Some see<text:s/>this<text:s/>as the only manner in which a truly Single Market for content protected by copyright can be ensured,<text:s/>while<text:s/>others<text:s/>believe that the same objective<text:s/>can<text:s/>better<text:s/>be achieved by establishing a higher level of harmonisation while allowing for a certain degree of flexibility and specificity in Member States’<text:s/>legal systems.<text:s/></text:p>
      <text:p text:style-name="Normal"/>
      <text:list text:style-name="LFO45" text:continue-numbering="true">
        <text:list-item>
          <text:p text:style-name="P1641">Should<text:s/>the<text:s/>EU pursue the establishment of a<text:s/>single EU<text:s/>Copyright<text:s/>Title,<text:s/>as a means of establishing a consistent framework for rights and exceptions to copyright across the EU, as well as a single framework for enforcement?<text:s/></text:p>
        </text:list-item>
      </text:list>
      <text:p text:style-name="P1642"><text:s/>YES</text:p>
      <text:p text:style-name="P1643"><text:s/>NO</text:p>
      <text:p text:style-name="P1644"><text:s/>NO OPINION</text:p>
      <text:p text:style-name="P1645"/>
      <text:list text:style-name="LFO45" text:continue-numbering="true">
        <text:list-item>
          <text:p text:style-name="P1646">Should this be the next step in the development of copyright in the EU? Does the current level of difference among the Member State legislation mean that this is a longer term project?</text:p>
        </text:list-item>
      </text:list>
      <text:p text:style-name="P1647">[Open question]<text:span text:style-name="T1648"><text:s/></text:span></text:p>
      <text:p text:style-name="P1649">……………………………………………………………………………………………….</text:p>
      <text:p text:style-name="P1650">……………………………………………………………………………………………….</text:p>
      <text:list text:style-name="LFO16" text:continue-numbering="true">
        <text:list-item>
          <text:p text:style-name="P1651"><text:bookmark-start text:name="_Toc374011055"/>Other issues<text:bookmark-end text:name="_Toc374011055"/></text:p>
        </text:list-item>
      </text:list>
      <text:p text:style-name="P1652">The above questionnaire aims<text:s/>to<text:s/>provide<text:s/>a comprehensive consultation on the most important matters relating to the current EU legal framework for copyright.<text:s/>Should<text:s/>any important matters have been omitted,<text:s/>we would appreciate if you could bring them to our attention, so they can be properly addressed in the future.</text:p>
      <text:p text:style-name="Normal"/>
      <text:list text:style-name="LFO45" text:continue-numbering="true">
        <text:list-item>
          <text:p text:style-name="P1653">Are there any other important matters related to the EU legal framework for<text:s/>copyright?<text:s/>Please<text:s/>explain<text:s/>and<text:s/>indicate<text:s/>how such matters should be addressed.</text:p>
        </text:list-item>
      </text:list>
      <text:p text:style-name="P1654">[Open question]</text:p>
      <text:p text:style-name="P1655">……………………………………………………………………………………………….</text:p>
      <text:p text:style-name="P1656">……………………………………………………………………………………………….</text:p>
      <text:p text:style-name="P1657"/>
      <text:p text:style-name="P165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justify" fo:margin-top="0.1666in" fo:margin-bottom="0.0833in">
        <style:tab-stops>
          <style:tab-stop style:type="left" style:position="0in"/>
        </style:tab-stops>
      </style:paragraph-properties>
      <style:text-properties style:font-name-asian="Calibri" fo:font-weight="bold" style:font-weight-asian="bold" style:font-weight-complex="bold" fo:font-style="italic" style:font-style-asian="italic" style:letter-kerning="true" fo:font-size="14pt" style:font-size-asian="14pt" style:font-size-complex="14pt" style:language-asian="en" style:country-asian="US" fo:hyphenate="false"/>
    </style:style>
    <style:style style:name="Heading2" style:display-name="Heading 2" style:family="paragraph" style:parent-style-name="Normal" style:next-style-name="Normal" style:default-outline-level="2">
      <style:paragraph-properties fo:keep-with-next="always" fo:text-align="justify" fo:margin-top="0.1666in" fo:margin-bottom="0.0833in" fo:text-indent="-0.5in"/>
      <style:text-properties fo:font-weight="bold" style:font-weight-asian="bold" style:font-weight-complex="bold" style:font-style-complex="italic" fo:hyphenate="false"/>
    </style:style>
    <style:style style:name="Heading3" style:display-name="Heading 3" style:family="paragraph" style:parent-style-name="Normal" style:next-style-name="Normal" style:default-outline-level="3">
      <style:paragraph-properties fo:keep-with-next="always" fo:margin-top="0.1666in" fo:margin-bottom="0.0416in" fo:text-indent="-0.5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Calibri"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Calibri"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Calibri"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Calibri"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ambria" fo:font-size="11pt" style:font-size-asian="11pt" style:font-size-complex="11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eading1Char" style:display-name="Heading 1 Char" style:family="text">
      <style:text-properties style:font-name-asian="Calibri" fo:font-weight="bold" style:font-weight-asian="bold" style:font-weight-complex="bold" fo:font-style="italic" style:font-style-asian="italic" style:letter-kerning="true" fo:font-size="14pt" style:font-size-asian="14pt" style:font-size-complex="14pt" style:language-asian="en" style:country-asian="US"/>
    </style:style>
    <style:style style:name="Heading2Char" style:display-name="Heading 2 Char" style:family="text">
      <style:text-properties fo:font-weight="bold" style:font-weight-asian="bold" style:font-weight-complex="bold" style:font-style-complex="italic" fo:font-size="12pt" style:font-size-asian="12pt" style:font-size-complex="12pt"/>
    </style:style>
    <style:style style:name="Heading3Char" style:display-name="Heading 3 Char" style:family="text">
      <style:text-properties fo:font-weight="bold" style:font-weight-asian="bold" style:font-weight-complex="bold" fo:font-size="12pt" style:font-size-asian="12pt" style:font-size-complex="12pt"/>
    </style:style>
    <style:style style:name="Heading4Char" style:display-name="Heading 4 Char" style:family="text">
      <style:text-properties style:font-name="Calibri" fo:font-weight="bold" style:font-weight-asian="bold" style:font-weight-complex="bold" fo:font-size="14pt" style:font-size-asian="14pt" style:font-size-complex="14pt"/>
    </style:style>
    <style:style style:name="Heading5Char" style:display-name="Heading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text-properties style:font-name="Calibri" fo:font-weight="bold" style:font-weight-asian="bold" style:font-weight-complex="bold" fo:font-size="11pt" style:font-size-asian="11pt" style:font-size-complex="11pt"/>
    </style:style>
    <style:style style:name="Heading7Char" style:display-name="Heading 7 Char" style:family="text">
      <style:text-properties style:font-name="Calibri" fo:font-size="12pt" style:font-size-asian="12pt" style:font-size-complex="12pt"/>
    </style:style>
    <style:style style:name="Heading8Char" style:display-name="Heading 8 Char" style:family="text">
      <style:text-properties style:font-name="Calibri" fo:font-style="italic" style:font-style-asian="italic" style:font-style-complex="italic" fo:font-size="12pt" style:font-size-asian="12pt" style:font-size-complex="12pt"/>
    </style:style>
    <style:style style:name="Heading9Char" style:display-name="Heading 9 Char" style:family="text">
      <style:text-properties style:font-name="Cambria" fo:font-size="11pt" style:font-size-asian="11pt" style:font-size-complex="11pt"/>
    </style:style>
    <style:style style:name="Title" style:display-name="Title" style:family="paragraph" style:parent-style-name="Normal" style:next-style-name="Normal" style:list-style-name="LFO16" style:default-outline-level="1">
      <style:paragraph-properties fo:text-align="justify" fo:margin-top="0.1666in" fo:margin-bottom="0.1666in" fo:margin-left="0in" fo:text-indent="0.3937in">
        <style:tab-stops>
          <style:tab-stop style:type="left" style:position="0.6895in"/>
        </style:tab-stops>
      </style:paragraph-properties>
      <style:text-properties style:font-name-asian="Calibri" fo:font-weight="bold" style:font-weight-asian="bold" style:font-weight-complex="bold" style:letter-kerning="true" fo:font-size="16pt" style:font-size-asian="16pt" style:font-size-complex="16pt" style:text-underline-type="single" style:text-underline-style="solid" style:text-underline-width="auto" style:text-underline-mode="continuous" style:language-asian="en" style:country-asian="US" fo:hyphenate="false"/>
    </style:style>
    <style:style style:name="TitleChar" style:display-name="Title Char" style:family="text">
      <style:text-properties style:font-name-asian="Calibri" fo:font-weight="bold" style:font-weight-asian="bold" style:font-weight-complex="bold" style:letter-kerning="true" fo:font-size="16pt" style:font-size-asian="16pt" style:font-size-complex="16pt" style:text-underline-type="single" style:text-underline-style="solid" style:text-underline-width="auto" style:text-underline-mode="continuous" style:language-asian="en" style:country-asian="US"/>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style style:name="FootnoteReference" style:display-name="Footnote Reference" style:family="text">
      <style:text-properties style:text-position="super 65%"/>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text-properties fo:font-size="12pt" style:font-size-asian="12pt" style:font-size-complex="12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yperlink" style:display-name="Hyperlink" style:family="text">
      <style:text-properties fo:color="#0000FF"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keep-together="always" fo:margin-top="0.3333in" fo:margin-bottom="0in" fo:line-height="115%"/>
      <style:text-properties style:font-name="Cambria" style:font-name-asian="MS Gothic" fo:color="#365F91" style:letter-kerning="false" fo:language="en" fo:country="US" style:language-asian="ja" style:country-asian="JP" fo:hyphenate="false"/>
    </style:style>
    <style:style style:name="TOC1" style:display-name="TOC 1" style:family="paragraph" style:parent-style-name="Normal" style:next-style-name="Normal" style:auto-update="true">
      <style:paragraph-properties>
        <style:tab-stops>
          <style:tab-stop style:type="left" style:position="0.4583in"/>
          <style:tab-stop style:type="right" style:leader-style="dotted" style:leader-text="." style:position="6.29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A" style:num-letter-sync="true">
        <style:list-level-properties text:space-before="0in" text:min-label-width="0in"/>
      </text:outline-level-style>
      <text:outline-level-style text:level="2" style:num-suffix="." style:num-format="1">
        <style:list-level-properties text:space-before="0.25in" text:min-label-width="0.25in"/>
      </text:outline-level-style>
      <text:outline-level-style text:level="3" style:num-suffix=")" style:num-format="a" style:num-letter-sync="true">
        <style:list-level-properties text:space-before="0.25in" text:min-label-width="0.25in"/>
      </text:outline-level-style>
      <text:outline-level-style text:level="4" style:num-suffix=")" style:num-format="a" style:num-letter-sync="true">
        <style:list-level-properties text:space-before="1.5in" text:min-label-width="0in"/>
      </text:outline-level-style>
      <text:outline-level-style text:level="5" style:num-prefix="(" style:num-suffix=")" style:num-format="1">
        <style:list-level-properties text:space-before="2in" text:min-label-width="0in"/>
      </text:outline-level-style>
      <text:outline-level-style text:level="6" style:num-prefix="(" style:num-suffix=")" style:num-format="a" style:num-letter-sync="true">
        <style:list-level-properties text:space-before="2.5in" text:min-label-width="0in"/>
      </text:outline-level-style>
      <text:outline-level-style text:level="7" style:num-prefix="(" style:num-suffix=")" style:num-format="i">
        <style:list-level-properties text:space-before="3in" text:min-label-width="0in"/>
      </text:outline-level-style>
      <text:outline-level-style text:level="8" style:num-prefix="(" style:num-suffix=")" style:num-format="a" style:num-letter-sync="true">
        <style:list-level-properties text:space-before="3.5in" text:min-label-width="0in"/>
      </text:outline-level-style>
      <text:outline-level-style text:level="9" style:num-prefix="(" style:num-suffix=")" style:num-format="i">
        <style:list-level-properties text:space-before="4in" text:min-label-width="0in"/>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fo:font-weight="bold" style:font-weight-asian="bold" fo:font-style="italic" style:font-style-asian="italic"/>
    </style:style>
    <style:style style:name="WW_CharLFO8LVL1" style:family="text">
      <style:text-properties fo:font-weight="bold" style:font-weight-asian="bold" fo:font-style="italic" style:font-style-asian="italic"/>
    </style:style>
    <style:style style:name="WW_CharLFO15LVL1" style:family="text">
      <style:text-properties fo:font-weight="bold" style:font-weight-asian="bold" fo:font-style="italic" style:font-style-asian="italic"/>
    </style:style>
    <text:list-style style:name="LFO16">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23LVL1" style:family="text">
      <style:text-properties fo:font-weight="bold" style:font-weight-asian="bold" fo:font-style="italic" style:font-style-asian="italic"/>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7LVL1" style:family="text">
      <style:text-properties fo:font-weight="bold" style:font-weight-asian="bold" fo:font-style="italic" style:font-style-asian="italic"/>
    </style:style>
    <style:style style:name="WW_CharLFO39LVL1" style:family="text">
      <style:text-properties fo:font-weight="bold" style:font-weight-asian="bold" fo:font-style="italic" style:font-style-asian="italic"/>
    </style:style>
    <style:style style:name="WW_CharLFO40LVL1" style:family="text">
      <style:text-properties fo:font-weight="bold" style:font-weight-asian="bold" fo:font-style="italic" style:font-style-asian="italic"/>
    </style:style>
    <style:style style:name="WW_CharLFO41LVL1" style:family="text">
      <style:text-properties fo:font-weight="bold" style:font-weight-asian="bold" fo:font-style="italic" style:font-style-asian="italic"/>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fo:font-weight="bold" style:font-weight-asian="bold" fo:font-style="italic" style:font-style-asian="italic"/>
    </style:style>
    <style:style style:name="WW_CharLFO44LVL1" style:family="text">
      <style:text-properties fo:font-weight="bold" style:font-weight-asian="bold" fo:font-style="italic" style:font-style-asian="italic"/>
    </style:style>
    <style:style style:name="WW_CharLFO45LVL1" style:family="text">
      <style:text-properties fo:font-weight="bold" style:font-weight-asian="bold" fo:font-style="italic" style:font-style-asian="italic"/>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2">
      <text:list-level-style-bullet text:level="1" text:style-name="WW_CharLFO2LVL1" text:bullet-char="">
        <style:list-level-properties text:space-before="0.1972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text:start-value="1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text:start-value="1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text:start-value="1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text:start-value="1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A" style:num-letter-sync="true">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text:start-value="22">
        <style:list-level-properties text:space-before="0.0986in" text:min-label-width="0.25in"/>
      </text:list-level-style-number>
      <text:list-level-style-number text:level="2" style:num-suffix="." style:num-format="a" style:num-letter-sync="true">
        <style:list-level-properties text:space-before="0.8486in" text:min-label-width="0.25in"/>
      </text:list-level-style-number>
      <text:list-level-style-number text:level="3" style:num-suffix="." style:num-format="i">
        <style:list-level-properties fo:text-align="end" text:space-before="1.4736in" text:min-label-width="0.125in"/>
      </text:list-level-style-number>
      <text:list-level-style-number text:level="4" style:num-suffix="." style:num-format="1">
        <style:list-level-properties text:space-before="1.8486in" text:min-label-width="0.25in"/>
      </text:list-level-style-number>
      <text:list-level-style-number text:level="5" style:num-suffix="." style:num-format="a" style:num-letter-sync="true">
        <style:list-level-properties text:space-before="2.3486in" text:min-label-width="0.25in"/>
      </text:list-level-style-number>
      <text:list-level-style-number text:level="6" style:num-suffix="." style:num-format="i">
        <style:list-level-properties fo:text-align="end" text:space-before="2.9736in" text:min-label-width="0.125in"/>
      </text:list-level-style-number>
      <text:list-level-style-number text:level="7" style:num-suffix="." style:num-format="1">
        <style:list-level-properties text:space-before="3.3486in" text:min-label-width="0.25in"/>
      </text:list-level-style-number>
      <text:list-level-style-number text:level="8" style:num-suffix="." style:num-format="a" style:num-letter-sync="true">
        <style:list-level-properties text:space-before="3.8486in" text:min-label-width="0.25in"/>
      </text:list-level-style-number>
      <text:list-level-style-number text:level="9" style:num-suffix="." style:num-format="i">
        <style:list-level-properties fo:text-align="end" text:space-before="4.4736in" text:min-label-width="0.125in"/>
      </text:list-level-style-number>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5in" text:min-label-width="0in"/>
      </text:list-level-style-number>
      <text:list-level-style-number text:level="3" style:num-suffix=")" style:num-format="a" style:num-letter-sync="true">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2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7916in" text:min-label-width="0.25in"/>
      </text:list-level-style-number>
      <text:list-level-style-number text:level="3" style:num-suffix="." style:num-format="i">
        <style:list-level-properties fo:text-align="end" text:space-before="1.4166in" text:min-label-width="0.125in"/>
      </text:list-level-style-number>
      <text:list-level-style-number text:level="4" style:num-suffix="." style:num-format="1">
        <style:list-level-properties text:space-before="1.7916in" text:min-label-width="0.25in"/>
      </text:list-level-style-number>
      <text:list-level-style-number text:level="5" style:num-suffix="." style:num-format="a" style:num-letter-sync="true">
        <style:list-level-properties text:space-before="2.2916in" text:min-label-width="0.25in"/>
      </text:list-level-style-number>
      <text:list-level-style-number text:level="6" style:num-suffix="." style:num-format="i">
        <style:list-level-properties fo:text-align="end" text:space-before="2.9166in" text:min-label-width="0.125in"/>
      </text:list-level-style-number>
      <text:list-level-style-number text:level="7" style:num-suffix="." style:num-format="1">
        <style:list-level-properties text:space-before="3.2916in" text:min-label-width="0.25in"/>
      </text:list-level-style-number>
      <text:list-level-style-number text:level="8" style:num-suffix="." style:num-format="a" style:num-letter-sync="true">
        <style:list-level-properties text:space-before="3.7916in" text:min-label-width="0.25in"/>
      </text:list-level-style-number>
      <text:list-level-style-number text:level="9" style:num-suffix="." style:num-format="i">
        <style:list-level-properties fo:text-align="end" text:space-before="4.4166in" text:min-label-width="0.125in"/>
      </text:list-level-style-number>
    </text:list-style>
    <text:list-style style:name="LFO30">
      <text:list-level-style-number text:level="1" style:num-suffix="." style:num-format="1" text:start-value="3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75in" text:min-label-width="0.25in"/>
        <style:text-properties style:font-name="Symbol"/>
      </text:list-level-style-bullet>
      <text:list-level-style-bullet text:level="2" text:style-name="WW_CharLFO31LVL2" text:bullet-char="o">
        <style:list-level-properties text:space-before="1.25in" text:min-label-width="0.25in"/>
        <style:text-properties style:font-name="Courier New"/>
      </text:list-level-style-bullet>
      <text:list-level-style-bullet text:level="3" text:style-name="WW_CharLFO31LVL3" text:bullet-char="">
        <style:list-level-properties text:space-before="1.75in" text:min-label-width="0.25in"/>
        <style:text-properties style:font-name="Wingdings"/>
      </text:list-level-style-bullet>
      <text:list-level-style-bullet text:level="4" text:style-name="WW_CharLFO31LVL4" text:bullet-char="">
        <style:list-level-properties text:space-before="2.25in" text:min-label-width="0.25in"/>
        <style:text-properties style:font-name="Symbol"/>
      </text:list-level-style-bullet>
      <text:list-level-style-bullet text:level="5" text:style-name="WW_CharLFO31LVL5" text:bullet-char="o">
        <style:list-level-properties text:space-before="2.75in" text:min-label-width="0.25in"/>
        <style:text-properties style:font-name="Courier New"/>
      </text:list-level-style-bullet>
      <text:list-level-style-bullet text:level="6" text:style-name="WW_CharLFO31LVL6" text:bullet-char="">
        <style:list-level-properties text:space-before="3.25in" text:min-label-width="0.25in"/>
        <style:text-properties style:font-name="Wingdings"/>
      </text:list-level-style-bullet>
      <text:list-level-style-bullet text:level="7" text:style-name="WW_CharLFO31LVL7" text:bullet-char="">
        <style:list-level-properties text:space-before="3.75in" text:min-label-width="0.25in"/>
        <style:text-properties style:font-name="Symbol"/>
      </text:list-level-style-bullet>
      <text:list-level-style-bullet text:level="8" text:style-name="WW_CharLFO31LVL8" text:bullet-char="o">
        <style:list-level-properties text:space-before="4.25in" text:min-label-width="0.25in"/>
        <style:text-properties style:font-name="Courier New"/>
      </text:list-level-style-bullet>
      <text:list-level-style-bullet text:level="9" text:style-name="WW_CharLFO31LVL9" text:bullet-char="">
        <style:list-level-properties text:space-before="4.75in" text:min-label-width="0.25in"/>
        <style:text-properties style:font-name="Wingdings"/>
      </text:list-level-style-bullet>
    </text:list-style>
    <text:list-style style:name="LFO32">
      <text:list-level-style-number text:level="1" style:num-suffix="." style:num-format="1" text:start-value="1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text:start-value="1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text:start-value="1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text:style-name="WW_CharLFO37LVL1" style:num-suffix="." style:num-format="1" text:start-value="1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text:start-value="3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text:style-name="WW_CharLFO39LVL1" style:num-suffix="." style:num-format="1" text:start-value="36">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text:style-name="WW_CharLFO40LVL1" style:num-suffix="." style:num-format="1" text:start-value="3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suffix="." style:num-format="1" text:start-value="20">
        <style:list-level-properties text:space-before="0.0986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number text:level="1" text:style-name="WW_CharLFO43LVL1" style:num-suffix="." style:num-format="1" text:start-value="1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text:style-name="WW_CharLFO44LVL1" style:num-suffix="." style:num-format="1" text:start-value="1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text:style-name="WW_CharLFO45LVL1" style:num-suffix="." style:num-format="1" text:start-value="2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ZEBROWSKA Natalia (MARKT-EXT)</meta:initial-creator>
    <dc:creator>ZEBROWSKA Natalia (MARKT-EXT)</dc:creator>
    <meta:creation-date>2013-12-20T10:38:00Z</meta:creation-date>
    <dc:date>2013-12-20T10:38:00Z</dc:date>
    <meta:print-date>2013-12-20T10:37:00Z</meta:print-date>
    <meta:template xlink:href="Normal.dotm" xlink:type="simple"/>
    <meta:editing-cycles>2</meta:editing-cycles>
    <meta:editing-duration>PT60S</meta:editing-duration>
    <meta:document-statistic meta:page-count="36" meta:paragraph-count="153" meta:word-count="11459" meta:character-count="76627" meta:row-count="544" meta:non-whitespace-character-count="65321"/>
  </office:meta>
</office:document-meta>
</file>